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7680000BD7500000A4246BB7A4D3A1BE866.emf" manifest:media-type="image/x-emf"/>
  <manifest:file-entry manifest:full-path="Pictures/10000001000008F30000007C7B1A35E31CC61A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pitch="variable"/>
    <style:font-face style:name="Bookman BT S.O.Cist.1"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family-generic="roman" style:font-pitch="variable"/>
    <style:font-face style:name="Linux Libertine S.O.Cist.:liga=0" svg:font-family="'Linux Libertine S.O.Cist.:liga=0'" style:font-family-generic="modern" style:font-pitch="variable"/>
    <style:font-face style:name="Tahoma" svg:font-family="Tahoma" style:font-family-generic="system" style:font-pitch="variable"/>
    <style:font-face style:name="Uncialis Gothica CZ" svg:font-family="'Uncialis Gothica CZ'" style:font-adornments="Běžné" style:font-family-generic="swiss" style:font-pitch="variable"/>
  </office:font-face-decls>
  <office:automatic-styles>
    <style:style style:name="Tabulka1" style:family="table">
      <style:table-properties style:width="7.4424in" fo:margin-left="-0.2694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0f3e75"/>
    </style:style>
    <style:style style:name="P2"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rsid="00b75b39" officeooo:paragraph-rsid="023df14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3" style:family="paragraph" style:parent-style-name="Table_20_Contents">
      <style:paragraph-properties fo:line-height="100%" fo:text-align="center" style:justify-single-word="false" fo:hyphenation-ladder-count="3"/>
      <style:text-properties style:use-window-font-color="true" loext:opacity="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 style:family="paragraph" style:parent-style-name="Table_20_Contents">
      <style:paragraph-properties fo:line-height="100%" fo:text-align="center" style:justify-single-word="false" fo:hyphenation-ladder-count="3"/>
      <style:text-properties style:use-window-font-color="true" loext:opacity="0%" style:font-name="Linux Libertine S.O.Cist.2" fo:font-size="12pt" fo:language="la" fo:country="VA" officeooo:paragraph-rsid="020a7839"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 style:family="paragraph" style:parent-style-name="Table_20_Contents">
      <style:paragraph-properties fo:line-height="100%" fo:text-align="center" style:justify-single-word="false" fo:hyphenation-ladder-count="3"/>
      <style:text-properties style:use-window-font-color="true" loext:opacity="0%" style:font-name="Linux Libertine S.O.Cist.2" fo:font-size="12pt" fo:language="la" fo:country="VA" officeooo:paragraph-rsid="0227080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6"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loext:opacity="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7"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loext:opacity="0%" style:font-name="Linux Libertine S.O.Cist.2" fo:font-size="12pt" fo:language="la" fo:country="VA" officeooo:rsid="014db2a2" officeooo:paragraph-rsid="014d53ec"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8"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loext:opacity="0%" style:font-name="Linux Libertine S.O.Cist.2" fo:font-size="12pt" fo:language="la" fo:country="VA" officeooo:rsid="014db2a2" officeooo:paragraph-rsid="01da355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9" style:family="paragraph" style:parent-style-name="Table_20_Contents">
      <style:paragraph-properties fo:text-align="center" style:justify-single-word="false" fo:hyphenation-ladder-count="3"/>
      <style:text-properties style:use-window-font-color="true" loext:opacity="0%" style:font-name="Linux Libertine S.O.Cist.2" fo:font-size="12pt" fo:language="la" fo:country="V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 style:family="paragraph" style:parent-style-name="Table_20_Contents">
      <style:paragraph-properties fo:line-height="100%" fo:text-align="center" style:justify-single-word="false" fo:hyphenation-ladder-count="3"/>
      <style:text-properties style:use-window-font-color="true" loext:opacity="0%" style:font-name="Linux Libertine S.O.Cist.2" fo:font-size="12pt" fo:language="la" fo:country="VA" officeooo:paragraph-rsid="022e2c3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 style:family="paragraph" style:parent-style-name="Table_20_Contents">
      <style:paragraph-properties fo:margin-top="0in" fo:margin-bottom="0in" style:contextual-spacing="false" fo:line-height="100%" fo:text-align="center" style:justify-single-word="false" fo:hyphenation-ladder-count="3" style:writing-mode="lr-tb"/>
      <style:text-properties style:use-window-font-color="true" loext:opacity="0%" style:font-name="Linux Libertine S.O.Cist.2"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margin-top="0.0201in" fo:margin-bottom="0.0201in" style:contextual-spacing="false" fo:line-height="100%" fo:text-align="center" style:justify-single-word="false" fo:hyphenation-ladder-count="3" style:writing-mode="lr-tb"/>
      <style:text-properties style:use-window-font-color="true" loext:opacity="0%" style:font-name="Linux Libertine S.O.Cist.2"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 style:family="paragraph" style:parent-style-name="Table_20_Contents">
      <style:paragraph-properties fo:margin-top="0.0402in" fo:margin-bottom="0.0201in" style:contextual-spacing="false" fo:line-height="100%" fo:text-align="center" style:justify-single-word="false" fo:hyphenation-ladder-count="3" style:writing-mode="lr-tb"/>
      <style:text-properties style:use-window-font-color="true" loext:opacity="0%" style:font-name="Linux Libertine S.O.Cist.2"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4" style:family="paragraph" style:parent-style-name="Table_20_Contents">
      <style:paragraph-properties fo:margin-top="0in" fo:margin-bottom="0in" style:contextual-spacing="false" fo:line-height="115%" fo:text-align="center" style:justify-single-word="false" fo:hyphenation-ladder-count="3" style:writing-mode="lr-tb"/>
      <style:text-properties style:use-window-font-color="true" loext:opacity="0%" style:font-name="Linux Libertine S.O.Cist.2"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5"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loext:opacity="0%" style:font-name="Linux Libertine S.O.Cist.2" fo:font-size="12pt" fo:language="cs" fo:country="CZ" officeooo:paragraph-rsid="01da355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 style:family="paragraph" style:parent-style-name="Table_20_Contents">
      <style:paragraph-properties fo:text-align="center" style:justify-single-word="false" fo:hyphenation-ladder-count="3" style:writing-mode="lr-tb"/>
      <style:text-properties style:font-name="Bookman BT S.O.Cist." fo:hyphenate="true" fo:hyphenation-remain-char-count="2" fo:hyphenation-push-char-count="2" loext:hyphenation-no-caps="false" loext:hyphenation-no-last-word="false" loext:hyphenation-word-char-count="no-limit" loext:hyphenation-zone="no-limit"/>
    </style:style>
    <style:style style:name="P17" style:family="paragraph" style:parent-style-name="Table_20_Contents">
      <style:paragraph-properties fo:text-align="center" style:justify-single-word="false" fo:hyphenation-ladder-count="3"/>
      <style:text-properties style:font-name="Bookman BT S.O.Cist." fo:hyphenate="true" fo:hyphenation-remain-char-count="2" fo:hyphenation-push-char-count="2" loext:hyphenation-no-caps="false" loext:hyphenation-no-last-word="false" loext:hyphenation-word-char-count="no-limit" loext:hyphenation-zone="no-limit"/>
    </style:style>
    <style:style style:name="P18" style:family="paragraph" style:parent-style-name="Table_20_Contents">
      <style:paragraph-properties fo:text-align="center" style:justify-single-word="false" fo:hyphenation-ladder-count="3"/>
      <style:text-properties style:font-name="Bookman BT S.O.Cist." fo:font-size="12pt" fo:language="la" fo:country="VA"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9" style:family="paragraph" style:parent-style-name="Table_20_Contents">
      <style:paragraph-properties fo:line-height="100%" fo:text-align="center" style:justify-single-word="false" fo:hyphenation-ladder-count="3"/>
      <style:text-properties style:font-name="Bookman BT S.O.Cist." fo:font-size="12pt" fo:language="la" fo:country="VA" fo:font-weight="normal"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0" style:family="paragraph" style:parent-style-name="Table_20_Contents">
      <style:paragraph-properties fo:text-align="center" style:justify-single-word="false" fo:hyphenation-ladder-count="3" style:writing-mode="lr-tb"/>
      <style:text-properties fo:color="#ff0000" loext:opacity="100%" style:font-name="Bookman BT S.O.Cist.1"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1" style:family="paragraph" style:parent-style-name="Table_20_Contents">
      <style:paragraph-properties fo:margin-top="0in" fo:margin-bottom="0in" style:contextual-spacing="false" fo:line-height="115%" fo:text-align="center" style:justify-single-word="false" fo:hyphenation-ladder-count="3" style:writing-mode="lr-tb"/>
      <style:text-properties fo:color="#ff0000" loext:opacity="100%" style:font-name="Bookman BT S.O.Cist.1"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2" style:family="paragraph" style:parent-style-name="Table_20_Contents">
      <style:paragraph-properties fo:text-align="center" style:justify-single-word="false" fo:hyphenation-ladder-count="3"/>
      <style:text-properties fo:color="#ff0000" loext:opacity="100%" style:font-name="Bookman BT S.O.Cist.1" fo:font-size="12pt" fo:letter-spacing="normal" fo:language="la" fo:country="VA" fo:font-style="normal" fo:font-weight="normal" officeooo:rsid="00b5f798" officeooo:paragraph-rsid="0034e2b4"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3" style:family="paragraph" style:parent-style-name="Table_20_Contents">
      <style:paragraph-properties fo:margin-top="0in" fo:margin-bottom="0in" style:contextual-spacing="false" fo:line-height="115%" fo:text-align="center" style:justify-single-word="false" fo:hyphenation-ladder-count="3"/>
      <style:text-properties fo:color="#ff0000" loext:opacity="100%" style:font-name="Bookman BT S.O.Cist.1" fo:font-size="12pt" fo:letter-spacing="normal" fo:language="la" fo:country="VA" fo:font-style="normal" fo:font-weight="normal" officeooo:rsid="00b5f798" officeooo:paragraph-rsid="0034e2b4"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4" style:family="paragraph" style:parent-style-name="Table_20_Contents">
      <style:paragraph-properties fo:margin-top="0.0201in" fo:margin-bottom="0.0201in" style:contextual-spacing="false" fo:line-height="100%" fo:text-align="center" style:justify-single-word="false" fo:hyphenation-ladder-count="3">
        <style:tab-stops/>
      </style:paragraph-properties>
      <style:text-properties fo:color="#ff0000" loext:opacity="100%" style:font-name="Bookman BT S.O.Cist.1" fo:font-size="12pt" fo:letter-spacing="normal" fo:language="la" fo:country="VA" fo:font-style="normal" fo:font-weight="normal" officeooo:rsid="012b9390" officeooo:paragraph-rsid="01700ebd"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5" style:family="paragraph" style:parent-style-name="Table_20_Contents">
      <style:paragraph-properties fo:margin-top="0.0201in" fo:margin-bottom="0.0201in" style:contextual-spacing="false" fo:line-height="100%" fo:text-align="center" style:justify-single-word="false" fo:hyphenation-ladder-count="3" style:writing-mode="lr-tb">
        <style:tab-stops/>
      </style:paragraph-properties>
      <style:text-properties fo:color="#ff0000" loext:opacity="100%" style:font-name="Bookman BT S.O.Cist.1" fo:font-size="12pt" fo:letter-spacing="normal" fo:language="la" fo:country="VA" fo:font-style="normal" fo:font-weight="normal" officeooo:rsid="012b9390" officeooo:paragraph-rsid="01a60c23"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6" style:family="paragraph" style:parent-style-name="Table_20_Contents">
      <style:paragraph-properties fo:margin-top="0in" fo:margin-bottom="0.0201in" style:contextual-spacing="false" fo:line-height="100%" fo:text-align="center" style:justify-single-word="false" fo:hyphenation-ladder-count="3">
        <style:tab-stops/>
      </style:paragraph-properties>
      <style:text-properties fo:color="#ff0000" loext:opacity="100%" style:font-name="Bookman BT S.O.Cist.1" fo:font-size="12pt" fo:letter-spacing="normal" fo:language="la" fo:country="VA" fo:font-style="normal" fo:font-weight="normal" officeooo:rsid="01700ebd" officeooo:paragraph-rsid="01700ebd"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7"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8"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9"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1bddc99"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0"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1471d94"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1"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1da355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2"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20a7839"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3" style:family="paragraph" style:parent-style-name="Table_20_Contents">
      <loext:graphic-properties draw:fill="none"/>
      <style:paragraph-properties fo:margin-left="0in" fo:margin-right="0in" fo:margin-top="0.0398in" fo:margin-bottom="0in" style:contextual-spacing="false" fo:line-height="100%" fo:text-align="center" style:justify-single-word="false" fo:hyphenation-ladder-count="3" fo:text-indent="0.1965in" style:auto-text-indent="false" fo:background-color="transparent" text:number-lines="false" text:line-number="0"/>
      <style:text-properties fo:color="#ff0000" loext:opacity="100%" style:font-name="Linux Libertine S.O.Cist.2" fo:font-size="12pt" fo:language="la" fo:country="VA" officeooo:paragraph-rsid="014d53ec"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4"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fo:color="#ff0000" loext:opacity="100%" style:font-name="Linux Libertine S.O.Cist.2" fo:font-size="12pt" fo:language="la" fo:country="VA" officeooo:paragraph-rsid="014c5f8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5"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fo:color="#ff0000" loext:opacity="100%" style:font-name="Linux Libertine S.O.Cist.2" fo:font-size="12pt" fo:language="la" fo:country="VA" officeooo:paragraph-rsid="014d53ec"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6"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7"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8"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officeooo:paragraph-rsid="0062114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officeooo:paragraph-rsid="0104971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0"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officeooo:paragraph-rsid="0104b4f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1"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officeooo:paragraph-rsid="01e17c6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2"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3"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style:font-size-asian="12pt" fo:hyphenate="true" fo:hyphenation-remain-char-count="2" fo:hyphenation-push-char-count="2" loext:hyphenation-no-caps="false" loext:hyphenation-no-last-word="false" loext:hyphenation-word-char-count="no-limit" loext:hyphenation-zone="no-limit"/>
    </style:style>
    <style:style style:name="P44"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fo:font-style="normal" officeooo:rsid="0031de23" officeooo:paragraph-rsid="000f3e75"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45"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46"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fo:font-style="normal" style:font-size-asian="12pt" style:language-asian="zh" style:country-asian="CN" style:font-style-asian="normal"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47"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cs" fo:country="CZ" officeooo:paragraph-rsid="01d1dd9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8"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cs" fo:country="CZ" officeooo:paragraph-rsid="01da355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9" style:family="paragraph" style:parent-style-name="Table_20_Contents">
      <loext:graphic-properties draw:fill="none"/>
      <style:paragraph-properties fo:margin-left="0in" fo:margin-right="0in" fo:margin-top="0.0398in" fo:margin-bottom="0in" style:contextual-spacing="false" fo:line-height="100%" fo:text-align="justify" style:justify-single-word="false" fo:hyphenation-ladder-count="3" fo:text-indent="0.1965in" style:auto-text-indent="false" fo:background-color="transparent" text:number-lines="false" text:line-number="0"/>
      <style:text-properties fo:color="#ff0000" loext:opacity="100%" style:font-name="Linux Libertine S.O.Cist.2" fo:font-size="12pt" fo:language="cs" fo:country="CZ" officeooo:paragraph-rsid="01da355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0" style:family="paragraph" style:parent-style-name="Table_20_Contents">
      <style:paragraph-properties fo:text-align="center" style:justify-single-word="false" fo:hyphenation-ladder-count="3"/>
      <style:text-properties fo:color="#ff0000" loext:opacity="100%" style:font-name="Linux Libertine S.O.Cist.2" fo:font-size="12pt" fo:language="cs" fo:country="CZ" officeooo:paragraph-rsid="01e944b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1"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drop-cap/>
      </style:paragraph-properties>
      <style:text-properties fo:color="#ff0000" loext:opacity="100%" style:font-name="Linux Libertine S.O.Cist.2" fo:font-size="12pt" fo:language="cs" fo:country="CZ" officeooo:rsid="02069fab" officeooo:paragraph-rsid="02069fa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2" style:family="paragraph" style:parent-style-name="Table_20_Contents">
      <style:paragraph-properties fo:margin-top="0in" fo:margin-bottom="0in" style:contextual-spacing="false" fo:line-height="100%" fo:text-align="center" style:justify-single-word="false" fo:hyphenation-ladder-count="3" style:writing-mode="lr-tb"/>
      <style:text-properties fo:color="#ff0000" loext:opacity="100%" style:font-name="Linux Libertine S.O.Cist.2" fo:font-size="12pt" fo:letter-spacing="normal" fo:language="la" fo:country="VA" fo:font-weight="normal" officeooo:rsid="0059644a" officeooo:paragraph-rsid="0059644a"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53"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5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6" style:family="paragraph" style:parent-style-name="Table_20_Contents">
      <style:paragraph-properties fo:margin-top="0in" fo:margin-bottom="0in" style:contextual-spacing="false" fo:line-height="100%" fo:text-align="center" style:justify-single-word="false" fo:hyphenation-ladder-count="3" style:writing-mode="lr-tb"/>
      <style:text-properties fo:color="#ff0000" loext:opacity="100%" style:font-name="Bookman BT S.O.Cist." fo:font-size="12pt" fo:letter-spacing="normal" fo:language="la" fo:country="VA" fo:font-weight="normal" officeooo:rsid="0059644a" officeooo:paragraph-rsid="0059644a"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57"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text-properties fo:color="#ff0000" loext:opacity="100%" style:font-name="Linux Libertine S.O.Cist.:liga=0"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58" style:family="paragraph" style:parent-style-name="Table_20_Contents">
      <style:paragraph-properties fo:text-align="justify" style:justify-single-word="false" fo:hyphenation-ladder-count="3"/>
      <style:text-properties style:font-name="Linux Libertine S.O.Cist.2" fo:font-size="12pt" fo:language="cs" fo:country="CZ"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9"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font-name="Linux Libertine S.O.Cist.2" fo:font-size="12pt" fo:language="cs" fo:country="CZ" officeooo:paragraph-rsid="029cca6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0"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font-name="Linux Libertine S.O.Cist.2" fo:font-size="12pt" fo:language="cs" fo:country="CZ" officeooo:paragraph-rsid="01343f9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1" style:family="paragraph" style:parent-style-name="Table_20_Contents">
      <style:paragraph-properties fo:line-height="100%" fo:text-align="justify" style:justify-single-word="false" fo:hyphenation-ladder-count="3"/>
      <style:text-properties style:font-name="Linux Libertine S.O.Cist.2" fo:font-size="12pt" fo:language="cs" fo:country="CZ"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2" style:family="paragraph" style:parent-style-name="Table_20_Contents">
      <style:paragraph-properties fo:line-height="100%" fo:text-align="justify" style:justify-single-word="false" fo:hyphenation-ladder-count="3"/>
      <style:text-properties style:font-name="Linux Libertine S.O.Cist.2" fo:font-size="12pt" fo:language="cs" fo:country="CZ"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3"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style:font-name="Linux Libertine S.O.Cist.2" fo:font-size="12pt" fo:language="cs" fo:country="CZ" officeooo:rsid="0040ede6" officeooo:paragraph-rsid="01d3958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4"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style:font-name="Linux Libertine S.O.Cist.2" fo:font-size="12pt" fo:language="cs" fo:country="CZ" officeooo:rsid="01adacc7" officeooo:paragraph-rsid="01adacc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5" style:family="paragraph" style:parent-style-name="Table_20_Contents">
      <style:paragraph-properties fo:text-align="justify" style:justify-single-word="false" fo:hyphenation-ladder-count="3"/>
      <style:text-properties style:font-name="Linux Libertine S.O.Cist.2" fo:font-size="12pt" fo:language="cs" fo:country="CZ" style:font-size-asian="12pt" fo:hyphenate="true" fo:hyphenation-remain-char-count="2" fo:hyphenation-push-char-count="2" loext:hyphenation-no-caps="false" loext:hyphenation-no-last-word="false" loext:hyphenation-word-char-count="no-limit" loext:hyphenation-zone="no-limit"/>
    </style:style>
    <style:style style:name="P66" style:family="paragraph" style:parent-style-name="Table_20_Contents">
      <style:paragraph-properties fo:text-align="justify" style:justify-single-word="false" fo:hyphenation-ladder-count="3"/>
      <style:text-properties style:font-name="Linux Libertine S.O.Cist.2" fo:font-size="12pt" fo:language="cs" fo:country="CZ" officeooo:paragraph-rsid="01049717" style:font-size-asian="12pt" fo:hyphenate="true" fo:hyphenation-remain-char-count="2" fo:hyphenation-push-char-count="2" loext:hyphenation-no-caps="false" loext:hyphenation-no-last-word="false" loext:hyphenation-word-char-count="no-limit" loext:hyphenation-zone="no-limit"/>
    </style:style>
    <style:style style:name="P67" style:family="paragraph" style:parent-style-name="Table_20_Contents">
      <style:paragraph-properties fo:text-align="justify" style:justify-single-word="false" fo:hyphenation-ladder-count="3"/>
      <style:text-properties style:font-name="Linux Libertine S.O.Cist.2" fo:font-size="12pt" fo:language="cs" fo:country="CZ"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justify" style:justify-single-word="false" fo:hyphenation-ladder-count="3"/>
      <style:text-properties style:font-name="Linux Libertine S.O.Cist.2" fo:font-size="12pt" fo:language="la" fo:country="VA" style:font-size-asian="12pt" fo:hyphenate="true" fo:hyphenation-remain-char-count="2" fo:hyphenation-push-char-count="2" loext:hyphenation-no-caps="false" loext:hyphenation-no-last-word="false" loext:hyphenation-word-char-count="no-limit" loext:hyphenation-zone="no-limit"/>
    </style:style>
    <style:style style:name="P69" style:family="paragraph" style:parent-style-name="Table_20_Contents">
      <style:paragraph-properties fo:line-height="100%" fo:text-align="justify" style:justify-single-word="false" fo:hyphenation-ladder-count="3"/>
      <style:text-properties style:font-name="Linux Libertine S.O.Cist.2" fo:font-size="12pt" fo:language="la" fo:country="VA"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0" style:family="paragraph" style:parent-style-name="Table_20_Contents">
      <style:paragraph-properties fo:text-align="justify" style:justify-single-word="false" fo:hyphenation-ladder-count="3"/>
      <style:text-properties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71" style:family="paragraph" style:parent-style-name="Table_20_Contents">
      <style:paragraph-properties fo:line-height="100%" fo:text-align="center" style:justify-single-word="false" fo:hyphenation-ladder-count="3"/>
      <style:text-properties style:font-name="Linux Libertine S.O.Cist.2" fo:font-size="12pt"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2" style:family="paragraph" style:parent-style-name="Table_20_Contents">
      <style:paragraph-properties fo:line-height="100%" fo:text-align="center" style:justify-single-word="false" fo:hyphenation-ladder-count="3"/>
      <style:text-properties style:font-name="Linux Libertine S.O.Cist.2" fo:font-size="12pt"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3" style:family="paragraph" style:parent-style-name="Table_20_Contents">
      <style:paragraph-properties fo:line-height="100%" fo:text-align="center" style:justify-single-word="false" fo:hyphenation-ladder-count="3"/>
      <style:text-properties style:font-name="Linux Libertine S.O.Cist.2" fo:font-size="12pt" officeooo:paragraph-rsid="018c217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4" style:family="paragraph" style:parent-style-name="Table_20_Contents">
      <style:paragraph-properties fo:line-height="100%" fo:text-align="center" style:justify-single-word="false" fo:hyphenation-ladder-count="3"/>
      <style:text-properties style:font-name="Linux Libertine S.O.Cist.2" officeooo:rsid="000f3e75" officeooo:paragraph-rsid="000f3e75" fo:hyphenate="true" fo:hyphenation-remain-char-count="2" fo:hyphenation-push-char-count="2" loext:hyphenation-no-caps="false" loext:hyphenation-no-last-word="false" loext:hyphenation-word-char-count="no-limit" loext:hyphenation-zone="no-limit"/>
    </style:style>
    <style:style style:name="P75" style:family="paragraph" style:parent-style-name="Table_20_Contents">
      <style:paragraph-properties fo:line-height="115%" fo:text-align="center" style:justify-single-word="false" fo:hyphenation-ladder-count="3"/>
      <style:text-properties style:font-name="Linux Libertine S.O.Cist.2" officeooo:rsid="000f3e75" officeooo:paragraph-rsid="000f3e75" fo:hyphenate="true" fo:hyphenation-remain-char-count="2" fo:hyphenation-push-char-count="2" loext:hyphenation-no-caps="false" loext:hyphenation-no-last-word="false" loext:hyphenation-word-char-count="no-limit" loext:hyphenation-zone="no-limit"/>
    </style:style>
    <style:style style:name="P76" style:family="paragraph" style:parent-style-name="Table_20_Contents">
      <style:paragraph-properties fo:margin-top="0in" fo:margin-bottom="0in" style:contextual-spacing="false" fo:line-height="115%" fo:text-align="center" style:justify-single-word="false" fo:hyphenation-ladder-count="3"/>
      <style:text-properties style:font-name="Linux Libertine S.O.Cist.2" officeooo:rsid="000f3e75" officeooo:paragraph-rsid="000f3e75" fo:hyphenate="true" fo:hyphenation-remain-char-count="2" fo:hyphenation-push-char-count="2" loext:hyphenation-no-caps="false" loext:hyphenation-no-last-word="false" loext:hyphenation-word-char-count="no-limit" loext:hyphenation-zone="no-limit"/>
    </style:style>
    <style:style style:name="P77" style:family="paragraph" style:parent-style-name="Table_20_Contents">
      <style:paragraph-properties fo:line-height="115%" fo:text-align="center" style:justify-single-word="false" fo:hyphenation-ladder-count="3"/>
      <style:text-properties style:font-name="Linux Libertine S.O.Cist.2" officeooo:rsid="000f3e75" officeooo:paragraph-rsid="01ec779e" fo:hyphenate="true" fo:hyphenation-remain-char-count="2" fo:hyphenation-push-char-count="2" loext:hyphenation-no-caps="false" loext:hyphenation-no-last-word="false" loext:hyphenation-word-char-count="no-limit" loext:hyphenation-zone="no-limit"/>
    </style:style>
    <style:style style:name="P78" style:family="paragraph" style:parent-style-name="Table_20_Contents">
      <style:paragraph-properties fo:text-align="center" style:justify-single-word="false" fo:hyphenation-ladder-count="3"/>
      <style:text-properties style:font-name="Linux Libertine S.O.Cist.2" officeooo:paragraph-rsid="01ccb178" fo:hyphenate="true" fo:hyphenation-remain-char-count="2" fo:hyphenation-push-char-count="2" loext:hyphenation-no-caps="false" loext:hyphenation-no-last-word="false" loext:hyphenation-word-char-count="no-limit" loext:hyphenation-zone="no-limit"/>
    </style:style>
    <style:style style:name="P79" style:family="paragraph" style:parent-style-name="Table_20_Contents">
      <style:paragraph-properties fo:text-align="center" style:justify-single-word="false" fo:hyphenation-ladder-count="3"/>
      <style:text-properties style:font-name="Linux Libertine S.O.Cist.2" officeooo:paragraph-rsid="00fb70c0" fo:hyphenate="true" fo:hyphenation-remain-char-count="2" fo:hyphenation-push-char-count="2" loext:hyphenation-no-caps="false" loext:hyphenation-no-last-word="false" loext:hyphenation-word-char-count="no-limit" loext:hyphenation-zone="no-limit"/>
    </style:style>
    <style:style style:name="P80" style:family="paragraph" style:parent-style-name="Table_20_Contents">
      <style:paragraph-properties fo:line-height="100%" fo:text-align="justify" style:justify-single-word="false" fo:hyphenation-ladder-count="3"/>
      <style:text-properties fo:color="#000000" loext:opacity="10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81" style:family="paragraph" style:parent-style-name="Table_20_Contents">
      <style:paragraph-properties fo:line-height="100%" fo:text-align="justify" style:justify-single-word="false" fo:hyphenation-ladder-count="3"/>
      <style:text-properties fo:color="#000000" loext:opacity="100%"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line-height="100%" fo:text-align="center" style:justify-single-word="false" fo:hyphenation-ladder-count="3"/>
      <style:text-properties fo:color="#000000" loext:opacity="100%"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83" style:family="paragraph" style:parent-style-name="Table_20_Contents">
      <style:paragraph-properties fo:line-height="100%" fo:text-align="center" style:justify-single-word="false" fo:hyphenation-ladder-count="3"/>
      <style:text-properties fo:color="#000000" loext:opacity="10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84" style:family="paragraph" style:parent-style-name="Table_20_Contents">
      <style:paragraph-properties fo:text-align="justify" style:justify-single-word="false" fo:hyphenation-ladder-count="3"/>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85" style:family="paragraph" style:parent-style-name="Table_20_Contents">
      <style:paragraph-properties fo:text-align="center" style:justify-single-word="false" fo:hyphenation-ladder-count="3"/>
      <style:text-properties fo:color="#000000" loext:opacity="100%" style:font-name="Linux Libertine S.O.Cist.2" fo:font-size="12pt" fo:language="la" fo:country="VA" officeooo:paragraph-rsid="00fb70c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86"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tab-stops/>
        <style:drop-cap/>
      </style:paragraph-properties>
      <style:text-properties fo:color="#000000" loext:opacity="100%" style:font-name="Linux Libertine S.O.Cist.2"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87"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3" fo:text-indent="0.1965in" style:auto-text-indent="false" fo:background-color="transparent" text:number-lines="false" text:line-number="0" style:writing-mode="lr-tb">
        <style:tab-stops/>
        <style:drop-cap/>
      </style:paragraph-properties>
      <style:text-properties fo:color="#000000" loext:opacity="100%" style:font-name="Linux Libertine S.O.Cist.2"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88"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89"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90"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la" fo:country="VA" fo:font-style="normal" fo:font-weight="normal" officeooo:rsid="0030a648" officeooo:paragraph-rsid="020d0ab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91"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cs" fo:country="CZ" fo:font-style="normal" fo:font-weight="normal" officeooo:rsid="0034e2b4" officeooo:paragraph-rsid="01da3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92"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cs" fo:country="CZ" fo:font-style="normal" fo:font-weight="normal" officeooo:rsid="0034e2b4" officeooo:paragraph-rsid="01da3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93"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3" fo:text-indent="0.1965in" style:auto-text-indent="false" fo:background-color="transparent" text:number-lines="false" text:line-number="0" style:writing-mode="lr-tb">
        <style:tab-stops/>
        <style:drop-cap/>
      </style:paragraph-properties>
      <style:text-properties fo:color="#000000" loext:opacity="100%" style:font-name="Linux Libertine S.O.Cist.2" fo:font-size="12pt" fo:letter-spacing="normal" fo:language="cs" fo:country="CZ" fo:font-style="normal" fo:font-weight="normal" officeooo:rsid="0034e2b4" officeooo:paragraph-rsid="01d9d88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94"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loext:hyphenation-no-last-word="false" loext:hyphenation-word-char-count="no-limit" loext:hyphenation-zone="no-limit"/>
    </style:style>
    <style:style style:name="P95" style:family="paragraph" style:parent-style-name="Table_20_Contents">
      <style:paragraph-properties fo:text-align="justify" style:justify-single-word="false" fo:hyphenation-ladder-count="3"/>
      <style:text-properties style:font-name="Linux Libertine S.O.Cist.1" fo:font-size="12pt" fo:language="cs" fo:country="CZ" fo:font-weight="bold" officeooo:rsid="0204f25c" officeooo:paragraph-rsid="0204f25c" style:font-size-asian="12pt"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96" style:family="paragraph" style:parent-style-name="Table_20_Contents">
      <style:paragraph-properties fo:text-align="justify" style:justify-single-word="false" fo:hyphenation-ladder-count="3"/>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97" style:family="paragraph" style:parent-style-name="Table_20_Contents">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loext:hyphenation-no-last-word="false" loext:hyphenation-word-char-count="no-limit" loext:hyphenation-zone="no-limit"/>
    </style:style>
    <style:style style:name="P98"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99"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2"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0"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2" fo:font-size="12pt" fo:letter-spacing="normal" fo:language="la" fo:country="VA" fo:font-style="normal" fo:font-weight="normal" officeooo:paragraph-rsid="000f3e75"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1"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02" style:family="paragraph" style:parent-style-name="Table_20_Contents">
      <loext:graphic-properties draw:fill="none"/>
      <style:paragraph-properties fo:margin-left="0in" fo:margin-right="0in" fo:margin-top="0in" fo:margin-bottom="0in" style: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03"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2" fo:font-size="12pt" fo:letter-spacing="normal" fo:language="la" fo:country="VA" fo:font-style="normal" fo:font-weight="normal" officeooo:paragraph-rsid="00842c81"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4"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2" fo:font-size="12pt" fo:letter-spacing="normal" fo:language="la" fo:country="VA" fo:font-style="normal" fo:font-weight="normal" officeooo:rsid="01283b66" officeooo:paragraph-rsid="01ccb17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5"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bddc9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06"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46bf5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07"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dfbc0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08"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f26ab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09"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f777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10"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11"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22437e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12" style:family="paragraph" style:parent-style-name="Table_20_Contents">
      <style:paragraph-properties fo:text-align="center" style:justify-single-word="false" fo:hyphenation-ladder-count="3"/>
      <style:text-properties fo:color="#00000a" loext:opacity="100%" style:font-name="Linux Libertine S.O.Cist.2"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13" style:family="paragraph" style:parent-style-name="Table_20_Contents">
      <style:paragraph-properties fo:text-align="center" style:justify-single-word="false" fo:hyphenation-ladder-count="3"/>
      <style:text-properties fo:color="#00000a" loext:opacity="100%" style:font-name="Linux Libertine S.O.Cist.2" fo:font-size="12pt" fo:language="la" fo:country="VA" fo:font-weight="normal" officeooo:rsid="0062535e" officeooo:paragraph-rsid="02069f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14" style:family="paragraph" style:parent-style-name="Table_20_Contents">
      <style:paragraph-properties fo:text-align="center" style:justify-single-word="false" fo:hyphenation-ladder-count="3"/>
      <style:text-properties fo:color="#00000a" loext:opacity="100%" style:font-name="Linux Libertine S.O.Cist.2" fo:font-size="12pt" fo:language="la" fo:country="VA" fo:font-weight="normal" officeooo:rsid="0062535e" officeooo:paragraph-rsid="020edb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15" style:family="paragraph" style:parent-style-name="Table_20_Contents">
      <style:paragraph-properties fo:text-align="center" style:justify-single-word="false" fo:hyphenation-ladder-count="3"/>
      <style:text-properties fo:color="#00000a" loext:opacity="100%" style:font-name="Bookman BT S.O.Cist." fo:font-size="12pt" fo:language="la" fo:country="VA" fo:font-weight="normal" officeooo:paragraph-rsid="006211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16"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350" officeooo:paragraph-rsid="01ec779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17"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350" officeooo:paragraph-rsid="0322248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350" officeooo:paragraph-rsid="01ee7c3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19" style:family="paragraph" style:parent-style-name="Table_20_Contents">
      <style:paragraph-properties fo:text-align="center" style:justify-single-word="false" fo:hyphenation-ladder-count="3"/>
      <style:text-properties fo:color="#00000a" loext:opacity="100%" style:font-name="Bookman BT S.O.Cist.1" fo:font-size="12pt" fo:language="la" fo:country="VA" fo:font-weight="normal" officeooo:rsid="013ac05a" officeooo:paragraph-rsid="013ac05a"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0" style:family="paragraph" style:parent-style-name="Table_20_Contents">
      <style:paragraph-properties fo:text-align="center" style:justify-single-word="false" fo:hyphenation-ladder-count="3"/>
      <style:text-properties fo:color="#00000a" loext:opacity="100%" style:font-name="Bookman BT S.O.Cist.1" fo:font-size="12pt" fo:language="la" fo:country="VA" fo:font-weight="normal" officeooo:rsid="013ac05a" officeooo:paragraph-rsid="022437e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1"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1bddc9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2"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3"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1dfbc0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4"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1f26ab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5"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1f777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6"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219bb7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7" style:family="paragraph" style:parent-style-name="Table_20_Contents">
      <style:paragraph-properties fo:text-align="center" style:justify-single-word="false" fo:hyphenation-ladder-count="3"/>
      <style:text-properties style:font-name="Bookman BT S.O.Cist.1" officeooo:paragraph-rsid="0034e2b4" fo:hyphenate="true" fo:hyphenation-remain-char-count="2" fo:hyphenation-push-char-count="2" loext:hyphenation-no-caps="false" loext:hyphenation-no-last-word="false" loext:hyphenation-word-char-count="no-limit" loext:hyphenation-zone="no-limit"/>
    </style:style>
    <style:style style:name="P128" style:family="paragraph" style:parent-style-name="Table_20_Contents">
      <style:paragraph-properties fo:line-height="100%" fo:text-align="center" style:justify-single-word="false" fo:hyphenation-ladder-count="3"/>
      <style:text-properties style:font-name="Bookman BT S.O.Cist.1" officeooo:rsid="000f3e75" officeooo:paragraph-rsid="01700ebd" fo:hyphenate="true" fo:hyphenation-remain-char-count="2" fo:hyphenation-push-char-count="2" loext:hyphenation-no-caps="false" loext:hyphenation-no-last-word="false" loext:hyphenation-word-char-count="no-limit" loext:hyphenation-zone="no-limit"/>
    </style:style>
    <style:style style:name="P129" style:family="paragraph" style:parent-style-name="Table_20_Contents">
      <style:paragraph-properties fo:margin-top="0in" fo:margin-bottom="0in" style:contextual-spacing="false" fo:line-height="115%" fo:text-align="center" style:justify-single-word="false" fo:hyphenation-ladder-count="3"/>
      <style:text-properties style:font-name="Bookman BT S.O.Cist.1" officeooo:paragraph-rsid="0034e2b4" fo:hyphenate="true" fo:hyphenation-remain-char-count="2" fo:hyphenation-push-char-count="2" loext:hyphenation-no-caps="false" loext:hyphenation-no-last-word="false" loext:hyphenation-word-char-count="no-limit" loext:hyphenation-zone="no-limit"/>
    </style:style>
    <style:style style:name="P130" style:family="paragraph" style:parent-style-name="Table_20_Contents">
      <style:paragraph-properties fo:line-height="115%" fo:text-align="center" style:justify-single-word="false" fo:hyphenation-ladder-count="3"/>
      <style:text-properties fo:font-size="16pt" officeooo:paragraph-rsid="023df142"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31" style:family="paragraph" style:parent-style-name="Table_20_Contents">
      <style:paragraph-properties fo:text-align="center" style:justify-single-word="false" fo:hyphenation-ladder-count="3"/>
      <style:text-properties style:font-name="Bookman BT S.O.Cist.:liga=02" fo:font-size="12pt" fo:language="la" fo:country="VA" fo:font-weight="350" officeooo:paragraph-rsid="0322248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32" style:family="paragraph" style:parent-style-name="Table_20_Contents">
      <style:paragraph-properties fo:text-align="justify" style:justify-single-word="false" fo:hyphenation-ladder-count="3">
        <style:drop-cap/>
      </style:paragraph-properties>
      <style:text-properties officeooo:paragraph-rsid="013fdfc5" fo:hyphenate="true" fo:hyphenation-remain-char-count="2" fo:hyphenation-push-char-count="2" loext:hyphenation-no-caps="false" loext:hyphenation-no-last-word="false" loext:hyphenation-word-char-count="no-limit" loext:hyphenation-zone="no-limit"/>
    </style:style>
    <style:style style:name="P133" style:family="paragraph" style:parent-style-name="Table_20_Contents">
      <style:paragraph-properties fo:margin-top="0in" fo:margin-bottom="0.0398in" style:contextual-spacing="false" fo:text-align="justify" style:justify-single-word="false" fo:hyphenation-ladder-count="3">
        <style:drop-cap/>
      </style:paragraph-properties>
      <style:text-properties officeooo:paragraph-rsid="013fdfc5" fo:hyphenate="true" fo:hyphenation-remain-char-count="2" fo:hyphenation-push-char-count="2" loext:hyphenation-no-caps="false" loext:hyphenation-no-last-word="false" loext:hyphenation-word-char-count="no-limit" loext:hyphenation-zone="no-limit"/>
    </style:style>
    <style:style style:name="P134"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officeooo:paragraph-rsid="01da355f" fo:hyphenate="true" fo:hyphenation-remain-char-count="2" fo:hyphenation-push-char-count="2" loext:hyphenation-no-caps="false" loext:hyphenation-no-last-word="false" loext:hyphenation-word-char-count="no-limit" loext:hyphenation-zone="no-limit"/>
    </style:style>
    <style:style style:name="P135"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tab-stops/>
        <style:drop-cap/>
      </style:paragraph-properties>
      <style:text-properties officeooo:paragraph-rsid="01d9d88d" fo:hyphenate="true" fo:hyphenation-remain-char-count="2" fo:hyphenation-push-char-count="2" loext:hyphenation-no-caps="false" loext:hyphenation-no-last-word="false" loext:hyphenation-word-char-count="no-limit" loext:hyphenation-zone="no-limit"/>
    </style:style>
    <style:style style:name="P136" style:family="paragraph" style:parent-style-name="Table_20_Contents">
      <style:paragraph-properties fo:margin-top="0.0398in" fo:margin-bottom="0in" style:contextual-spacing="false" fo:line-height="100%" fo:text-align="center" style:justify-single-word="false" fo:hyphenation-ladder-count="3"/>
      <style:text-properties style:font-name="Cloister1" fo:font-size="22pt" officeooo:paragraph-rsid="000f3e75"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37" style:family="paragraph" style:parent-style-name="Table_20_Contents">
      <style:paragraph-properties fo:margin-top="0.0598in" fo:margin-bottom="0in" style:contextual-spacing="false" fo:line-height="100%" fo:text-align="center" style:justify-single-word="false" fo:hyphenation-ladder-count="3"/>
      <style:text-properties style:font-name="Cloister1" fo:font-size="22pt" officeooo:paragraph-rsid="000f3e75"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38" style:family="paragraph" style:parent-style-name="Table_20_Contents">
      <style:paragraph-properties fo:margin-top="0.0398in" fo:margin-bottom="0in" style:contextual-spacing="false" fo:line-height="100%" fo:text-align="center" style:justify-single-word="false" fo:hyphenation-ladder-count="3"/>
      <style:text-properties style:font-name="Cloister1" fo:font-size="22pt" officeooo:paragraph-rsid="00ce0195"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39" style:family="paragraph" style:parent-style-name="Table_20_Contents">
      <style:paragraph-properties fo:margin-top="0.0598in" fo:margin-bottom="0in" style:contextual-spacing="false" fo:line-height="100%" fo:text-align="center" style:justify-single-word="false" fo:hyphenation-ladder-count="3"/>
      <style:text-properties style:font-name="Cloister1" fo:font-size="22pt" officeooo:paragraph-rsid="0186f091"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40" style:family="paragraph" style:parent-style-name="Table_20_Contents">
      <style:paragraph-properties fo:margin-top="0.0398in" fo:margin-bottom="0in" style:contextual-spacing="false" fo:line-height="115%" fo:text-align="center" style:justify-single-word="false" fo:hyphenation-ladder-count="3"/>
      <style:text-properties style:font-name="Cloister1" fo:font-size="22pt" officeooo:paragraph-rsid="01141dde"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41" style:family="paragraph" style:parent-style-name="Table_20_Contents">
      <style:paragraph-properties fo:margin-top="0.0398in" fo:margin-bottom="0in" style:contextual-spacing="false" fo:line-height="115%" fo:text-align="center" style:justify-single-word="false" fo:hyphenation-ladder-count="3"/>
      <style:text-properties style:font-name="Cloister1" fo:font-size="30pt" fo:letter-spacing="0.0138in" officeooo:paragraph-rsid="000f3e75"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42" style:family="paragraph" style:parent-style-name="Table_20_Contents">
      <style:paragraph-properties fo:margin-top="0.0398in" fo:margin-bottom="0in" style:contextual-spacing="false" fo:line-height="115%" fo:text-align="center" style:justify-single-word="false" fo:hyphenation-ladder-count="3"/>
      <style:text-properties style:font-name="Cloister1" fo:font-size="18pt" officeooo:paragraph-rsid="01141dde"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43" style:family="paragraph" style:parent-style-name="Table_20_Contents">
      <style:paragraph-properties fo:margin-top="0in" fo:margin-bottom="0in" style:contextual-spacing="false" fo:line-height="115%" fo:text-align="center" style:justify-single-word="false" fo:hyphenation-ladder-count="3"/>
      <style:text-properties style:font-name="Cloister1" fo:font-size="18pt" officeooo:paragraph-rsid="016e03c3"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44" style:family="paragraph" style:parent-style-name="Table_20_Contents">
      <style:paragraph-properties fo:margin-top="0.0398in" fo:margin-bottom="0.0398in" style:contextual-spacing="false" fo:text-align="center" style:justify-single-word="false" fo:hyphenation-ladder-count="3"/>
      <style:text-properties style:font-name="Cloister1" fo:font-size="18pt" officeooo:paragraph-rsid="00ac308a"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45" style:family="paragraph" style:parent-style-name="Table_20_Contents">
      <style:paragraph-properties fo:margin-top="0.0398in" fo:margin-bottom="0.0398in" style:contextual-spacing="false" fo:text-align="center" style:justify-single-word="false" fo:hyphenation-ladder-count="3"/>
      <style:text-properties style:font-name="Cloister1" fo:font-size="18pt" officeooo:paragraph-rsid="003bd7a5"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46" style:family="paragraph" style:parent-style-name="Table_20_Contents">
      <style:paragraph-properties fo:margin-top="0in" fo:margin-bottom="0in" style:contextual-spacing="false" fo:line-height="115%" fo:text-align="center" style:justify-single-word="false" fo:hyphenation-ladder-count="3"/>
      <style:text-properties style:font-name="Cloister1" fo:font-size="16pt" officeooo:paragraph-rsid="01dfbc00"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147" style:family="paragraph" style:parent-style-name="Table_20_Contents">
      <style:paragraph-properties fo:margin-top="0.0201in" fo:margin-bottom="0.0201in" style:contextual-spacing="false" fo:text-align="center" style:justify-single-word="false" fo:hyphenation-ladder-count="3"/>
      <style:text-properties style:font-name="Cloister" fo:font-size="18pt"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48"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officeooo:paragraph-rsid="020d0ab2" fo:hyphenate="true" fo:hyphenation-remain-char-count="2" fo:hyphenation-push-char-count="2" loext:hyphenation-no-caps="false" loext:hyphenation-no-last-word="false" loext:hyphenation-word-char-count="no-limit" loext:hyphenation-zone="no-limit"/>
    </style:style>
    <style:style style:name="P14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50" style:family="paragraph" style:parent-style-name="Table_20_Contents">
      <style:paragraph-properties fo:margin-top="0in" fo:margin-bottom="0.0398in" style:contextual-spacing="false"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5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1e17c6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52"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2" fo:font-size="12pt" fo:letter-spacing="normal" fo:language="la" fo:country="VA" fo:font-style="normal" fo:font-weight="normal" officeooo:rsid="0086b159" officeooo:paragraph-rsid="01283b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3"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2" fo:font-size="12pt" fo:letter-spacing="normal" fo:language="la" fo:country="VA" fo:font-style="normal" fo:font-weight="normal" officeooo:rsid="0087c59c" officeooo:paragraph-rsid="0087c59c"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cs" fo:country="CZ" fo:font-style="normal" fo:font-weight="normal" officeooo:rsid="0034e2b4" officeooo:paragraph-rsid="01e944b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55" style:family="paragraph" style:parent-style-name="Table_20_Contents">
      <style:paragraph-properties fo:text-align="justify" style:justify-single-word="false" fo:hyphenation-ladder-count="3">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011f01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5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18ff31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5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08ed78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5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156811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6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1343f9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6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1bd471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6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1abd82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6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247838"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6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4ec6ce" officeooo:paragraph-rsid="001e055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6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508d36"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6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508d36" officeooo:paragraph-rsid="020d0ab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6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6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f2288c"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6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f2288c" officeooo:paragraph-rsid="01b45a7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7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f53def"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7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af38e3" officeooo:paragraph-rsid="01092a4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7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10c395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7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1912b4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7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192cc3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7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193c10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7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156811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7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227fb1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7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22916b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7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0bbf0b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80" style:family="paragraph" style:parent-style-name="Table_20_Contents">
      <style:paragraph-properties fo:margin-top="0in" fo:margin-bottom="0in" style:contextual-spacing="false"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ccb2eb" officeooo:paragraph-rsid="00b79054"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8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34b9bd"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8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085595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8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067b22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8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01c89b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8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16319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8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18eb3d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8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190a7c4"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8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1abd82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8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1adacc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8dfe8e"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905610" officeooo:paragraph-rsid="0090561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b0d0b" officeooo:paragraph-rsid="004b0d0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9783c5" officeooo:paragraph-rsid="00697fb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9783c5" officeooo:paragraph-rsid="016319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9783c5" officeooo:paragraph-rsid="01912d4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ead29e"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rsid="0067414b" officeooo:paragraph-rsid="016319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65ca84"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35e8d4" officeooo:paragraph-rsid="00bbf0b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55c9f8" officeooo:paragraph-rsid="0155c9f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93c650" officeooo:paragraph-rsid="0193c65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b31044" officeooo:paragraph-rsid="0193c65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3" style:family="paragraph" style:parent-style-name="Table_20_Contents">
      <style:paragraph-properties fo:line-height="100%" fo:text-align="justify" style:justify-single-word="false" fo:hyphenation-ladder-count="3"/>
      <style:text-properties style:font-name="Linux Libertine S.O.Cist.2" fo:font-size="12pt" fo:language="cs" fo:country="CZ" officeooo:rsid="0230354f" officeooo:paragraph-rsid="0230354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21ba3aa" officeooo:paragraph-rsid="021ba3a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22035ea" officeooo:paragraph-rsid="01595327"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25acde4" officeooo:paragraph-rsid="025acde4"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0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paragraph-rsid="01ed1af1"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0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25ec4af" officeooo:paragraph-rsid="025ec4af"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0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f3ae81" officeooo:paragraph-rsid="000f3e7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1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f3c2d6" officeooo:paragraph-rsid="00f3c2d6"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1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bfdeae" officeooo:paragraph-rsid="000f3e7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1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2afba" officeooo:paragraph-rsid="000f3e7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1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1696169" officeooo:paragraph-rsid="01696169"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1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19de513" officeooo:paragraph-rsid="019de513"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1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1a16814" officeooo:paragraph-rsid="000f3e7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1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1b45a7f" officeooo:paragraph-rsid="01b45a7f"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21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256173b" officeooo:paragraph-rsid="03245e72"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21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25e850f" officeooo:paragraph-rsid="025e850f" style:font-size-asian="12pt" style:language-asian="zh" style:country-asian="CN" style:font-style-asian="normal"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21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2607c97" officeooo:paragraph-rsid="02607c97" style:font-size-asian="12pt" style:language-asian="zh" style:country-asian="CN" style:font-style-asian="normal"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22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la" fo:country="VA" officeooo:paragraph-rsid="001e055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2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2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2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officeooo:paragraph-rsid="029cca6d" fo:hyphenate="true" fo:hyphenation-remain-char-count="2" fo:hyphenation-push-char-count="2" loext:hyphenation-no-caps="false" loext:hyphenation-no-last-word="false" loext:hyphenation-word-char-count="no-limit" loext:hyphenation-zone="no-limit"/>
    </style:style>
    <style:style style:name="P22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language="cs" fo:country="CZ"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2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26" style:family="paragraph" style:parent-style-name="Table_20_Contents">
      <style:paragraph-properties fo:margin-top="0in" fo:margin-bottom="0.0398in" style:contextual-spacing="false"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2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1c89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2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29" style:family="paragraph" style:parent-style-name="Table_20_Contents">
      <style:paragraph-properties fo:margin-top="0in" fo:margin-bottom="0.0398in" style:contextual-spacing="false"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3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3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3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15a9b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3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5f994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3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8891c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3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adacc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3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0a648" officeooo:paragraph-rsid="000f3e7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3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0a648" officeooo:paragraph-rsid="020d0ab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3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2" fo:font-size="12pt" fo:letter-spacing="normal" fo:language="la" fo:country="VA" fo:font-style="normal" fo:font-weight="normal" officeooo:rsid="0030a648" officeooo:paragraph-rsid="001e0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3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8f99bd" officeooo:paragraph-rsid="001e0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4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2"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2"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4a540" officeooo:paragraph-rsid="001e055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4a540" officeooo:paragraph-rsid="00df87b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161ca38" officeooo:paragraph-rsid="0161ca3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paragraph-rsid="00892b11"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5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2" fo:font-size="12pt" fo:language="la" fo:country="VA" officeooo:paragraph-rsid="008a37f1"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5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8a86ac" officeooo:paragraph-rsid="008a86ac"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5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8bcb31" officeooo:paragraph-rsid="008bcb31"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5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8c5778" officeooo:paragraph-rsid="008c5778"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5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paragraph-rsid="0034e2b4"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5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2" fo:font-size="12pt" fo:language="la" fo:country="VA" officeooo:rsid="00851062" officeooo:paragraph-rsid="00851062"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7"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8"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5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1f01d" fo:hyphenate="true" fo:hyphenation-remain-char-count="2" fo:hyphenation-push-char-count="2" loext:hyphenation-no-caps="false" loext:hyphenation-no-last-word="false" loext:hyphenation-word-char-count="no-limit" loext:hyphenation-zone="no-limit"/>
    </style:style>
    <style:style style:name="P26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c89bb" fo:hyphenate="true" fo:hyphenation-remain-char-count="2" fo:hyphenation-push-char-count="2" loext:hyphenation-no-caps="false" loext:hyphenation-no-last-word="false" loext:hyphenation-word-char-count="no-limit" loext:hyphenation-zone="no-limit"/>
    </style:style>
    <style:style style:name="P26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54a3" fo:hyphenate="true" fo:hyphenation-remain-char-count="2" fo:hyphenation-push-char-count="2" loext:hyphenation-no-caps="false" loext:hyphenation-no-last-word="false" loext:hyphenation-word-char-count="no-limit" loext:hyphenation-zone="no-limit"/>
    </style:style>
    <style:style style:name="P26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d3958e" fo:hyphenate="true" fo:hyphenation-remain-char-count="2" fo:hyphenation-push-char-count="2" loext:hyphenation-no-caps="false" loext:hyphenation-no-last-word="false" loext:hyphenation-word-char-count="no-limit" loext:hyphenation-zone="no-limit"/>
    </style:style>
    <style:style style:name="P263" style:family="paragraph" style:parent-style-name="Table_20_Contents">
      <style:paragraph-properties fo:text-align="justify" style:justify-single-word="false" fo:hyphenation-ladder-count="3">
        <style:drop-cap style:lines="2" style:style-name="Drop_20_Caps"/>
      </style:paragraph-properties>
      <style:text-properties fo:hyphenate="true" fo:hyphenation-remain-char-count="2" fo:hyphenation-push-char-count="2" loext:hyphenation-no-caps="false" loext:hyphenation-no-last-word="false" loext:hyphenation-word-char-count="no-limit" loext:hyphenation-zone="no-limit"/>
    </style:style>
    <style:style style:name="P264" style:family="paragraph" style:parent-style-name="Table_20_Contents">
      <style:paragraph-properties fo:text-align="justify" style:justify-single-word="false" fo:hyphenation-ladder-count="3">
        <style:drop-cap style:lines="2" style:style-name="Drop_20_Caps"/>
      </style:paragraph-properties>
      <style:text-properties officeooo:paragraph-rsid="007b3c0b" fo:hyphenate="true" fo:hyphenation-remain-char-count="2" fo:hyphenation-push-char-count="2" loext:hyphenation-no-caps="false" loext:hyphenation-no-last-word="false" loext:hyphenation-word-char-count="no-limit" loext:hyphenation-zone="no-limit"/>
    </style:style>
    <style:style style:name="P265" style:family="paragraph" style:parent-style-name="Table_20_Contents">
      <style:paragraph-properties fo:margin-top="0in" fo:margin-bottom="0.0398in" style:contextual-spacing="false" fo:text-align="justify" style:justify-single-word="false" fo:hyphenation-ladder-count="3" style:writing-mode="lr-tb">
        <style:drop-cap style:lines="2" style:style-name="Drop_20_Caps"/>
      </style:paragraph-properties>
      <style:text-properties officeooo:paragraph-rsid="014196cf" fo:hyphenate="true" fo:hyphenation-remain-char-count="2" fo:hyphenation-push-char-count="2" loext:hyphenation-no-caps="false" loext:hyphenation-no-last-word="false" loext:hyphenation-word-char-count="no-limit" loext:hyphenation-zone="no-limit"/>
    </style:style>
    <style:style style:name="P266" style:family="paragraph" style:parent-style-name="Table_20_Contents">
      <style:paragraph-properties fo:margin-top="0in" fo:margin-bottom="0.0398in" style:contextual-spacing="false" fo:text-align="justify" style:justify-single-word="false" fo:hyphenation-ladder-count="3" style:writing-mode="lr-tb">
        <style:drop-cap style:lines="2" style:style-name="Drop_20_Caps"/>
      </style:paragraph-properties>
      <style:text-properties officeooo:paragraph-rsid="00b79054" fo:hyphenate="true" fo:hyphenation-remain-char-count="2" fo:hyphenation-push-char-count="2" loext:hyphenation-no-caps="false" loext:hyphenation-no-last-word="false" loext:hyphenation-word-char-count="no-limit" loext:hyphenation-zone="no-limit"/>
    </style:style>
    <style:style style:name="P26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81922e" fo:hyphenate="true" fo:hyphenation-remain-char-count="2" fo:hyphenation-push-char-count="2" loext:hyphenation-no-caps="false" loext:hyphenation-no-last-word="false" loext:hyphenation-word-char-count="no-limit" loext:hyphenation-zone="no-limit"/>
    </style:style>
    <style:style style:name="P26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8765a1" fo:hyphenate="true" fo:hyphenation-remain-char-count="2" fo:hyphenation-push-char-count="2" loext:hyphenation-no-caps="false" loext:hyphenation-no-last-word="false" loext:hyphenation-word-char-count="no-limit" loext:hyphenation-zone="no-limit"/>
    </style:style>
    <style:style style:name="P26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930cd4" fo:hyphenate="true" fo:hyphenation-remain-char-count="2" fo:hyphenation-push-char-count="2" loext:hyphenation-no-caps="false" loext:hyphenation-no-last-word="false" loext:hyphenation-word-char-count="no-limit" loext:hyphenation-zone="no-limit"/>
    </style:style>
    <style:style style:name="P27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e054ce" fo:hyphenate="true" fo:hyphenation-remain-char-count="2" fo:hyphenation-push-char-count="2" loext:hyphenation-no-caps="false" loext:hyphenation-no-last-word="false" loext:hyphenation-word-char-count="no-limit" loext:hyphenation-zone="no-limit"/>
    </style:style>
    <style:style style:name="P27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272aa2" fo:hyphenate="true" fo:hyphenation-remain-char-count="2" fo:hyphenation-push-char-count="2" loext:hyphenation-no-caps="false" loext:hyphenation-no-last-word="false" loext:hyphenation-word-char-count="no-limit" loext:hyphenation-zone="no-limit"/>
    </style:style>
    <style:style style:name="P27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57df45" fo:hyphenate="true" fo:hyphenation-remain-char-count="2" fo:hyphenation-push-char-count="2" loext:hyphenation-no-caps="false" loext:hyphenation-no-last-word="false" loext:hyphenation-word-char-count="no-limit" loext:hyphenation-zone="no-limit"/>
    </style:style>
    <style:style style:name="P27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55c9f8" fo:hyphenate="true" fo:hyphenation-remain-char-count="2" fo:hyphenation-push-char-count="2" loext:hyphenation-no-caps="false" loext:hyphenation-no-last-word="false" loext:hyphenation-word-char-count="no-limit" loext:hyphenation-zone="no-limit"/>
    </style:style>
    <style:style style:name="P27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721110" fo:hyphenate="true" fo:hyphenation-remain-char-count="2" fo:hyphenation-push-char-count="2" loext:hyphenation-no-caps="false" loext:hyphenation-no-last-word="false" loext:hyphenation-word-char-count="no-limit" loext:hyphenation-zone="no-limit"/>
    </style:style>
    <style:style style:name="P27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adacc7" fo:hyphenate="true" fo:hyphenation-remain-char-count="2" fo:hyphenation-push-char-count="2" loext:hyphenation-no-caps="false" loext:hyphenation-no-last-word="false" loext:hyphenation-word-char-count="no-limit" loext:hyphenation-zone="no-limit"/>
    </style:style>
    <style:style style:name="P276" style:family="paragraph" style:parent-style-name="Table_20_Contents">
      <style:paragraph-properties fo:margin-top="0in" fo:margin-bottom="0.0398in" style:contextual-spacing="false" fo:text-align="justify" style:justify-single-word="false" fo:hyphenation-ladder-count="3">
        <style:drop-cap style:lines="3" style:style-name="Iniciály_20_velké"/>
      </style:paragraph-properties>
      <style:text-properties officeooo:paragraph-rsid="013fdfc5" fo:hyphenate="true" fo:hyphenation-remain-char-count="2" fo:hyphenation-push-char-count="2" loext:hyphenation-no-caps="false" loext:hyphenation-no-last-word="false" loext:hyphenation-word-char-count="no-limit" loext:hyphenation-zone="no-limit"/>
    </style:style>
    <style:style style:name="P277"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7e6089" fo:hyphenate="true" fo:hyphenation-remain-char-count="2" fo:hyphenation-push-char-count="2" loext:hyphenation-no-caps="false" loext:hyphenation-no-last-word="false" loext:hyphenation-word-char-count="no-limit" loext:hyphenation-zone="no-limit"/>
    </style:style>
    <style:style style:name="P278"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e054ce" fo:hyphenate="true" fo:hyphenation-remain-char-count="2" fo:hyphenation-push-char-count="2" loext:hyphenation-no-caps="false" loext:hyphenation-no-last-word="false" loext:hyphenation-word-char-count="no-limit" loext:hyphenation-zone="no-limit"/>
    </style:style>
    <style:style style:name="P27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67414b" fo:hyphenate="true" fo:hyphenation-remain-char-count="2" fo:hyphenation-push-char-count="2" loext:hyphenation-no-caps="false" loext:hyphenation-no-last-word="false" loext:hyphenation-word-char-count="no-limit" loext:hyphenation-zone="no-limit"/>
    </style:style>
    <style:style style:name="P280"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21869a6" fo:hyphenate="true" fo:hyphenation-remain-char-count="2" fo:hyphenation-push-char-count="2" loext:hyphenation-no-caps="false" loext:hyphenation-no-last-word="false" loext:hyphenation-word-char-count="no-limit" loext:hyphenation-zone="no-limit"/>
    </style:style>
    <style:style style:name="P281"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8eb3de" fo:hyphenate="true" fo:hyphenation-remain-char-count="2" fo:hyphenation-push-char-count="2" loext:hyphenation-no-caps="false" loext:hyphenation-no-last-word="false" loext:hyphenation-word-char-count="no-limit" loext:hyphenation-zone="no-limit"/>
    </style:style>
    <style:style style:name="P28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2" fo:font-size="12pt" fo:language="cs" fo:country="CZ" officeooo:rsid="0014891f" officeooo:paragraph-rsid="001e055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2" fo:font-size="12pt" fo:language="cs" fo:country="CZ" officeooo:rsid="00893ee5" officeooo:paragraph-rsid="001e055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2" fo:font-size="12pt" fo:language="cs" fo:country="CZ" officeooo:rsid="006bf5fc" officeooo:paragraph-rsid="001e055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2" fo:font-size="12pt" fo:language="cs" fo:country="CZ" officeooo:rsid="01646f7d" officeooo:paragraph-rsid="001e055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6"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use-window-font-color="true" loext:opacity="0%" style:font-name="Linux Libertine S.O.Cist.2" fo:font-size="12pt" fo:language="cs" fo:country="CZ" officeooo:paragraph-rsid="01dabce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87" style:family="paragraph" style:parent-style-name="Table_20_Contents">
      <style:paragraph-properties fo:line-height="100%" fo:text-align="justify" style:justify-single-word="false" fo:hyphenation-ladder-count="3">
        <style:drop-cap style:lines="2" style:style-name="Iniciály_20_velké"/>
      </style:paragraph-properties>
      <style:text-properties style:use-window-font-color="true" loext:opacity="0%" style:font-name="Linux Libertine S.O.Cist.2" fo:font-size="12pt" fo:language="la" fo:country="VA" officeooo:paragraph-rsid="01bddc99"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88" style:family="paragraph" style:parent-style-name="Table_20_Contents">
      <style:paragraph-properties fo:line-height="100%" fo:text-align="justify" style:justify-single-word="false" fo:hyphenation-ladder-count="3">
        <style:drop-cap style:lines="2" style:style-name="Drop_20_Caps"/>
      </style:paragraph-properties>
      <style:text-properties style:use-window-font-color="true" loext:opacity="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89"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use-window-font-color="true" loext:opacity="0%" style:font-name="Linux Libertine S.O.Cist.2" fo:font-size="12pt" fo:language="la" fo:country="VA" officeooo:paragraph-rsid="01471d94"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9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e055f" fo:hyphenate="true" fo:hyphenation-remain-char-count="2" fo:hyphenation-push-char-count="2" loext:hyphenation-no-caps="false" loext:hyphenation-no-last-word="false" loext:hyphenation-word-char-count="no-limit" loext:hyphenation-zone="no-limit"/>
    </style:style>
    <style:style style:name="P29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0f3e75" fo:hyphenate="true" fo:hyphenation-remain-char-count="2" fo:hyphenation-push-char-count="2" loext:hyphenation-no-caps="false" loext:hyphenation-no-last-word="false" loext:hyphenation-word-char-count="no-limit" loext:hyphenation-zone="no-limit"/>
    </style:style>
    <style:style style:name="P29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e3e05" fo:hyphenate="true" fo:hyphenation-remain-char-count="2" fo:hyphenation-push-char-count="2" loext:hyphenation-no-caps="false" loext:hyphenation-no-last-word="false" loext:hyphenation-word-char-count="no-limit" loext:hyphenation-zone="no-limit"/>
    </style:style>
    <style:style style:name="P293" style:family="paragraph" style:parent-style-name="Table_20_Contents">
      <style:paragraph-properties fo:line-height="100%" fo:text-align="justify" style:justify-single-word="false" fo:hyphenation-ladder-count="3">
        <style:drop-cap style:lines="2" style:style-name="Drop_20_Caps"/>
      </style:paragraph-properties>
      <style:text-properties officeooo:paragraph-rsid="01da355f" fo:hyphenate="true" fo:hyphenation-remain-char-count="2" fo:hyphenation-push-char-count="2" loext:hyphenation-no-caps="false" loext:hyphenation-no-last-word="false" loext:hyphenation-word-char-count="no-limit" loext:hyphenation-zone="no-limit"/>
    </style:style>
    <style:style style:name="P29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42cd18"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4c7ee4" fo:hyphenate="true" fo:hyphenation-remain-char-count="2" fo:hyphenation-push-char-count="2" loext:hyphenation-no-caps="false" loext:hyphenation-no-last-word="false" loext:hyphenation-word-char-count="no-limit" loext:hyphenation-zone="no-limit"/>
    </style:style>
    <style:style style:name="P29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2272aa2" fo:hyphenate="true" fo:hyphenation-remain-char-count="2" fo:hyphenation-push-char-count="2" loext:hyphenation-no-caps="false" loext:hyphenation-no-last-word="false" loext:hyphenation-word-char-count="no-limit" loext:hyphenation-zone="no-limit"/>
    </style:style>
    <style:style style:name="P29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ca237" fo:hyphenate="true" fo:hyphenation-remain-char-count="2" fo:hyphenation-push-char-count="2" loext:hyphenation-no-caps="false" loext:hyphenation-no-last-word="false" loext:hyphenation-word-char-count="no-limit" loext:hyphenation-zone="no-limit"/>
    </style:style>
    <style:style style:name="P298"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1bddc99" fo:hyphenate="true" fo:hyphenation-remain-char-count="2" fo:hyphenation-push-char-count="2" loext:hyphenation-no-caps="false" loext:hyphenation-no-last-word="false" loext:hyphenation-word-char-count="no-limit" loext:hyphenation-zone="no-limit"/>
    </style:style>
    <style:style style:name="P299"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1d1dd95" fo:hyphenate="true" fo:hyphenation-remain-char-count="2" fo:hyphenation-push-char-count="2" loext:hyphenation-no-caps="false" loext:hyphenation-no-last-word="false" loext:hyphenation-word-char-count="no-limit" loext:hyphenation-zone="no-limit"/>
    </style:style>
    <style:style style:name="P30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0f3e75" fo:hyphenate="true" fo:hyphenation-remain-char-count="2" fo:hyphenation-push-char-count="2" loext:hyphenation-no-caps="false" loext:hyphenation-no-last-word="false" loext:hyphenation-word-char-count="no-limit" loext:hyphenation-zone="no-limit"/>
    </style:style>
    <style:style style:name="P301"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e055f" fo:hyphenate="true" fo:hyphenation-remain-char-count="2" fo:hyphenation-push-char-count="2" loext:hyphenation-no-caps="false" loext:hyphenation-no-last-word="false" loext:hyphenation-word-char-count="no-limit" loext:hyphenation-zone="no-limit"/>
    </style:style>
    <style:style style:name="P302"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c6c0e2" fo:hyphenate="true" fo:hyphenation-remain-char-count="2" fo:hyphenation-push-char-count="2" loext:hyphenation-no-caps="false" loext:hyphenation-no-last-word="false" loext:hyphenation-word-char-count="no-limit" loext:hyphenation-zone="no-limit"/>
    </style:style>
    <style:style style:name="P30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officeooo:paragraph-rsid="01c2b1aa" fo:hyphenate="true" fo:hyphenation-remain-char-count="2" fo:hyphenation-push-char-count="2" loext:hyphenation-no-caps="false" loext:hyphenation-no-last-word="false" loext:hyphenation-word-char-count="no-limit" loext:hyphenation-zone="no-limit"/>
    </style:style>
    <style:style style:name="P304"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3" fo:font-size="12pt" fo:language="cs" fo:country="CZ" officeooo:rsid="00f2ca68" officeooo:paragraph-rsid="00f2ca6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3" fo:font-size="12pt" fo:language="cs" fo:country="CZ" officeooo:rsid="00ebb529" officeooo:paragraph-rsid="00ebb52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3" fo:font-size="12pt" fo:language="cs" fo:country="CZ" fo:font-style="normal" officeooo:rsid="00962c7d" officeooo:paragraph-rsid="000f3e7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0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3" fo:font-size="12pt" fo:language="cs" fo:country="CZ" fo:font-style="normal" officeooo:rsid="00f985a6" officeooo:paragraph-rsid="00f985a6"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0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3" fo:font-size="12pt" fo:language="cs" fo:country="CZ" fo:font-style="normal" officeooo:rsid="00ec0662" officeooo:paragraph-rsid="000f3e7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10" style:family="paragraph" style:parent-style-name="Table_20_Contents">
      <style:paragraph-properties fo:line-height="100%" fo:text-align="justify" style:justify-single-word="false" fo:hyphenation-ladder-count="3">
        <style:drop-cap style:lines="2" style:style-name="Iniciály_20_velké"/>
      </style:paragraph-properties>
      <style:text-properties fo:color="#ff0000" loext:opacity="100%" style:font-name="Linux Libertine S.O.Cist.2" fo:font-size="12pt" fo:language="cs" fo:country="CZ" officeooo:paragraph-rsid="01dabce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T1" style:family="text">
      <style:text-properties fo:color="#ff0000" loext:opacity="100%"/>
    </style:style>
    <style:style style:name="T2"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3" style:family="text">
      <style:text-properties fo:color="#ff0000" loext:opacity="1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4" style:family="text">
      <style:text-properties fo:color="#ff0000" loext:opacity="100%" fo:font-size="12pt" fo:language="la" fo:country="VA" fo:font-weight="normal" officeooo:rsid="00255599" style:font-size-asian="12pt" style:language-asian="zh" style:country-asian="CN" style:font-weight-asian="normal" style:font-size-complex="12pt" style:language-complex="hi" style:country-complex="IN" style:font-weight-complex="normal"/>
    </style:style>
    <style:style style:name="T5" style:family="text">
      <style:text-properties fo:color="#ff0000" loext:opacity="100%" fo:font-size="12pt" fo:language="la" fo:country="VA" fo:font-weight="normal" officeooo:rsid="0057fcbb" style:font-size-asian="12pt" style:language-asian="zh" style:country-asian="CN" style:font-weight-asian="normal" style:font-size-complex="12pt" style:language-complex="hi" style:country-complex="IN" style:font-weight-complex="normal"/>
    </style:style>
    <style:style style:name="T6" style:family="text">
      <style:text-properties fo:color="#ff0000" loext:opacity="100%" fo:font-size="12pt" fo:language="la" fo:country="VA" fo:font-weight="normal" officeooo:rsid="0070d6de" style:font-size-asian="12pt" style:language-asian="zh" style:country-asian="CN" style:font-weight-asian="normal" style:font-size-complex="12pt" style:language-complex="hi" style:country-complex="IN" style:font-weight-complex="normal"/>
    </style:style>
    <style:style style:name="T7" style:family="text">
      <style:text-properties fo:color="#ff0000" loext:opacity="100%" fo:font-size="12pt" fo:language="la" fo:country="VA" fo:font-weight="normal" officeooo:rsid="00ce0195" style:font-size-asian="12pt" style:language-asian="zh" style:country-asian="CN" style:font-weight-asian="normal" style:font-size-complex="12pt" style:language-complex="hi" style:country-complex="IN" style:font-weight-complex="normal"/>
    </style:style>
    <style:style style:name="T8" style:family="text">
      <style:text-properties fo:color="#ff0000" loext:opacity="100%" fo:font-size="12pt" fo:language="la" fo:country="VA" fo:font-weight="normal" officeooo:rsid="00ac308a" style:font-size-asian="12pt" style:language-asian="zh" style:country-asian="CN" style:font-weight-asian="normal" style:font-size-complex="12pt" style:language-complex="hi" style:country-complex="IN" style:font-weight-complex="normal"/>
    </style:style>
    <style:style style:name="T9" style:family="text">
      <style:text-properties fo:color="#ff0000" loext:opacity="100%" fo:font-size="12pt" fo:language="la" fo:country="VA" fo:font-weight="normal" officeooo:rsid="003bd7a5" style:font-size-asian="12pt" style:language-asian="zh" style:country-asian="CN" style:font-weight-asian="normal" style:font-size-complex="12pt" style:language-complex="hi" style:country-complex="IN" style:font-weight-complex="normal"/>
    </style:style>
    <style:style style:name="T10" style:family="text">
      <style:text-properties fo:color="#ff0000" loext:opacity="1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11" style:family="text">
      <style:text-properties fo:color="#ff0000" loext:opacity="100%" fo:font-size="12pt" fo:language="la" fo:country="VA" fo:font-weight="normal" officeooo:rsid="012b9390" style:font-size-asian="12pt" style:language-asian="zh" style:country-asian="CN" style:font-weight-asian="normal" style:font-size-complex="12pt" style:language-complex="hi" style:country-complex="IN" style:font-weight-complex="normal"/>
    </style:style>
    <style:style style:name="T12" style:family="text">
      <style:text-properties fo:color="#ff0000" loext:opacity="100%" fo:font-size="12pt" fo:language="la" fo:country="VA" fo:font-weight="normal" officeooo:rsid="0138e704" style:font-size-asian="12pt" style:language-asian="zh" style:country-asian="CN" style:font-weight-asian="normal" style:font-size-complex="12pt" style:language-complex="hi" style:country-complex="IN" style:font-weight-complex="normal"/>
    </style:style>
    <style:style style:name="T13" style:family="text">
      <style:text-properties fo:color="#ff0000" loext:opacity="100%" fo:font-size="12pt" fo:language="la" fo:country="VA" fo:font-weight="normal" officeooo:rsid="015d6bb5" style:font-size-asian="12pt" style:language-asian="zh" style:country-asian="CN" style:font-weight-asian="normal" style:font-size-complex="12pt" style:language-complex="hi" style:country-complex="IN" style:font-weight-complex="normal"/>
    </style:style>
    <style:style style:name="T14" style:family="text">
      <style:text-properties fo:color="#ff0000" loext:opacity="100%" fo:font-size="12pt" fo:language="la" fo:country="VA" fo:font-weight="normal" officeooo:rsid="016e03c3" style:font-size-asian="12pt" style:language-asian="zh" style:country-asian="CN" style:font-weight-asian="normal" style:font-size-complex="12pt" style:language-complex="hi" style:country-complex="IN" style:font-weight-complex="normal"/>
    </style:style>
    <style:style style:name="T15" style:family="text">
      <style:text-properties fo:color="#ff0000" loext:opacity="100%" fo:font-size="12pt" fo:language="la" fo:country="VA" fo:font-weight="normal" officeooo:rsid="01700ebd" style:font-size-asian="12pt" style:language-asian="zh" style:country-asian="CN" style:font-weight-asian="normal" style:font-size-complex="12pt" style:language-complex="hi" style:country-complex="IN" style:font-weight-complex="normal"/>
    </style:style>
    <style:style style:name="T16" style:family="text">
      <style:text-properties fo:color="#ff0000" loext:opacity="100%" fo:font-size="12pt" fo:language="la" fo:country="VA" fo:font-weight="normal" officeooo:rsid="0186f091" style:font-size-asian="12pt" style:language-asian="zh" style:country-asian="CN" style:font-weight-asian="normal" style:font-size-complex="12pt" style:language-complex="hi" style:country-complex="IN" style:font-weight-complex="normal"/>
    </style:style>
    <style:style style:name="T17" style:family="text">
      <style:text-properties fo:color="#ff0000" loext:opacity="100%" fo:font-size="12pt" fo:language="la" fo:country="VA" fo:font-weight="normal" officeooo:rsid="00c4d8ac" style:font-size-asian="12pt" style:language-asian="zh" style:country-asian="CN" style:font-weight-asian="normal" style:font-size-complex="12pt" style:language-complex="hi" style:country-complex="IN" style:font-weight-complex="normal"/>
    </style:style>
    <style:style style:name="T18" style:family="text">
      <style:text-properties fo:color="#ff0000" loext:opacity="100%" fo:font-size="12pt" fo:language="la" fo:country="VA" fo:font-weight="normal" officeooo:rsid="01e13882" style:font-size-asian="12pt" style:language-asian="zh" style:country-asian="CN" style:font-weight-asian="normal" style:font-size-complex="12pt" style:language-complex="hi" style:country-complex="IN" style:font-weight-complex="normal"/>
    </style:style>
    <style:style style:name="T19" style:family="text">
      <style:text-properties fo:color="#ff0000" loext:opacity="100%" fo:font-size="12pt" fo:language="la" fo:country="VA" fo:font-weight="normal" officeooo:rsid="00b75b39" style:font-size-asian="12pt" style:language-asian="zh" style:country-asian="CN" style:font-weight-asian="normal" style:font-size-complex="12pt" style:language-complex="hi" style:country-complex="IN" style:font-weight-complex="normal"/>
    </style:style>
    <style:style style:name="T20" style:family="text">
      <style:text-properties fo:color="#ff0000" loext:opacity="100%" fo:font-size="12pt" fo:language="la" fo:country="VA" style:font-size-asian="12pt" style:language-asian="zh" style:country-asian="CN" style:language-complex="hi" style:country-complex="IN"/>
    </style:style>
    <style:style style:name="T21" style:family="text">
      <style:text-properties fo:color="#ff0000" loext:opacity="100%" fo:font-size="12pt" fo:language="la" fo:country="VA" officeooo:rsid="01283b66" style:font-size-asian="12pt" style:language-asian="zh" style:country-asian="CN" style:language-complex="hi" style:country-complex="IN"/>
    </style:style>
    <style:style style:name="T22" style:family="text">
      <style:text-properties fo:color="#ff0000" loext:opacity="100%" fo:font-size="12pt" fo:language="la" fo:country="VA" fo:font-style="normal" fo:font-weight="normal" officeooo:rsid="00794280" style:font-size-asian="12pt" style:language-asian="zh" style:country-asian="CN" style:font-style-asian="normal" style:font-weight-asian="normal" style:font-size-complex="12pt" style:language-complex="hi" style:country-complex="IN" style:font-style-complex="normal" style:font-weight-complex="normal"/>
    </style:style>
    <style:style style:name="T23" style:family="text">
      <style:text-properties fo:color="#ff0000" loext:opacity="100%" fo:font-size="12pt" fo:language="la" fo:country="VA" fo:font-style="normal" fo:font-weight="normal" officeooo:rsid="01bddc99" style:font-size-asian="12pt" style:language-asian="zh" style:country-asian="CN" style:font-style-asian="normal" style:font-weight-asian="normal" style:font-size-complex="12pt" style:language-complex="hi" style:country-complex="IN" style:font-style-complex="normal" style:font-weight-complex="normal"/>
    </style:style>
    <style:style style:name="T24" style:family="text">
      <style:text-properties fo:color="#ff0000"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25" style:family="text">
      <style:text-properties fo:color="#ff0000" loext:opacity="100%" fo:font-size="12pt" fo:letter-spacing="normal" fo:language="la" fo:country="VA" fo:font-weight="bold" officeooo:rsid="00c8fbbc" style:font-size-asian="12pt" style:language-asian="zh" style:country-asian="CN" style:font-weight-asian="bold" style:font-size-complex="12pt" style:language-complex="hi" style:country-complex="IN" style:font-weight-complex="bold"/>
    </style:style>
    <style:style style:name="T26"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27" style:family="text">
      <style:text-properties fo:color="#ff0000" loext:opacity="100%" fo:language="la" fo:country="VA" fo:font-weight="normal" officeooo:rsid="013c0286" style:language-asian="zh" style:country-asian="CN" style:font-weight-asian="normal" style:language-complex="hi" style:country-complex="IN" style:font-weight-complex="normal"/>
    </style:style>
    <style:style style:name="T28" style:family="text">
      <style:text-properties fo:color="#ff0000" loext:opacity="100%" fo:language="la" fo:country="VA" fo:font-weight="normal" officeooo:rsid="000f3e75" style:language-asian="zh" style:country-asian="CN" style:font-weight-asian="normal" style:language-complex="hi" style:country-complex="IN" style:font-weight-complex="normal"/>
    </style:style>
    <style:style style:name="T29" style:family="text">
      <style:text-properties fo:color="#ff0000" loext:opacity="100%" fo:language="la" fo:country="VA" fo:font-weight="normal" officeooo:rsid="0026675f" style:language-asian="zh" style:country-asian="CN" style:font-weight-asian="normal" style:language-complex="hi" style:country-complex="IN" style:font-weight-complex="normal"/>
    </style:style>
    <style:style style:name="T30" style:family="text">
      <style:text-properties fo:color="#ff0000" loext:opacity="100%" fo:language="la" fo:country="VA" fo:font-weight="normal" officeooo:rsid="0057fcbb" style:language-asian="zh" style:country-asian="CN" style:font-weight-asian="normal" style:language-complex="hi" style:country-complex="IN" style:font-weight-complex="normal"/>
    </style:style>
    <style:style style:name="T31" style:family="text">
      <style:text-properties fo:color="#ff0000" loext:opacity="100%" fo:language="la" fo:country="VA" fo:font-weight="normal" officeooo:rsid="0070d6de" style:language-asian="zh" style:country-asian="CN" style:font-weight-asian="normal" style:language-complex="hi" style:country-complex="IN" style:font-weight-complex="normal"/>
    </style:style>
    <style:style style:name="T32" style:family="text">
      <style:text-properties fo:color="#ff0000" loext:opacity="100%" fo:language="la" fo:country="VA" fo:font-weight="normal" officeooo:rsid="00ce0195" style:language-asian="zh" style:country-asian="CN" style:font-weight-asian="normal" style:language-complex="hi" style:country-complex="IN" style:font-weight-complex="normal"/>
    </style:style>
    <style:style style:name="T33" style:family="text">
      <style:text-properties fo:color="#ff0000" loext:opacity="100%" fo:language="la" fo:country="VA" fo:font-weight="normal" officeooo:rsid="00b0a1c4" style:language-asian="zh" style:country-asian="CN" style:font-weight-asian="normal" style:language-complex="hi" style:country-complex="IN" style:font-weight-complex="normal"/>
    </style:style>
    <style:style style:name="T34" style:family="text">
      <style:text-properties fo:color="#ff0000" loext:opacity="100%" fo:language="la" fo:country="VA" fo:font-weight="normal" officeooo:rsid="012b9390" style:language-asian="zh" style:country-asian="CN" style:font-weight-asian="normal" style:language-complex="hi" style:country-complex="IN" style:font-weight-complex="normal"/>
    </style:style>
    <style:style style:name="T35" style:family="text">
      <style:text-properties fo:color="#ff0000" loext:opacity="100%" fo:language="la" fo:country="VA" fo:font-weight="normal" officeooo:rsid="0138e704" style:language-asian="zh" style:country-asian="CN" style:font-weight-asian="normal" style:language-complex="hi" style:country-complex="IN" style:font-weight-complex="normal"/>
    </style:style>
    <style:style style:name="T36" style:family="text">
      <style:text-properties fo:color="#ff0000" loext:opacity="100%" fo:language="la" fo:country="VA" fo:font-weight="normal" officeooo:rsid="015d6bb5" style:language-asian="zh" style:country-asian="CN" style:font-weight-asian="normal" style:language-complex="hi" style:country-complex="IN" style:font-weight-complex="normal"/>
    </style:style>
    <style:style style:name="T37" style:family="text">
      <style:text-properties fo:color="#ff0000" loext:opacity="100%" fo:language="la" fo:country="VA" fo:font-weight="normal" officeooo:rsid="016e03c3" style:language-asian="zh" style:country-asian="CN" style:font-weight-asian="normal" style:language-complex="hi" style:country-complex="IN" style:font-weight-complex="normal"/>
    </style:style>
    <style:style style:name="T38" style:family="text">
      <style:text-properties fo:color="#ff0000" loext:opacity="100%" fo:language="la" fo:country="VA" fo:font-weight="normal" officeooo:rsid="01700ebd" style:language-asian="zh" style:country-asian="CN" style:font-weight-asian="normal" style:language-complex="hi" style:country-complex="IN" style:font-weight-complex="normal"/>
    </style:style>
    <style:style style:name="T39" style:family="text">
      <style:text-properties fo:color="#ff0000" loext:opacity="100%" fo:language="la" fo:country="VA" fo:font-weight="normal" officeooo:rsid="0186f091" style:language-asian="zh" style:country-asian="CN" style:font-weight-asian="normal" style:language-complex="hi" style:country-complex="IN" style:font-weight-complex="normal"/>
    </style:style>
    <style:style style:name="T40" style:family="text">
      <style:text-properties fo:color="#ff0000" loext:opacity="100%" fo:language="la" fo:country="VA" fo:font-weight="normal" officeooo:rsid="01a60c23" style:language-asian="zh" style:country-asian="CN" style:font-weight-asian="normal" style:language-complex="hi" style:country-complex="IN" style:font-weight-complex="normal"/>
    </style:style>
    <style:style style:name="T41" style:family="text">
      <style:text-properties fo:color="#ff0000" loext:opacity="100%" fo:language="la" fo:country="VA" fo:font-weight="normal" officeooo:rsid="01bddc99" style:language-asian="zh" style:country-asian="CN" style:font-weight-asian="normal" style:language-complex="hi" style:country-complex="IN" style:font-weight-complex="normal"/>
    </style:style>
    <style:style style:name="T42" style:family="text">
      <style:text-properties fo:color="#ff0000" loext:opacity="100%" fo:language="la" fo:country="VA" fo:font-weight="normal" officeooo:rsid="01e13882" style:language-asian="zh" style:country-asian="CN" style:font-weight-asian="normal" style:language-complex="hi" style:country-complex="IN" style:font-weight-complex="normal"/>
    </style:style>
    <style:style style:name="T43" style:family="text">
      <style:text-properties fo:color="#ff0000" loext:opacity="100%" fo:language="la" fo:country="VA" style:language-asian="zh" style:country-asian="CN" style:language-complex="hi" style:country-complex="IN"/>
    </style:style>
    <style:style style:name="T44" style:family="text">
      <style:text-properties fo:color="#ff0000" loext:opacity="100%" fo:language="la" fo:country="VA" officeooo:rsid="0030a648" style:language-asian="zh" style:country-asian="CN" style:language-complex="hi" style:country-complex="IN"/>
    </style:style>
    <style:style style:name="T45" style:family="text">
      <style:text-properties fo:color="#ff0000" loext:opacity="100%" fo:language="la" fo:country="VA" officeooo:rsid="00109841" style:language-asian="zh" style:country-asian="CN" style:language-complex="hi" style:country-complex="IN"/>
    </style:style>
    <style:style style:name="T46" style:family="text">
      <style:text-properties fo:color="#ff0000" loext:opacity="100%" fo:language="la" fo:country="VA" officeooo:rsid="005f8841" style:language-asian="zh" style:country-asian="CN" style:language-complex="hi" style:country-complex="IN"/>
    </style:style>
    <style:style style:name="T47" style:family="text">
      <style:text-properties fo:color="#ff0000" loext:opacity="100%" fo:language="la" fo:country="VA" officeooo:rsid="0161ca38" style:language-asian="zh" style:country-asian="CN" style:language-complex="hi" style:country-complex="IN"/>
    </style:style>
    <style:style style:name="T48" style:family="text">
      <style:text-properties fo:color="#ff0000" loext:opacity="100%" fo:language="la" fo:country="VA" officeooo:rsid="0170fb15" style:language-asian="zh" style:country-asian="CN" style:language-complex="hi" style:country-complex="IN"/>
    </style:style>
    <style:style style:name="T49" style:family="text">
      <style:text-properties fo:color="#ff0000" loext:opacity="100%" fo:language="la" fo:country="VA" officeooo:rsid="018c217f" style:language-asian="zh" style:country-asian="CN" style:language-complex="hi" style:country-complex="IN"/>
    </style:style>
    <style:style style:name="T50" style:family="text">
      <style:text-properties fo:color="#ff0000" loext:opacity="100%" fo:language="la" fo:country="VA" officeooo:rsid="01aa6f13" style:language-asian="zh" style:country-asian="CN" style:language-complex="hi" style:country-complex="IN"/>
    </style:style>
    <style:style style:name="T51" style:family="text">
      <style:text-properties fo:color="#ff0000" loext:opacity="100%" fo:language="la" fo:country="VA" officeooo:rsid="00c849af" style:language-asian="zh" style:country-asian="CN" style:language-complex="hi" style:country-complex="IN"/>
    </style:style>
    <style:style style:name="T52" style:family="text">
      <style:text-properties fo:color="#ff0000" loext:opacity="100%" fo:language="la" fo:country="VA" officeooo:rsid="01bedb6c" style:language-asian="zh" style:country-asian="CN" style:language-complex="hi" style:country-complex="IN"/>
    </style:style>
    <style:style style:name="T53" style:family="text">
      <style:text-properties fo:color="#ff0000" loext:opacity="100%" style:font-name="Bookman BT S.O.Cist." fo:font-weight="bold" officeooo:rsid="01576617" style:font-weight-asian="bold" style:font-weight-complex="bold"/>
    </style:style>
    <style:style style:name="T54" style:family="text">
      <style:text-properties fo:color="#ff0000" loext:opacity="100%" style:font-name="Cloister" fo:font-size="18pt" fo:language="la" fo:country="VA" fo:font-weight="normal" style:language-asian="zh" style:country-asian="CN" style:font-weight-asian="normal" style:language-complex="hi" style:country-complex="IN" style:font-weight-complex="normal"/>
    </style:style>
    <style:style style:name="T55" style:family="text">
      <style:text-properties fo:color="#ff0000" loext:opacity="100%" style:font-name="Cloister" fo:font-size="18pt" fo:language="la" fo:country="VA" fo:font-weight="normal" officeooo:rsid="023df142" style:language-asian="zh" style:country-asian="CN" style:font-weight-asian="normal" style:language-complex="hi" style:country-complex="IN" style:font-weight-complex="normal"/>
    </style:style>
    <style:style style:name="T56" style:family="text">
      <style:text-properties fo:color="#ff0000" loext:opacity="100%" style:font-name="Cloister" fo:font-size="18pt" fo:letter-spacing="normal" fo:language="la" fo:country="VA" fo:font-style="normal" fo:font-weight="normal" officeooo:rsid="00f1e1ba"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57" style:family="text">
      <style:text-properties fo:color="#ff0000" loext:opacity="100%" style:font-name="Cloister" fo:font-size="18pt" fo:letter-spacing="normal" fo:language="la" fo:country="VA" fo:font-style="normal" fo:font-weight="normal" officeooo:rsid="0101b317" style:letter-kerning="false"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58" style:family="text">
      <style:text-properties fo:color="#ff0000" loext:opacity="100%" style:font-name="Linux Libertine S.O.Cist.2" fo:font-size="12pt" fo:language="la" fo:country="VA" style:font-size-asian="12pt" style:language-asian="zh" style:country-asian="CN" style:font-size-complex="12pt" style:language-complex="hi" style:country-complex="IN"/>
    </style:style>
    <style:style style:name="T59" style:family="text">
      <style:text-properties fo:color="#ff0000" loext:opacity="100%" style:font-name="Linux Libertine S.O.Cist.2"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0" style:family="text">
      <style:text-properties fo:color="#00000a" loext:opacity="100%" fo:language="la" fo:country="VA" fo:font-weight="normal" style:language-asian="zh" style:country-asian="CN" style:font-weight-asian="normal" style:language-complex="hi" style:country-complex="IN" style:font-weight-complex="normal"/>
    </style:style>
    <style:style style:name="T61" style:family="text">
      <style:text-properties fo:color="#00000a" loext:opacity="100%" fo:language="la" fo:country="VA" fo:font-weight="normal" officeooo:rsid="013c0286" style:language-asian="zh" style:country-asian="CN" style:font-weight-asian="normal" style:language-complex="hi" style:country-complex="IN" style:font-weight-complex="normal"/>
    </style:style>
    <style:style style:name="T62" style:family="text">
      <style:text-properties fo:color="#00000a" loext:opacity="100%" fo:language="la" fo:country="VA" fo:font-weight="normal" officeooo:rsid="000f3e75" style:language-asian="zh" style:country-asian="CN" style:font-weight-asian="normal" style:language-complex="hi" style:country-complex="IN" style:font-weight-complex="normal"/>
    </style:style>
    <style:style style:name="T63" style:family="text">
      <style:text-properties fo:color="#00000a" loext:opacity="100%" fo:language="la" fo:country="VA" fo:font-weight="normal" officeooo:rsid="0026675f" style:language-asian="zh" style:country-asian="CN" style:font-weight-asian="normal" style:language-complex="hi" style:country-complex="IN" style:font-weight-complex="normal"/>
    </style:style>
    <style:style style:name="T64" style:family="text">
      <style:text-properties fo:color="#00000a" loext:opacity="100%" fo:language="la" fo:country="VA" fo:font-weight="normal" officeooo:rsid="0057fcbb" style:language-asian="zh" style:country-asian="CN" style:font-weight-asian="normal" style:language-complex="hi" style:country-complex="IN" style:font-weight-complex="normal"/>
    </style:style>
    <style:style style:name="T65" style:family="text">
      <style:text-properties fo:color="#00000a" loext:opacity="100%" fo:language="la" fo:country="VA" fo:font-weight="normal" officeooo:rsid="0070d6de" style:language-asian="zh" style:country-asian="CN" style:font-weight-asian="normal" style:language-complex="hi" style:country-complex="IN" style:font-weight-complex="normal"/>
    </style:style>
    <style:style style:name="T66" style:family="text">
      <style:text-properties fo:color="#00000a" loext:opacity="100%" fo:language="la" fo:country="VA" fo:font-weight="normal" officeooo:rsid="00ce0195" style:language-asian="zh" style:country-asian="CN" style:font-weight-asian="normal" style:language-complex="hi" style:country-complex="IN" style:font-weight-complex="normal"/>
    </style:style>
    <style:style style:name="T67" style:family="text">
      <style:text-properties fo:color="#00000a" loext:opacity="100%" fo:language="la" fo:country="VA" fo:font-weight="normal" officeooo:rsid="015d6bb5" style:language-asian="zh" style:country-asian="CN" style:font-weight-asian="normal" style:language-complex="hi" style:country-complex="IN" style:font-weight-complex="normal"/>
    </style:style>
    <style:style style:name="T68" style:family="text">
      <style:text-properties fo:color="#00000a" loext:opacity="100%" fo:language="la" fo:country="VA" fo:font-weight="normal" officeooo:rsid="01700ebd" style:language-asian="zh" style:country-asian="CN" style:font-weight-asian="normal" style:language-complex="hi" style:country-complex="IN" style:font-weight-complex="normal"/>
    </style:style>
    <style:style style:name="T69" style:family="text">
      <style:text-properties fo:color="#00000a" loext:opacity="100%" fo:language="la" fo:country="VA" fo:font-weight="normal" officeooo:rsid="0186f091" style:language-asian="zh" style:country-asian="CN" style:font-weight-asian="normal" style:language-complex="hi" style:country-complex="IN" style:font-weight-complex="normal"/>
    </style:style>
    <style:style style:name="T70" style:family="text">
      <style:text-properties fo:color="#00000a" loext:opacity="100%" fo:language="la" fo:country="VA" fo:font-weight="normal" officeooo:rsid="01a60c23" style:language-asian="zh" style:country-asian="CN" style:font-weight-asian="normal" style:language-complex="hi" style:country-complex="IN" style:font-weight-complex="normal"/>
    </style:style>
    <style:style style:name="T71" style:family="text">
      <style:text-properties fo:color="#00000a" loext:opacity="100%" style:font-name="Bookman BT S.O.Cist." fo:font-weight="bold" officeooo:rsid="00239e6d" style:font-weight-asian="bold" style:font-weight-complex="bold"/>
    </style:style>
    <style:style style:name="T72" style:family="text">
      <style:text-properties fo:color="#00000a" loext:opacity="100%" style:font-name="Bookman BT S.O.Cist." fo:font-weight="bold" officeooo:rsid="01576617" style:font-weight-asian="bold" style:font-weight-complex="bold"/>
    </style:style>
    <style:style style:name="T73" style:family="text">
      <style:text-properties fo:color="#00000a" loext:opacity="100%" style:font-name="Bookman BT S.O.Cist." officeooo:rsid="0059644a"/>
    </style:style>
    <style:style style:name="T74" style:family="text">
      <style:text-properties fo:color="#00000a" loext:opacity="100%" style:font-name="Bookman BT S.O.Cist." officeooo:rsid="01700ebd"/>
    </style:style>
    <style:style style:name="T75" style:family="text">
      <style:text-properties fo:color="#00000a" loext:opacity="100%" style:font-name="Bookman BT S.O.Cist." officeooo:rsid="01fe53c1"/>
    </style:style>
    <style:style style:name="T76" style:family="text">
      <style:text-properties fo:color="#00000a"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77" style:family="text">
      <style:text-properties fo:color="#00000a" loext:opacity="100%" fo:font-size="12pt" fo:letter-spacing="normal" fo:language="la" fo:country="VA" fo:font-weight="bold" officeooo:rsid="00c8fbbc" style:font-size-asian="12pt" style:language-asian="zh" style:country-asian="CN" style:font-weight-asian="bold" style:font-size-complex="12pt" style:language-complex="hi" style:country-complex="IN" style:font-weight-complex="bold"/>
    </style:style>
    <style:style style:name="T78" style:family="text">
      <style:text-properties fo:color="#00000a" loext:opacity="100%"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79" style:family="text">
      <style:text-properties fo:color="#00000a" loext:opacity="100%" fo:font-size="12pt" fo:letter-spacing="normal" fo:language="la" fo:country="VA" fo:font-weight="normal" officeooo:rsid="00c8fbbc" style:font-size-asian="12pt" style:language-asian="zh" style:country-asian="CN" style:font-weight-asian="normal" style:font-size-complex="12pt" style:language-complex="hi" style:country-complex="IN" style:font-weight-complex="normal"/>
    </style:style>
    <style:style style:name="T80" style:family="text">
      <style:text-properties fo:color="#00000a" loext:opacity="100%" style:font-name="Cloister" fo:font-size="18pt" fo:language="la" fo:country="VA" fo:font-weight="normal" style:language-asian="zh" style:country-asian="CN" style:font-weight-asian="normal" style:language-complex="hi" style:country-complex="IN" style:font-weight-complex="normal"/>
    </style:style>
    <style:style style:name="T81" style:family="text">
      <style:text-properties fo:color="#00000a" loext:opacity="100%" style:font-name="Cloister" fo:font-size="18pt" fo:language="la" fo:country="VA" fo:font-weight="normal" officeooo:rsid="023df142" style:language-asian="zh" style:country-asian="CN" style:font-weight-asian="normal" style:language-complex="hi" style:country-complex="IN" style:font-weight-complex="normal"/>
    </style:style>
    <style:style style:name="T82" style:family="text">
      <style:text-properties fo:color="#00000a" loext:opacity="100%" style:font-name="Cloister" fo:font-size="18pt" fo:letter-spacing="normal" fo:language="la" fo:country="VA" fo:font-style="normal" fo:font-weight="normal" officeooo:rsid="00f1e1ba"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83" style:family="text">
      <style:text-properties fo:color="#00000a" loext:opacity="100%" style:font-name="Cloister" fo:font-size="18pt" fo:letter-spacing="normal" fo:language="la" fo:country="VA" fo:font-style="normal" fo:font-weight="normal" officeooo:rsid="023df142"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84" style:family="text">
      <style:text-properties officeooo:rsid="00239e6d"/>
    </style:style>
    <style:style style:name="T85" style:family="text">
      <style:text-properties fo:font-style="italic" style:font-style-asian="italic" style:font-style-complex="italic"/>
    </style:style>
    <style:style style:name="T86" style:family="text">
      <style:text-properties fo:font-style="italic" officeooo:rsid="001e055f" style:font-style-asian="italic" style:font-style-complex="italic"/>
    </style:style>
    <style:style style:name="T87" style:family="text">
      <style:text-properties fo:font-style="italic" officeooo:rsid="0023ecf5" style:font-style-asian="italic" style:font-style-complex="italic"/>
    </style:style>
    <style:style style:name="T88" style:family="text">
      <style:text-properties fo:font-style="italic" officeooo:rsid="0150c414" style:font-style-asian="italic" style:font-style-complex="italic"/>
    </style:style>
    <style:style style:name="T89" style:family="text">
      <style:text-properties fo:font-style="italic" officeooo:rsid="0158a9b9" style:font-style-asian="italic" style:font-style-complex="italic"/>
    </style:style>
    <style:style style:name="T90" style:family="text">
      <style:text-properties fo:font-style="italic" officeooo:rsid="00342036" style:font-style-asian="italic" style:font-style-complex="italic"/>
    </style:style>
    <style:style style:name="T91" style:family="text">
      <style:text-properties fo:font-style="italic" officeooo:rsid="0032bcb9" style:font-style-asian="italic" style:font-style-complex="italic"/>
    </style:style>
    <style:style style:name="T92" style:family="text">
      <style:text-properties fo:font-style="italic" officeooo:rsid="00e4c5f4" style:font-style-asian="italic" style:font-style-complex="italic"/>
    </style:style>
    <style:style style:name="T93" style:family="text">
      <style:text-properties fo:font-style="italic" officeooo:rsid="00e51c80" style:font-style-asian="italic" style:font-style-complex="italic"/>
    </style:style>
    <style:style style:name="T94" style:family="text">
      <style:text-properties fo:font-style="italic" officeooo:rsid="00e7f069" style:font-style-asian="italic" style:font-style-complex="italic"/>
    </style:style>
    <style:style style:name="T95" style:family="text">
      <style:text-properties fo:font-style="italic" officeooo:rsid="025bab75" style:font-style-asian="italic" style:font-style-complex="italic"/>
    </style:style>
    <style:style style:name="T96" style:family="text">
      <style:text-properties fo:font-style="italic" officeooo:rsid="026453d3" style:font-style-asian="italic" style:font-style-complex="italic"/>
    </style:style>
    <style:style style:name="T97" style:family="text">
      <style:text-properties fo:font-style="italic" officeooo:rsid="0064366a" style:font-style-asian="italic" style:font-style-complex="italic"/>
    </style:style>
    <style:style style:name="T98" style:family="text">
      <style:text-properties fo:font-style="italic" officeooo:rsid="0065ca5c" style:font-style-asian="italic" style:font-style-complex="italic"/>
    </style:style>
    <style:style style:name="T99" style:family="text">
      <style:text-properties fo:font-style="italic" officeooo:rsid="0151f479" style:font-style-asian="italic" style:font-style-complex="italic"/>
    </style:style>
    <style:style style:name="T100" style:family="text">
      <style:text-properties fo:font-style="italic" officeooo:rsid="015321f9" style:font-style-asian="italic" style:font-style-complex="italic"/>
    </style:style>
    <style:style style:name="T101" style:family="text">
      <style:text-properties fo:font-style="italic" officeooo:rsid="01541e5f" style:font-style-asian="italic" style:font-style-complex="italic"/>
    </style:style>
    <style:style style:name="T102" style:family="text">
      <style:text-properties fo:font-style="italic" officeooo:rsid="016f7472" style:font-style-asian="italic" style:font-style-complex="italic"/>
    </style:style>
    <style:style style:name="T103" style:family="text">
      <style:text-properties fo:font-style="italic" officeooo:rsid="019937fc" style:font-style-asian="italic" style:font-style-complex="italic"/>
    </style:style>
    <style:style style:name="T104" style:family="text">
      <style:text-properties fo:font-style="italic" officeooo:rsid="01adacc7" style:font-style-asian="italic" style:font-style-complex="italic"/>
    </style:style>
    <style:style style:name="T105" style:family="text">
      <style:text-properties fo:font-style="italic" officeooo:rsid="01b7a7b8" style:font-style-asian="italic" style:font-style-complex="italic"/>
    </style:style>
    <style:style style:name="T106" style:family="text">
      <style:text-properties fo:font-style="italic" officeooo:rsid="00303394" style:font-style-asian="italic" style:font-style-complex="italic"/>
    </style:style>
    <style:style style:name="T107" style:family="text">
      <style:text-properties fo:font-style="italic" officeooo:rsid="00362dab" style:font-style-asian="italic" style:font-style-complex="italic"/>
    </style:style>
    <style:style style:name="T108" style:family="text">
      <style:text-properties fo:font-style="italic" officeooo:rsid="010c395c" style:font-style-asian="italic" style:font-style-complex="italic"/>
    </style:style>
    <style:style style:name="T109" style:family="text">
      <style:text-properties fo:font-style="italic" officeooo:rsid="01d1abca" style:font-style-asian="italic" style:font-style-complex="italic"/>
    </style:style>
    <style:style style:name="T110" style:family="text">
      <style:text-properties fo:font-style="italic" officeooo:rsid="02930cd4" style:font-style-asian="italic" style:font-style-complex="italic"/>
    </style:style>
    <style:style style:name="T111" style:family="text">
      <style:text-properties fo:font-style="italic" officeooo:rsid="01e8a8a9" style:font-style-asian="italic" style:font-style-complex="italic"/>
    </style:style>
    <style:style style:name="T112" style:family="text">
      <style:text-properties fo:font-style="italic" officeooo:rsid="01f79a11" style:font-style-asian="italic" style:font-style-complex="italic"/>
    </style:style>
    <style:style style:name="T113" style:family="text">
      <style:text-properties fo:font-style="italic" officeooo:rsid="021f3948" style:font-style-asian="italic" style:font-style-complex="italic"/>
    </style:style>
    <style:style style:name="T114" style:family="text">
      <style:text-properties fo:font-style="italic" officeooo:rsid="02272aa2" style:font-style-asian="italic" style:font-style-complex="italic"/>
    </style:style>
    <style:style style:name="T115" style:family="text">
      <style:text-properties fo:font-style="italic" officeooo:rsid="022916b9" style:font-style-asian="italic" style:font-style-complex="italic"/>
    </style:style>
    <style:style style:name="T116" style:family="text">
      <style:text-properties style:font-name="Linux Libertine S.O.Cist.3"/>
    </style:style>
    <style:style style:name="T117" style:family="text">
      <style:text-properties style:font-name="Linux Libertine S.O.Cist.3" fo:font-style="italic" style:font-style-asian="italic" style:font-style-complex="italic"/>
    </style:style>
    <style:style style:name="T118" style:family="text">
      <style:text-properties style:font-name="Linux Libertine S.O.Cist.3" fo:font-style="italic" officeooo:rsid="0023ecf5" style:font-style-asian="italic" style:font-style-complex="italic"/>
    </style:style>
    <style:style style:name="T119" style:family="text">
      <style:text-properties style:font-name="Linux Libertine S.O.Cist.3" fo:font-style="italic" officeooo:rsid="0094cd3f" style:font-style-asian="italic" style:font-style-complex="italic"/>
    </style:style>
    <style:style style:name="T120" style:family="text">
      <style:text-properties style:font-name="Linux Libertine S.O.Cist.3" fo:font-style="italic" officeooo:rsid="00baedf9" style:font-style-asian="italic" style:font-style-complex="italic"/>
    </style:style>
    <style:style style:name="T121" style:family="text">
      <style:text-properties style:font-name="Linux Libertine S.O.Cist.3" fo:font-style="italic" officeooo:rsid="00e87ebf" style:font-style-asian="italic" style:font-style-complex="italic"/>
    </style:style>
    <style:style style:name="T122" style:family="text">
      <style:text-properties style:font-name="Linux Libertine S.O.Cist.3" fo:font-style="italic" officeooo:rsid="0168bdff" style:font-style-asian="italic" style:font-style-complex="italic"/>
    </style:style>
    <style:style style:name="T123" style:family="text">
      <style:text-properties style:font-name="Linux Libertine S.O.Cist.3" fo:font-style="italic" officeooo:rsid="016b68b3" style:font-style-asian="italic" style:font-style-complex="italic"/>
    </style:style>
    <style:style style:name="T124" style:family="text">
      <style:text-properties style:font-name="Linux Libertine S.O.Cist.3" fo:font-style="italic" officeooo:rsid="017cd626" style:font-style-asian="italic" style:font-style-complex="italic"/>
    </style:style>
    <style:style style:name="T125" style:family="text">
      <style:text-properties style:font-name="Linux Libertine S.O.Cist.3" fo:font-style="italic" officeooo:rsid="0182c2e8" style:font-style-asian="italic" style:font-style-complex="italic"/>
    </style:style>
    <style:style style:name="T126" style:family="text">
      <style:text-properties style:font-name="Linux Libertine S.O.Cist.3" fo:font-style="italic" officeooo:rsid="019748dc" style:font-style-asian="italic" style:font-style-complex="italic"/>
    </style:style>
    <style:style style:name="T127" style:family="text">
      <style:text-properties style:font-name="Linux Libertine S.O.Cist.3" fo:font-style="italic" officeooo:rsid="01993b47" style:font-style-asian="italic" style:font-style-complex="italic"/>
    </style:style>
    <style:style style:name="T128" style:family="text">
      <style:text-properties style:font-name="Linux Libertine S.O.Cist.3" fo:font-style="italic" officeooo:rsid="019beb40" style:font-style-asian="italic" style:font-style-complex="italic"/>
    </style:style>
    <style:style style:name="T129" style:family="text">
      <style:text-properties style:font-name="Linux Libertine S.O.Cist.3" fo:font-style="italic" officeooo:rsid="019f7b65" style:font-style-asian="italic" style:font-style-complex="italic"/>
    </style:style>
    <style:style style:name="T130" style:family="text">
      <style:text-properties style:font-name="Linux Libertine S.O.Cist.3" fo:font-style="italic" officeooo:rsid="01a28bbc" style:font-style-asian="italic" style:font-style-complex="italic"/>
    </style:style>
    <style:style style:name="T131" style:family="text">
      <style:text-properties style:font-name="Linux Libertine S.O.Cist.3" fo:font-style="italic" officeooo:rsid="01b663b3" style:font-style-asian="italic" style:font-style-complex="italic"/>
    </style:style>
    <style:style style:name="T132" style:family="text">
      <style:text-properties style:font-name="Linux Libertine S.O.Cist.3" fo:font-style="italic" officeooo:rsid="01f45c6d" style:font-style-asian="italic" style:font-style-complex="italic"/>
    </style:style>
    <style:style style:name="T133" style:family="text">
      <style:text-properties style:font-name="Linux Libertine S.O.Cist.3" fo:font-style="normal" officeooo:rsid="001bcdcc" style:font-style-asian="normal" style:font-style-complex="normal"/>
    </style:style>
    <style:style style:name="T134" style:family="text">
      <style:text-properties style:font-name="Linux Libertine S.O.Cist.3" fo:font-style="normal" officeooo:rsid="0023ecf5" style:font-style-asian="normal" style:font-style-complex="normal"/>
    </style:style>
    <style:style style:name="T135" style:family="text">
      <style:text-properties style:font-name="Linux Libertine S.O.Cist.3" fo:font-style="normal" officeooo:rsid="0039ad61" style:font-style-asian="normal" style:font-style-complex="normal"/>
    </style:style>
    <style:style style:name="T136" style:family="text">
      <style:text-properties style:font-name="Linux Libertine S.O.Cist.3" fo:font-style="normal" officeooo:rsid="003aa2be" style:font-style-asian="normal" style:font-style-complex="normal"/>
    </style:style>
    <style:style style:name="T137" style:family="text">
      <style:text-properties style:font-name="Linux Libertine S.O.Cist.3" fo:font-style="normal" officeooo:rsid="003bc91d" style:font-style-asian="normal" style:font-style-complex="normal"/>
    </style:style>
    <style:style style:name="T138" style:family="text">
      <style:text-properties style:font-name="Linux Libertine S.O.Cist.3" fo:font-style="normal" officeooo:rsid="003c4aa9" style:font-style-asian="normal" style:font-style-complex="normal"/>
    </style:style>
    <style:style style:name="T139" style:family="text">
      <style:text-properties style:font-name="Linux Libertine S.O.Cist.3" fo:font-style="normal" officeooo:rsid="00962c7d" style:font-style-asian="normal" style:font-style-complex="normal"/>
    </style:style>
    <style:style style:name="T140" style:family="text">
      <style:text-properties style:font-name="Linux Libertine S.O.Cist.3" fo:font-style="normal" officeooo:rsid="00998c2d" style:font-style-asian="normal" style:font-style-complex="normal"/>
    </style:style>
    <style:style style:name="T141" style:family="text">
      <style:text-properties style:font-name="Linux Libertine S.O.Cist.3" fo:font-style="normal" officeooo:rsid="009b62e6" style:font-style-asian="normal" style:font-style-complex="normal"/>
    </style:style>
    <style:style style:name="T142" style:family="text">
      <style:text-properties style:font-name="Linux Libertine S.O.Cist.3" fo:font-style="normal" officeooo:rsid="009c3b19" style:font-style-asian="normal" style:font-style-complex="normal"/>
    </style:style>
    <style:style style:name="T143" style:family="text">
      <style:text-properties style:font-name="Linux Libertine S.O.Cist.3" fo:font-style="normal" officeooo:rsid="009db9eb" style:font-style-asian="normal" style:font-style-complex="normal"/>
    </style:style>
    <style:style style:name="T144" style:family="text">
      <style:text-properties style:font-name="Linux Libertine S.O.Cist.3" fo:font-style="normal" officeooo:rsid="009f6bdd" style:font-style-asian="normal" style:font-style-complex="normal"/>
    </style:style>
    <style:style style:name="T145" style:family="text">
      <style:text-properties style:font-name="Linux Libertine S.O.Cist.3" fo:font-style="normal" officeooo:rsid="00a5a7db" style:font-style-asian="normal" style:font-style-complex="normal"/>
    </style:style>
    <style:style style:name="T146" style:family="text">
      <style:text-properties style:font-name="Linux Libertine S.O.Cist.3" fo:font-style="normal" officeooo:rsid="00e87ebf" style:font-style-asian="normal" style:font-style-complex="normal"/>
    </style:style>
    <style:style style:name="T147" style:family="text">
      <style:text-properties style:font-name="Linux Libertine S.O.Cist.3" fo:font-style="normal" officeooo:rsid="017b623e" style:font-style-asian="normal" style:font-style-complex="normal"/>
    </style:style>
    <style:style style:name="T148" style:family="text">
      <style:text-properties style:font-name="Linux Libertine S.O.Cist.3" fo:font-style="normal" officeooo:rsid="017cd626" style:font-style-asian="normal" style:font-style-complex="normal"/>
    </style:style>
    <style:style style:name="T149" style:family="text">
      <style:text-properties style:font-name="Linux Libertine S.O.Cist.3" fo:font-style="normal" officeooo:rsid="017e4bdf" style:font-style-asian="normal" style:font-style-complex="normal"/>
    </style:style>
    <style:style style:name="T150" style:family="text">
      <style:text-properties style:font-name="Linux Libertine S.O.Cist.3" fo:font-style="normal" officeooo:rsid="0182c2e8" style:font-style-asian="normal" style:font-style-complex="normal"/>
    </style:style>
    <style:style style:name="T151" style:family="text">
      <style:text-properties style:font-name="Linux Libertine S.O.Cist.3" fo:font-style="normal" officeooo:rsid="01853e51" style:font-style-asian="normal" style:font-style-complex="normal"/>
    </style:style>
    <style:style style:name="T152" style:family="text">
      <style:text-properties style:font-name="Linux Libertine S.O.Cist.3" fo:font-style="normal" officeooo:rsid="019748dc" style:font-style-asian="normal" style:font-style-complex="normal"/>
    </style:style>
    <style:style style:name="T153" style:family="text">
      <style:text-properties style:font-name="Linux Libertine S.O.Cist.3" fo:font-style="normal" officeooo:rsid="01988fd3" style:font-style-asian="normal" style:font-style-complex="normal"/>
    </style:style>
    <style:style style:name="T154" style:family="text">
      <style:text-properties style:font-name="Linux Libertine S.O.Cist.3" fo:font-style="normal" officeooo:rsid="019937fc" style:font-style-asian="normal" style:font-style-complex="normal"/>
    </style:style>
    <style:style style:name="T155" style:family="text">
      <style:text-properties style:font-name="Linux Libertine S.O.Cist.3" fo:font-style="normal" officeooo:rsid="01993b47" style:font-style-asian="normal" style:font-style-complex="normal"/>
    </style:style>
    <style:style style:name="T156" style:family="text">
      <style:text-properties style:font-name="Linux Libertine S.O.Cist.3" fo:font-style="normal" officeooo:rsid="019a9960" style:font-style-asian="normal" style:font-style-complex="normal"/>
    </style:style>
    <style:style style:name="T157" style:family="text">
      <style:text-properties style:font-name="Linux Libertine S.O.Cist.3" fo:font-style="normal" officeooo:rsid="019beb40" style:font-style-asian="normal" style:font-style-complex="normal"/>
    </style:style>
    <style:style style:name="T158" style:family="text">
      <style:text-properties style:font-name="Linux Libertine S.O.Cist.3" fo:font-style="normal" officeooo:rsid="019f7b65" style:font-style-asian="normal" style:font-style-complex="normal"/>
    </style:style>
    <style:style style:name="T159" style:family="text">
      <style:text-properties style:font-name="Linux Libertine S.O.Cist.3" fo:font-style="normal" officeooo:rsid="01a28bbc" style:font-style-asian="normal" style:font-style-complex="normal"/>
    </style:style>
    <style:style style:name="T160" style:family="text">
      <style:text-properties style:font-name="Linux Libertine S.O.Cist.3" fo:font-style="normal" officeooo:rsid="01b15557" style:font-style-asian="normal" style:font-style-complex="normal"/>
    </style:style>
    <style:style style:name="T161" style:family="text">
      <style:text-properties style:font-name="Linux Libertine S.O.Cist.3" fo:font-style="normal" officeooo:rsid="01b3f75b" style:font-style-asian="normal" style:font-style-complex="normal"/>
    </style:style>
    <style:style style:name="T162" style:family="text">
      <style:text-properties style:font-name="Linux Libertine S.O.Cist.3" fo:font-style="normal" officeooo:rsid="01b663b3" style:font-style-asian="normal" style:font-style-complex="normal"/>
    </style:style>
    <style:style style:name="T163" style:family="text">
      <style:text-properties style:font-name="Linux Libertine S.O.Cist.3" fo:font-style="normal" officeooo:rsid="01b779e2" style:font-style-asian="normal" style:font-style-complex="normal"/>
    </style:style>
    <style:style style:name="T164" style:family="text">
      <style:text-properties style:font-name="Linux Libertine S.O.Cist.3" fo:font-style="normal" officeooo:rsid="01b7a7b8" style:font-style-asian="normal" style:font-style-complex="normal"/>
    </style:style>
    <style:style style:name="T165" style:family="text">
      <style:text-properties style:font-name="Linux Libertine S.O.Cist.3" fo:font-style="normal" officeooo:rsid="01b8d5cb" style:font-style-asian="normal" style:font-style-complex="normal"/>
    </style:style>
    <style:style style:name="T166" style:family="text">
      <style:text-properties style:font-name="Linux Libertine S.O.Cist.3" fo:font-style="normal" officeooo:rsid="01fe53c1" style:font-style-asian="normal" style:font-style-complex="normal"/>
    </style:style>
    <style:style style:name="T167" style:family="text">
      <style:text-properties style:font-name="Linux Libertine S.O.Cist.3" fo:font-style="normal" officeooo:rsid="01ff9e4e" style:font-style-asian="normal" style:font-style-complex="normal"/>
    </style:style>
    <style:style style:name="T168" style:family="text">
      <style:text-properties style:font-name="Linux Libertine S.O.Cist.3" fo:font-style="normal" officeooo:rsid="02047e57" style:font-style-asian="normal" style:font-style-complex="normal"/>
    </style:style>
    <style:style style:name="T169" style:family="text">
      <style:text-properties style:font-name="Linux Libertine S.O.Cist.3" fo:font-style="normal" officeooo:rsid="02249760" style:font-style-asian="normal" style:font-style-complex="normal"/>
    </style:style>
    <style:style style:name="T170" style:family="text">
      <style:text-properties style:font-name="Linux Libertine S.O.Cist.3" fo:font-style="normal" officeooo:rsid="02300144" style:font-style-asian="normal" style:font-style-complex="normal"/>
    </style:style>
    <style:style style:name="T171" style:family="text">
      <style:text-properties style:font-name="Linux Libertine S.O.Cist.3" officeooo:rsid="0019defb"/>
    </style:style>
    <style:style style:name="T172" style:family="text">
      <style:text-properties style:font-name="Linux Libertine S.O.Cist.3" officeooo:rsid="001e055f"/>
    </style:style>
    <style:style style:name="T173" style:family="text">
      <style:text-properties style:font-name="Linux Libertine S.O.Cist.3" officeooo:rsid="001fce65"/>
    </style:style>
    <style:style style:name="T174" style:family="text">
      <style:text-properties style:font-name="Linux Libertine S.O.Cist.3" officeooo:rsid="00211ad0"/>
    </style:style>
    <style:style style:name="T175" style:family="text">
      <style:text-properties style:font-name="Linux Libertine S.O.Cist.3" officeooo:rsid="00214bb8"/>
    </style:style>
    <style:style style:name="T176" style:family="text">
      <style:text-properties style:font-name="Linux Libertine S.O.Cist.3" officeooo:rsid="0022afba"/>
    </style:style>
    <style:style style:name="T177" style:family="text">
      <style:text-properties style:font-name="Linux Libertine S.O.Cist.3" officeooo:rsid="0023ecf5"/>
    </style:style>
    <style:style style:name="T178" style:family="text">
      <style:text-properties style:font-name="Linux Libertine S.O.Cist.3" officeooo:rsid="003595e1"/>
    </style:style>
    <style:style style:name="T179" style:family="text">
      <style:text-properties style:font-name="Linux Libertine S.O.Cist.3" officeooo:rsid="003766f1"/>
    </style:style>
    <style:style style:name="T180" style:family="text">
      <style:text-properties style:font-name="Linux Libertine S.O.Cist.3" officeooo:rsid="0037e292"/>
    </style:style>
    <style:style style:name="T181" style:family="text">
      <style:text-properties style:font-name="Linux Libertine S.O.Cist.3" officeooo:rsid="00384b20"/>
    </style:style>
    <style:style style:name="T182" style:family="text">
      <style:text-properties style:font-name="Linux Libertine S.O.Cist.3" officeooo:rsid="00386dd6"/>
    </style:style>
    <style:style style:name="T183" style:family="text">
      <style:text-properties style:font-name="Linux Libertine S.O.Cist.3" officeooo:rsid="0039ad61"/>
    </style:style>
    <style:style style:name="T184" style:family="text">
      <style:text-properties style:font-name="Linux Libertine S.O.Cist.3" officeooo:rsid="003c0454"/>
    </style:style>
    <style:style style:name="T185" style:family="text">
      <style:text-properties style:font-name="Linux Libertine S.O.Cist.3" officeooo:rsid="003c4aa9"/>
    </style:style>
    <style:style style:name="T186" style:family="text">
      <style:text-properties style:font-name="Linux Libertine S.O.Cist.3" officeooo:rsid="004769c6"/>
    </style:style>
    <style:style style:name="T187" style:family="text">
      <style:text-properties style:font-name="Linux Libertine S.O.Cist.3" officeooo:rsid="0047c799"/>
    </style:style>
    <style:style style:name="T188" style:family="text">
      <style:text-properties style:font-name="Linux Libertine S.O.Cist.3" officeooo:rsid="0048ae75"/>
    </style:style>
    <style:style style:name="T189" style:family="text">
      <style:text-properties style:font-name="Linux Libertine S.O.Cist.3" officeooo:rsid="0053c8ff"/>
    </style:style>
    <style:style style:name="T190" style:family="text">
      <style:text-properties style:font-name="Linux Libertine S.O.Cist.3" officeooo:rsid="00622e3c"/>
    </style:style>
    <style:style style:name="T191" style:family="text">
      <style:text-properties style:font-name="Linux Libertine S.O.Cist.3" officeooo:rsid="0063b7c8"/>
    </style:style>
    <style:style style:name="T192" style:family="text">
      <style:text-properties style:font-name="Linux Libertine S.O.Cist.3" officeooo:rsid="00659dee"/>
    </style:style>
    <style:style style:name="T193" style:family="text">
      <style:text-properties style:font-name="Linux Libertine S.O.Cist.3" officeooo:rsid="006670ba"/>
    </style:style>
    <style:style style:name="T194" style:family="text">
      <style:text-properties style:font-name="Linux Libertine S.O.Cist.3" officeooo:rsid="0090c03b"/>
    </style:style>
    <style:style style:name="T195" style:family="text">
      <style:text-properties style:font-name="Linux Libertine S.O.Cist.3" officeooo:rsid="009149f0"/>
    </style:style>
    <style:style style:name="T196" style:family="text">
      <style:text-properties style:font-name="Linux Libertine S.O.Cist.3" officeooo:rsid="0092ee37"/>
    </style:style>
    <style:style style:name="T197" style:family="text">
      <style:text-properties style:font-name="Linux Libertine S.O.Cist.3" officeooo:rsid="00936810"/>
    </style:style>
    <style:style style:name="T198" style:family="text">
      <style:text-properties style:font-name="Linux Libertine S.O.Cist.3" officeooo:rsid="0094cd3f"/>
    </style:style>
    <style:style style:name="T199" style:family="text">
      <style:text-properties style:font-name="Linux Libertine S.O.Cist.3" officeooo:rsid="00956159"/>
    </style:style>
    <style:style style:name="T200" style:family="text">
      <style:text-properties style:font-name="Linux Libertine S.O.Cist.3" officeooo:rsid="00962c7d"/>
    </style:style>
    <style:style style:name="T201" style:family="text">
      <style:text-properties style:font-name="Linux Libertine S.O.Cist.3" officeooo:rsid="00a47bce"/>
    </style:style>
    <style:style style:name="T202" style:family="text">
      <style:text-properties style:font-name="Linux Libertine S.O.Cist.3" officeooo:rsid="00b2c3de"/>
    </style:style>
    <style:style style:name="T203" style:family="text">
      <style:text-properties style:font-name="Linux Libertine S.O.Cist.3" officeooo:rsid="00b3e0b0"/>
    </style:style>
    <style:style style:name="T204" style:family="text">
      <style:text-properties style:font-name="Linux Libertine S.O.Cist.3" officeooo:rsid="00b57331"/>
    </style:style>
    <style:style style:name="T205" style:family="text">
      <style:text-properties style:font-name="Linux Libertine S.O.Cist.3" officeooo:rsid="00b5ee76"/>
    </style:style>
    <style:style style:name="T206" style:family="text">
      <style:text-properties style:font-name="Linux Libertine S.O.Cist.3" officeooo:rsid="00b7e425"/>
    </style:style>
    <style:style style:name="T207" style:family="text">
      <style:text-properties style:font-name="Linux Libertine S.O.Cist.3" officeooo:rsid="00b80736"/>
    </style:style>
    <style:style style:name="T208" style:family="text">
      <style:text-properties style:font-name="Linux Libertine S.O.Cist.3" officeooo:rsid="00b94c8a"/>
    </style:style>
    <style:style style:name="T209" style:family="text">
      <style:text-properties style:font-name="Linux Libertine S.O.Cist.3" officeooo:rsid="00baedf9"/>
    </style:style>
    <style:style style:name="T210" style:family="text">
      <style:text-properties style:font-name="Linux Libertine S.O.Cist.3" officeooo:rsid="00bbf25a"/>
    </style:style>
    <style:style style:name="T211" style:family="text">
      <style:text-properties style:font-name="Linux Libertine S.O.Cist.3" officeooo:rsid="00bdce09"/>
    </style:style>
    <style:style style:name="T212" style:family="text">
      <style:text-properties style:font-name="Linux Libertine S.O.Cist.3" officeooo:rsid="00becd6e"/>
    </style:style>
    <style:style style:name="T213" style:family="text">
      <style:text-properties style:font-name="Linux Libertine S.O.Cist.3" officeooo:rsid="00c7da99"/>
    </style:style>
    <style:style style:name="T214" style:family="text">
      <style:text-properties style:font-name="Linux Libertine S.O.Cist.3" officeooo:rsid="00c84925"/>
    </style:style>
    <style:style style:name="T215" style:family="text">
      <style:text-properties style:font-name="Linux Libertine S.O.Cist.3" officeooo:rsid="00c8e7a9"/>
    </style:style>
    <style:style style:name="T216" style:family="text">
      <style:text-properties style:font-name="Linux Libertine S.O.Cist.3" officeooo:rsid="00c99030"/>
    </style:style>
    <style:style style:name="T217" style:family="text">
      <style:text-properties style:font-name="Linux Libertine S.O.Cist.3" officeooo:rsid="00e87ebf"/>
    </style:style>
    <style:style style:name="T218" style:family="text">
      <style:text-properties style:font-name="Linux Libertine S.O.Cist.3" officeooo:rsid="0167f1ff"/>
    </style:style>
    <style:style style:name="T219" style:family="text">
      <style:text-properties style:font-name="Linux Libertine S.O.Cist.3" officeooo:rsid="01687dd4"/>
    </style:style>
    <style:style style:name="T220" style:family="text">
      <style:text-properties style:font-name="Linux Libertine S.O.Cist.3" officeooo:rsid="016a7068"/>
    </style:style>
    <style:style style:name="T221" style:family="text">
      <style:text-properties style:font-name="Linux Libertine S.O.Cist.3" officeooo:rsid="016b68b3"/>
    </style:style>
    <style:style style:name="T222" style:family="text">
      <style:text-properties style:font-name="Linux Libertine S.O.Cist.3" officeooo:rsid="016b9b23"/>
    </style:style>
    <style:style style:name="T223" style:family="text">
      <style:text-properties style:font-name="Linux Libertine S.O.Cist.3" officeooo:rsid="016d5414"/>
    </style:style>
    <style:style style:name="T224" style:family="text">
      <style:text-properties style:font-name="Linux Libertine S.O.Cist.3" officeooo:rsid="017656b3"/>
    </style:style>
    <style:style style:name="T225" style:family="text">
      <style:text-properties style:font-name="Linux Libertine S.O.Cist.3" officeooo:rsid="0177dbd0"/>
    </style:style>
    <style:style style:name="T226" style:family="text">
      <style:text-properties style:font-name="Linux Libertine S.O.Cist.3" officeooo:rsid="0178e71e"/>
    </style:style>
    <style:style style:name="T227" style:family="text">
      <style:text-properties style:font-name="Linux Libertine S.O.Cist.3" officeooo:rsid="017981ce"/>
    </style:style>
    <style:style style:name="T228" style:family="text">
      <style:text-properties style:font-name="Linux Libertine S.O.Cist.3" officeooo:rsid="017ff722"/>
    </style:style>
    <style:style style:name="T229" style:family="text">
      <style:text-properties style:font-name="Linux Libertine S.O.Cist.3" officeooo:rsid="0182c2e8"/>
    </style:style>
    <style:style style:name="T230" style:family="text">
      <style:text-properties style:font-name="Linux Libertine S.O.Cist.3" officeooo:rsid="01853e51"/>
    </style:style>
    <style:style style:name="T231" style:family="text">
      <style:text-properties style:font-name="Linux Libertine S.O.Cist.3" officeooo:rsid="0186d29d"/>
    </style:style>
    <style:style style:name="T232" style:family="text">
      <style:text-properties style:font-name="Linux Libertine S.O.Cist.3" officeooo:rsid="019402d4"/>
    </style:style>
    <style:style style:name="T233" style:family="text">
      <style:text-properties style:font-name="Linux Libertine S.O.Cist.3" officeooo:rsid="0194e1e6"/>
    </style:style>
    <style:style style:name="T234" style:family="text">
      <style:text-properties style:font-name="Linux Libertine S.O.Cist.3" officeooo:rsid="01955413"/>
    </style:style>
    <style:style style:name="T235" style:family="text">
      <style:text-properties style:font-name="Linux Libertine S.O.Cist.3" officeooo:rsid="019748dc"/>
    </style:style>
    <style:style style:name="T236" style:family="text">
      <style:text-properties style:font-name="Linux Libertine S.O.Cist.3" officeooo:rsid="019937fc"/>
    </style:style>
    <style:style style:name="T237" style:family="text">
      <style:text-properties style:font-name="Linux Libertine S.O.Cist.3" officeooo:rsid="01993b47"/>
    </style:style>
    <style:style style:name="T238" style:family="text">
      <style:text-properties style:font-name="Linux Libertine S.O.Cist.3" officeooo:rsid="019ea395"/>
    </style:style>
    <style:style style:name="T239" style:family="text">
      <style:text-properties style:font-name="Linux Libertine S.O.Cist.3" officeooo:rsid="019f7b65"/>
    </style:style>
    <style:style style:name="T240" style:family="text">
      <style:text-properties style:font-name="Linux Libertine S.O.Cist.3" officeooo:rsid="01a007bf"/>
    </style:style>
    <style:style style:name="T241" style:family="text">
      <style:text-properties style:font-name="Linux Libertine S.O.Cist.3" officeooo:rsid="01a16814"/>
    </style:style>
    <style:style style:name="T242" style:family="text">
      <style:text-properties style:font-name="Linux Libertine S.O.Cist.3" officeooo:rsid="01a28bbc"/>
    </style:style>
    <style:style style:name="T243" style:family="text">
      <style:text-properties style:font-name="Linux Libertine S.O.Cist.3" officeooo:rsid="01a469aa"/>
    </style:style>
    <style:style style:name="T244" style:family="text">
      <style:text-properties style:font-name="Linux Libertine S.O.Cist.3" officeooo:rsid="01afb709"/>
    </style:style>
    <style:style style:name="T245" style:family="text">
      <style:text-properties style:font-name="Linux Libertine S.O.Cist.3" officeooo:rsid="01b31044"/>
    </style:style>
    <style:style style:name="T246" style:family="text">
      <style:text-properties style:font-name="Linux Libertine S.O.Cist.3" officeooo:rsid="01b3f75b"/>
    </style:style>
    <style:style style:name="T247" style:family="text">
      <style:text-properties style:font-name="Linux Libertine S.O.Cist.3" officeooo:rsid="01b45a7f"/>
    </style:style>
    <style:style style:name="T248" style:family="text">
      <style:text-properties style:font-name="Linux Libertine S.O.Cist.3" officeooo:rsid="01b4a9f1"/>
    </style:style>
    <style:style style:name="T249" style:family="text">
      <style:text-properties style:font-name="Linux Libertine S.O.Cist.3" officeooo:rsid="01b663b3"/>
    </style:style>
    <style:style style:name="T250" style:family="text">
      <style:text-properties style:font-name="Linux Libertine S.O.Cist.3" officeooo:rsid="01b8d5cb"/>
    </style:style>
    <style:style style:name="T251" style:family="text">
      <style:text-properties style:font-name="Linux Libertine S.O.Cist.3" officeooo:rsid="01ddea6d"/>
    </style:style>
    <style:style style:name="T252" style:family="text">
      <style:text-properties style:font-name="Linux Libertine S.O.Cist.3" officeooo:rsid="01f02138"/>
    </style:style>
    <style:style style:name="T253" style:family="text">
      <style:text-properties style:font-name="Linux Libertine S.O.Cist.3" officeooo:rsid="01f45c6d"/>
    </style:style>
    <style:style style:name="T254" style:family="text">
      <style:text-properties style:font-name="Linux Libertine S.O.Cist.3" officeooo:rsid="01fe53c1"/>
    </style:style>
    <style:style style:name="T255" style:family="text">
      <style:text-properties style:font-name="Linux Libertine S.O.Cist.3" officeooo:rsid="01ff9e4e"/>
    </style:style>
    <style:style style:name="T256" style:family="text">
      <style:text-properties style:font-name="Linux Libertine S.O.Cist.3" officeooo:rsid="0201e931"/>
    </style:style>
    <style:style style:name="T257" style:family="text">
      <style:text-properties style:font-name="Linux Libertine S.O.Cist.3" fo:font-size="12pt" fo:language="cs" fo:country="CZ" officeooo:rsid="00ed3424" style:font-size-asian="12pt" style:font-size-complex="12pt"/>
    </style:style>
    <style:style style:name="T258" style:family="text">
      <style:text-properties style:font-name="Linux Libertine S.O.Cist.3" fo:font-size="12pt" fo:language="cs" fo:country="CZ" officeooo:rsid="02069fab" style:font-size-asian="12pt" style:font-size-complex="12pt"/>
    </style:style>
    <style:style style:name="T259" style:family="text">
      <style:text-properties style:font-name="Linux Libertine S.O.Cist.3" fo:font-size="12pt" fo:language="cs" fo:country="CZ" officeooo:rsid="00a94699" style:font-size-asian="12pt" style:font-size-complex="12pt"/>
    </style:style>
    <style:style style:name="T260" style:family="text">
      <style:text-properties style:font-name="Linux Libertine S.O.Cist.3" fo:font-size="12pt" fo:language="cs" fo:country="CZ" officeooo:rsid="00c6c0e2" style:font-size-asian="12pt" style:font-size-complex="12pt"/>
    </style:style>
    <style:style style:name="T261" style:family="text">
      <style:text-properties style:font-name="Linux Libertine S.O.Cist.3" fo:font-size="12pt" fo:language="cs" fo:country="CZ" officeooo:rsid="00aaefdf" style:font-size-asian="12pt" style:font-size-complex="12pt"/>
    </style:style>
    <style:style style:name="T262" style:family="text">
      <style:text-properties style:font-name="Linux Libertine S.O.Cist.3" fo:font-size="12pt" fo:language="cs" fo:country="CZ" officeooo:rsid="020e13db" style:font-size-asian="12pt" style:font-size-complex="12pt"/>
    </style:style>
    <style:style style:name="T263" style:family="text">
      <style:text-properties style:font-name="Linux Libertine S.O.Cist.3" fo:font-size="12pt" fo:language="cs" fo:country="CZ" officeooo:rsid="00ac39ca" style:font-size-asian="12pt" style:font-size-complex="12pt"/>
    </style:style>
    <style:style style:name="T264" style:family="text">
      <style:text-properties style:font-name="Linux Libertine S.O.Cist.3" fo:font-size="12pt" fo:language="cs" fo:country="CZ" officeooo:rsid="00c6d386" style:font-size-asian="12pt" style:font-size-complex="12pt"/>
    </style:style>
    <style:style style:name="T265" style:family="text">
      <style:text-properties style:font-name="Linux Libertine S.O.Cist.3" fo:font-size="12pt" fo:language="cs" fo:country="CZ" officeooo:rsid="00adfa8b" style:font-size-asian="12pt" style:font-size-complex="12pt"/>
    </style:style>
    <style:style style:name="T266" style:family="text">
      <style:text-properties style:font-name="Linux Libertine S.O.Cist.3" fo:font-size="12pt" fo:language="cs" fo:country="CZ" officeooo:rsid="00af8b1b" style:font-size-asian="12pt" style:font-size-complex="12pt"/>
    </style:style>
    <style:style style:name="T267" style:family="text">
      <style:text-properties style:font-name="Linux Libertine S.O.Cist.3" fo:font-size="12pt" fo:language="cs" fo:country="CZ" officeooo:rsid="00af9043" style:font-size-asian="12pt" style:font-size-complex="12pt"/>
    </style:style>
    <style:style style:name="T268" style:family="text">
      <style:text-properties style:font-name="Linux Libertine S.O.Cist.3" fo:font-size="12pt" fo:language="cs" fo:country="CZ" officeooo:rsid="00b1585a" style:font-size-asian="12pt" style:font-size-complex="12pt"/>
    </style:style>
    <style:style style:name="T269" style:family="text">
      <style:text-properties style:font-name="Linux Libertine S.O.Cist.3" fo:font-size="12pt" fo:language="cs" fo:country="CZ" officeooo:rsid="00c78457" style:font-size-asian="12pt" style:font-size-complex="12pt"/>
    </style:style>
    <style:style style:name="T270" style:family="text">
      <style:text-properties style:font-name="Linux Libertine S.O.Cist.3" fo:font-size="12pt" fo:language="cs" fo:country="CZ" officeooo:rsid="00efe0a0" style:font-size-asian="12pt" style:font-size-complex="12pt"/>
    </style:style>
    <style:style style:name="T271" style:family="text">
      <style:text-properties style:font-name="Linux Libertine S.O.Cist.3" fo:font-size="12pt" fo:language="cs" fo:country="CZ" officeooo:rsid="010e5eae" style:font-size-asian="12pt" style:font-size-complex="12pt"/>
    </style:style>
    <style:style style:name="T272" style:family="text">
      <style:text-properties style:font-name="Linux Libertine S.O.Cist.3" fo:font-size="12pt" fo:language="cs" fo:country="CZ" officeooo:rsid="00f0f9db" style:font-size-asian="12pt" style:font-size-complex="12pt"/>
    </style:style>
    <style:style style:name="T273" style:family="text">
      <style:text-properties style:font-name="Linux Libertine S.O.Cist.3" fo:font-size="12pt" fo:language="cs" fo:country="CZ" officeooo:rsid="020edb31" style:font-size-asian="12pt" style:font-size-complex="12pt"/>
    </style:style>
    <style:style style:name="T274" style:family="text">
      <style:text-properties style:font-name="Linux Libertine S.O.Cist.3" fo:font-size="12pt" fo:language="cs" fo:country="CZ" officeooo:rsid="00f732b5" style:font-size-asian="12pt" style:font-size-complex="12pt"/>
    </style:style>
    <style:style style:name="T275" style:family="text">
      <style:text-properties style:font-name="Linux Libertine S.O.Cist.3" fo:font-size="12pt" fo:language="cs" fo:country="CZ" officeooo:rsid="00f1ec8b" style:font-size-asian="12pt" style:font-size-complex="12pt"/>
    </style:style>
    <style:style style:name="T276" style:family="text">
      <style:text-properties style:font-name="Linux Libertine S.O.Cist.3" fo:font-size="12pt" fo:language="cs" fo:country="CZ" officeooo:rsid="00f3295c" style:font-size-asian="12pt" style:font-size-complex="12pt"/>
    </style:style>
    <style:style style:name="T277" style:family="text">
      <style:text-properties style:font-name="Linux Libertine S.O.Cist.3" fo:font-size="12pt" fo:language="cs" fo:country="CZ" officeooo:rsid="00f3e67d" style:font-size-asian="12pt" style:font-size-complex="12pt"/>
    </style:style>
    <style:style style:name="T278" style:family="text">
      <style:text-properties style:font-name="Linux Libertine S.O.Cist.3" fo:font-size="12pt" fo:language="cs" fo:country="CZ" officeooo:rsid="00f5bb52" style:font-size-asian="12pt" style:font-size-complex="12pt"/>
    </style:style>
    <style:style style:name="T279" style:family="text">
      <style:text-properties style:font-name="Linux Libertine S.O.Cist.3" fo:font-size="12pt" fo:language="cs" fo:country="CZ" officeooo:rsid="0110d4e6" style:font-size-asian="12pt" style:font-size-complex="12pt"/>
    </style:style>
    <style:style style:name="T280" style:family="text">
      <style:text-properties style:font-name="Linux Libertine S.O.Cist.3" fo:font-size="12pt" fo:language="cs" fo:country="CZ" officeooo:rsid="010f0e7d" style:font-size-asian="12pt" style:font-size-complex="12pt"/>
    </style:style>
    <style:style style:name="T281" style:family="text">
      <style:text-properties style:font-name="Linux Libertine S.O.Cist.3" fo:font-size="12pt" fo:language="cs" fo:country="CZ" officeooo:rsid="01eb5eef" style:font-size-asian="12pt" style:font-size-complex="12pt"/>
    </style:style>
    <style:style style:name="T282" style:family="text">
      <style:text-properties style:font-name="Linux Libertine S.O.Cist.3" fo:font-size="12pt" fo:language="cs" fo:country="CZ" officeooo:rsid="00f7c834" style:font-size-asian="12pt" style:font-size-complex="12pt"/>
    </style:style>
    <style:style style:name="T283" style:family="text">
      <style:text-properties style:font-name="Linux Libertine S.O.Cist.3" fo:font-size="12pt" fo:language="cs" fo:country="CZ" officeooo:rsid="022437e1" style:font-size-asian="12pt" style:font-size-complex="12pt"/>
    </style:style>
    <style:style style:name="T284" style:family="text">
      <style:text-properties style:font-name="Linux Libertine S.O.Cist.3" fo:font-size="12pt" fo:language="cs" fo:country="CZ" officeooo:rsid="003d19c7" style:font-size-asian="12pt" style:font-size-complex="12pt"/>
    </style:style>
    <style:style style:name="T285" style:family="text">
      <style:text-properties style:font-name="Linux Libertine S.O.Cist.3" fo:font-size="12pt" fo:language="cs" fo:country="CZ" officeooo:rsid="003e6c29" style:font-size-asian="12pt" style:font-size-complex="12pt"/>
    </style:style>
    <style:style style:name="T286" style:family="text">
      <style:text-properties style:font-name="Linux Libertine S.O.Cist.3" fo:font-size="12pt" fo:language="cs" fo:country="CZ" officeooo:rsid="00404b9f" style:font-size-asian="12pt" style:font-size-complex="12pt"/>
    </style:style>
    <style:style style:name="T287" style:family="text">
      <style:text-properties style:font-name="Linux Libertine S.O.Cist.3" fo:font-size="12pt" fo:language="cs" fo:country="CZ" officeooo:rsid="00fcaf7e" style:font-size-asian="12pt" style:font-size-complex="12pt"/>
    </style:style>
    <style:style style:name="T288" style:family="text">
      <style:text-properties style:font-name="Linux Libertine S.O.Cist.3" fo:font-size="12pt" fo:language="cs" fo:country="CZ" officeooo:rsid="02272aa2" style:font-size-asian="12pt" style:font-size-complex="12pt"/>
    </style:style>
    <style:style style:name="T289" style:family="text">
      <style:text-properties style:font-name="Linux Libertine S.O.Cist.3" fo:font-size="12pt" fo:language="cs" fo:country="CZ" fo:font-style="italic" officeooo:rsid="01ce9a3e" style:font-size-asian="12pt" style:font-style-asian="italic" style:font-size-complex="12pt" style:font-style-complex="italic"/>
    </style:style>
    <style:style style:name="T290" style:family="text">
      <style:text-properties style:font-name="Linux Libertine S.O.Cist.3" fo:font-size="12pt" fo:language="cs" fo:country="CZ" fo:font-style="italic" officeooo:rsid="01cebc9c" style:font-size-asian="12pt" style:font-style-asian="italic" style:font-size-complex="12pt" style:font-style-complex="italic"/>
    </style:style>
    <style:style style:name="T291" style:family="text">
      <style:text-properties style:font-name="Linux Libertine S.O.Cist.3" fo:font-size="12pt" fo:language="cs" fo:country="CZ" fo:font-style="italic" officeooo:rsid="00c6d386" style:font-size-asian="12pt" style:font-style-asian="italic" style:font-size-complex="12pt" style:font-style-complex="italic"/>
    </style:style>
    <style:style style:name="T292" style:family="text">
      <style:text-properties style:font-name="Linux Libertine S.O.Cist.3" fo:font-size="12pt" fo:language="cs" fo:country="CZ" fo:font-style="italic" officeooo:rsid="017ff722" style:font-size-asian="12pt" style:font-style-asian="italic" style:font-size-complex="12pt" style:font-style-complex="italic"/>
    </style:style>
    <style:style style:name="T293" style:family="text">
      <style:text-properties style:font-name="Linux Libertine S.O.Cist.3" fo:font-size="12pt" fo:language="cs" fo:country="CZ" fo:font-style="italic" officeooo:rsid="003d19c7" style:font-size-asian="12pt" style:font-style-asian="italic" style:font-size-complex="12pt" style:font-style-complex="italic"/>
    </style:style>
    <style:style style:name="T294" style:family="text">
      <style:text-properties style:font-name="Linux Libertine S.O.Cist.3" fo:font-size="12pt" fo:language="cs" fo:country="CZ" fo:font-style="italic" officeooo:rsid="00462b84" style:font-size-asian="12pt" style:font-style-asian="italic" style:font-size-complex="12pt" style:font-style-complex="italic"/>
    </style:style>
    <style:style style:name="T295" style:family="text">
      <style:text-properties style:font-name="Linux Libertine S.O.Cist.3" fo:font-size="12pt" fo:language="cs" fo:country="CZ" fo:font-style="italic" officeooo:rsid="0046e80e" style:font-size-asian="12pt" style:font-style-asian="italic" style:font-size-complex="12pt" style:font-style-complex="italic"/>
    </style:style>
    <style:style style:name="T296" style:family="text">
      <style:text-properties style:font-name="Linux Libertine S.O.Cist.3" fo:font-size="12pt" fo:language="cs" fo:country="CZ" fo:font-style="normal" officeooo:rsid="01ce9a3e" style:font-size-asian="12pt" style:font-style-asian="normal" style:font-size-complex="12pt" style:font-style-complex="normal"/>
    </style:style>
    <style:style style:name="T297" style:family="text">
      <style:text-properties style:font-name="Linux Libertine S.O.Cist.3" fo:font-size="12pt" fo:language="cs" fo:country="CZ" fo:font-style="normal" officeooo:rsid="02069fab" style:font-size-asian="12pt" style:font-style-asian="normal" style:font-size-complex="12pt" style:font-style-complex="normal"/>
    </style:style>
    <style:style style:name="T298" style:family="text">
      <style:text-properties style:font-name="Linux Libertine S.O.Cist.3" fo:font-size="12pt" fo:language="cs" fo:country="CZ" fo:font-style="normal" officeooo:rsid="01d3958e" style:font-size-asian="12pt" style:font-style-asian="normal" style:font-size-complex="12pt" style:font-style-complex="normal"/>
    </style:style>
    <style:style style:name="T299" style:family="text">
      <style:text-properties style:font-name="Linux Libertine S.O.Cist.3" fo:font-size="12pt" fo:language="cs" fo:country="CZ" fo:font-style="normal" officeooo:rsid="01cebc9c" style:font-size-asian="12pt" style:font-style-asian="normal" style:font-size-complex="12pt" style:font-style-complex="normal"/>
    </style:style>
    <style:style style:name="T300" style:family="text">
      <style:text-properties style:font-name="Linux Libertine S.O.Cist.3" fo:font-size="12pt" fo:language="cs" fo:country="CZ" fo:font-style="normal" officeooo:rsid="017ff722" style:font-size-asian="12pt" style:font-style-asian="normal" style:font-size-complex="12pt" style:font-style-complex="normal"/>
    </style:style>
    <style:style style:name="T301" style:family="text">
      <style:text-properties style:font-name="Linux Libertine S.O.Cist.3" fo:font-size="12pt" fo:language="cs" fo:country="CZ" fo:font-style="normal" officeooo:rsid="01fe53c1" style:font-size-asian="12pt" style:font-style-asian="normal" style:font-size-complex="12pt" style:font-style-complex="normal"/>
    </style:style>
    <style:style style:name="T302" style:family="text">
      <style:text-properties style:font-name="Linux Libertine S.O.Cist.3" fo:font-size="12pt" fo:language="cs" fo:country="CZ" fo:font-style="normal" officeooo:rsid="018129e8" style:font-size-asian="12pt" style:font-style-asian="normal" style:font-size-complex="12pt" style:font-style-complex="normal"/>
    </style:style>
    <style:style style:name="T303" style:family="text">
      <style:text-properties style:font-name="Linux Libertine S.O.Cist.3" fo:font-size="12pt" fo:language="cs" fo:country="CZ" fo:font-style="normal" officeooo:rsid="0219bb7f" style:font-size-asian="12pt" style:font-style-asian="normal" style:font-size-complex="12pt" style:font-style-complex="normal"/>
    </style:style>
    <style:style style:name="T304" style:family="text">
      <style:text-properties style:font-name="Linux Libertine S.O.Cist.3" fo:font-size="12pt" fo:language="cs" fo:country="CZ" fo:font-style="normal" officeooo:rsid="0186d29d" style:font-size-asian="12pt" style:font-style-asian="normal" style:font-size-complex="12pt" style:font-style-complex="normal"/>
    </style:style>
    <style:style style:name="T305" style:family="text">
      <style:text-properties style:font-name="Linux Libertine S.O.Cist.3" fo:font-size="12pt" fo:language="cs" fo:country="CZ" fo:font-style="normal" officeooo:rsid="022437e1" style:font-size-asian="12pt" style:font-style-asian="normal" style:font-size-complex="12pt" style:font-style-complex="normal"/>
    </style:style>
    <style:style style:name="T306" style:family="text">
      <style:text-properties style:font-name="Linux Libertine S.O.Cist.3" fo:font-size="12pt" fo:language="cs" fo:country="CZ" fo:font-style="normal" officeooo:rsid="00ede835" style:font-size-asian="12pt" style:font-style-asian="normal" style:font-size-complex="12pt" style:font-style-complex="normal"/>
    </style:style>
    <style:style style:name="T307" style:family="text">
      <style:text-properties style:font-name="Linux Libertine S.O.Cist.3" fo:font-size="12pt" fo:language="cs" fo:country="CZ" fo:font-style="normal" officeooo:rsid="00404b9f" style:font-size-asian="12pt" style:font-style-asian="normal" style:font-size-complex="12pt" style:font-style-complex="normal"/>
    </style:style>
    <style:style style:name="T308" style:family="text">
      <style:text-properties style:font-name="Linux Libertine S.O.Cist.3" fo:font-size="12pt" fo:language="cs" fo:country="CZ" fo:font-style="normal" officeooo:rsid="00412232" style:font-size-asian="12pt" style:font-style-asian="normal" style:font-size-complex="12pt" style:font-style-complex="normal"/>
    </style:style>
    <style:style style:name="T309" style:family="text">
      <style:text-properties style:font-name="Linux Libertine S.O.Cist.3" fo:font-size="12pt" fo:language="cs" fo:country="CZ" fo:font-style="normal" officeooo:rsid="0052b7cd" style:font-size-asian="12pt" style:font-style-asian="normal" style:font-size-complex="12pt" style:font-style-complex="normal"/>
    </style:style>
    <style:style style:name="T310" style:family="text">
      <style:text-properties style:font-name="Linux Libertine S.O.Cist.3" fo:font-size="12pt" fo:language="cs" fo:country="CZ" fo:font-style="normal" officeooo:rsid="004487a4" style:font-size-asian="12pt" style:font-style-asian="normal" style:font-size-complex="12pt" style:font-style-complex="normal"/>
    </style:style>
    <style:style style:name="T311" style:family="text">
      <style:text-properties style:font-name="Linux Libertine S.O.Cist.3" fo:font-size="12pt" fo:language="cs" fo:country="CZ" fo:font-style="normal" officeooo:rsid="004629d9" style:font-size-asian="12pt" style:font-style-asian="normal" style:font-size-complex="12pt" style:font-style-complex="normal"/>
    </style:style>
    <style:style style:name="T312" style:family="text">
      <style:text-properties style:font-name="Linux Libertine S.O.Cist.3" fo:font-size="12pt" fo:language="cs" fo:country="CZ" fo:font-style="normal" officeooo:rsid="02249760" style:font-size-asian="12pt" style:font-style-asian="normal" style:font-size-complex="12pt" style:font-style-complex="normal"/>
    </style:style>
    <style:style style:name="T313" style:family="text">
      <style:text-properties style:font-name="Linux Libertine S.O.Cist.3" fo:font-size="12pt" fo:language="cs" fo:country="CZ" fo:font-style="normal" officeooo:rsid="00462b84" style:font-size-asian="12pt" style:font-style-asian="normal" style:font-size-complex="12pt" style:font-style-complex="normal"/>
    </style:style>
    <style:style style:name="T314" style:family="text">
      <style:text-properties style:font-name="Linux Libertine S.O.Cist.3" fo:font-size="12pt" fo:language="cs" fo:country="CZ" fo:font-style="normal" officeooo:rsid="0046e80e" style:font-size-asian="12pt" style:font-style-asian="normal" style:font-size-complex="12pt" style:font-style-complex="normal"/>
    </style:style>
    <style:style style:name="T315" style:family="text">
      <style:text-properties style:font-name="Linux Libertine S.O.Cist.3" fo:font-size="12pt" fo:language="cs" fo:country="CZ" fo:font-style="normal" officeooo:rsid="00a13c58" style:font-size-asian="12pt" style:font-style-asian="normal" style:font-size-complex="12pt" style:font-style-complex="normal"/>
    </style:style>
    <style:style style:name="T316" style:family="text">
      <style:text-properties style:font-name="Linux Libertine S.O.Cist.3" fo:font-size="12pt" fo:language="cs" fo:country="CZ" fo:font-style="normal" officeooo:rsid="020d0ab2" style:font-size-asian="12pt" style:font-style-asian="normal" style:font-size-complex="12pt" style:font-style-complex="normal"/>
    </style:style>
    <style:style style:name="T317" style:family="text">
      <style:text-properties style:font-name="Linux Libertine S.O.Cist.3" fo:font-size="12pt" fo:language="cs" fo:country="CZ" fo:font-style="normal" officeooo:rsid="01e03e27" style:font-size-asian="12pt" style:font-style-asian="normal" style:font-size-complex="12pt" style:font-style-complex="normal"/>
    </style:style>
    <style:style style:name="T318" style:family="text">
      <style:text-properties style:font-name="Linux Libertine S.O.Cist.3" fo:font-size="12pt" fo:language="cs" fo:country="CZ" fo:font-style="normal" officeooo:rsid="0225c361" style:font-size-asian="12pt" style:font-style-asian="normal" style:font-size-complex="12pt" style:font-style-complex="normal"/>
    </style:style>
    <style:style style:name="T319" style:family="text">
      <style:text-properties style:font-name="Linux Libertine S.O.Cist.3" fo:font-size="12pt" fo:language="cs" fo:country="CZ" fo:font-style="normal" officeooo:rsid="00a5a7db" style:font-size-asian="12pt" style:font-style-asian="normal" style:font-size-complex="12pt" style:font-style-complex="normal"/>
    </style:style>
    <style:style style:name="T320" style:family="text">
      <style:text-properties style:font-name="Linux Libertine S.O.Cist.3" fo:font-size="12pt" fo:language="cs" fo:country="CZ" fo:font-style="normal" officeooo:rsid="00a1be4e" style:font-size-asian="12pt" style:font-style-asian="normal" style:font-size-complex="12pt" style:font-style-complex="normal"/>
    </style:style>
    <style:style style:name="T321" style:family="text">
      <style:text-properties style:font-name="Linux Libertine S.O.Cist.3" fo:font-size="12pt" fo:language="cs" fo:country="CZ" fo:font-style="normal" officeooo:rsid="00a25d2c" style:font-size-asian="12pt" style:font-style-asian="normal" style:font-size-complex="12pt" style:font-style-complex="normal"/>
    </style:style>
    <style:style style:name="T322" style:family="text">
      <style:text-properties style:font-name="Linux Libertine S.O.Cist.3" officeooo:rsid="0219bb7f"/>
    </style:style>
    <style:style style:name="T323" style:family="text">
      <style:text-properties style:font-name="Linux Libertine S.O.Cist.3" officeooo:rsid="0220a366"/>
    </style:style>
    <style:style style:name="T324" style:family="text">
      <style:text-properties style:font-name="Linux Libertine S.O.Cist.3" officeooo:rsid="022c819d"/>
    </style:style>
    <style:style style:name="T325" style:family="text">
      <style:text-properties style:font-name="Linux Libertine S.O.Cist.3" officeooo:rsid="022e2c3f"/>
    </style:style>
    <style:style style:name="T326" style:family="text">
      <style:text-properties fo:color="#000000" loext:opacity="100%"/>
    </style:style>
    <style:style style:name="T327" style:family="text">
      <style:text-properties fo:color="#000000" loext:opacity="100%" fo:language="la" fo:country="VA" style:language-asian="zh" style:country-asian="CN" style:language-complex="hi" style:country-complex="IN"/>
    </style:style>
    <style:style style:name="T328" style:family="text">
      <style:text-properties fo:color="#000000" loext:opacity="100%" fo:language="la" fo:country="VA" officeooo:rsid="0030a648" style:language-asian="zh" style:country-asian="CN" style:language-complex="hi" style:country-complex="IN"/>
    </style:style>
    <style:style style:name="T329" style:family="text">
      <style:text-properties fo:color="#000000" loext:opacity="100%" fo:language="la" fo:country="VA" officeooo:rsid="00239e6d" style:language-asian="zh" style:country-asian="CN" style:language-complex="hi" style:country-complex="IN"/>
    </style:style>
    <style:style style:name="T330" style:family="text">
      <style:text-properties fo:color="#000000" loext:opacity="100%" fo:language="la" fo:country="VA" officeooo:rsid="0079e716" style:language-asian="zh" style:country-asian="CN" style:language-complex="hi" style:country-complex="IN"/>
    </style:style>
    <style:style style:name="T331" style:family="text">
      <style:text-properties fo:color="#000000" loext:opacity="100%" fo:language="la" fo:country="VA" officeooo:rsid="007af686" style:language-asian="zh" style:country-asian="CN" style:language-complex="hi" style:country-complex="IN"/>
    </style:style>
    <style:style style:name="T332" style:family="text">
      <style:text-properties fo:color="#000000" loext:opacity="100%" fo:language="la" fo:country="VA" officeooo:rsid="00c849af" style:language-asian="zh" style:country-asian="CN" style:language-complex="hi" style:country-complex="IN"/>
    </style:style>
    <style:style style:name="T333" style:family="text">
      <style:text-properties fo:color="#000000" loext:opacity="100%" fo:letter-spacing="normal" fo:font-style="normal" fo:font-weight="normal" officeooo:rsid="0030a648" style:font-name-asian="Andale Sans UI" style:font-style-asian="normal" style:font-weight-asian="normal" style:font-name-complex="Tahoma" style:font-style-complex="normal" style:font-weight-complex="normal"/>
    </style:style>
    <style:style style:name="T334" style:family="text">
      <style:text-properties fo:color="#000000" loext:opacity="100%" fo:letter-spacing="normal" fo:font-style="normal" fo:font-weight="normal" officeooo:rsid="001e055f" style:font-name-asian="Andale Sans UI" style:font-style-asian="normal" style:font-weight-asian="normal" style:font-name-complex="Tahoma" style:font-style-complex="normal" style:font-weight-complex="normal"/>
    </style:style>
    <style:style style:name="T335" style:family="text">
      <style:text-properties fo:color="#000000" loext:opacity="100%" fo:letter-spacing="normal" fo:font-style="normal" fo:font-weight="normal" officeooo:rsid="0074b2dd" style:font-name-asian="Andale Sans UI" style:font-style-asian="normal" style:font-weight-asian="normal" style:font-name-complex="Tahoma" style:font-style-complex="normal" style:font-weight-complex="normal"/>
    </style:style>
    <style:style style:name="T336" style:family="text">
      <style:text-properties fo:color="#000000" loext:opacity="100%" fo:letter-spacing="normal" fo:font-style="normal" fo:font-weight="normal" officeooo:rsid="00d4020f" style:font-name-asian="Andale Sans UI" style:font-style-asian="normal" style:font-weight-asian="normal" style:font-name-complex="Tahoma" style:font-style-complex="normal" style:font-weight-complex="normal"/>
    </style:style>
    <style:style style:name="T337" style:family="text">
      <style:text-properties fo:color="#000000" loext:opacity="100%" fo:letter-spacing="normal" fo:font-style="normal" fo:font-weight="normal" officeooo:rsid="0174b3d7" style:font-name-asian="Andale Sans UI" style:font-style-asian="normal" style:font-weight-asian="normal" style:font-name-complex="Tahoma" style:font-style-complex="normal" style:font-weight-complex="normal"/>
    </style:style>
    <style:style style:name="T338" style:family="text">
      <style:text-properties fo:color="#000000" loext:opacity="100%" fo:letter-spacing="normal" fo:font-style="normal" fo:font-weight="normal" officeooo:rsid="018923aa" style:font-name-asian="Andale Sans UI" style:font-style-asian="normal" style:font-weight-asian="normal" style:font-name-complex="Tahoma" style:font-style-complex="normal" style:font-weight-complex="normal"/>
    </style:style>
    <style:style style:name="T339" style:family="text">
      <style:text-properties fo:color="#000000" loext:opacity="100%" fo:letter-spacing="normal" fo:font-style="normal" fo:font-weight="normal" officeooo:rsid="01e03e27" style:font-name-asian="Andale Sans UI" style:font-style-asian="normal" style:font-weight-asian="normal" style:font-name-complex="Tahoma" style:font-style-complex="normal" style:font-weight-complex="normal"/>
    </style:style>
    <style:style style:name="T340" style:family="text">
      <style:text-properties fo:color="#000000" loext:opacity="100%" officeooo:rsid="00748d68"/>
    </style:style>
    <style:style style:name="T341" style:family="text">
      <style:text-properties fo:color="#000000" loext:opacity="100%" fo:font-size="12pt" fo:language="la" fo:country="VA" style:font-size-asian="12pt" style:language-asian="zh" style:country-asian="CN" style:language-complex="hi" style:country-complex="IN"/>
    </style:style>
    <style:style style:name="T342" style:family="text">
      <style:text-properties fo:color="#000000" loext:opacity="100%" style:font-name="Linux Libertine S.O.Cist.2" fo:font-size="12pt" fo:language="la" fo:country="VA" officeooo:rsid="0034a540" style:font-size-asian="12pt" style:language-asian="zh" style:country-asian="CN" style:font-size-complex="12pt" style:language-complex="hi" style:country-complex="IN"/>
    </style:style>
    <style:style style:name="T343" style:family="text">
      <style:text-properties fo:color="#000000" loext:opacity="100%" style:font-name="Linux Libertine S.O.Cist.2" fo:font-size="12pt" fo:language="la" fo:country="VA" officeooo:rsid="02047e57" style:font-size-asian="12pt" style:language-asian="zh" style:country-asian="CN" style:font-size-complex="12pt" style:language-complex="hi" style:country-complex="IN"/>
    </style:style>
    <style:style style:name="T344" style:family="text">
      <style:text-properties fo:color="#000000" loext:opacity="100%" style:font-name="Linux Libertine S.O.Cist.2" fo:font-size="12pt" fo:language="la" fo:country="VA" officeooo:rsid="001e055f" style:font-size-asian="12pt" style:language-asian="zh" style:country-asian="CN" style:font-size-complex="12pt" style:language-complex="hi" style:country-complex="IN"/>
    </style:style>
    <style:style style:name="T345" style:family="text">
      <style:text-properties fo:color="#000000" loext:opacity="100%" style:font-name="Linux Libertine S.O.Cist.2"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6" style:family="text">
      <style:text-properties fo:color="#000000" loext:opacity="100%" style:font-name="Linux Libertine S.O.Cist.2" fo:font-size="12pt" fo:letter-spacing="normal" fo:language="cs" fo:country="CZ" fo:font-style="normal" fo:font-weight="normal" officeooo:rsid="01d9d88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7" style:family="text">
      <style:text-properties fo:color="#000000" loext:opacity="100%" style:font-name="Linux Libertine S.O.Cist.2" fo:font-size="12pt" fo:letter-spacing="normal" fo:language="cs" fo:country="CZ" fo:font-style="normal" fo:font-weight="normal" officeooo:rsid="01da3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8" style:family="text">
      <style:text-properties fo:color="#000000" loext:opacity="100%" style:font-name="Linux Libertine S.O.Cist.2" fo:font-size="12pt" fo:letter-spacing="normal" fo:language="cs" fo:country="CZ" fo:font-style="normal" fo:font-weight="normal" officeooo:rsid="022480e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9" style:family="text">
      <style:text-properties fo:color="#000000" loext:opacity="100%" style:font-name="Linux Libertine S.O.Cist.2" fo:font-size="12pt" fo:letter-spacing="normal" fo:language="cs" fo:country="CZ" fo:font-style="normal" fo:font-weight="normal" officeooo:rsid="0224976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50" style:family="text">
      <style:text-properties fo:language="la" fo:country="VA" style:language-asian="zh" style:country-asian="CN" style:language-complex="hi" style:country-complex="IN"/>
    </style:style>
    <style:style style:name="T351" style:family="text">
      <style:text-properties fo:language="la" fo:country="VA" officeooo:rsid="00b6ca30" style:language-asian="zh" style:country-asian="CN" style:language-complex="hi" style:country-complex="IN"/>
    </style:style>
    <style:style style:name="T352" style:family="text">
      <style:text-properties fo:language="la" fo:country="VA" fo:font-weight="normal" style:language-asian="zh" style:country-asian="CN" style:font-weight-asian="normal" style:language-complex="hi" style:country-complex="IN" style:font-weight-complex="normal"/>
    </style:style>
    <style:style style:name="T353" style:family="text">
      <style:text-properties fo:language="la" fo:country="VA" fo:font-weight="normal" officeooo:rsid="00c4d8ac" style:language-asian="zh" style:country-asian="CN" style:font-weight-asian="normal" style:language-complex="hi" style:country-complex="IN" style:font-weight-complex="normal"/>
    </style:style>
    <style:style style:name="T354" style:family="text">
      <style:text-properties fo:language="la" fo:country="VA" fo:font-weight="normal" officeooo:rsid="01bddc99" style:language-asian="zh" style:country-asian="CN" style:font-weight-asian="normal" style:language-complex="hi" style:country-complex="IN" style:font-weight-complex="normal"/>
    </style:style>
    <style:style style:name="T355" style:family="text">
      <style:text-properties officeooo:rsid="0062114f"/>
    </style:style>
    <style:style style:name="T356" style:family="text">
      <style:text-properties officeooo:rsid="000f3e75"/>
    </style:style>
    <style:style style:name="T357" style:family="text">
      <style:text-properties style:use-window-font-color="true" loext:opacity="0%"/>
    </style:style>
    <style:style style:name="T358" style:family="text">
      <style:text-properties style:use-window-font-color="true" loext:opacity="0%" fo:language="la" fo:country="VA" fo:font-weight="normal" officeooo:rsid="013c0286" style:language-asian="zh" style:country-asian="CN" style:font-weight-asian="normal" style:language-complex="hi" style:country-complex="IN" style:font-weight-complex="normal"/>
    </style:style>
    <style:style style:name="T359" style:family="text">
      <style:text-properties style:use-window-font-color="true" loext:opacity="0%" fo:language="la" fo:country="VA" fo:font-weight="normal" officeooo:rsid="0026675f" style:language-asian="zh" style:country-asian="CN" style:font-weight-asian="normal" style:language-complex="hi" style:country-complex="IN" style:font-weight-complex="normal"/>
    </style:style>
    <style:style style:name="T360" style:family="text">
      <style:text-properties style:use-window-font-color="true" loext:opacity="0%" fo:language="la" fo:country="VA" fo:font-weight="normal" officeooo:rsid="00af38e3" style:language-asian="zh" style:country-asian="CN" style:font-weight-asian="normal" style:language-complex="hi" style:country-complex="IN" style:font-weight-complex="normal"/>
    </style:style>
    <style:style style:name="T361" style:family="text">
      <style:text-properties style:use-window-font-color="true" loext:opacity="0%" fo:language="la" fo:country="VA" fo:font-weight="normal" officeooo:rsid="00b0a1c4" style:language-asian="zh" style:country-asian="CN" style:font-weight-asian="normal" style:language-complex="hi" style:country-complex="IN" style:font-weight-complex="normal"/>
    </style:style>
    <style:style style:name="T362" style:family="text">
      <style:text-properties style:use-window-font-color="true" loext:opacity="0%" fo:language="la" fo:country="VA" fo:font-weight="normal" officeooo:rsid="012b9390" style:language-asian="zh" style:country-asian="CN" style:font-weight-asian="normal" style:language-complex="hi" style:country-complex="IN" style:font-weight-complex="normal"/>
    </style:style>
    <style:style style:name="T363" style:family="text">
      <style:text-properties style:use-window-font-color="true" loext:opacity="0%" fo:language="la" fo:country="VA" fo:font-weight="normal" officeooo:rsid="0138e704" style:language-asian="zh" style:country-asian="CN" style:font-weight-asian="normal" style:language-complex="hi" style:country-complex="IN" style:font-weight-complex="normal"/>
    </style:style>
    <style:style style:name="T364" style:family="text">
      <style:text-properties style:use-window-font-color="true" loext:opacity="0%" fo:language="la" fo:country="VA" fo:font-weight="normal" officeooo:rsid="016e03c3" style:language-asian="zh" style:country-asian="CN" style:font-weight-asian="normal" style:language-complex="hi" style:country-complex="IN" style:font-weight-complex="normal"/>
    </style:style>
    <style:style style:name="T365" style:family="text">
      <style:text-properties style:use-window-font-color="true" loext:opacity="0%" fo:language="la" fo:country="VA" fo:font-weight="normal" officeooo:rsid="003bd7a5" style:language-asian="zh" style:country-asian="CN" style:font-weight-asian="normal" style:language-complex="hi" style:country-complex="IN" style:font-weight-complex="normal"/>
    </style:style>
    <style:style style:name="T366" style:family="text">
      <style:text-properties style:use-window-font-color="true" loext:opacity="0%" fo:language="la" fo:country="VA" fo:font-weight="normal" officeooo:rsid="01e13882" style:language-asian="zh" style:country-asian="CN" style:font-weight-asian="normal" style:language-complex="hi" style:country-complex="IN" style:font-weight-complex="normal"/>
    </style:style>
    <style:style style:name="T367" style:family="text">
      <style:text-properties style:use-window-font-color="true" loext:opacity="0%" officeooo:rsid="014db2a2"/>
    </style:style>
    <style:style style:name="T368" style:family="text">
      <style:text-properties style:use-window-font-color="true" loext:opacity="0%" officeooo:rsid="01dabceb"/>
    </style:style>
    <style:style style:name="T369" style:family="text">
      <style:text-properties style:use-window-font-color="true" loext:opacity="0%" style:font-name="Linux Libertine S.O.Cist.2" fo:font-size="12pt" fo:letter-spacing="normal" fo:language="la" fo:country="VA" fo:font-weight="normal" officeooo:rsid="00239e6d" style:font-size-asian="12pt" style:language-asian="zh" style:country-asian="CN" style:font-weight-asian="normal" style:font-size-complex="12pt" style:language-complex="hi" style:country-complex="IN" style:font-weight-complex="normal"/>
    </style:style>
    <style:style style:name="T370" style:family="text">
      <style:text-properties style:use-window-font-color="true" loext:opacity="0%" style:font-name="Linux Libertine S.O.Cist.2" fo:font-size="12pt" fo:letter-spacing="normal" fo:language="la" fo:country="VA" fo:font-weight="normal" officeooo:rsid="00c44ae2" style:font-size-asian="12pt" style:language-asian="zh" style:country-asian="CN" style:font-weight-asian="normal" style:font-size-complex="12pt" style:language-complex="hi" style:country-complex="IN" style:font-weight-complex="normal"/>
    </style:style>
    <style:style style:name="T371" style:family="text">
      <style:text-properties style:use-window-font-color="true" loext:opacity="0%" style:font-name="Linux Libertine S.O.Cist.2" fo:font-size="12pt" fo:language="cs" fo:country="CZ" style:font-size-asian="12pt" style:language-asian="zh" style:country-asian="CN" style:font-size-complex="12pt" style:language-complex="hi" style:country-complex="IN"/>
    </style:style>
    <style:style style:name="T372" style:family="text">
      <style:text-properties style:use-window-font-color="true" loext:opacity="0%" style:font-name="Linux Libertine S.O.Cist.2" fo:font-size="12pt" fo:language="cs" fo:country="CZ" officeooo:rsid="01dabceb" style:font-size-asian="12pt" style:language-asian="zh" style:country-asian="CN" style:font-size-complex="12pt" style:language-complex="hi" style:country-complex="IN"/>
    </style:style>
    <style:style style:name="T373" style:family="text">
      <style:text-properties style:use-window-font-color="true" loext:opacity="0%" style:font-name="Linux Libertine S.O.Cist.2" fo:font-size="12pt" fo:language="cs" fo:country="CZ" officeooo:rsid="020a4168" style:font-size-asian="12pt" style:language-asian="zh" style:country-asian="CN" style:font-size-complex="12pt" style:language-complex="hi" style:country-complex="IN"/>
    </style:style>
    <style:style style:name="T374" style:family="text">
      <style:text-properties style:use-window-font-color="true" loext:opacity="0%" style:font-name="Linux Libertine S.O.Cist.2" fo:font-size="12pt" fo:language="cs" fo:country="CZ" officeooo:rsid="01d1dd95" style:font-size-asian="12pt" style:language-asian="zh" style:country-asian="CN" style:font-size-complex="12pt" style:language-complex="hi" style:country-complex="IN"/>
    </style:style>
    <style:style style:name="T375" style:family="text">
      <style:text-properties style:use-window-font-color="true" loext:opacity="0%" style:font-name="Linux Libertine S.O.Cist.2" fo:font-size="12pt" fo:language="cs" fo:country="CZ" officeooo:rsid="022437e1" style:font-size-asian="12pt" style:language-asian="zh" style:country-asian="CN" style:font-size-complex="12pt" style:language-complex="hi" style:country-complex="IN"/>
    </style:style>
    <style:style style:name="T376" style:family="text">
      <style:text-properties style:use-window-font-color="true" loext:opacity="0%" style:font-name="Linux Libertine S.O.Cist.2" fo:font-size="12pt" fo:language="cs" fo:country="CZ" officeooo:rsid="0191a570" style:font-size-asian="12pt" style:font-size-complex="12pt"/>
    </style:style>
    <style:style style:name="T377" style:family="text">
      <style:text-properties style:use-window-font-color="true" loext:opacity="0%" style:font-name="Linux Libertine S.O.Cist.2" fo:font-size="12pt" fo:language="cs" fo:country="CZ" officeooo:rsid="0219bb7f" style:font-size-asian="12pt" style:font-size-complex="12pt"/>
    </style:style>
    <style:style style:name="T378" style:family="text">
      <style:text-properties style:use-window-font-color="true" loext:opacity="0%" style:font-name="Linux Libertine S.O.Cist.2" fo:font-size="12pt" fo:language="cs" fo:country="CZ" officeooo:rsid="00893ee5" style:font-size-asian="12pt" style:font-size-complex="12pt"/>
    </style:style>
    <style:style style:name="T379" style:family="text">
      <style:text-properties style:use-window-font-color="true" loext:opacity="0%" style:font-name="Linux Libertine S.O.Cist.2" fo:font-size="12pt" fo:language="cs" fo:country="CZ" officeooo:rsid="02249760" style:font-size-asian="12pt" style:font-size-complex="12pt"/>
    </style:style>
    <style:style style:name="T380" style:family="text">
      <style:text-properties style:use-window-font-color="true" loext:opacity="0%" style:font-name="Linux Libertine S.O.Cist.2" fo:font-size="12pt" fo:language="cs" fo:country="CZ" fo:font-style="italic" officeooo:rsid="019937fc" style:font-size-asian="12pt" style:font-style-asian="italic" style:font-size-complex="12pt" style:font-style-complex="italic"/>
    </style:style>
    <style:style style:name="T381" style:family="text">
      <style:text-properties style:use-window-font-color="true" loext:opacity="0%" style:font-name="Linux Libertine S.O.Cist.2" fo:font-size="12pt" fo:language="la" fo:country="VA" style:font-size-asian="12pt" style:language-asian="zh" style:country-asian="CN" style:font-size-complex="12pt" style:language-complex="hi" style:country-complex="IN"/>
    </style:style>
    <style:style style:name="T382" style:family="text">
      <style:text-properties style:use-window-font-color="true" loext:opacity="0%" style:font-name="Linux Libertine S.O.Cist.2" fo:font-size="12pt" fo:language="la" fo:country="VA" officeooo:rsid="02069fab" style:font-size-asian="12pt" style:language-asian="zh" style:country-asian="CN" style:font-size-complex="12pt" style:language-complex="hi" style:country-complex="IN"/>
    </style:style>
    <style:style style:name="T383" style:family="text">
      <style:text-properties style:use-window-font-color="true" loext:opacity="0%" style:font-name="Cloister" fo:font-size="18pt" fo:language="la" fo:country="VA" fo:font-weight="normal" officeooo:rsid="00b75b39" style:language-asian="zh" style:country-asian="CN" style:font-weight-asian="normal" style:language-complex="hi" style:country-complex="IN" style:font-weight-complex="normal"/>
    </style:style>
    <style:style style:name="T384" style:family="text">
      <style:text-properties style:use-window-font-color="true" loext:opacity="0%" style:font-name="Cloister" fo:font-size="18pt" fo:language="la" fo:country="VA" fo:font-weight="normal" officeooo:rsid="023df142" style:language-asian="zh" style:country-asian="CN" style:font-weight-asian="normal" style:language-complex="hi" style:country-complex="IN" style:font-weight-complex="normal"/>
    </style:style>
    <style:style style:name="T385" style:family="text">
      <style:text-properties style:use-window-font-color="true" loext:opacity="0%" style:font-name="Cloister" fo:font-size="18pt" fo:letter-spacing="normal" fo:language="la" fo:country="VA" fo:font-style="normal" fo:font-weight="normal" officeooo:rsid="00f1e1ba"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86" style:family="text">
      <style:text-properties style:use-window-font-color="true" loext:opacity="0%" style:font-name="Cloister" fo:font-size="18pt" fo:letter-spacing="normal" fo:language="la" fo:country="VA" fo:font-style="normal" fo:font-weight="normal" officeooo:rsid="0101b317"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87" style:family="text">
      <style:text-properties officeooo:rsid="000f62e1"/>
    </style:style>
    <style:style style:name="T388" style:family="text">
      <style:text-properties officeooo:rsid="00109841"/>
    </style:style>
    <style:style style:name="T389" style:family="text">
      <style:text-properties officeooo:rsid="0011f01d"/>
    </style:style>
    <style:style style:name="T390" style:family="text">
      <style:text-properties officeooo:rsid="001bcdcc"/>
    </style:style>
    <style:style style:name="T391" style:family="text">
      <style:text-properties officeooo:rsid="001c89bb"/>
    </style:style>
    <style:style style:name="T392" style:family="text">
      <style:text-properties officeooo:rsid="001e055f"/>
    </style:style>
    <style:style style:name="T393" style:family="text">
      <style:text-properties officeooo:rsid="0030a648"/>
    </style:style>
    <style:style style:name="T394" style:family="text">
      <style:text-properties officeooo:rsid="0023ecf5"/>
    </style:style>
    <style:style style:name="T395" style:family="text">
      <style:text-properties officeooo:rsid="018ff310"/>
    </style:style>
    <style:style style:name="T396" style:family="text">
      <style:text-properties officeooo:rsid="01a8809d"/>
    </style:style>
    <style:style style:name="T397" style:family="text">
      <style:text-properties officeooo:rsid="01912b4e"/>
    </style:style>
    <style:style style:name="T398" style:family="text">
      <style:text-properties officeooo:rsid="0192cc38"/>
    </style:style>
    <style:style style:name="T399" style:family="text">
      <style:text-properties officeooo:rsid="0104b4f7"/>
    </style:style>
    <style:style style:name="T400" style:family="text">
      <style:text-properties officeooo:rsid="0193c10b"/>
    </style:style>
    <style:style style:name="T401" style:family="text">
      <style:text-properties officeooo:rsid="0150c414"/>
    </style:style>
    <style:style style:name="T402" style:family="text">
      <style:text-properties officeooo:rsid="002cb146"/>
    </style:style>
    <style:style style:name="T403" style:family="text">
      <style:text-properties officeooo:rsid="002e0c4d"/>
    </style:style>
    <style:style style:name="T404" style:family="text">
      <style:text-properties officeooo:rsid="002ebae6"/>
    </style:style>
    <style:style style:name="T405" style:family="text">
      <style:text-properties officeooo:rsid="0032bcb9"/>
    </style:style>
    <style:style style:name="T406" style:family="text">
      <style:text-properties officeooo:rsid="00338950"/>
    </style:style>
    <style:style style:name="T407" style:family="text">
      <style:text-properties style:font-name="Bookman BT S.O.Cist."/>
    </style:style>
    <style:style style:name="T408" style:family="text">
      <style:text-properties style:font-name="Bookman BT S.O.Cist." officeooo:rsid="01576617"/>
    </style:style>
    <style:style style:name="T409" style:family="text">
      <style:text-properties style:font-name="Bookman BT S.O.Cist." officeooo:rsid="015d6bb5"/>
    </style:style>
    <style:style style:name="T410" style:family="text">
      <style:text-properties style:font-name="Bookman BT S.O.Cist." officeooo:rsid="01a60c23"/>
    </style:style>
    <style:style style:name="T411" style:family="text">
      <style:text-properties style:font-name="Bookman BT S.O.Cist." officeooo:rsid="01700ebd"/>
    </style:style>
    <style:style style:name="T412" style:family="text">
      <style:text-properties fo:letter-spacing="normal"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13" style:family="text">
      <style:text-properties fo:letter-spacing="normal" fo:font-style="normal" fo:font-weight="normal" officeooo:rsid="0072bb3d"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14" style:family="text">
      <style:text-properties fo:letter-spacing="normal" fo:font-style="normal" fo:font-weight="normal" officeooo:rsid="0072efe6"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15" style:family="text">
      <style:text-properties officeooo:rsid="006670ba"/>
    </style:style>
    <style:style style:name="T416" style:family="text">
      <style:text-properties officeooo:rsid="0066c0f8"/>
    </style:style>
    <style:style style:name="T417" style:family="text">
      <style:text-properties officeooo:rsid="0067b222"/>
    </style:style>
    <style:style style:name="T418" style:family="text">
      <style:text-properties officeooo:rsid="00684d1f"/>
    </style:style>
    <style:style style:name="T419" style:family="text">
      <style:text-properties officeooo:rsid="00697fb9"/>
    </style:style>
    <style:style style:name="T420" style:family="text">
      <style:text-properties officeooo:rsid="006b7f0e"/>
    </style:style>
    <style:style style:name="T421" style:family="text">
      <style:text-properties officeooo:rsid="0072bb3d"/>
    </style:style>
    <style:style style:name="T422" style:family="text">
      <style:text-properties officeooo:rsid="0072efe6"/>
    </style:style>
    <style:style style:name="T423" style:family="text">
      <style:text-properties officeooo:rsid="0073f80a"/>
    </style:style>
    <style:style style:name="T424" style:family="text">
      <style:text-properties officeooo:rsid="0074b2dd"/>
    </style:style>
    <style:style style:name="T425" style:family="text">
      <style:text-properties officeooo:rsid="0077c16e"/>
    </style:style>
    <style:style style:name="T426" style:family="text">
      <style:text-properties officeooo:rsid="00789a6a"/>
    </style:style>
    <style:style style:name="T427" style:family="text">
      <style:text-properties officeooo:rsid="0079e716"/>
    </style:style>
    <style:style style:name="T428" style:family="text">
      <style:text-properties officeooo:rsid="007af686"/>
    </style:style>
    <style:style style:name="T429" style:family="text">
      <style:text-properties officeooo:rsid="007b6a05"/>
    </style:style>
    <style:style style:name="T430" style:family="text">
      <style:text-properties officeooo:rsid="00855957"/>
    </style:style>
    <style:style style:name="T431" style:family="text">
      <style:text-properties officeooo:rsid="008569b4"/>
    </style:style>
    <style:style style:name="T432" style:family="text">
      <style:text-properties officeooo:rsid="00875a1c"/>
    </style:style>
    <style:style style:name="T433" style:family="text">
      <style:text-properties officeooo:rsid="0097f98e"/>
    </style:style>
    <style:style style:name="T434" style:family="text">
      <style:text-properties officeooo:rsid="00c0d5f7"/>
    </style:style>
    <style:style style:name="T435" style:family="text">
      <style:text-properties officeooo:rsid="00cfde5e"/>
    </style:style>
    <style:style style:name="T436" style:family="text">
      <style:text-properties officeooo:rsid="00d0243d"/>
    </style:style>
    <style:style style:name="T437" style:family="text">
      <style:text-properties officeooo:rsid="00d1edde"/>
    </style:style>
    <style:style style:name="T438" style:family="text">
      <style:text-properties officeooo:rsid="00d2d916"/>
    </style:style>
    <style:style style:name="T439" style:family="text">
      <style:text-properties officeooo:rsid="00d503fe"/>
    </style:style>
    <style:style style:name="T440" style:family="text">
      <style:text-properties officeooo:rsid="00d87449"/>
    </style:style>
    <style:style style:name="T441" style:family="text">
      <style:text-properties officeooo:rsid="00d95684"/>
    </style:style>
    <style:style style:name="T442" style:family="text">
      <style:text-properties officeooo:rsid="00db37d4"/>
    </style:style>
    <style:style style:name="T443" style:family="text">
      <style:text-properties officeooo:rsid="00dc4a76"/>
    </style:style>
    <style:style style:name="T444" style:family="text">
      <style:text-properties officeooo:rsid="00dd60e6"/>
    </style:style>
    <style:style style:name="T445" style:family="text">
      <style:text-properties officeooo:rsid="00dea4b4"/>
    </style:style>
    <style:style style:name="T446" style:family="text">
      <style:text-properties officeooo:rsid="00df6b87"/>
    </style:style>
    <style:style style:name="T447" style:family="text">
      <style:text-properties officeooo:rsid="00df87b0"/>
    </style:style>
    <style:style style:name="T448" style:family="text">
      <style:text-properties officeooo:rsid="00e3bd9e"/>
    </style:style>
    <style:style style:name="T449" style:family="text">
      <style:text-properties fo:font-style="normal" style:font-style-asian="normal" style:font-style-complex="normal"/>
    </style:style>
    <style:style style:name="T450" style:family="text">
      <style:text-properties fo:font-style="normal" officeooo:rsid="00e4c5f4" style:font-style-asian="normal" style:font-style-complex="normal"/>
    </style:style>
    <style:style style:name="T451" style:family="text">
      <style:text-properties fo:font-style="normal" officeooo:rsid="00e51c80" style:font-style-asian="normal" style:font-style-complex="normal"/>
    </style:style>
    <style:style style:name="T452" style:family="text">
      <style:text-properties fo:font-style="normal" officeooo:rsid="00e5a7f3" style:font-style-asian="normal" style:font-style-complex="normal"/>
    </style:style>
    <style:style style:name="T453" style:family="text">
      <style:text-properties fo:font-style="normal" officeooo:rsid="00e7f069" style:font-style-asian="normal" style:font-style-complex="normal"/>
    </style:style>
    <style:style style:name="T454" style:family="text">
      <style:text-properties fo:font-style="normal" officeooo:rsid="010ae169" style:font-style-asian="normal" style:font-style-complex="normal"/>
    </style:style>
    <style:style style:name="T455" style:family="text">
      <style:text-properties fo:font-style="normal" officeooo:rsid="010ca0d1" style:font-style-asian="normal" style:font-style-complex="normal"/>
    </style:style>
    <style:style style:name="T456" style:family="text">
      <style:text-properties fo:font-style="normal" officeooo:rsid="0151f479" style:font-style-asian="normal" style:font-style-complex="normal"/>
    </style:style>
    <style:style style:name="T457" style:family="text">
      <style:text-properties fo:font-style="normal" officeooo:rsid="015321f9" style:font-style-asian="normal" style:font-style-complex="normal"/>
    </style:style>
    <style:style style:name="T458" style:family="text">
      <style:text-properties fo:font-style="normal" officeooo:rsid="01541e5f" style:font-style-asian="normal" style:font-style-complex="normal"/>
    </style:style>
    <style:style style:name="T459" style:family="text">
      <style:text-properties fo:font-style="normal" officeooo:rsid="0155c9f8" style:font-style-asian="normal" style:font-style-complex="normal"/>
    </style:style>
    <style:style style:name="T460" style:family="text">
      <style:text-properties fo:font-style="normal" officeooo:rsid="015a9126" style:font-style-asian="normal" style:font-style-complex="normal"/>
    </style:style>
    <style:style style:name="T461" style:family="text">
      <style:text-properties fo:font-style="normal" officeooo:rsid="01e8a8a9" style:font-style-asian="normal" style:font-style-complex="normal"/>
    </style:style>
    <style:style style:name="T462" style:family="text">
      <style:text-properties fo:font-style="normal" officeooo:rsid="01eb5eef" style:font-style-asian="normal" style:font-style-complex="normal"/>
    </style:style>
    <style:style style:name="T463" style:family="text">
      <style:text-properties fo:font-style="normal" officeooo:rsid="01f79a11" style:font-style-asian="normal" style:font-style-complex="normal"/>
    </style:style>
    <style:style style:name="T464" style:family="text">
      <style:text-properties fo:font-style="normal" officeooo:rsid="01f95104" style:font-style-asian="normal" style:font-style-complex="normal"/>
    </style:style>
    <style:style style:name="T465" style:family="text">
      <style:text-properties fo:font-style="normal" officeooo:rsid="01fa3fce" style:font-style-asian="normal" style:font-style-complex="normal"/>
    </style:style>
    <style:style style:name="T466" style:family="text">
      <style:text-properties fo:font-style="normal" officeooo:rsid="022c819d" style:font-style-asian="normal" style:font-style-complex="normal"/>
    </style:style>
    <style:style style:name="T467" style:family="text">
      <style:text-properties officeooo:rsid="00e5a7f3"/>
    </style:style>
    <style:style style:name="T468" style:family="text">
      <style:text-properties officeooo:rsid="00e87ebf"/>
    </style:style>
    <style:style style:name="T469" style:family="text">
      <style:text-properties officeooo:rsid="00ec0662"/>
    </style:style>
    <style:style style:name="T470" style:family="text">
      <style:text-properties officeooo:rsid="00ef560e"/>
    </style:style>
    <style:style style:name="T471" style:family="text">
      <style:text-properties officeooo:rsid="00fae93a"/>
    </style:style>
    <style:style style:name="T472" style:family="text">
      <style:text-properties officeooo:rsid="00fcaf7e"/>
    </style:style>
    <style:style style:name="T473" style:family="text">
      <style:text-properties officeooo:rsid="0115a9b8"/>
    </style:style>
    <style:style style:name="T474" style:family="text">
      <style:text-properties officeooo:rsid="0243ddc7"/>
    </style:style>
    <style:style style:name="T475" style:family="text">
      <style:text-properties officeooo:rsid="0249200c"/>
    </style:style>
    <style:style style:name="T476" style:family="text">
      <style:text-properties officeooo:rsid="0249200c" fo:background-color="transparent" loext:char-shading-value="0"/>
    </style:style>
    <style:style style:name="T477" style:family="text">
      <style:text-properties officeooo:rsid="0252cc7a" fo:background-color="transparent" loext:char-shading-value="0"/>
    </style:style>
    <style:style style:name="T478" style:family="text">
      <style:text-properties officeooo:rsid="0256173b"/>
    </style:style>
    <style:style style:name="T479" style:family="text">
      <style:text-properties fo:font-variant="normal" fo:text-transform="none" fo:color="#000000" loext:opacity="100%" fo:font-size="12pt" fo:letter-spacing="normal" fo:language="la" fo:country="VA" fo:font-style="normal" fo:font-weight="normal" officeooo:rsid="01ce2371" style:font-size-asian="12pt" style:language-asian="zh" style:country-asian="CN" style:language-complex="hi" style:country-complex="IN"/>
    </style:style>
    <style:style style:name="T480" style:family="text">
      <style:text-properties fo:font-variant="normal" fo:text-transform="none" fo:color="#000000" loext:opacity="100%" style:font-name="Linux Libertine S.O.Cist.2"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1" style:family="text">
      <style:text-properties fo:font-variant="normal" fo:text-transform="none" fo:color="#000000" loext:opacity="100%" style:font-name="Linux Libertine S.O.Cist.2" fo:font-size="12pt" fo:letter-spacing="normal" fo:language="cs" fo:country="CZ" fo:font-style="normal" fo:font-weight="normal" officeooo:rsid="02069fa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2" style:family="text">
      <style:text-properties fo:font-variant="normal" fo:text-transform="none" fo:color="#000000" loext:opacity="100%" style:font-name="Linux Libertine S.O.Cist.2" fo:font-size="12pt" fo:letter-spacing="normal" fo:language="cs" fo:country="CZ" fo:font-style="normal" fo:font-weight="normal" officeooo:rsid="0207a6d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3" style:family="text">
      <style:text-properties fo:font-variant="normal" fo:text-transform="none" fo:color="#000000" loext:opacity="100%" style:font-name="Linux Libertine S.O.Cist.2" fo:font-size="12pt" fo:letter-spacing="normal" fo:language="cs" fo:country="CZ" fo:font-style="normal" fo:font-weight="normal" officeooo:rsid="0209506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4" style:family="text">
      <style:text-properties fo:font-variant="normal" fo:text-transform="none" fo:color="#ff0000" loext:opacity="100%" style:font-name="Linux Libertine S.O.Cist.2"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5" style:family="text">
      <style:text-properties fo:font-variant="normal" fo:text-transform="none" style:font-name="Linux Libertine S.O.Cist.2" fo:font-size="12pt" fo:language="cs" fo:country="CZ" officeooo:rsid="022e2c3f" style:font-size-asian="12pt" style:font-size-complex="12pt"/>
    </style:style>
    <style:style style:name="T486" style:family="text">
      <style:text-properties fo:font-variant="normal" fo:text-transform="none" style:font-name="Linux Libertine S.O.Cist.2" fo:font-size="12pt" fo:language="cs" fo:country="CZ" officeooo:rsid="01756012" style:font-size-asian="12pt" style:font-size-complex="12pt"/>
    </style:style>
    <style:style style:name="T487" style:family="text">
      <style:text-properties officeooo:rsid="02458565"/>
    </style:style>
    <style:style style:name="T488" style:family="text">
      <style:text-properties officeooo:rsid="025bab75"/>
    </style:style>
    <style:style style:name="T489" style:family="text">
      <style:text-properties officeooo:rsid="0246bdde"/>
    </style:style>
    <style:style style:name="T490" style:family="text">
      <style:text-properties officeooo:rsid="026453d3"/>
    </style:style>
    <style:style style:name="T491" style:family="text">
      <style:text-properties officeooo:rsid="025ec4af"/>
    </style:style>
    <style:style style:name="T492" style:family="text">
      <style:text-properties officeooo:rsid="025febbf"/>
    </style:style>
    <style:style style:name="T493" style:family="text">
      <style:text-properties officeooo:rsid="02483378"/>
    </style:style>
    <style:style style:name="T494" style:family="text">
      <style:text-properties officeooo:rsid="0260d5e0"/>
    </style:style>
    <style:style style:name="T495" style:family="text">
      <style:text-properties fo:font-size="12pt" style:font-size-asian="12pt"/>
    </style:style>
    <style:style style:name="T496" style:family="text">
      <style:text-properties fo:font-size="12pt" officeooo:rsid="0243ddc7" style:font-size-asian="12pt"/>
    </style:style>
    <style:style style:name="T497" style:family="text">
      <style:text-properties fo:font-size="12pt" officeooo:rsid="0020acde" style:font-size-asian="12pt"/>
    </style:style>
    <style:style style:name="T498" style:family="text">
      <style:text-properties fo:font-size="12pt" officeooo:rsid="021a88f1" style:font-size-asian="12pt"/>
    </style:style>
    <style:style style:name="T499" style:family="text">
      <style:text-properties fo:font-size="12pt" fo:language="cs" fo:country="CZ" officeooo:rsid="00cafb6d" style:font-size-asian="12pt" style:font-size-complex="12pt"/>
    </style:style>
    <style:style style:name="T500" style:family="text">
      <style:text-properties fo:font-size="12pt" fo:language="cs" fo:country="CZ" officeooo:rsid="01c254fb" style:font-size-asian="12pt" style:font-size-complex="12pt"/>
    </style:style>
    <style:style style:name="T501" style:family="text">
      <style:text-properties fo:font-size="12pt" fo:language="cs" fo:country="CZ" officeooo:rsid="01ca52a5" style:font-size-asian="12pt" style:font-size-complex="12pt"/>
    </style:style>
    <style:style style:name="T502" style:family="text">
      <style:text-properties fo:font-size="12pt" fo:language="cs" fo:country="CZ" officeooo:rsid="01d3958e" style:font-size-asian="12pt" style:font-size-complex="12pt"/>
    </style:style>
    <style:style style:name="T503" style:family="text">
      <style:text-properties fo:font-size="12pt" fo:language="cs" fo:country="CZ" fo:font-style="italic" officeooo:rsid="01c254fb" style:font-size-asian="12pt" style:font-style-asian="italic" style:font-size-complex="12pt" style:font-style-complex="italic"/>
    </style:style>
    <style:style style:name="T504" style:family="text">
      <style:text-properties fo:font-size="12pt" fo:language="cs" fo:country="CZ" fo:font-style="italic" officeooo:rsid="01c5632d" style:font-size-asian="12pt" style:font-style-asian="italic" style:font-size-complex="12pt" style:font-style-complex="italic"/>
    </style:style>
    <style:style style:name="T505" style:family="text">
      <style:text-properties fo:font-size="12pt" fo:language="cs" fo:country="CZ" fo:font-style="normal" officeooo:rsid="01c254fb" style:font-size-asian="12pt" style:font-style-asian="normal" style:font-size-complex="12pt" style:font-style-complex="normal"/>
    </style:style>
    <style:style style:name="T506" style:family="text">
      <style:text-properties fo:font-size="12pt" fo:language="cs" fo:country="CZ" fo:font-style="normal" officeooo:rsid="01c25d1e" style:font-size-asian="12pt" style:font-style-asian="normal" style:font-size-complex="12pt" style:font-style-complex="normal"/>
    </style:style>
    <style:style style:name="T507" style:family="text">
      <style:text-properties fo:font-size="12pt" fo:language="cs" fo:country="CZ" fo:font-style="normal" officeooo:rsid="01c2b1aa" style:font-size-asian="12pt" style:font-style-asian="normal" style:font-size-complex="12pt" style:font-style-complex="normal"/>
    </style:style>
    <style:style style:name="T508" style:family="text">
      <style:text-properties fo:font-size="12pt" fo:language="cs" fo:country="CZ" fo:font-style="normal" officeooo:rsid="01c3a218" style:font-size-asian="12pt" style:font-style-asian="normal" style:font-size-complex="12pt" style:font-style-complex="normal"/>
    </style:style>
    <style:style style:name="T509" style:family="text">
      <style:text-properties fo:font-size="12pt" fo:language="cs" fo:country="CZ" fo:font-style="normal" officeooo:rsid="01c4ab5d" style:font-size-asian="12pt" style:font-style-asian="normal" style:font-size-complex="12pt" style:font-style-complex="normal"/>
    </style:style>
    <style:style style:name="T510" style:family="text">
      <style:text-properties fo:font-size="12pt" fo:language="cs" fo:country="CZ" fo:font-style="normal" officeooo:rsid="01c5632d" style:font-size-asian="12pt" style:font-style-asian="normal" style:font-size-complex="12pt" style:font-style-complex="normal"/>
    </style:style>
    <style:style style:name="T511" style:family="text">
      <style:text-properties fo:font-size="12pt" fo:language="cs" fo:country="CZ" fo:font-style="normal" officeooo:rsid="01ca52a5" style:font-size-asian="12pt" style:font-style-asian="normal" style:font-size-complex="12pt" style:font-style-complex="normal"/>
    </style:style>
    <style:style style:name="T512" style:family="text">
      <style:text-properties fo:font-size="12pt" fo:language="cs" fo:country="CZ" fo:font-style="normal" officeooo:rsid="01d3958e" style:font-size-asian="12pt" style:font-style-asian="normal" style:font-size-complex="12pt" style:font-style-complex="normal"/>
    </style:style>
    <style:style style:name="T513" style:family="text">
      <style:text-properties officeooo:rsid="011dc1cf"/>
    </style:style>
    <style:style style:name="T514" style:family="text">
      <style:text-properties officeooo:rsid="011f5cd1"/>
    </style:style>
    <style:style style:name="T515" style:family="text">
      <style:text-properties officeooo:rsid="0064366a"/>
    </style:style>
    <style:style style:name="T516" style:family="text">
      <style:text-properties officeooo:rsid="012b9390"/>
    </style:style>
    <style:style style:name="T517" style:family="text">
      <style:text-properties officeooo:rsid="012fc1d8"/>
    </style:style>
    <style:style style:name="T518" style:family="text">
      <style:text-properties officeooo:rsid="0130ddf7"/>
    </style:style>
    <style:style style:name="T519" style:family="text">
      <style:text-properties officeooo:rsid="0132779a"/>
    </style:style>
    <style:style style:name="T520" style:family="text">
      <style:text-properties officeooo:rsid="0135e8d4"/>
    </style:style>
    <style:style style:name="T521" style:family="text">
      <style:text-properties officeooo:rsid="013ac05a"/>
    </style:style>
    <style:style style:name="T522" style:family="text">
      <style:text-properties officeooo:rsid="008ed789"/>
    </style:style>
    <style:style style:name="T523" style:family="text">
      <style:text-properties officeooo:rsid="0146bf55"/>
    </style:style>
    <style:style style:name="T524" style:family="text">
      <style:text-properties officeooo:rsid="01471d94"/>
    </style:style>
    <style:style style:name="T525" style:family="text">
      <style:text-properties style:font-name="Linux Libertine S.O.Cist." officeooo:rsid="01471d94"/>
    </style:style>
    <style:style style:name="T526" style:family="text">
      <style:text-properties officeooo:rsid="014c5f88"/>
    </style:style>
    <style:style style:name="T527" style:family="text">
      <style:text-properties officeooo:rsid="015d6bb5"/>
    </style:style>
    <style:style style:name="T528" style:family="text">
      <style:text-properties officeooo:rsid="015f9940"/>
    </style:style>
    <style:style style:name="T529" style:family="text">
      <style:text-properties officeooo:rsid="0161ca38"/>
    </style:style>
    <style:style style:name="T530" style:family="text">
      <style:text-properties officeooo:rsid="016319dd"/>
    </style:style>
    <style:style style:name="T531" style:family="text">
      <style:text-properties officeooo:rsid="016f7472"/>
    </style:style>
    <style:style style:name="T532" style:family="text">
      <style:text-properties officeooo:rsid="013c0286"/>
    </style:style>
    <style:style style:name="T533" style:family="text">
      <style:text-properties officeooo:rsid="0170fb15"/>
    </style:style>
    <style:style style:name="T534" style:family="text">
      <style:text-properties officeooo:rsid="0174b3d7"/>
    </style:style>
    <style:style style:name="T535" style:family="text">
      <style:text-properties officeooo:rsid="018923aa"/>
    </style:style>
    <style:style style:name="T536" style:family="text">
      <style:text-properties officeooo:rsid="018c217f"/>
    </style:style>
    <style:style style:name="T537" style:family="text">
      <style:text-properties officeooo:rsid="018d0cd4"/>
    </style:style>
    <style:style style:name="T538" style:family="text">
      <style:text-properties officeooo:rsid="018eb3de"/>
    </style:style>
    <style:style style:name="T539" style:family="text">
      <style:text-properties officeooo:rsid="0190a7c4"/>
    </style:style>
    <style:style style:name="T540" style:family="text">
      <style:text-properties officeooo:rsid="01912d45"/>
    </style:style>
    <style:style style:name="T541" style:family="text">
      <style:text-properties officeooo:rsid="019937fc"/>
    </style:style>
    <style:style style:name="T542" style:family="text">
      <style:text-properties officeooo:rsid="01a16814"/>
    </style:style>
    <style:style style:name="T543" style:family="text">
      <style:text-properties officeooo:rsid="01a469aa"/>
    </style:style>
    <style:style style:name="T544" style:family="text">
      <style:text-properties officeooo:rsid="01a733b4"/>
    </style:style>
    <style:style style:name="T545" style:family="text">
      <style:text-properties officeooo:rsid="01aa0032"/>
    </style:style>
    <style:style style:name="T546" style:family="text">
      <style:text-properties officeooo:rsid="01aa6f13"/>
    </style:style>
    <style:style style:name="T547" style:family="text">
      <style:text-properties officeooo:rsid="01aac81f"/>
    </style:style>
    <style:style style:name="T548" style:family="text">
      <style:text-properties officeooo:rsid="01abd826"/>
    </style:style>
    <style:style style:name="T549" style:family="text">
      <style:text-properties officeooo:rsid="01adacc7"/>
    </style:style>
    <style:style style:name="T550" style:family="text">
      <style:text-properties officeooo:rsid="01b9ec08"/>
    </style:style>
    <style:style style:name="T551" style:family="text">
      <style:text-properties officeooo:rsid="0069dd1c"/>
    </style:style>
    <style:style style:name="T552" style:family="text">
      <style:text-properties officeooo:rsid="00c4d8ac"/>
    </style:style>
    <style:style style:name="T553" style:family="text">
      <style:text-properties style:font-name="Bookman BT S.O.Cist.:liga=0"/>
    </style:style>
    <style:style style:name="T554" style:family="text">
      <style:text-properties fo:font-variant="small-caps"/>
    </style:style>
    <style:style style:name="T555" style:family="text">
      <style:text-properties fo:font-variant="small-caps" officeooo:rsid="00af38e3"/>
    </style:style>
    <style:style style:name="T556" style:family="text">
      <style:text-properties fo:font-variant="small-caps" fo:font-size="12pt" fo:language="cs" fo:country="CZ" officeooo:rsid="01c254fb" style:font-size-asian="12pt" style:font-size-complex="12pt"/>
    </style:style>
    <style:style style:name="T557" style:family="text">
      <style:text-properties fo:font-variant="small-caps" fo:font-size="12pt" fo:language="cs" fo:country="CZ" officeooo:rsid="0221dc41" style:font-size-asian="12pt" style:font-size-complex="12pt"/>
    </style:style>
    <style:style style:name="T558" style:family="text">
      <style:text-properties fo:font-variant="small-caps" fo:font-size="12pt" style:font-size-asian="12pt"/>
    </style:style>
    <style:style style:name="T559" style:family="text">
      <style:text-properties fo:font-variant="small-caps" fo:font-size="12pt" officeooo:rsid="002c4f4e" style:font-size-asian="12pt"/>
    </style:style>
    <style:style style:name="T560" style:family="text">
      <style:text-properties fo:font-variant="small-caps" fo:language="cs" fo:country="CZ" officeooo:rsid="00e2e277"/>
    </style:style>
    <style:style style:name="T561" style:family="text">
      <style:text-properties fo:font-variant="small-caps" officeooo:rsid="01c7f15b"/>
    </style:style>
    <style:style style:name="T562" style:family="text">
      <style:text-properties fo:font-variant="small-caps" officeooo:rsid="01d14d0d"/>
    </style:style>
    <style:style style:name="T563" style:family="text">
      <style:text-properties fo:font-variant="small-caps" officeooo:rsid="01d1abca"/>
    </style:style>
    <style:style style:name="T564" style:family="text">
      <style:text-properties fo:font-variant="small-caps" officeooo:rsid="01dabceb"/>
    </style:style>
    <style:style style:name="T565" style:family="text">
      <style:text-properties fo:font-variant="small-caps" officeooo:rsid="002b1c55"/>
    </style:style>
    <style:style style:name="T566" style:family="text">
      <style:text-properties fo:font-variant="small-caps" style:font-name="Linux Libertine S.O.Cist." officeooo:rsid="01dbac94"/>
    </style:style>
    <style:style style:name="T567" style:family="text">
      <style:text-properties fo:font-variant="small-caps" style:font-name="Linux Libertine S.O.Cist.3"/>
    </style:style>
    <style:style style:name="T568" style:family="text">
      <style:text-properties fo:font-variant="small-caps" style:font-name="Linux Libertine S.O.Cist.3" officeooo:rsid="00214bb8"/>
    </style:style>
    <style:style style:name="T569" style:family="text">
      <style:text-properties fo:font-variant="small-caps" style:font-name="Linux Libertine S.O.Cist.3" fo:font-style="normal" officeooo:rsid="0039ad61" style:font-style-asian="normal" style:font-style-complex="normal"/>
    </style:style>
    <style:style style:name="T570" style:family="text">
      <style:text-properties fo:font-variant="small-caps" style:font-name="Linux Libertine S.O.Cist.3" fo:font-style="normal" officeooo:rsid="001bcdcc" style:font-style-asian="normal" style:font-style-complex="normal"/>
    </style:style>
    <style:style style:name="T571" style:family="text">
      <style:text-properties fo:font-variant="small-caps" style:font-name="Linux Libertine S.O.Cist.3" fo:font-style="normal" officeooo:rsid="017b623e" style:font-style-asian="normal" style:font-style-complex="normal"/>
    </style:style>
    <style:style style:name="T572" style:family="text">
      <style:text-properties fo:font-variant="small-caps" style:font-name="Linux Libertine S.O.Cist.3" fo:font-style="normal" officeooo:rsid="01b3f75b" style:font-style-asian="normal" style:font-style-complex="normal"/>
    </style:style>
    <style:style style:name="T573" style:family="text">
      <style:text-properties fo:font-variant="small-caps" style:font-name="Linux Libertine S.O.Cist.3" fo:font-style="normal" officeooo:rsid="009f6bdd" style:font-style-asian="normal" style:font-style-complex="normal"/>
    </style:style>
    <style:style style:name="T574" style:family="text">
      <style:text-properties fo:font-variant="small-caps" style:font-name="Linux Libertine S.O.Cist.3" officeooo:rsid="003595e1"/>
    </style:style>
    <style:style style:name="T575" style:family="text">
      <style:text-properties fo:font-variant="small-caps" style:font-name="Linux Libertine S.O.Cist.3" officeooo:rsid="00211ad0"/>
    </style:style>
    <style:style style:name="T576" style:family="text">
      <style:text-properties fo:font-variant="small-caps" style:font-name="Linux Libertine S.O.Cist.3" officeooo:rsid="001e055f"/>
    </style:style>
    <style:style style:name="T577" style:family="text">
      <style:text-properties fo:font-variant="small-caps" style:font-name="Linux Libertine S.O.Cist.3" officeooo:rsid="0019defb"/>
    </style:style>
    <style:style style:name="T578" style:family="text">
      <style:text-properties fo:font-variant="small-caps" style:font-name="Linux Libertine S.O.Cist.3" officeooo:rsid="00b7e425"/>
    </style:style>
    <style:style style:name="T579" style:family="text">
      <style:text-properties fo:font-variant="small-caps" style:font-name="Linux Libertine S.O.Cist.3" officeooo:rsid="00b2c3de"/>
    </style:style>
    <style:style style:name="T580" style:family="text">
      <style:text-properties fo:font-variant="small-caps" style:font-name="Linux Libertine S.O.Cist.3" officeooo:rsid="00e87ebf"/>
    </style:style>
    <style:style style:name="T581" style:family="text">
      <style:text-properties fo:font-variant="small-caps" style:font-name="Linux Libertine S.O.Cist.3" officeooo:rsid="016a7068"/>
    </style:style>
    <style:style style:name="T582" style:family="text">
      <style:text-properties fo:font-variant="small-caps" style:font-name="Linux Libertine S.O.Cist.3" officeooo:rsid="0167f1ff"/>
    </style:style>
    <style:style style:name="T583" style:family="text">
      <style:text-properties fo:font-variant="small-caps" style:font-name="Linux Libertine S.O.Cist.3" officeooo:rsid="0186d29d"/>
    </style:style>
    <style:style style:name="T584" style:family="text">
      <style:text-properties fo:font-variant="small-caps" style:font-name="Linux Libertine S.O.Cist.3" officeooo:rsid="0182c2e8"/>
    </style:style>
    <style:style style:name="T585" style:family="text">
      <style:text-properties fo:font-variant="small-caps" style:font-name="Linux Libertine S.O.Cist.3" officeooo:rsid="017ff722"/>
    </style:style>
    <style:style style:name="T586" style:family="text">
      <style:text-properties fo:font-variant="small-caps" style:font-name="Linux Libertine S.O.Cist.3" officeooo:rsid="017656b3"/>
    </style:style>
    <style:style style:name="T587" style:family="text">
      <style:text-properties fo:font-variant="small-caps" style:font-name="Linux Libertine S.O.Cist.3" officeooo:rsid="019f7b65"/>
    </style:style>
    <style:style style:name="T588" style:family="text">
      <style:text-properties fo:font-variant="small-caps" style:font-name="Linux Libertine S.O.Cist.3" officeooo:rsid="01993b47"/>
    </style:style>
    <style:style style:name="T589" style:family="text">
      <style:text-properties fo:font-variant="small-caps" style:font-name="Linux Libertine S.O.Cist.3" officeooo:rsid="019402d4"/>
    </style:style>
    <style:style style:name="T590" style:family="text">
      <style:text-properties fo:font-variant="small-caps" style:font-name="Linux Libertine S.O.Cist.3" officeooo:rsid="01b663b3"/>
    </style:style>
    <style:style style:name="T591" style:family="text">
      <style:text-properties fo:font-variant="small-caps" style:font-name="Linux Libertine S.O.Cist.3" officeooo:rsid="01b45a7f"/>
    </style:style>
    <style:style style:name="T592" style:family="text">
      <style:text-properties fo:font-variant="small-caps" style:font-name="Linux Libertine S.O.Cist.3" fo:font-size="12pt" fo:language="cs" fo:country="CZ" officeooo:rsid="01ce9a3e" style:font-size-asian="12pt" style:font-size-complex="12pt"/>
    </style:style>
    <style:style style:name="T593" style:family="text">
      <style:text-properties fo:font-variant="small-caps" style:font-name="Linux Libertine S.O.Cist.3" fo:font-size="12pt" fo:language="cs" fo:country="CZ" officeooo:rsid="00c6c0e2" style:font-size-asian="12pt" style:font-size-complex="12pt"/>
    </style:style>
    <style:style style:name="T594" style:family="text">
      <style:text-properties fo:font-variant="small-caps" style:font-name="Linux Libertine S.O.Cist.3" fo:font-size="12pt" fo:language="cs" fo:country="CZ" officeooo:rsid="00a94699" style:font-size-asian="12pt" style:font-size-complex="12pt"/>
    </style:style>
    <style:style style:name="T595" style:family="text">
      <style:text-properties fo:font-variant="small-caps" style:font-name="Linux Libertine S.O.Cist.3" fo:font-size="12pt" fo:language="cs" fo:country="CZ" officeooo:rsid="00efe0a0" style:font-size-asian="12pt" style:font-size-complex="12pt"/>
    </style:style>
    <style:style style:name="T596" style:family="text">
      <style:text-properties fo:font-variant="small-caps" style:font-name="Linux Libertine S.O.Cist.3" fo:font-size="12pt" fo:language="cs" fo:country="CZ" officeooo:rsid="00fcaf7e" style:font-size-asian="12pt" style:font-size-complex="12pt"/>
    </style:style>
    <style:style style:name="T597" style:family="text">
      <style:text-properties fo:font-variant="small-caps" style:font-name="Linux Libertine S.O.Cist.3" fo:font-size="12pt" fo:language="cs" fo:country="CZ" fo:font-style="normal" officeooo:rsid="017ff722" style:font-size-asian="12pt" style:font-style-asian="normal" style:font-size-complex="12pt" style:font-style-complex="normal"/>
    </style:style>
    <style:style style:name="T598" style:family="text">
      <style:text-properties fo:font-variant="small-caps" style:font-name="Linux Libertine S.O.Cist.3" fo:font-size="12pt" fo:language="cs" fo:country="CZ" fo:font-style="normal" officeooo:rsid="01cfa7a4" style:font-size-asian="12pt" style:font-style-asian="normal" style:font-size-complex="12pt" style:font-style-complex="normal"/>
    </style:style>
    <style:style style:name="T599" style:family="text">
      <style:text-properties fo:font-variant="small-caps" style:font-name="Linux Libertine S.O.Cist.3" fo:font-size="12pt" fo:language="cs" fo:country="CZ" fo:font-style="normal" officeooo:rsid="00404b9f" style:font-size-asian="12pt" style:font-style-asian="normal" style:font-size-complex="12pt" style:font-style-complex="normal"/>
    </style:style>
    <style:style style:name="T600" style:family="text">
      <style:text-properties fo:font-variant="small-caps" style:font-name="Linux Libertine S.O.Cist.3" fo:font-size="12pt" fo:language="cs" fo:country="CZ" fo:font-style="normal" officeooo:rsid="00a25d2c" style:font-size-asian="12pt" style:font-style-asian="normal" style:font-size-complex="12pt" style:font-style-complex="normal"/>
    </style:style>
    <style:style style:name="T601" style:family="text">
      <style:text-properties fo:font-variant="small-caps" officeooo:rsid="0032bcb9"/>
    </style:style>
    <style:style style:name="T602" style:family="text">
      <style:text-properties fo:font-variant="small-caps" officeooo:rsid="01912b4e"/>
    </style:style>
    <style:style style:name="T603" style:family="text">
      <style:text-properties fo:font-variant="small-caps" officeooo:rsid="018ff310"/>
    </style:style>
    <style:style style:name="T604" style:family="text">
      <style:text-properties fo:font-variant="small-caps" officeooo:rsid="001c89bb"/>
    </style:style>
    <style:style style:name="T605" style:family="text">
      <style:text-properties fo:font-variant="small-caps" officeooo:rsid="001e055f"/>
    </style:style>
    <style:style style:name="T606" style:family="text">
      <style:text-properties fo:font-variant="small-caps" officeooo:rsid="0073f80a"/>
    </style:style>
    <style:style style:name="T607" style:family="text">
      <style:text-properties fo:font-variant="small-caps" fo:letter-spacing="normal" fo:font-style="normal" fo:font-weight="normal" officeooo:rsid="0073f80a"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608" style:family="text">
      <style:text-properties fo:font-variant="small-caps" fo:letter-spacing="normal" fo:font-style="normal" fo:font-weight="normal" officeooo:rsid="00cfde5e"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609" style:family="text">
      <style:text-properties fo:font-variant="small-caps" fo:color="#000000" loext:opacity="100%" fo:letter-spacing="normal" fo:font-style="normal" fo:font-weight="normal" officeooo:rsid="0074b2dd" style:font-name-asian="Andale Sans UI" style:font-style-asian="normal" style:font-weight-asian="normal" style:font-name-complex="Tahoma" style:font-style-complex="normal" style:font-weight-complex="normal"/>
    </style:style>
    <style:style style:name="T610" style:family="text">
      <style:text-properties fo:font-variant="small-caps" fo:color="#000000" loext:opacity="100%" fo:letter-spacing="normal" fo:font-style="normal" fo:font-weight="normal" officeooo:rsid="00d4020f" style:font-name-asian="Andale Sans UI" style:font-style-asian="normal" style:font-weight-asian="normal" style:font-name-complex="Tahoma" style:font-style-complex="normal" style:font-weight-complex="normal"/>
    </style:style>
    <style:style style:name="T611" style:family="text">
      <style:text-properties fo:font-variant="small-caps" fo:color="#000000" loext:opacity="100%" fo:letter-spacing="normal" fo:font-style="normal" fo:font-weight="normal" officeooo:rsid="0030a648" style:font-name-asian="Andale Sans UI" style:font-style-asian="normal" style:font-weight-asian="normal" style:font-name-complex="Tahoma" style:font-style-complex="normal" style:font-weight-complex="normal"/>
    </style:style>
    <style:style style:name="T612" style:family="text">
      <style:text-properties fo:font-variant="small-caps" fo:color="#000000" loext:opacity="100%" style:font-name="Linux Libertine S.O.Cist.2" fo:font-size="12pt" fo:language="la" fo:country="VA" officeooo:rsid="0034a540" style:font-size-asian="12pt" style:language-asian="zh" style:country-asian="CN" style:font-size-complex="12pt" style:language-complex="hi" style:country-complex="IN"/>
    </style:style>
    <style:style style:name="T613" style:family="text">
      <style:text-properties fo:font-variant="small-caps" fo:color="#000000" loext:opacity="100%" style:font-name="Linux Libertine S.O.Cist.2" fo:font-size="12pt" fo:language="la" fo:country="VA" officeooo:rsid="001e055f" style:font-size-asian="12pt" style:language-asian="zh" style:country-asian="CN" style:font-size-complex="12pt" style:language-complex="hi" style:country-complex="IN"/>
    </style:style>
    <style:style style:name="T614" style:family="text">
      <style:text-properties fo:font-variant="small-caps" officeooo:rsid="0074b2dd"/>
    </style:style>
    <style:style style:name="T615" style:family="text">
      <style:text-properties fo:font-variant="small-caps" officeooo:rsid="00789a6a"/>
    </style:style>
    <style:style style:name="T616" style:family="text">
      <style:text-properties fo:font-variant="small-caps" officeooo:rsid="0079e716"/>
    </style:style>
    <style:style style:name="T617" style:family="text">
      <style:text-properties fo:font-variant="small-caps" officeooo:rsid="007b6a05"/>
    </style:style>
    <style:style style:name="T618" style:family="text">
      <style:text-properties fo:font-variant="small-caps" officeooo:rsid="01e7f340"/>
    </style:style>
    <style:style style:name="T619" style:family="text">
      <style:text-properties fo:font-variant="small-caps" officeooo:rsid="01e944b5"/>
    </style:style>
    <style:style style:name="T620" style:family="text">
      <style:text-properties fo:font-variant="small-caps" officeooo:rsid="00df6b87"/>
    </style:style>
    <style:style style:name="T621" style:family="text">
      <style:text-properties fo:font-variant="small-caps" officeooo:rsid="00dd60e6"/>
    </style:style>
    <style:style style:name="T622" style:family="text">
      <style:text-properties fo:font-variant="small-caps" officeooo:rsid="00dc4a76"/>
    </style:style>
    <style:style style:name="T623" style:family="text">
      <style:text-properties fo:font-variant="small-caps" officeooo:rsid="00db37d4"/>
    </style:style>
    <style:style style:name="T624" style:family="text">
      <style:text-properties fo:font-variant="small-caps" officeooo:rsid="00d87449"/>
    </style:style>
    <style:style style:name="T625" style:family="text">
      <style:text-properties fo:font-variant="small-caps" officeooo:rsid="00d503fe"/>
    </style:style>
    <style:style style:name="T626" style:family="text">
      <style:text-properties fo:font-variant="small-caps" officeooo:rsid="00d1edde"/>
    </style:style>
    <style:style style:name="T627" style:family="text">
      <style:text-properties fo:font-variant="small-caps" officeooo:rsid="00d0243d"/>
    </style:style>
    <style:style style:name="T628" style:family="text">
      <style:text-properties fo:font-variant="small-caps" officeooo:rsid="00cfde5e"/>
    </style:style>
    <style:style style:name="T629" style:family="text">
      <style:text-properties fo:font-variant="small-caps" officeooo:rsid="00e3bd9e"/>
    </style:style>
    <style:style style:name="T630" style:family="text">
      <style:text-properties fo:font-variant="small-caps" officeooo:rsid="00e5a7f3"/>
    </style:style>
    <style:style style:name="T631" style:family="text">
      <style:text-properties fo:font-variant="small-caps" officeooo:rsid="00e87ebf"/>
    </style:style>
    <style:style style:name="T632" style:family="text">
      <style:text-properties fo:font-variant="small-caps" officeooo:rsid="0115a9b8"/>
    </style:style>
    <style:style style:name="T633" style:family="text">
      <style:text-properties fo:font-variant="small-caps" officeooo:rsid="0249200c"/>
    </style:style>
    <style:style style:name="T634" style:family="text">
      <style:text-properties fo:font-variant="small-caps" officeooo:rsid="0135e8d4"/>
    </style:style>
    <style:style style:name="T635" style:family="text">
      <style:text-properties fo:font-variant="small-caps" officeooo:rsid="015d6bb5"/>
    </style:style>
    <style:style style:name="T636" style:family="text">
      <style:text-properties fo:font-variant="small-caps" officeooo:rsid="015f9940"/>
    </style:style>
    <style:style style:name="T637" style:family="text">
      <style:text-properties fo:font-variant="small-caps" officeooo:rsid="015fd72b"/>
    </style:style>
    <style:style style:name="T638" style:family="text">
      <style:text-properties fo:font-variant="small-caps" officeooo:rsid="0161ca38"/>
    </style:style>
    <style:style style:name="T639" style:family="text">
      <style:text-properties fo:font-variant="small-caps" officeooo:rsid="01f79a11"/>
    </style:style>
    <style:style style:name="T640" style:family="text">
      <style:text-properties fo:font-variant="small-caps" officeooo:rsid="0174b3d7"/>
    </style:style>
    <style:style style:name="T641" style:family="text">
      <style:text-properties fo:font-variant="small-caps" officeooo:rsid="018923aa"/>
    </style:style>
    <style:style style:name="T642" style:family="text">
      <style:text-properties fo:font-variant="small-caps" officeooo:rsid="018c217f"/>
    </style:style>
    <style:style style:name="T643" style:family="text">
      <style:text-properties fo:font-variant="small-caps" officeooo:rsid="01a733b4"/>
    </style:style>
    <style:style style:name="T644" style:family="text">
      <style:text-properties fo:font-variant="small-caps" officeooo:rsid="01a16814"/>
    </style:style>
    <style:style style:name="T645" style:family="text">
      <style:text-properties fo:font-variant="small-caps" officeooo:rsid="01adacc7"/>
    </style:style>
    <style:style style:name="T646" style:family="text">
      <style:text-properties fo:font-variant="small-caps" officeooo:rsid="01abd826"/>
    </style:style>
    <style:style style:name="T647" style:family="text">
      <style:text-properties fo:font-variant="small-caps" style:font-name="Linux Libertine S.O.Cist.2"/>
    </style:style>
    <style:style style:name="T648" style:family="text">
      <style:text-properties fo:font-variant="small-caps" style:font-name="Linux Libertine S.O.Cist.2" fo:font-size="12pt" fo:language="cs" fo:country="CZ" style:font-size-asian="12pt" style:font-size-complex="12pt"/>
    </style:style>
    <style:style style:name="T649" style:family="text">
      <style:text-properties fo:font-variant="small-caps" style:font-name="Linux Libertine S.O.Cist.2" fo:font-size="12pt" fo:language="cs" fo:country="CZ" officeooo:rsid="018e7b1a" style:font-size-asian="12pt" style:font-size-complex="12pt"/>
    </style:style>
    <style:style style:name="T650" style:family="text">
      <style:text-properties fo:font-variant="small-caps" style:font-name="Linux Libertine S.O.Cist.2" fo:font-size="12pt" fo:language="cs" fo:country="CZ" officeooo:rsid="019783c5" style:font-size-asian="12pt" style:font-size-complex="12pt"/>
    </style:style>
    <style:style style:name="T651" style:family="text">
      <style:text-properties fo:font-variant="small-caps" style:font-name="Linux Libertine S.O.Cist.2" fo:font-size="12pt" fo:language="cs" fo:country="CZ" officeooo:rsid="00af38e3" style:font-size-asian="12pt" style:font-size-complex="12pt"/>
    </style:style>
    <style:style style:name="T652" style:family="text">
      <style:text-properties fo:font-variant="small-caps" style:font-name="Linux Libertine S.O.Cist.2" fo:font-size="12pt" fo:language="cs" fo:country="CZ" officeooo:rsid="01ccb2eb" style:font-size-asian="12pt" style:font-size-complex="12pt"/>
    </style:style>
    <style:style style:name="T653" style:family="text">
      <style:text-properties fo:font-variant="small-caps" style:font-name="Linux Libertine S.O.Cist.2" fo:font-size="12pt" fo:language="cs" fo:country="CZ" officeooo:rsid="0067414b" style:font-size-asian="12pt" style:font-size-complex="12pt"/>
    </style:style>
    <style:style style:name="T654" style:family="text">
      <style:text-properties fo:font-variant="small-caps" style:font-name="Linux Libertine S.O.Cist.2" fo:font-size="12pt" fo:language="cs" fo:country="CZ" officeooo:rsid="0155c9f8" style:font-size-asian="12pt" style:font-size-complex="12pt"/>
    </style:style>
    <style:style style:name="T655" style:family="text">
      <style:text-properties fo:font-variant="small-caps" style:font-name="Linux Libertine S.O.Cist.2" fo:font-size="12pt" fo:language="cs" fo:country="CZ" officeooo:rsid="0174049a" style:font-size-asian="12pt" style:font-size-complex="12pt"/>
    </style:style>
    <style:style style:name="T656" style:family="text">
      <style:text-properties fo:font-variant="small-caps" style:font-name="Linux Libertine S.O.Cist.2" fo:font-size="12pt" fo:language="cs" fo:country="CZ" officeooo:rsid="014196cf" style:font-size-asian="12pt" style:font-size-complex="12pt"/>
    </style:style>
    <style:style style:name="T657" style:family="text">
      <style:text-properties fo:font-variant="small-caps" style:font-name="Linux Libertine S.O.Cist.2" fo:font-size="12pt" fo:language="cs" fo:country="CZ" officeooo:rsid="01e32b8d" style:font-size-asian="12pt" style:font-size-complex="12pt"/>
    </style:style>
    <style:style style:name="T658" style:family="text">
      <style:text-properties fo:font-variant="small-caps" style:font-name="Linux Libertine S.O.Cist.2" fo:font-size="12pt" fo:language="cs" fo:country="CZ" officeooo:rsid="022e2c3f" style:font-size-asian="12pt" style:font-size-complex="12pt"/>
    </style:style>
    <style:style style:name="T659" style:family="text">
      <style:text-properties fo:font-variant="small-caps" style:font-name="Linux Libertine S.O.Cist.2" fo:font-size="12pt" fo:language="cs" fo:country="CZ" officeooo:rsid="0257df45" style:font-size-asian="12pt" style:language-asian="zh" style:country-asian="CN" style:font-size-complex="12pt" style:language-complex="hi" style:country-complex="IN"/>
    </style:style>
    <style:style style:name="T660" style:family="text">
      <style:text-properties fo:font-variant="small-caps" style:font-name="Linux Libertine S.O.Cist.2" fo:font-size="12pt" fo:language="cs" fo:country="CZ" fo:font-style="normal" officeooo:rsid="0022afba" style:font-size-asian="12pt" style:font-style-asian="normal" style:font-size-complex="12pt" style:font-style-complex="normal"/>
    </style:style>
    <style:style style:name="T661" style:family="text">
      <style:text-properties fo:font-variant="small-caps" style:font-name="Linux Libertine S.O.Cist.2" fo:font-size="12pt" fo:language="cs" fo:country="CZ" fo:font-style="normal" officeooo:rsid="004c7ee4" style:font-size-asian="12pt" style:font-style-asian="normal" style:font-size-complex="12pt" style:font-style-complex="normal"/>
    </style:style>
    <style:style style:name="T662" style:family="text">
      <style:text-properties fo:font-variant="small-caps" style:font-name="Linux Libertine S.O.Cist.2" fo:font-size="12pt" fo:language="cs" fo:country="CZ" fo:font-style="normal" officeooo:rsid="0183315c" style:font-size-asian="12pt" style:font-style-asian="normal" style:font-size-complex="12pt" style:font-style-complex="normal"/>
    </style:style>
    <style:style style:name="T663" style:family="text">
      <style:text-properties fo:font-variant="small-caps" style:font-name="Linux Libertine S.O.Cist.2" fo:font-size="12pt" fo:language="cs" fo:country="CZ" fo:font-style="normal" officeooo:rsid="0105c13d" style:font-size-asian="12pt" style:font-style-asian="normal" style:font-size-complex="12pt" style:font-style-complex="normal"/>
    </style:style>
    <style:style style:name="T664" style:family="text">
      <style:text-properties fo:font-variant="small-caps" style:use-window-font-color="true" loext:opacity="0%" style:font-name="Linux Libertine S.O.Cist.2" fo:font-size="12pt" fo:language="la" fo:country="VA" style:font-size-asian="12pt" style:language-asian="zh" style:country-asian="CN" style:font-size-complex="12pt" style:language-complex="hi" style:country-complex="IN"/>
    </style:style>
    <style:style style:name="T665" style:family="text">
      <style:text-properties fo:font-variant="small-caps" style:use-window-font-color="true" loext:opacity="0%" style:font-name="Linux Libertine S.O.Cist.2" fo:font-size="12pt" fo:language="cs" fo:country="CZ" style:font-size-asian="12pt" style:language-asian="zh" style:country-asian="CN" style:font-size-complex="12pt" style:language-complex="hi" style:country-complex="IN"/>
    </style:style>
    <style:style style:name="T666" style:family="text">
      <style:text-properties fo:font-variant="small-caps" style:use-window-font-color="true" loext:opacity="0%" style:font-name="Linux Libertine S.O.Cist.2" fo:font-size="12pt" fo:language="cs" fo:country="CZ" officeooo:rsid="01dabceb" style:font-size-asian="12pt" style:language-asian="zh" style:country-asian="CN" style:font-size-complex="12pt" style:language-complex="hi" style:country-complex="IN"/>
    </style:style>
    <style:style style:name="T667" style:family="text">
      <style:text-properties fo:font-variant="small-caps" style:use-window-font-color="true" loext:opacity="0%" style:font-name="Linux Libertine S.O.Cist.2" fo:font-size="12pt" fo:language="cs" fo:country="CZ" officeooo:rsid="01d1dd95" style:font-size-asian="12pt" style:language-asian="zh" style:country-asian="CN" style:font-size-complex="12pt" style:language-complex="hi" style:country-complex="IN"/>
    </style:style>
    <style:style style:name="T668" style:family="text">
      <style:text-properties fo:font-variant="small-caps" style:use-window-font-color="true" loext:opacity="0%" style:font-name="Linux Libertine S.O.Cist.2" fo:font-size="12pt" fo:language="cs" fo:country="CZ" officeooo:rsid="0191a570" style:font-size-asian="12pt" style:font-size-complex="12pt"/>
    </style:style>
    <style:style style:name="T669" style:family="text">
      <style:text-properties fo:font-variant="small-caps" style:use-window-font-color="true" loext:opacity="0%" style:font-name="Linux Libertine S.O.Cist.2" fo:font-size="12pt" fo:language="cs" fo:country="CZ" officeooo:rsid="00893ee5" style:font-size-asian="12pt" style:font-size-complex="12pt"/>
    </style:style>
    <style:style style:name="T670" style:family="text">
      <style:text-properties fo:font-variant="small-caps" style:font-name="Linux Libertine S.O.Cist.1" fo:font-size="12pt" fo:language="cs" fo:country="CZ" officeooo:rsid="01c5d17f" style:font-size-asian="12pt" style:font-size-complex="12pt"/>
    </style:style>
    <style:style style:name="T671" style:family="text">
      <style:text-properties fo:font-variant="small-caps" style:font-name="Linux Libertine S.O.Cist.1" fo:font-size="12pt" fo:language="cs" fo:country="CZ" officeooo:rsid="01ca52a5" style:font-size-asian="12pt" style:font-size-complex="12pt"/>
    </style:style>
    <style:style style:name="T672" style:family="text">
      <style:text-properties fo:font-variant="small-caps" officeooo:rsid="0227fb1b"/>
    </style:style>
    <style:style style:name="T673" style:family="text">
      <style:text-properties officeooo:rsid="002d0b2a"/>
    </style:style>
    <style:style style:name="T674" style:family="text">
      <style:text-properties officeooo:rsid="029cca6d"/>
    </style:style>
    <style:style style:name="T675" style:family="text">
      <style:text-properties officeooo:rsid="002e4738"/>
    </style:style>
    <style:style style:name="T676" style:family="text">
      <style:text-properties officeooo:rsid="003b111f"/>
    </style:style>
    <style:style style:name="T677" style:family="text">
      <style:text-properties officeooo:rsid="010764bb"/>
    </style:style>
    <style:style style:name="T678" style:family="text">
      <style:text-properties officeooo:rsid="00af38e3"/>
    </style:style>
    <style:style style:name="T679" style:family="text">
      <style:text-properties officeooo:rsid="007a8ff8"/>
    </style:style>
    <style:style style:name="T680" style:family="text">
      <style:text-properties fo:language="cs" fo:country="CZ"/>
    </style:style>
    <style:style style:name="T681" style:family="text">
      <style:text-properties fo:language="cs" fo:country="CZ" officeooo:rsid="00e2e277"/>
    </style:style>
    <style:style style:name="T682" style:family="text">
      <style:text-properties fo:language="cs" fo:country="CZ" officeooo:rsid="00426592"/>
    </style:style>
    <style:style style:name="T683" style:family="text">
      <style:text-properties fo:language="cs" fo:country="CZ" officeooo:rsid="00239e6d"/>
    </style:style>
    <style:style style:name="T684" style:family="text">
      <style:text-properties fo:language="cs" fo:country="CZ" officeooo:rsid="0016d416"/>
    </style:style>
    <style:style style:name="T685" style:family="text">
      <style:text-properties fo:language="cs" fo:country="CZ" officeooo:rsid="01bedb6c"/>
    </style:style>
    <style:style style:name="T686" style:family="text">
      <style:text-properties officeooo:rsid="00fff087"/>
    </style:style>
    <style:style style:name="T687" style:family="text">
      <style:text-properties officeooo:rsid="01bddc99"/>
    </style:style>
    <style:style style:name="T688" style:family="text">
      <style:text-properties officeooo:rsid="01bedb6c"/>
    </style:style>
    <style:style style:name="T689" style:family="text">
      <style:text-properties officeooo:rsid="01ca52a5"/>
    </style:style>
    <style:style style:name="T690" style:family="text">
      <style:text-properties officeooo:rsid="01d1abca"/>
    </style:style>
    <style:style style:name="T691" style:family="text">
      <style:text-properties officeooo:rsid="01d9d88d"/>
    </style:style>
    <style:style style:name="T692" style:family="text">
      <style:text-properties officeooo:rsid="01da355f"/>
    </style:style>
    <style:style style:name="T693" style:family="text">
      <style:text-properties officeooo:rsid="01dabceb"/>
    </style:style>
    <style:style style:name="T694" style:family="text">
      <style:text-properties officeooo:rsid="01dbac94"/>
    </style:style>
    <style:style style:name="T695" style:family="text">
      <style:text-properties officeooo:rsid="01dc6876"/>
    </style:style>
    <style:style style:name="T696" style:family="text">
      <style:text-properties officeooo:rsid="01ddea6d"/>
    </style:style>
    <style:style style:name="T697" style:family="text">
      <style:text-properties officeooo:rsid="01e03e27"/>
    </style:style>
    <style:style style:name="T698" style:family="text">
      <style:text-properties officeooo:rsid="0045046e"/>
    </style:style>
    <style:style style:name="T699" style:family="text">
      <style:text-properties officeooo:rsid="02930cd4"/>
    </style:style>
    <style:style style:name="T700" style:family="text">
      <style:text-properties officeooo:rsid="01e32b8d"/>
    </style:style>
    <style:style style:name="T701" style:family="text">
      <style:text-properties officeooo:rsid="01e6cd15"/>
    </style:style>
    <style:style style:name="T702" style:family="text">
      <style:text-properties officeooo:rsid="01e7f340"/>
    </style:style>
    <style:style style:name="T703" style:family="text">
      <style:text-properties officeooo:rsid="01e944b5"/>
    </style:style>
    <style:style style:name="T704" style:family="text">
      <style:text-properties officeooo:rsid="0101b317"/>
    </style:style>
    <style:style style:name="T705" style:family="text">
      <style:text-properties officeooo:rsid="03222488"/>
    </style:style>
    <style:style style:name="T706" style:family="text">
      <style:text-properties officeooo:rsid="03245e72"/>
    </style:style>
    <style:style style:name="T707" style:family="text">
      <style:text-properties officeooo:rsid="0324c28d"/>
    </style:style>
    <style:style style:name="T708" style:family="text">
      <style:text-properties officeooo:rsid="01f02138"/>
    </style:style>
    <style:style style:name="T709" style:family="text">
      <style:text-properties officeooo:rsid="01f34e5e"/>
    </style:style>
    <style:style style:name="T710" style:family="text">
      <style:text-properties officeooo:rsid="01f45c6d"/>
    </style:style>
    <style:style style:name="T711" style:family="text">
      <style:text-properties officeooo:rsid="01f79a11"/>
    </style:style>
    <style:style style:name="T712" style:family="text">
      <style:text-properties officeooo:rsid="01f95104"/>
    </style:style>
    <style:style style:name="T713" style:family="text">
      <style:text-properties officeooo:rsid="0203a3d9"/>
    </style:style>
    <style:style style:name="T714" style:family="text">
      <style:text-properties style:font-name="Linux Libertine S.O.Cist.2"/>
    </style:style>
    <style:style style:name="T715" style:family="text">
      <style:text-properties style:font-name="Linux Libertine S.O.Cist.2" fo:font-size="12pt" fo:language="cs" fo:country="CZ" style:font-size-asian="12pt" style:font-size-complex="12pt"/>
    </style:style>
    <style:style style:name="T716" style:family="text">
      <style:text-properties style:font-name="Linux Libertine S.O.Cist.2" fo:font-size="12pt" fo:language="cs" fo:country="CZ" officeooo:rsid="018e7b1a" style:font-size-asian="12pt" style:font-size-complex="12pt"/>
    </style:style>
    <style:style style:name="T717" style:family="text">
      <style:text-properties style:font-name="Linux Libertine S.O.Cist.2" fo:font-size="12pt" fo:language="cs" fo:country="CZ" officeooo:rsid="02042bcd" style:font-size-asian="12pt" style:font-size-complex="12pt"/>
    </style:style>
    <style:style style:name="T718" style:family="text">
      <style:text-properties style:font-name="Linux Libertine S.O.Cist.2" fo:font-size="12pt" fo:language="cs" fo:country="CZ" officeooo:rsid="019783c5" style:font-size-asian="12pt" style:font-size-complex="12pt"/>
    </style:style>
    <style:style style:name="T719" style:family="text">
      <style:text-properties style:font-name="Linux Libertine S.O.Cist.2" fo:font-size="12pt" fo:language="cs" fo:country="CZ" officeooo:rsid="0204f25c" style:font-size-asian="12pt" style:font-size-complex="12pt"/>
    </style:style>
    <style:style style:name="T720" style:family="text">
      <style:text-properties style:font-name="Linux Libertine S.O.Cist.2" fo:font-size="12pt" fo:language="cs" fo:country="CZ" officeooo:rsid="00af38e3" style:font-size-asian="12pt" style:font-size-complex="12pt"/>
    </style:style>
    <style:style style:name="T721" style:family="text">
      <style:text-properties style:font-name="Linux Libertine S.O.Cist.2" fo:font-size="12pt" fo:language="cs" fo:country="CZ" officeooo:rsid="008ed789" style:font-size-asian="12pt" style:font-size-complex="12pt"/>
    </style:style>
    <style:style style:name="T722" style:family="text">
      <style:text-properties style:font-name="Linux Libertine S.O.Cist.2" fo:font-size="12pt" fo:language="cs" fo:country="CZ" officeooo:rsid="0064366a" style:font-size-asian="12pt" style:font-size-complex="12pt"/>
    </style:style>
    <style:style style:name="T723" style:family="text">
      <style:text-properties style:font-name="Linux Libertine S.O.Cist.2" fo:font-size="12pt" fo:language="cs" fo:country="CZ" officeooo:rsid="01ccb2eb" style:font-size-asian="12pt" style:font-size-complex="12pt"/>
    </style:style>
    <style:style style:name="T724" style:family="text">
      <style:text-properties style:font-name="Linux Libertine S.O.Cist.2" fo:font-size="12pt" fo:language="cs" fo:country="CZ" officeooo:rsid="020a4168" style:font-size-asian="12pt" style:font-size-complex="12pt"/>
    </style:style>
    <style:style style:name="T725" style:family="text">
      <style:text-properties style:font-name="Linux Libertine S.O.Cist.2" fo:font-size="12pt" fo:language="cs" fo:country="CZ" officeooo:rsid="0067414b" style:font-size-asian="12pt" style:font-size-complex="12pt"/>
    </style:style>
    <style:style style:name="T726" style:family="text">
      <style:text-properties style:font-name="Linux Libertine S.O.Cist.2" fo:font-size="12pt" fo:language="cs" fo:country="CZ" officeooo:rsid="020c8bea" style:font-size-asian="12pt" style:font-size-complex="12pt"/>
    </style:style>
    <style:style style:name="T727" style:family="text">
      <style:text-properties style:font-name="Linux Libertine S.O.Cist.2" fo:font-size="12pt" fo:language="cs" fo:country="CZ" officeooo:rsid="0081922e" style:font-size-asian="12pt" style:font-size-complex="12pt"/>
    </style:style>
    <style:style style:name="T728" style:family="text">
      <style:text-properties style:font-name="Linux Libertine S.O.Cist.2" fo:font-size="12pt" fo:language="cs" fo:country="CZ" officeooo:rsid="008260bd" style:font-size-asian="12pt" style:font-size-complex="12pt"/>
    </style:style>
    <style:style style:name="T729" style:family="text">
      <style:text-properties style:font-name="Linux Libertine S.O.Cist.2" fo:font-size="12pt" fo:language="cs" fo:country="CZ" officeooo:rsid="008444c3" style:font-size-asian="12pt" style:font-size-complex="12pt"/>
    </style:style>
    <style:style style:name="T730" style:family="text">
      <style:text-properties style:font-name="Linux Libertine S.O.Cist.2" fo:font-size="12pt" fo:language="cs" fo:country="CZ" officeooo:rsid="0088ade7" style:font-size-asian="12pt" style:font-size-complex="12pt"/>
    </style:style>
    <style:style style:name="T731" style:family="text">
      <style:text-properties style:font-name="Linux Libertine S.O.Cist.2" fo:font-size="12pt" fo:language="cs" fo:country="CZ" officeooo:rsid="00d95684" style:font-size-asian="12pt" style:font-size-complex="12pt"/>
    </style:style>
    <style:style style:name="T732" style:family="text">
      <style:text-properties style:font-name="Linux Libertine S.O.Cist.2" fo:font-size="12pt" fo:language="cs" fo:country="CZ" officeooo:rsid="020edb31" style:font-size-asian="12pt" style:font-size-complex="12pt"/>
    </style:style>
    <style:style style:name="T733" style:family="text">
      <style:text-properties style:font-name="Linux Libertine S.O.Cist.2" fo:font-size="12pt" fo:language="cs" fo:country="CZ" officeooo:rsid="02123494" style:font-size-asian="12pt" style:font-size-complex="12pt"/>
    </style:style>
    <style:style style:name="T734" style:family="text">
      <style:text-properties style:font-name="Linux Libertine S.O.Cist.2" fo:font-size="12pt" fo:language="cs" fo:country="CZ" officeooo:rsid="0067b222" style:font-size-asian="12pt" style:font-size-complex="12pt"/>
    </style:style>
    <style:style style:name="T735" style:family="text">
      <style:text-properties style:font-name="Linux Libertine S.O.Cist.2" fo:font-size="12pt" fo:language="cs" fo:country="CZ" officeooo:rsid="0155c9f8" style:font-size-asian="12pt" style:font-size-complex="12pt"/>
    </style:style>
    <style:style style:name="T736" style:family="text">
      <style:text-properties style:font-name="Linux Libertine S.O.Cist.2" fo:font-size="12pt" fo:language="cs" fo:country="CZ" officeooo:rsid="021869a6" style:font-size-asian="12pt" style:font-size-complex="12pt"/>
    </style:style>
    <style:style style:name="T737" style:family="text">
      <style:text-properties style:font-name="Linux Libertine S.O.Cist.2" fo:font-size="12pt" fo:language="cs" fo:country="CZ" officeooo:rsid="0174049a" style:font-size-asian="12pt" style:font-size-complex="12pt"/>
    </style:style>
    <style:style style:name="T738" style:family="text">
      <style:text-properties style:font-name="Linux Libertine S.O.Cist.2" fo:font-size="12pt" fo:language="cs" fo:country="CZ" officeooo:rsid="0174787a" style:font-size-asian="12pt" style:font-size-complex="12pt"/>
    </style:style>
    <style:style style:name="T739" style:family="text">
      <style:text-properties style:font-name="Linux Libertine S.O.Cist.2" fo:font-size="12pt" fo:language="cs" fo:country="CZ" officeooo:rsid="01756012" style:font-size-asian="12pt" style:font-size-complex="12pt"/>
    </style:style>
    <style:style style:name="T740" style:family="text">
      <style:text-properties style:font-name="Linux Libertine S.O.Cist.2" fo:font-size="12pt" fo:language="cs" fo:country="CZ" officeooo:rsid="01fe53c1" style:font-size-asian="12pt" style:font-size-complex="12pt"/>
    </style:style>
    <style:style style:name="T741" style:family="text">
      <style:text-properties style:font-name="Linux Libertine S.O.Cist.2" fo:font-size="12pt" fo:language="cs" fo:country="CZ" officeooo:rsid="018eb3de" style:font-size-asian="12pt" style:font-size-complex="12pt"/>
    </style:style>
    <style:style style:name="T742" style:family="text">
      <style:text-properties style:font-name="Linux Libertine S.O.Cist.2" fo:font-size="12pt" fo:language="cs" fo:country="CZ" officeooo:rsid="0219bb7f" style:font-size-asian="12pt" style:font-size-complex="12pt"/>
    </style:style>
    <style:style style:name="T743" style:family="text">
      <style:text-properties style:font-name="Linux Libertine S.O.Cist.2" fo:font-size="12pt" fo:language="cs" fo:country="CZ" officeooo:rsid="021b5c2a" style:font-size-asian="12pt" style:font-size-complex="12pt"/>
    </style:style>
    <style:style style:name="T744" style:family="text">
      <style:text-properties style:font-name="Linux Libertine S.O.Cist.2" fo:font-size="12pt" fo:language="cs" fo:country="CZ" officeooo:rsid="01adacc7" style:font-size-asian="12pt" style:font-size-complex="12pt"/>
    </style:style>
    <style:style style:name="T745" style:family="text">
      <style:text-properties style:font-name="Linux Libertine S.O.Cist.2" fo:font-size="12pt" fo:language="cs" fo:country="CZ" officeooo:rsid="021deaa3" style:font-size-asian="12pt" style:font-size-complex="12pt"/>
    </style:style>
    <style:style style:name="T746" style:family="text">
      <style:text-properties style:font-name="Linux Libertine S.O.Cist.2" fo:font-size="12pt" fo:language="cs" fo:country="CZ" officeooo:rsid="022437e1" style:font-size-asian="12pt" style:font-size-complex="12pt"/>
    </style:style>
    <style:style style:name="T747" style:family="text">
      <style:text-properties style:font-name="Linux Libertine S.O.Cist.2" fo:font-size="12pt" fo:language="cs" fo:country="CZ" officeooo:rsid="014196cf" style:font-size-asian="12pt" style:font-size-complex="12pt"/>
    </style:style>
    <style:style style:name="T748" style:family="text">
      <style:text-properties style:font-name="Linux Libertine S.O.Cist.2" fo:font-size="12pt" fo:language="cs" fo:country="CZ" officeooo:rsid="01b95ec4" style:font-size-asian="12pt" style:font-size-complex="12pt"/>
    </style:style>
    <style:style style:name="T749" style:family="text">
      <style:text-properties style:font-name="Linux Libertine S.O.Cist.2" fo:font-size="12pt" fo:language="cs" fo:country="CZ" officeooo:rsid="022480e9" style:font-size-asian="12pt" style:font-size-complex="12pt"/>
    </style:style>
    <style:style style:name="T750" style:family="text">
      <style:text-properties style:font-name="Linux Libertine S.O.Cist.2" fo:font-size="12pt" fo:language="cs" fo:country="CZ" officeooo:rsid="02249760" style:font-size-asian="12pt" style:font-size-complex="12pt"/>
    </style:style>
    <style:style style:name="T751" style:family="text">
      <style:text-properties style:font-name="Linux Libertine S.O.Cist.2" fo:font-size="12pt" fo:language="cs" fo:country="CZ" officeooo:rsid="0040ede6" style:font-size-asian="12pt" style:font-size-complex="12pt"/>
    </style:style>
    <style:style style:name="T752" style:family="text">
      <style:text-properties style:font-name="Linux Libertine S.O.Cist.2" fo:font-size="12pt" fo:language="cs" fo:country="CZ" officeooo:rsid="01e32b8d" style:font-size-asian="12pt" style:font-size-complex="12pt"/>
    </style:style>
    <style:style style:name="T753" style:family="text">
      <style:text-properties style:font-name="Linux Libertine S.O.Cist.2" fo:font-size="12pt" fo:language="cs" fo:country="CZ" officeooo:rsid="02270803" style:font-size-asian="12pt" style:font-size-complex="12pt"/>
    </style:style>
    <style:style style:name="T754" style:family="text">
      <style:text-properties style:font-name="Linux Libertine S.O.Cist.2" fo:font-size="12pt" fo:language="cs" fo:country="CZ" officeooo:rsid="00e054ce" style:font-size-asian="12pt" style:font-size-complex="12pt"/>
    </style:style>
    <style:style style:name="T755" style:family="text">
      <style:text-properties style:font-name="Linux Libertine S.O.Cist.2" fo:font-size="12pt" fo:language="cs" fo:country="CZ" officeooo:rsid="00e23778" style:font-size-asian="12pt" style:font-size-complex="12pt"/>
    </style:style>
    <style:style style:name="T756" style:family="text">
      <style:text-properties style:font-name="Linux Libertine S.O.Cist.2" fo:font-size="12pt" fo:language="cs" fo:country="CZ" officeooo:rsid="02272aa2" style:font-size-asian="12pt" style:font-size-complex="12pt"/>
    </style:style>
    <style:style style:name="T757" style:family="text">
      <style:text-properties style:font-name="Linux Libertine S.O.Cist.2" fo:font-size="12pt" fo:language="cs" fo:country="CZ" officeooo:rsid="022e2c3f" style:font-size-asian="12pt" style:font-size-complex="12pt"/>
    </style:style>
    <style:style style:name="T758" style:family="text">
      <style:text-properties style:font-name="Linux Libertine S.O.Cist.2" fo:font-size="12pt" fo:language="cs" fo:country="CZ" officeooo:rsid="0257df45" style:font-size-asian="12pt" style:language-asian="zh" style:country-asian="CN" style:font-size-complex="12pt" style:language-complex="hi" style:country-complex="IN"/>
    </style:style>
    <style:style style:name="T759" style:family="text">
      <style:text-properties style:font-name="Linux Libertine S.O.Cist.2" fo:font-size="12pt" fo:language="cs" fo:country="CZ" officeooo:rsid="011d4588" style:font-size-asian="12pt" style:language-asian="zh" style:country-asian="CN" style:font-size-complex="12pt" style:language-complex="hi" style:country-complex="IN"/>
    </style:style>
    <style:style style:name="T760" style:family="text">
      <style:text-properties style:font-name="Linux Libertine S.O.Cist.2" fo:font-size="12pt" fo:language="cs" fo:country="CZ" officeooo:rsid="025977de" style:font-size-asian="12pt" style:language-asian="zh" style:country-asian="CN" style:font-size-complex="12pt" style:language-complex="hi" style:country-complex="IN"/>
    </style:style>
    <style:style style:name="T761" style:family="text">
      <style:text-properties style:font-name="Linux Libertine S.O.Cist.2" fo:font-size="12pt" fo:language="cs" fo:country="CZ" officeooo:rsid="02101fe9" style:font-size-asian="12pt" style:language-asian="zh" style:country-asian="CN" style:font-size-complex="12pt" style:language-complex="hi" style:country-complex="IN"/>
    </style:style>
    <style:style style:name="T762" style:family="text">
      <style:text-properties style:font-name="Linux Libertine S.O.Cist.2" fo:font-size="12pt" fo:language="cs" fo:country="CZ" officeooo:rsid="0257f3dc" style:font-size-asian="12pt" style:language-asian="zh" style:country-asian="CN" style:font-size-complex="12pt" style:language-complex="hi" style:country-complex="IN"/>
    </style:style>
    <style:style style:name="T763" style:family="text">
      <style:text-properties style:font-name="Linux Libertine S.O.Cist.2" fo:font-size="12pt" fo:language="cs" fo:country="CZ" fo:font-style="normal" officeooo:rsid="0022afba" style:font-size-asian="12pt" style:font-style-asian="normal" style:font-size-complex="12pt" style:font-style-complex="normal"/>
    </style:style>
    <style:style style:name="T764" style:family="text">
      <style:text-properties style:font-name="Linux Libertine S.O.Cist.2" fo:font-size="12pt" fo:language="cs" fo:country="CZ" fo:font-style="normal" officeooo:rsid="02047e57" style:font-size-asian="12pt" style:font-style-asian="normal" style:font-size-complex="12pt" style:font-style-complex="normal"/>
    </style:style>
    <style:style style:name="T765" style:family="text">
      <style:text-properties style:font-name="Linux Libertine S.O.Cist.2" fo:font-size="12pt" fo:language="cs" fo:country="CZ" fo:font-style="normal" officeooo:rsid="004c7ee4" style:font-size-asian="12pt" style:font-style-asian="normal" style:font-size-complex="12pt" style:font-style-complex="normal"/>
    </style:style>
    <style:style style:name="T766" style:family="text">
      <style:text-properties style:font-name="Linux Libertine S.O.Cist.2" fo:font-size="12pt" fo:language="cs" fo:country="CZ" fo:font-style="normal" officeooo:rsid="0052a7a9" style:font-size-asian="12pt" style:font-style-asian="normal" style:font-size-complex="12pt" style:font-style-complex="normal"/>
    </style:style>
    <style:style style:name="T767" style:family="text">
      <style:text-properties style:font-name="Linux Libertine S.O.Cist.2" fo:font-size="12pt" fo:language="cs" fo:country="CZ" fo:font-style="normal" officeooo:rsid="020b057b" style:font-size-asian="12pt" style:font-style-asian="normal" style:font-size-complex="12pt" style:font-style-complex="normal"/>
    </style:style>
    <style:style style:name="T768" style:family="text">
      <style:text-properties style:font-name="Linux Libertine S.O.Cist.2" fo:font-size="12pt" fo:language="cs" fo:country="CZ" fo:font-style="normal" officeooo:rsid="0053c8ff" style:font-size-asian="12pt" style:font-style-asian="normal" style:font-size-complex="12pt" style:font-style-complex="normal"/>
    </style:style>
    <style:style style:name="T769" style:family="text">
      <style:text-properties style:font-name="Linux Libertine S.O.Cist.2" fo:font-size="12pt" fo:language="cs" fo:country="CZ" fo:font-style="normal" officeooo:rsid="004d2996" style:font-size-asian="12pt" style:font-style-asian="normal" style:font-size-complex="12pt" style:font-style-complex="normal"/>
    </style:style>
    <style:style style:name="T770" style:family="text">
      <style:text-properties style:font-name="Linux Libertine S.O.Cist.2" fo:font-size="12pt" fo:language="cs" fo:country="CZ" fo:font-style="normal" officeooo:rsid="015643d0" style:font-size-asian="12pt" style:font-style-asian="normal" style:font-size-complex="12pt" style:font-style-complex="normal"/>
    </style:style>
    <style:style style:name="T771" style:family="text">
      <style:text-properties style:font-name="Linux Libertine S.O.Cist.2" fo:font-size="12pt" fo:language="cs" fo:country="CZ" fo:font-style="normal" officeooo:rsid="021301f3" style:font-size-asian="12pt" style:font-style-asian="normal" style:font-size-complex="12pt" style:font-style-complex="normal"/>
    </style:style>
    <style:style style:name="T772" style:family="text">
      <style:text-properties style:font-name="Linux Libertine S.O.Cist.2" fo:font-size="12pt" fo:language="cs" fo:country="CZ" fo:font-style="normal" officeooo:rsid="0157172f" style:font-size-asian="12pt" style:font-style-asian="normal" style:font-size-complex="12pt" style:font-style-complex="normal"/>
    </style:style>
    <style:style style:name="T773" style:family="text">
      <style:text-properties style:font-name="Linux Libertine S.O.Cist.2" fo:font-size="12pt" fo:language="cs" fo:country="CZ" fo:font-style="normal" officeooo:rsid="0157aa04" style:font-size-asian="12pt" style:font-style-asian="normal" style:font-size-complex="12pt" style:font-style-complex="normal"/>
    </style:style>
    <style:style style:name="T774" style:family="text">
      <style:text-properties style:font-name="Linux Libertine S.O.Cist.2" fo:font-size="12pt" fo:language="cs" fo:country="CZ" fo:font-style="normal" officeooo:rsid="0157fdf3" style:font-size-asian="12pt" style:font-style-asian="normal" style:font-size-complex="12pt" style:font-style-complex="normal"/>
    </style:style>
    <style:style style:name="T775" style:family="text">
      <style:text-properties style:font-name="Linux Libertine S.O.Cist.2" fo:font-size="12pt" fo:language="cs" fo:country="CZ" fo:font-style="normal" officeooo:rsid="0158c7dd" style:font-size-asian="12pt" style:font-style-asian="normal" style:font-size-complex="12pt" style:font-style-complex="normal"/>
    </style:style>
    <style:style style:name="T776" style:family="text">
      <style:text-properties style:font-name="Linux Libertine S.O.Cist.2" fo:font-size="12pt" fo:language="cs" fo:country="CZ" fo:font-style="normal" officeooo:rsid="016b9b23" style:font-size-asian="12pt" style:font-style-asian="normal" style:font-size-complex="12pt" style:font-style-complex="normal"/>
    </style:style>
    <style:style style:name="T777" style:family="text">
      <style:text-properties style:font-name="Linux Libertine S.O.Cist.2" fo:font-size="12pt" fo:language="cs" fo:country="CZ" fo:font-style="normal" officeooo:rsid="02165d7a" style:font-size-asian="12pt" style:font-style-asian="normal" style:font-size-complex="12pt" style:font-style-complex="normal"/>
    </style:style>
    <style:style style:name="T778" style:family="text">
      <style:text-properties style:font-name="Linux Libertine S.O.Cist.2" fo:font-size="12pt" fo:language="cs" fo:country="CZ" fo:font-style="normal" officeooo:rsid="0183315c" style:font-size-asian="12pt" style:font-style-asian="normal" style:font-size-complex="12pt" style:font-style-complex="normal"/>
    </style:style>
    <style:style style:name="T779" style:family="text">
      <style:text-properties style:font-name="Linux Libertine S.O.Cist.2" fo:font-size="12pt" fo:language="cs" fo:country="CZ" fo:font-style="normal" officeooo:rsid="0219bb7f" style:font-size-asian="12pt" style:font-style-asian="normal" style:font-size-complex="12pt" style:font-style-complex="normal"/>
    </style:style>
    <style:style style:name="T780" style:family="text">
      <style:text-properties style:font-name="Linux Libertine S.O.Cist.2" fo:font-size="12pt" fo:language="cs" fo:country="CZ" fo:font-style="normal" officeooo:rsid="0105c13d" style:font-size-asian="12pt" style:font-style-asian="normal" style:font-size-complex="12pt" style:font-style-complex="normal"/>
    </style:style>
    <style:style style:name="T781" style:family="text">
      <style:text-properties style:font-name="Linux Libertine S.O.Cist.2" fo:font-size="12pt" fo:language="cs" fo:country="CZ" fo:font-style="normal" officeooo:rsid="02272aa2" style:font-size-asian="12pt" style:font-style-asian="normal" style:font-size-complex="12pt" style:font-style-complex="normal"/>
    </style:style>
    <style:style style:name="T782" style:family="text">
      <style:text-properties style:font-name="Linux Libertine S.O.Cist.2" fo:font-size="12pt" fo:language="cs" fo:country="CZ" fo:font-style="normal" officeooo:rsid="022fc161" style:font-size-asian="12pt" style:font-style-asian="normal" style:font-size-complex="12pt" style:font-style-complex="normal"/>
    </style:style>
    <style:style style:name="T783" style:family="text">
      <style:text-properties style:font-name="Linux Libertine S.O.Cist.2" fo:font-size="12pt" fo:language="cs" fo:country="CZ" fo:font-style="italic" style:font-size-asian="12pt" style:font-style-asian="italic" style:font-size-complex="12pt" style:font-style-complex="italic"/>
    </style:style>
    <style:style style:name="T784" style:family="text">
      <style:text-properties style:font-name="Linux Libertine S.O.Cist.2" fo:font-size="12pt" fo:language="cs" fo:country="CZ" fo:font-style="italic" officeooo:rsid="0064366a" style:font-size-asian="12pt" style:font-style-asian="italic" style:font-size-complex="12pt" style:font-style-complex="italic"/>
    </style:style>
    <style:style style:name="T785" style:family="text">
      <style:text-properties style:font-name="Linux Libertine S.O.Cist.2" fo:font-size="12pt" fo:language="cs" fo:country="CZ" fo:font-style="italic" officeooo:rsid="0065ca5c" style:font-size-asian="12pt" style:font-style-asian="italic" style:font-size-complex="12pt" style:font-style-complex="italic"/>
    </style:style>
    <style:style style:name="T786" style:family="text">
      <style:text-properties style:font-name="Linux Libertine S.O.Cist.2" fo:font-size="12pt" fo:language="cs" fo:country="CZ" fo:font-style="italic" officeooo:rsid="02069fab" style:font-size-asian="12pt" style:font-style-asian="italic" style:font-size-complex="12pt" style:font-style-complex="italic"/>
    </style:style>
    <style:style style:name="T787" style:family="text">
      <style:text-properties style:font-name="Linux Libertine S.O.Cist.2" fo:font-size="12pt" fo:language="cs" fo:country="CZ" fo:font-style="italic" officeooo:rsid="0067414b" style:font-size-asian="12pt" style:font-style-asian="italic" style:font-size-complex="12pt" style:font-style-complex="italic"/>
    </style:style>
    <style:style style:name="T788" style:family="text">
      <style:text-properties style:font-name="Linux Libertine S.O.Cist.2" fo:font-size="12pt" fo:language="cs" fo:country="CZ" fo:font-style="italic" officeooo:rsid="015643d0" style:font-size-asian="12pt" style:font-style-asian="italic" style:font-size-complex="12pt" style:font-style-complex="italic"/>
    </style:style>
    <style:style style:name="T789" style:family="text">
      <style:text-properties style:font-name="Linux Libertine S.O.Cist.2" fo:font-size="12pt" fo:language="cs" fo:country="CZ" fo:font-style="italic" officeooo:rsid="021301f3" style:font-size-asian="12pt" style:font-style-asian="italic" style:font-size-complex="12pt" style:font-style-complex="italic"/>
    </style:style>
    <style:style style:name="T790" style:family="text">
      <style:text-properties style:font-name="Linux Libertine S.O.Cist.2" fo:font-size="12pt" fo:language="cs" fo:country="CZ" fo:font-style="italic" officeooo:rsid="016b9b23" style:font-size-asian="12pt" style:font-style-asian="italic" style:font-size-complex="12pt" style:font-style-complex="italic"/>
    </style:style>
    <style:style style:name="T791" style:family="text">
      <style:text-properties style:font-name="Linux Libertine S.O.Cist.2" fo:font-size="12pt" fo:language="cs" fo:country="CZ" fo:font-style="italic" officeooo:rsid="021869a6" style:font-size-asian="12pt" style:font-style-asian="italic" style:font-size-complex="12pt" style:font-style-complex="italic"/>
    </style:style>
    <style:style style:name="T792" style:family="text">
      <style:text-properties style:font-name="Linux Libertine S.O.Cist.2" fo:font-size="12pt" fo:language="cs" fo:country="CZ" fo:font-style="italic" officeooo:rsid="0174787a" style:font-size-asian="12pt" style:font-style-asian="italic" style:font-size-complex="12pt" style:font-style-complex="italic"/>
    </style:style>
    <style:style style:name="T793" style:family="text">
      <style:text-properties style:font-name="Linux Libertine S.O.Cist.2" fo:font-size="12pt" fo:language="cs" fo:country="CZ" fo:font-style="italic" officeooo:rsid="0183315c" style:font-size-asian="12pt" style:font-style-asian="italic" style:font-size-complex="12pt" style:font-style-complex="italic"/>
    </style:style>
    <style:style style:name="T794" style:family="text">
      <style:text-properties style:font-name="Linux Libertine S.O.Cist.2" fo:font-size="12pt" fo:language="cs" fo:country="CZ" fo:font-style="italic" officeooo:rsid="00e23778" style:font-size-asian="12pt" style:font-style-asian="italic" style:font-size-complex="12pt" style:font-style-complex="italic"/>
    </style:style>
    <style:style style:name="T795" style:family="text">
      <style:text-properties style:font-name="Linux Libertine S.O.Cist.2" officeooo:rsid="0174787a"/>
    </style:style>
    <style:style style:name="T796" style:family="text">
      <style:text-properties style:font-name="Linux Libertine S.O.Cist.2" officeooo:rsid="021869a6"/>
    </style:style>
    <style:style style:name="T797" style:family="text">
      <style:text-properties style:font-name="Linux Libertine S.O.Cist.2" officeooo:rsid="022e2c3f"/>
    </style:style>
    <style:style style:name="T798" style:family="text">
      <style:text-properties officeooo:rsid="02042bcd"/>
    </style:style>
    <style:style style:name="T799" style:family="text">
      <style:text-properties officeooo:rsid="0204f25c"/>
    </style:style>
    <style:style style:name="T800" style:family="text">
      <style:text-properties officeooo:rsid="020a7839"/>
    </style:style>
    <style:style style:name="T801" style:family="text">
      <style:text-properties officeooo:rsid="020c8bea"/>
    </style:style>
    <style:style style:name="T802" style:family="text">
      <style:text-properties officeooo:rsid="020d0ab2"/>
    </style:style>
    <style:style style:name="T803" style:family="text">
      <style:text-properties officeooo:rsid="020e13db"/>
    </style:style>
    <style:style style:name="T804" style:family="text">
      <style:text-properties officeooo:rsid="02123494"/>
    </style:style>
    <style:style style:name="T805" style:family="text">
      <style:text-properties officeooo:rsid="021301f3"/>
    </style:style>
    <style:style style:name="T806" style:family="text">
      <style:text-properties officeooo:rsid="02165d7a"/>
    </style:style>
    <style:style style:name="T807" style:family="text">
      <style:text-properties officeooo:rsid="0217c383"/>
    </style:style>
    <style:style style:name="T808" style:family="text">
      <style:text-properties officeooo:rsid="0219bb7f"/>
    </style:style>
    <style:style style:name="T809" style:family="text">
      <style:text-properties officeooo:rsid="021f3948"/>
    </style:style>
    <style:style style:name="T810" style:family="text">
      <style:text-properties style:font-name="Linux Libertine S.O.Cist.1" fo:font-size="12pt" fo:language="cs" fo:country="CZ" officeooo:rsid="00cf4038" style:font-size-asian="12pt" style:font-size-complex="12pt"/>
    </style:style>
    <style:style style:name="T811" style:family="text">
      <style:text-properties style:font-name="Linux Libertine S.O.Cist.1" fo:font-size="12pt" fo:language="cs" fo:country="CZ" officeooo:rsid="0223d50b" style:font-size-asian="12pt" style:font-size-complex="12pt"/>
    </style:style>
    <style:style style:name="T812" style:family="text">
      <style:text-properties style:font-name="Linux Libertine S.O.Cist.1" fo:font-size="12pt" fo:language="cs" fo:country="CZ" officeooo:rsid="00e069c5" style:font-size-asian="12pt" style:font-size-complex="12pt"/>
    </style:style>
    <style:style style:name="T813" style:family="text">
      <style:text-properties style:font-name="Linux Libertine S.O.Cist.1" fo:font-size="12pt" fo:language="cs" fo:country="CZ" officeooo:rsid="01ca52a5" style:font-size-asian="12pt" style:font-size-complex="12pt"/>
    </style:style>
    <style:style style:name="T814" style:family="text">
      <style:text-properties style:font-name="Linux Libertine S.O.Cist.1" fo:font-size="12pt" fo:language="cs" fo:country="CZ" officeooo:rsid="01cbb116" style:font-size-asian="12pt" style:font-size-complex="12pt"/>
    </style:style>
    <style:style style:name="T815" style:family="text">
      <style:text-properties style:font-name="Linux Libertine S.O.Cist.1" fo:font-size="12pt" fo:language="cs" fo:country="CZ" officeooo:rsid="01cc60f7" style:font-size-asian="12pt" style:font-size-complex="12pt"/>
    </style:style>
    <style:style style:name="T816" style:family="text">
      <style:text-properties style:font-name="Linux Libertine S.O.Cist.1" fo:font-size="12pt" fo:language="cs" fo:country="CZ" officeooo:rsid="01d3958e" style:font-size-asian="12pt" style:font-size-complex="12pt"/>
    </style:style>
    <style:style style:name="T817" style:family="text">
      <style:text-properties officeooo:rsid="02272aa2"/>
    </style:style>
    <style:style style:name="T818" style:family="text">
      <style:text-properties officeooo:rsid="0227fb1b"/>
    </style:style>
    <style:style style:name="T819" style:family="text">
      <style:text-properties officeooo:rsid="022916b9"/>
    </style:style>
    <style:style style:name="T820" style:family="text">
      <style:text-properties officeooo:rsid="022b0ba6"/>
    </style:style>
    <style:style style:name="T821" style:family="text">
      <style:text-properties officeooo:rsid="022b834e"/>
    </style:style>
    <style:style style:name="T822" style:family="text">
      <style:text-properties officeooo:rsid="022c819d"/>
    </style:style>
    <style:style style:name="T823" style:family="text">
      <style:text-properties officeooo:rsid="022e2c3f"/>
    </style:style>
    <style:style style:name="T824" style:family="text">
      <style:text-properties officeooo:rsid="022fc161"/>
    </style:style>
    <style:style style:name="T825" style:family="text">
      <style:text-properties officeooo:rsid="023001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74"><text:span text:style-name="T3">D</text:span><text:span text:style-name="T2">OMINICA I. SEPTEMBRIS.</text:span></text:p>
            <text:p text:style-name="P136"><text:span text:style-name="T26">I</text:span><text:span text:style-name="T60">n</text:span><text:span text:style-name="T26"> F</text:span><text:span text:style-name="T60">esto </text:span></text:p>
            <text:p text:style-name="P136"><text:span text:style-name="T27">S</text:span><text:span text:style-name="T28">S</text:span><text:span text:style-name="T27">. A</text:span><text:span text:style-name="T61">n</text:span><text:span text:style-name="T62">gelorum </text:span><text:span text:style-name="T28">C</text:span><text:span text:style-name="T62">ustodum</text:span><text:span text:style-name="T358">.</text:span></text:p>
            <text:p text:style-name="P11"><text:span text:style-name="T72">in </text:span><text:span text:style-name="T53">B</text:span><text:span text:style-name="T72">ohemia et </text:span><text:span text:style-name="T53">L</text:span><text:span text:style-name="T72">usatia</text:span><text:span text:style-name="T71">: </text:span><text:span text:style-name="T84">Serm</text:span>. <text:span text:style-name="T84">maj.</text:span></text:p>
            <text:p text:style-name="P11"><draw:frame draw:style-name="fr1" draw:name="Obrázek3" text:anchor-type="char" svg:x="2.8299in" svg:y="0.0744in" svg:width="1.6252in" svg:height="0.0882in" draw:z-index="0"><draw:image xlink:href="Pictures/100007680000BD7500000A4246BB7A4D3A1BE866.emf" xlink:type="simple" xlink:show="embed" xlink:actuate="onLoad" draw:mime-type="image/x-emf"/><draw:image xlink:href="Pictures/10000001000008F30000007C7B1A35E31CC61A57.png" xlink:type="simple" xlink:show="embed" xlink:actuate="onLoad" draw:mime-type="image/png"/></draw:frame></text:p>
          </table:table-cell>
          <table:covered-table-cell/>
        </table:table-row>
        <table:table-row table:style-name="Tabulka1.1">
          <table:table-cell table:style-name="Tabulka1.A1" office:value-type="string">
            <text:p text:style-name="P105">In I. Nocturno</text:p>
            <text:p text:style-name="P112">De libro Exodi.</text:p>
            <text:p text:style-name="P38">Lectio j. <text:span text:style-name="T355">Cap. 23.</text:span></text:p>
            <text:p text:style-name="P149"><text:span text:style-name="T554">Ecce</text:span> ego mittam Angelum meum, qui præcédat te, custódiat in via, et introdúcat in locum quem parávi. Obsérva eum, et audi vocem ejus, nec contemnéndum putes: quia non dimíttet cum peccáveris, et est nomen meum in illo. Quod si audíeris vocem ejus, et féceris ómnia quæ loquor, inimícus ero inimícis tuis, et afflígam affligéntes te. Præcedétque te Angelus meus.</text:p>
            <text:p text:style-name="P149"/>
          </table:table-cell>
          <table:table-cell table:style-name="Tabulka1.A1" office:value-type="string">
            <text:p text:style-name="P121"><text:s/></text:p>
            <text:p text:style-name="P58"/>
            <text:p text:style-name="P58"/>
            <text:p text:style-name="P156"><text:span text:style-name="T554">Hle,</text:span> <text:span text:style-name="T389">já</text:span> pošlu svého <text:span text:style-name="T713">A</text:span>nděla, který bude kráčet před tebou, střežit tě na cestě, a uvede tě na místo, které jsem ti připravil. Dbej ho, poslouchej jeho hlas a nemysli, že jím smíš pohrdati; neboť nepromine, když <text:span text:style-name="T389">z</text:span>hřešíš; a jméno mé jest v něm. Budeš-li však poslušen jeho hlasu, a budeš-li činit vše, c<text:span text:style-name="T798">o</text:span> pravím, budu nepřítelem tvých nepřátel a sužovat budu ty, kteří sužují tebe. Půjde tedy před tebou můj <text:span text:style-name="T550">A</text:span>nděl.</text:p>
          </table:table-cell>
        </table:table-row>
        <table:table-row table:style-name="Tabulka1.1">
          <table:table-cell table:style-name="Tabulka1.A1" office:value-type="string">
            <text:p text:style-name="P37">Lectio ij. <text:span text:style-name="T356">Cap. 1.</text:span></text:p>
            <text:p text:style-name="P9">Ex Zacharia Prophéta.</text:p>
            <text:p text:style-name="P225">F<text:span text:style-name="T554">actum</text:span> est verbum Dómini ad Zacharíam, fílium Barachíae, fílii Addo, Prophétam dicens: Vidi per noctem, et ecce vir ascéndens super equum rufum; et ipse stabat inter myrtéta, quae erant in profúndo: et post eum equi rufi, várii, et albi. Et dixi: Quid sunt isti, Dómine mi? et dixit ad me Angelus, qui loquebátur in me: Ego osténdam tibi, quid sint haec. </text:p>
            <text:p text:style-name="P99"/>
          </table:table-cell>
          <table:table-cell table:style-name="Tabulka1.A1" office:value-type="string">
            <text:p text:style-name="P65"/>
            <text:p text:style-name="P65"/>
            <text:p text:style-name="P259"><text:span text:style-name="T649">Hospodin</text:span><text:span text:style-name="T716"> oslovil Zachariáše, syna Barachiáše, syna Addova, proroka a řekl: Měl jsem vidění v noci: hle, muž seděl na ryšavém koni, a ten stál mezi myrtovím, jež bylo v dolině, a za ním byli koně ryšaví, strakatí a bílí. I řekl jsem: „Co znamenají tito, Pane můj?“ I řekl mi </text:span><text:span text:style-name="T717">A</text:span><text:span text:style-name="T716">nděl, který se mnou mluvil: „Já tobě ukáži, co znamenají tyto věci." </text:span></text:p>
          </table:table-cell>
        </table:table-row>
        <table:table-row table:style-name="Tabulka1.1">
          <table:table-cell table:style-name="Tabulka1.A1" office:value-type="string">
            <text:p text:style-name="P37">Lectio iij.</text:p>
            <text:p text:style-name="P227">E<text:span text:style-name="T604">t</text:span> respóndit vir, qui stabat inter myrtéta, et dixit: Isti sunt, quos misit Dóminus, ut perámbulent terram. Et respondérunt Angelo Dómini, qui stabat inter myrtéta, et dixérunt: Perambulávimus terram, et ecce! omnis terra habitátur, et quiéscit. <text:span text:style-name="T391">Et respóndit</text:span> Dóminus Angelo, qui loquebátur in me verba bona, verba consolatória. </text:p>
            <text:p text:style-name="P68"/>
          </table:table-cell>
          <table:table-cell table:style-name="Tabulka1.A1" office:value-type="string">
            <text:p text:style-name="P65"/>
            <text:p text:style-name="P260"><text:span text:style-name="T649">Tu</text:span><text:span text:style-name="T716"> chopil slovo muž, který stál mezi myrtovím, a řekl: „To jsou ti, které poslal Hospodin, aby </text:span><text:span text:style-name="T745">pro</text:span><text:span text:style-name="T716">chodili </text:span><text:span text:style-name="T745">celou </text:span><text:span text:style-name="T716">zemi.“ A oni oslovili </text:span><text:span text:style-name="T717">A</text:span><text:span text:style-name="T716">nděla Hospodinova, který stál mezi myrtovím, a řekli: „</text:span><text:span text:style-name="T745">Pro</text:span><text:span text:style-name="T716">chodili jsme </text:span><text:span text:style-name="T745">celou</text:span><text:span text:style-name="T716"> zemi a </text:span><text:span text:style-name="T717">hle</text:span><text:span text:style-name="T716">, </text:span><text:span text:style-name="T717">celá </text:span><text:span text:style-name="T716">země pokojně bydlí.“ I odpověděl Hospodin </text:span><text:span text:style-name="T717">A</text:span><text:span text:style-name="T716">ndělu, který se mnou mluvil, slova dobrá, slova potěšitelná. <text:s/></text:span></text:p>
          </table:table-cell>
        </table:table-row>
        <table:table-row table:style-name="Tabulka1.1">
          <table:table-cell table:style-name="Tabulka1.A1" office:value-type="string">
            <text:p text:style-name="P37">Lectio i<text:span text:style-name="T356">v</text:span>. <text:span text:style-name="T356">Cap. 2.</text:span></text:p>
            <text:p text:style-name="P228">E<text:span text:style-name="T554">t</text:span> levávi óculos meos, et vidi: et ecce! vir, et in manu ejus funículus mensórum. Et dixi: Quo tu vadis? Et dixit ad me: Ut métiar Jerúsalem, et vídeam, quanta sit latitúdo ejus, et quanta longitúdo ejus. Et ecce! Angelus, qui loquebátur in me, egrediebátur, et Angelus álius egrediebátur in occúrsum ejus. Et dixit ad eum: Curre, lóquere ad púerum istum, dicens: Absque muro habitábitur Jerúsalem prae multitúdine hóminum, et jumentórum in médio ejus. Et ego ero ei, ait Dóminus, murus ignis in circúitu, et in glória ero in médio ejus.</text:p>
            <text:p text:style-name="P68"><text:soft-page-break/></text:p>
          </table:table-cell>
          <table:table-cell table:style-name="Tabulka1.A1" office:value-type="string">
            <text:p text:style-name="P65"/>
            <text:p text:style-name="P261"><text:span text:style-name="T650">Zdvihl</text:span><text:span text:style-name="T718"> jsem oči a měl jsem vidění: </text:span><text:span text:style-name="T717">Hle</text:span><text:span text:style-name="T718">, muž a v ruce jeho měři</text:span><text:span text:style-name="T717">čs</text:span><text:span text:style-name="T718">ký provaz. I tázal jsem se: „Kam jdeš?“ On mi odpověděl: „Abych změřil Jerusalem, a věděl, jak veliká má býti jeho šířka a jak veliká jeho délka.“ A </text:span><text:span text:style-name="T717">hle</text:span><text:span text:style-name="T718">, </text:span><text:span text:style-name="T717">A</text:span><text:span text:style-name="T718">nděl, který se mnou mluvil, přicházel, a jiný </text:span><text:span text:style-name="T717">A</text:span><text:span text:style-name="T718">nděl přicházel jemu vstříc. I řekl mu: „Běž a mluv k tomuto jinochovi: Beze zdi se bude bydlet v Jerusalemě pro množství lidu a dobytka v něm. A já budu jemu, </text:span><text:span text:style-name="T717">prav</text:span><text:span text:style-name="T718">í Hospodin, zdí ohnivou vůkol, a budu slávou uprostřed něho.“ </text:span></text:p>
          </table:table-cell>
        </table:table-row>
        <table:table-row table:style-name="Tabulka1.1">
          <table:table-cell table:style-name="Tabulka1.A1" office:value-type="string">
            <text:p text:style-name="P122">In II. Nocturno</text:p>
            <text:p text:style-name="P3">Sermo sancti <text:span text:style-name="T387">Bernárdi Abbátis</text:span>.</text:p>
            <text:p text:style-name="P27"><text:span text:style-name="T387">In Psalm. 90. Serm. 12</text:span>.</text:p>
            <text:p text:style-name="P27">Lectio v.</text:p>
            <text:p text:style-name="P220">A<text:span text:style-name="T554">ngelis</text:span> suis mandávit de te. Mira dignátio, et vere magna diléctio charitátis. Quis enim? quibus? de quo? quid mandávit? <text:span text:style-name="T333">S</text:span><text:span text:style-name="T334">umma</text:span><text:span text:style-name="T333"> majéstas mandávit Angelis, et Angelis suis mandávit. Illis útique sublímibus, tam beátis, quam próximis sibi cohaeréntibus, et vere domésticis mandávit de te. Tu quis es? Quid est homo, quod memor es ejus? aut fílius hóminis, quóniam réputas eum? Quasi vero non sit homo putrédo, et filius hóminis vermis. Sed quid putas, mandávit de te? ut custódiant te.</text:span></text:p>
            <text:p text:style-name="P221"/>
          </table:table-cell>
          <table:table-cell table:style-name="Tabulka1.A1" office:value-type="string">
            <text:p text:style-name="P61"/>
            <text:p text:style-name="P61"/>
            <text:p text:style-name="P61"/>
            <text:p text:style-name="P61"/>
            <text:p text:style-name="P282"><text:span text:style-name="T554">Svým</text:span> <text:span text:style-name="T696">A</text:span>ndělům vydal o tobě příkaz. Podivuhodná pocta a vpravdě veliké zalíbení v lásce. Jaký příkaz jim vydal? <text:span text:style-name="T392">Nejvyšší vznešenost vydala příkaz Andělům, a to svým Andělům. Tedy těmto vznešeným </text:span><text:span text:style-name="T87">bytostem</text:span><text:span text:style-name="T392">, </text:span><text:span text:style-name="T86">kte</text:span><text:span text:style-name="T87">r</text:span><text:span text:style-name="T86">é jsou</text:span><text:span text:style-name="T392"> tak blažené, jak jsou Pánu blízcí a </text:span><text:span text:style-name="T113">nak</text:span><text:span text:style-name="T87">olik </text:span><text:span text:style-name="T392">k němu přilnuli, a opravdu vydal členům své rodiny příkaz o tobě. A kdo jsi ty? Co je člověk, že na něj myslíš? A syn člověka, že se jím zabýváš? Jako by člověk nebyl hniloba a syn člověka červ. Co však myslíš, že o tobě přikázal? Aby tě chránili. </text:span></text:p>
          </table:table-cell>
        </table:table-row>
        <table:table-row table:style-name="Tabulka1.1">
          <table:table-cell table:style-name="Tabulka1.A1" office:value-type="string">
            <text:p text:style-name="P42">Lectio vj.</text:p>
            <text:p text:style-name="P236">Q<text:span text:style-name="T554">uantam</text:span> tibi debet hoc verbum inférre reveréntiam, afférre devotiónem, conférre fidúciam? reveréntiam pro praeséntia, devotiónem pro benevoléntia, fidúciam pro custódia. Caute ámbula, ut vidélicet, cui adsunt Angeli, sicut eis mandátum est, in ómnibus viis tuis. In quovis diversório, in quovis ángulo Angelo tuo reveréntiam habe.</text:p>
            <text:p text:style-name="P100"/>
          </table:table-cell>
          <table:table-cell table:style-name="Tabulka1.A1" office:value-type="string">
            <text:p text:style-name="P61"/>
            <text:p text:style-name="P163"><text:span text:style-name="T554">Jakou</text:span> v tobě toto slovo musí vzbudit úctu, přinést oddanost a udělit důvěru? Úct<text:span text:style-name="T394">u</text:span> <text:span text:style-name="T394">v</text:span> jeho přítomnosti, oddanost pro jeho dobrotu, důvěru v jeho ochranu. Kráčej obezřetně, totiž jako ten, komu pomáhají Andělé, <text:span text:style-name="T87">právě</text:span><text:span text:style-name="T394"> </text:span>jak je jim přikázáno, <text:span text:style-name="T87">tedy</text:span><text:span text:style-name="T394"> </text:span>na všech jeho cestách. Kdekoliv přenocuješ, v jakémkoliv zákoutí <text:span text:style-name="T87">světa se nacházíš, </text:span>měj <text:span text:style-name="T809">vždy </text:span>úctu ke svému Andělu.</text:p>
          </table:table-cell>
        </table:table-row>
        <table:table-row table:style-name="Tabulka1.1">
          <table:table-cell table:style-name="Tabulka1.A1" office:value-type="string">
            <text:p text:style-name="P42">Lectio vij.</text:p>
            <text:p text:style-name="P239">T<text:span text:style-name="T605">u</text:span> ne áudeas illo praesénte, quod vidénte me non audéres? an praeséntem esse dúbitas, quem non vides? Quid, si audíres? quid, si tángeres? quid, si olfáceres? Vides, quia non solo visu rerum praeséntia comprobétur. <text:span text:style-name="T393">In ipso ítaque, fratres, affectuóse diligámus Angelos ejus, tamquam futúros aliquándo coherédes nostros; ínterim vero actóres, et tutóres a Patre pósitos, et praepósitos nobis. </text:span></text:p>
            <text:p text:style-name="P69"/>
          </table:table-cell>
          <table:table-cell table:style-name="Tabulka1.A1" office:value-type="string">
            <text:p text:style-name="P61"/>
            <text:p text:style-name="P164"><text:span text:style-name="T577">Neodvažuj</text:span><text:span text:style-name="T171"> se v jeho přítomnosti ničeho, čeho by ses neodvážil, kdybys viděl mne. Nebo snad pochybuješ o přítomnosti někoho, koho nevidíš? Co kdybys jej uslyšel? Co kdyby ses jej dotkl? Kdyby</text:span><text:span text:style-name="T177">s</text:span><text:span text:style-name="T171"> pocítil jeho vůni? Uvědom si, že nejen samotným zrakem se dá potvrdit něčí přítomnost. </text:span><text:span text:style-name="T133">Také </text:span><text:span text:style-name="T134">proto</text:span><text:span text:style-name="T133">, bratři, hluboce milujme jeho Anděly </text:span><text:span text:style-name="T118">neboť se stanou </text:span><text:span text:style-name="T133">naš</text:span><text:span text:style-name="T134">imi</text:span><text:span text:style-name="T133"> budoucí</text:span><text:span text:style-name="T134">mi</text:span><text:span text:style-name="T133"> spoludědic</text:span><text:span text:style-name="T134">i</text:span><text:span text:style-name="T133">, až </text:span><text:span text:style-name="T134">přijde</text:span><text:span text:style-name="T133"> čas. Mezitím budou vykonavateli a učiteli, které poslal Otec, a také našimi </text:span><text:span text:style-name="T134">ochránci</text:span><text:span text:style-name="T133">. </text:span></text:p>
          </table:table-cell>
        </table:table-row>
        <table:table-row table:style-name="Tabulka1.1">
          <table:table-cell table:style-name="Tabulka1.A1" office:value-type="string">
            <text:p text:style-name="P42">Lectio viij.</text:p>
            <text:p text:style-name="P236"><text:span text:style-name="T554">Quid</text:span> sub tantis custódibus timeámus? Nec superári, nec sedúci, min<text:span text:style-name="T390">u</text:span>s autem se dúcere possunt, qui custódiunt nos in ómnibus viis nostris: fidéles sunt, prudéntes sunt, quid trepidámus? tantum sequámur eos, adhaereámus eis, et in protectióne Dei cœli commorémur. Quóties ergo gravíssima cérnitur urgére tentátio, et tribulátio véhemens imminére, ínvoca custódem tuum, ductórem tuum, adjutórem tuum in opportunitátibus, in tribulatióne: incláma eum, et dic: Dómine, salva nos, perímus.</text:p>
            <text:p text:style-name="P100"/>
          </table:table-cell>
          <table:table-cell table:style-name="Tabulka1.A1" office:value-type="string">
            <text:p text:style-name="P61"/>
            <text:p text:style-name="P165"><text:span text:style-name="T570">Čeho</text:span><text:span text:style-name="T133"> bychom se s takovými ochránci </text:span><text:span text:style-name="T168">měli </text:span><text:span text:style-name="T133">bá</text:span><text:span text:style-name="T168">t</text:span><text:span text:style-name="T133">? Nelze je přemoci, svést</text:span><text:span text:style-name="T134">i</text:span><text:span text:style-name="T133">, ani nás však </text:span><text:span text:style-name="T134">oni </text:span><text:span text:style-name="T133">nemohou </text:span><text:span text:style-name="T134">s</text:span><text:span text:style-name="T133">vésti, </text:span><text:span text:style-name="T134">neboť</text:span><text:span text:style-name="T133"> nás chrání na všech našich cestách. Jsou věrní, moudří, čeho bychom se báli? Pouze je následujme, přilněme k nim, a přebývejme v ochraně nebeského Boha. Kdykoliv poznáme, že na nás doléhá přetěžké pokušení, a velké pokoření již na nás </text:span><text:span text:style-name="T134">dopadá</text:span><text:span text:style-name="T133">, vzývejme svého ochránce, vůdce, pomocníka, když je potřeba, v našem ponížení, zvolejme k němu těmito slovy: „Pane, zachraň nás, hyneme.“</text:span></text:p>
          </table:table-cell>
        </table:table-row>
        <text:soft-page-break/>
        <table:table-row table:style-name="Tabulka1.1">
          <table:table-cell table:style-name="Tabulka1.A1" office:value-type="string">
            <text:p text:style-name="P122">In III. Nocturno</text:p>
            <text:p text:style-name="P71"><text:span text:style-name="T327">Léctio sancti Evangélii </text:span><text:span text:style-name="T328">secúndum </text:span><text:span text:style-name="T329">Matthæum</text:span><text:span text:style-name="T327">.</text:span><text:span text:style-name="T43"> </text:span></text:p>
            <text:p text:style-name="P71"><text:span text:style-name="T43">Lectio ix. Cap. </text:span><text:span text:style-name="T44">1</text:span><text:span text:style-name="T45">8</text:span><text:span text:style-name="T43">.</text:span></text:p>
            <text:p text:style-name="P240">I<text:span text:style-name="T554">n</text:span> illo témpore: Accessérunt discípuli ad Jesum, dicéntes: Quis, putas, major est in regno coelórum? Et réliqua. </text:p>
            <text:p text:style-name="P80"/>
            <text:p text:style-name="P71"><text:span text:style-name="T350">Homil</text:span><text:span text:style-name="T351">í</text:span><text:span text:style-name="T350">a sancti </text:span><text:span text:style-name="T327">Hilárii Epíscopi.</text:span></text:p>
            <text:p text:style-name="P44">Comment. in Matth. c. 18. post. init.</text:p>
            <text:p text:style-name="P242">N<text:span text:style-name="T554">on</text:span> nisi revérsos in natúram puerórum introíre regnum cœlórum Dóminus docet: id est, per simplicitátem puerílem vitia córporum nostrórum, anim<text:span text:style-name="T392">a</text:span>eque revocánda. Púeros autem credéntes omnes per audiéntiæ fidem nuncupávit. Hi enim patrem sequúntur, matrem amant, próximo velle malum nésciunt, curam opum négligunt: non insoléscunt: non odérunt, non mentiúntur, dictis credunt, et quod áudiunt, verum habent. Reverténdum ígitur est ad simplicitátem infántium: quia in ea collocáti, spéciem humilitátis Domínicæ circumferémus.</text:p>
            <text:p text:style-name="P80"/>
          </table:table-cell>
          <table:table-cell table:style-name="Tabulka1.A1" office:value-type="string">
            <text:p text:style-name="P61"/>
            <text:p text:style-name="P61"/>
            <text:p text:style-name="P61"/>
            <text:p text:style-name="P167"><text:span text:style-name="T554">Za</text:span> onoho času <text:span text:style-name="T388">přistoupili učedníci k</text:span> Ježíš<text:span text:style-name="T388">ovi a řekli: „Koho považuješ za největšího v království nebeském?“</text:span> A ostatní. </text:p>
            <text:p text:style-name="P61"/>
            <text:p text:style-name="P61"/>
            <text:p text:style-name="P61"/>
            <text:p text:style-name="P168"><text:span text:style-name="T576">Pán</text:span><text:span text:style-name="T172"> učí, že nevejdeme do království nebeského, pokud se nenavrátíme do dětské přirozenosti</text:span><text:span text:style-name="T251">,</text:span><text:span text:style-name="T172"> </text:span><text:span text:style-name="T251">tedy</text:span><text:span text:style-name="T172"> že s dětskou prostoduchostí odmítneme své neřesti duše i těla. Také řekl, že děti poznávají vše, čemu věří, svým sluchem. Oni tedy následují otce, milují matku, neumí přát druhým něco špatného, </text:span><text:span text:style-name="T173">nemají starosti. Nevyvyšují se, neznají nenávist, nelžou, věří všemu, co se jim řekne, a co</text:span><text:span text:style-name="T177">koliv</text:span><text:span text:style-name="T173"> slyší, </text:span><text:span text:style-name="T177">to </text:span><text:span text:style-name="T173">považují za pravdu. Je tedy třeba, abychom se navrátili k této dětské prostoduchosti, neboť </text:span><text:span text:style-name="T251">pokud</text:span><text:span text:style-name="T173"> jí dosáhneme, </text:span><text:span text:style-name="T177">ozdobí nás</text:span><text:span text:style-name="T173"> krás</text:span><text:span text:style-name="T177">a</text:span><text:span text:style-name="T173"> pokory Páně.</text:span></text:p>
          </table:table-cell>
        </table:table-row>
        <table:table-row table:style-name="Tabulka1.1">
          <table:table-cell table:style-name="Tabulka1.A1" office:value-type="string">
            <text:p text:style-name="P27">Lectio x.</text:p>
            <text:p text:style-name="P244">V<text:span text:style-name="T554">æ</text:span> huic mundo a scándalis. Humílitas passiónis scándalum mundo est. In hoc enim máxime ignorántia detinétur humána, quod sub deformitáte Crucis ætérnæ glóriæ Dóminum nóluit accípere. Et quid mundo tam periculósum, quam non recepísse Christum? Ideo vero necésse esse ait, veníre scándala: quia ad sacraméntum reddéndæ nobis æternitátis omnis in eo passiónis humílitas esset explénda.</text:p>
            <text:p text:style-name="P80"/>
          </table:table-cell>
          <table:table-cell table:style-name="Tabulka1.A1" office:value-type="string">
            <text:p text:style-name="P61"/>
            <text:p text:style-name="P209"><text:span text:style-name="T575">Běda</text:span><text:span text:style-name="T174"> tomuto světu, </text:span><text:span text:style-name="T177">který</text:span><text:span text:style-name="T175"> pohoršuje. Pokora skrytá v utrpení je pohoršením světu. V tomto se totiž skrývá největší neznalost lidí, že po znetvoření Kříže</text:span><text:span text:style-name="T323">m</text:span><text:span text:style-name="T175"> nechtěl</text:span><text:span text:style-name="T177">i</text:span><text:span text:style-name="T175"> přijmout Pána věčné slávy. A co jiného je pro svět tak nebezpečné jako to, že nepřijal Krista? Proto Pán praví, že je opravdu nutné, aby přišla pohoršení. Neboť v tajemství, které nám navrací věčnost, byla naplněna veškerá pokora skrytá v utrpení.</text:span></text:p>
          </table:table-cell>
        </table:table-row>
        <table:table-row table:style-name="Tabulka1.1">
          <table:table-cell table:style-name="Tabulka1.A1" office:value-type="string">
            <text:p text:style-name="P27">Lectio xj.</text:p>
            <text:p text:style-name="P240">V<text:span text:style-name="T554">idéte</text:span>, ne contemnátis unum de pusíllis istis, qui credunt in me. Aptíssimum vínculum mútui amóris impósuit, ad eos præcípue, qui vere in Dómino credidíssent. Pusillórum enim Angeli quotidie Deum vident: quia Fílius hóminis venit salváre, quæ pérdita sunt. Ergo et Fílius hóminis salvat, et Deum Angeli vident, et Angeli pusillórum præsunt fidélium oratiónibus. </text:p>
            <text:p text:style-name="P80"/>
          </table:table-cell>
          <table:table-cell table:style-name="Tabulka1.A1" office:value-type="string">
            <text:p text:style-name="P61"/>
            <text:p text:style-name="P170"><text:span text:style-name="T568">Hleďte</text:span><text:span text:style-name="T175">, abyste nepohoršili jednoho z těchto maličkých, kteří ve mně uvěřili. Pán nastolil </text:span><text:span text:style-name="T251">velmi </text:span><text:span text:style-name="T177">p</text:span><text:span text:style-name="T175">říhodné pouto vzájemné lásky, především těm, k</text:span><text:span text:style-name="T251">teří</text:span><text:span text:style-name="T175"> v něj opravdu uvěřili. Andělé maličkých totiž každý den patří na Boha, neboť Syn člověka přišel zachránit to, co bylo ztraceno. Proto i Syn člověka zachraňuje a Andělé patří na Boha, a Andělé maličkých </text:span><text:span text:style-name="T176">mají na starosti</text:span><text:span text:style-name="T175"> modlitby věřících. </text:span></text:p>
          </table:table-cell>
        </table:table-row>
        <table:table-row table:style-name="Tabulka1.1">
          <table:table-cell table:style-name="Tabulka1.A1" office:value-type="string">
            <text:p text:style-name="P27">Lectio xij.</text:p>
            <text:p text:style-name="P290"><text:span text:style-name="T342">P</text:span><text:span text:style-name="T612">ræ</text:span><text:span text:style-name="T613">ésse</text:span><text:span text:style-name="T342"> Angelos, absolúta auctóritas est. Salvatórum ígitur per Christum oratiónes Angeli quotídie Deo ófferunt. Ergo p</text:span><text:span text:style-name="T343">e</text:span><text:span text:style-name="T342">riculóse ille contémnitur, cujus desidéria, ac postulatiónes ad ætérnum, et invisibilem Deum ambitióso Angelórum famulátu, ac ministério p</text:span><text:span text:style-name="T344">e</text:span><text:span text:style-name="T342">rvehúntur.</text:span></text:p>
            <text:p text:style-name="P80"/>
          </table:table-cell>
          <table:table-cell table:style-name="Tabulka1.A1" office:value-type="string">
            <text:p text:style-name="P61"/>
            <text:p text:style-name="P291"><text:span text:style-name="T660">To</text:span><text:span text:style-name="T763">, že Andělé nás mají na starosti, je nedílná součást našeho učení. Andělé tedy každý den obětují Bohu modlitby spasených skrze Krista. Proto je nebezpečné zavrhovat toho, </text:span><text:span text:style-name="T764">kdo</text:span><text:span text:style-name="T763"> naše touhy a žádosti k přináší věčnému a neviditelnému Bohu za významné služby Andělů, jejichž službou jsou vykonány. </text:span></text:p>
          </table:table-cell>
        </table:table-row>
        <text:soft-page-break/>
        <table:table-row table:style-name="Tabulka1.1">
          <table:table-cell table:style-name="Tabulka1.A1" table:number-columns-spanned="2" office:value-type="string">
            <text:p text:style-name="P17"><text:span text:style-name="T22">DIE</text:span><text:span text:style-name="T2"> </text:span><text:span text:style-name="T17">II</text:span><text:span text:style-name="T2">. </text:span><text:span text:style-name="T23">SEPTEMBRIS</text:span></text:p>
            <text:p text:style-name="P147"><text:span text:style-name="T26">I</text:span><text:span text:style-name="T60">n</text:span><text:span text:style-name="T26"> F</text:span><text:span text:style-name="T60">esto</text:span><text:span text:style-name="T26"> S. </text:span><text:span text:style-name="T41">S</text:span><text:span text:style-name="T354">teph</text:span><text:span text:style-name="T353">ani</text:span><text:span text:style-name="T352">.</text:span></text:p>
            <text:p text:style-name="P53"><text:span text:style-name="T687">Regis Hungariae et </text:span>Confessor<text:span text:style-name="T552">is</text:span>.</text:p>
            <text:p text:style-name="P16"><text:span text:style-name="T76">in </text:span><text:span text:style-name="T24">B</text:span><text:span text:style-name="T76">ohemia </text:span><text:span text:style-name="T77">et </text:span><text:span text:style-name="T25">L</text:span><text:span text:style-name="T77">usatia</text:span><text:span text:style-name="T76">:</text:span><text:span text:style-name="T78"> </text:span><text:span text:style-name="T79">xij. Lect. et </text:span><text:span text:style-name="T78">M.</text:span></text:p>
          </table:table-cell>
          <table:covered-table-cell/>
        </table:table-row>
        <table:table-row table:style-name="Tabulka1.1">
          <table:table-cell table:style-name="Tabulka1.A1" office:value-type="string">
            <text:p text:style-name="P115">In I<text:span text:style-name="T553">. Nocturno</text:span></text:p>
            <text:p text:style-name="P112">De libro Ecclesiástici.</text:p>
            <text:p text:style-name="P38">Lectio j. <text:span text:style-name="T355">Cap. 31.</text:span></text:p>
            <text:p text:style-name="P149">B<text:span text:style-name="T554">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49"/>
          </table:table-cell>
          <table:table-cell table:style-name="Tabulka1.A1" office:value-type="string">
            <text:p text:style-name="P58"/>
            <text:p text:style-name="P58"/>
            <text:p text:style-name="P58"/>
            <text:p text:style-name="P223"><text:span text:style-name="T554">Blaze</text:span> <text:span text:style-name="T673">muži</text:span>, který <text:span text:style-name="T673">shledán byl </text:span>bez <text:span text:style-name="T673">poskvrny </text:span>a za zlatem se nepachtí. Kdo je takový? Abychom <text:span text:style-name="T674">jej </text:span>chválili! Neboť <text:span text:style-name="T675">podivuhodné věci </text:span>činil v<text:span text:style-name="T675">e</text:span> svém životě. Kdo obstál v pokušení a zůstal neporušený? Bude to jeho <text:span text:style-name="T675">slávou na věky</text:span>. Kdo se mohl dopouštět přestupků, ale nedopustil se jich, kdo mohl činit zlé, ale neučinil to? Jeho štěstí je zajištěno <text:span text:style-name="T676">v Pánu</text:span> a o jeho milosrdných činech bude vypravovat <text:span text:style-name="T676">celé </text:span>shromáždění <text:span text:style-name="T676">svatých</text:span>. </text:p>
            <text:p text:style-name="P59"><text:span text:style-name="T515">(</text:span><text:span text:style-name="T106">ČEP</text:span><text:span text:style-name="T97">, </text:span><text:span text:style-name="T107">značně </text:span><text:span text:style-name="T98">upraveno</text:span><text:span text:style-name="T515">)</text:span></text:p>
          </table:table-cell>
        </table:table-row>
        <table:table-row table:style-name="Tabulka1.1">
          <table:table-cell table:style-name="Tabulka1.A1" office:value-type="string">
            <text:p text:style-name="P39">Lectio ij. <text:span text:style-name="T677">Cap. 32.</text:span></text:p>
            <text:p text:style-name="P230">Q<text:span text:style-name="T554">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230"/>
          </table:table-cell>
          <table:table-cell table:style-name="Tabulka1.A1" office:value-type="string">
            <text:p text:style-name="P66"/>
            <text:p text:style-name="P171"><text:span text:style-name="T554">Kdo</text:span> se bojí Pána, přijme jeho učení, a <text:span text:style-name="T799">ti, </text:span>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39">Lectio iij. Cap. 32. et 33.</text:p>
            <text:p text:style-name="P230">Q<text:span text:style-name="T554">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230"/>
          </table:table-cell>
          <table:table-cell table:style-name="Tabulka1.A1" office:value-type="string">
            <text:p text:style-name="P66"/>
            <text:p text:style-name="P172"><text:span text:style-name="T555">Kdo</text:span><text:span text:style-name="T678"> věří Bohu, zachovává </text:span><text:span text:style-name="T108">jeho</text:span><text:span text:style-name="T678"> přikázání, a kdo v něho doufá, nebude zahanben. Toho, kdo se bojí Pána, nepotká neštěstí, a v pokušení ho Bůh zachová a zbaví ho zlého. Moudrý nemá v nenávisti zákon, a nebude ztroskotán jako loď v bouři. Člověk rozumný je věrný zákonu Božímu a zákon je věrný jemu. </text:span></text:p>
          </table:table-cell>
        </table:table-row>
        <table:table-row table:style-name="Tabulka1.1">
          <table:table-cell table:style-name="Tabulka1.A1" office:value-type="string">
            <text:p text:style-name="P40">Lectio i<text:span text:style-name="T399">v</text:span>. <text:span text:style-name="T677">Cap. 34.</text:span></text:p>
            <text:p text:style-name="P231">S<text:span text:style-name="T554">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231"/>
          </table:table-cell>
          <table:table-cell table:style-name="Tabulka1.A1" office:value-type="string">
            <text:p text:style-name="P66"/>
            <text:p text:style-name="P262"><text:span text:style-name="T651">Duch</text:span><text:span text:style-name="T720"> těch, kdo se bojí Boha, bude chráněn, a pod pohledem jeho bude požehnán. Neboť jejich naděje se opírá o toho, který je vysvobozuje, a Boží oči hledí na ty, </text:span><text:span text:style-name="T719">kteří </text:span><text:span text:style-name="T720">jej milují. Kdo se bojí Pána, tomu netřeba se strachovat, ani děsit se, neboť on je jeho naděje. Duše toho, kdo se bojí Pána, je blahoslavená. Na koho upírá oči a kdo je jeho opora? Oči Páně hledí na ty, kteří se ho bojí. </text:span></text:p>
            <text:p text:style-name="P63"><text:span text:style-name="T678">(</text:span><text:span text:style-name="T97">Hejčl, </text:span><text:span text:style-name="T98">upraveno</text:span><text:span text:style-name="T515">) </text:span></text:p>
          </table:table-cell>
        </table:table-row>
        <table:table-row table:style-name="Tabulka1.1">
          <table:table-cell table:style-name="Tabulka1.A1" office:value-type="string">
            <text:p text:style-name="P18">In II<text:span text:style-name="T553">. Nocturno</text:span></text:p>
            <text:p text:style-name="P54"><text:bookmark text:name="__DdeLink__2400_16731447091131111112"/>Lectio v.</text:p>
            <text:p text:style-name="P257"><text:span text:style-name="T554">Stéphanus</text:span> in Hungáriam Christi fidem et régium nomen invéxit, Régia coróna a Románo Pontífice impetráta, ejúsque jussu in Regem inúnctus, Regnum Sedi Apostólicæ óbtulit. <text:soft-page-break/>Vária pietátis domicília Romæ, Hierosólymis, Constantinópoli; in Hungária Archi-Episcopátum Strigoniénsem, Episcopátus decem admirábili religióne, et munificéntia fundávit. Par in páuperes amor, et liberálitas, quos véluti Christum ipsum compléctens, néminem a se mœréntem, ac vacuum unquam dimísit; quin ad eórum inópiam sublevándam amplíssimis facultátibus erogátis domésticam quoque suppelléctilem exímia benignitáte frequénter distríbuit.</text:p>
            <text:p text:style-name="P257"/>
            <text:p text:style-name="P96"/>
          </table:table-cell>
          <table:table-cell table:style-name="Tabulka1.A1" office:value-type="string">
            <text:p text:style-name="P94"/>
            <text:p text:style-name="P95"/>
            <text:p text:style-name="P303"><text:span text:style-name="T557">Š</text:span><text:span text:style-name="T556">těpán</text:span><text:span text:style-name="T499"> </text:span><text:span text:style-name="T500">přinesl do Maďarska</text:span><text:span text:style-name="T499"> </text:span><text:span text:style-name="T500">víru v Krista a královský titul, od Římského </text:span><text:span text:style-name="T501">Pontifika</text:span><text:span text:style-name="T500"> získal královskou korunu, na jeho příkaz byl </text:span><text:span text:style-name="T502">pak </text:span><text:span text:style-name="T500">pomazán na Krále, a </text:span><text:span text:style-name="T503">své </text:span><text:span text:style-name="T505">Království </text:span><text:span text:style-name="T506">nabídl Apoš</text:span><text:soft-page-break/><text:span text:style-name="T506">tolskému Stolci. </text:span><text:span text:style-name="T511">V</text:span><text:span text:style-name="T507">ystavěl </text:span><text:span text:style-name="T511">m</text:span><text:span text:style-name="T507">nohé zbožné příbytky v Římě, Jerusalémě, Konstantinopoli, v Maďarsku založil ostřihomské Arcibiskupství a deset </text:span><text:span text:style-name="T504">dalších </text:span><text:span text:style-name="T507">Biskupství v obdivuhodné náboženské oddanosti, a bohatě je obdaroval. Stejně veliká byla jeho láska k chudým i jeho ochota, s níž je přijímal jako samotného Krista. Nikdy od sebe n</text:span><text:span text:style-name="T508">enechal odejít nikoho smutného ani s prázdným žaludkem. Aby </text:span><text:span text:style-name="T510">lidem</text:span><text:span text:style-name="T509"> ulevil v jejich </text:span><text:span text:style-name="T510">nedostatku v dom</text:span><text:span text:style-name="T512">ov</text:span><text:span text:style-name="T510">ech i </text:span><text:span text:style-name="T511">jejich </text:span><text:span text:style-name="T510">výbavě</text:span><text:span text:style-name="T509">, vynakládal často velké prostředky a ve své </text:span><text:span text:style-name="T510">nesmírné </text:span><text:span text:style-name="T509">dobrotě </text:span><text:span text:style-name="T510">vše </text:span><text:span text:style-name="T509">rozdával lid</text:span><text:span text:style-name="T511">em</text:span><text:span text:style-name="T509">.</text:span></text:p>
          </table:table-cell>
        </table:table-row>
        <table:table-row table:style-name="Tabulka1.1">
          <table:table-cell table:style-name="Tabulka1.A1" office:value-type="string">
            <text:p text:style-name="P55">Lectio vj.</text:p>
            <text:p text:style-name="P258"><text:span text:style-name="T554">Própriis</text:span> mánibus páuperum pedes laváre, nosocómia solus et ignótus noctu frequentáre, decumbéntibus inservíre, ac cætera charitátis offícia exhibére consuévit: quarum virtútum mérito illíus déxtera, resolúto cætero córpore, incorrúpta permánsit. Orándi stúdio noctes pene totas ducébat insómnes, atque in cœléstium rerum contemplatióne defíxus, <text:span text:style-name="T688">i</text:span>ntérdum extra sensus raptus, sublímis in áëra ferri visus fuit. Perduéllium conspiratiónes, ac validórum hóstium ímpetus miro prorsus modo, non semel oratiónis præsídio evitávit.</text:p>
            <text:p text:style-name="P98"/>
          </table:table-cell>
          <table:table-cell table:style-name="Tabulka1.A1" office:value-type="string">
            <text:p text:style-name="P94"/>
            <text:p text:style-name="P263"><text:span text:style-name="T670">Vlastníma</text:span><text:span text:style-name="T810"> rukama měl ve zvyku umývat chudým nohy, sám také v noci a nikým nepoznán navštěvoval nemocnice, aby posluhoval těm, kteří tam leželi, a měl ve zvyku konat i další skutky lásky. Zásluhou těchto ctností zůstala jeho pravice neporušená i poté, co se zbytek těla rozložil. Bděním na modlitbách trávil t</text:span><text:span text:style-name="T811">akřka</text:span><text:span text:style-name="T810"> celé noci, a zaujat kon­templací věcí nebeských byl někdy unesen mimo smysly a b</text:span><text:span text:style-name="T811">yl i spatřen</text:span><text:span text:style-name="T810">, </text:span><text:span text:style-name="T811">že se </text:span><text:span text:style-name="T810">v</text:span><text:span text:style-name="T811">z</text:span><text:span text:style-name="T810">náš</text:span><text:span text:style-name="T811">el</text:span><text:span text:style-name="T810"> ve vzduchu. Zrádným spiknutím i otevřeným útokům mocných nepřátel se dokázal podivuhodným způsobem vyhnout, nejednou pouze silou modlitby.</text:span></text:p>
          </table:table-cell>
        </table:table-row>
        <table:table-row table:style-name="Tabulka1.1">
          <table:table-cell table:style-name="Tabulka1.A1" office:value-type="string">
            <text:p text:style-name="P55">Lectio vij.</text:p>
            <text:p text:style-name="P258"><text:span text:style-name="T554">Suscéptum</text:span> ex Gisélla Bavárica sancti Henríci Imperatóris soróre, quam sibi matrimónio júnxerat, Emerícum fílium, tanta morum disciplína, talíque pietáte enutrívit, quantum ejus póstea sánctitas declarávit. Regni vero negótia ita dispósuit, ut accítis úndique prudentíssimis ac sanctíssimis viris, nihil unquam sine eórum consílio molirétur. Humíllimis ínterim in cínere et cilício Deum déprecans, ut univérsum Hungáriæ Regnum, ántequam e vita migráret Cathólicum vidére mererétur. Verum propter ingens dilatándæ fídei stúdium, illíus Gentis Apóstolus nuncupátus, facta a Románo Pontífice ipsi, posterísque Régibus præferéndæ crucis potestáte.</text:p>
            <text:p text:style-name="P97"/>
          </table:table-cell>
          <table:table-cell table:style-name="Tabulka1.A1" office:value-type="string">
            <text:p text:style-name="P94"/>
            <text:p text:style-name="P304"><text:span text:style-name="T561">Gisella</text:span><text:span text:style-name="T679"> Bavorská, sestra Císaře, svatého Jindřicha, kterou si vzal za manželku, mu dala syna Imricha, jejž vychoval takovou kázní mravů a takovou zbožností, že později také zazářil otcovou svatostí. Záležitosti království zařídil tak, že odevšad povolal převelice moudré i svaté muže, a bez jejich rady nikdy nic nepodnikl. Ve své veliké pokoře mezitím v popelu a ciliciu prosil Boha, aby byl hoden té milosti uzřít celé Království Maďarska, ještě než sejde ze světa, již Katolické. Právem byl pak pro své nesmírné úsilí o rozšíření víry nazýván Apoštolem svého Národa, a Římský Pontifex udělil privilegium jemu i Králům, kteří přijdou po něm, aby před nimi mohl být nesen kříž.</text:span></text:p>
          </table:table-cell>
        </table:table-row>
        <table:table-row table:style-name="Tabulka1.1">
          <table:table-cell table:style-name="Tabulka1.A1" office:value-type="string">
            <text:p text:style-name="P55">Lectio viij.</text:p>
            <text:p text:style-name="P258"><text:span text:style-name="T554">Dei</text:span> Genítricem quam ardentíssime venerabátur, amplíssimo in ejus honórem constrúcto templo, Hungáriæ Patrónam instítuit; a<text:span text:style-name="T689">b</text:span> eádem vicíssim Vírgine recéptus in cœlum ipso suæ Assumptiónis die, quem Húngari e sancti Regis institúto Magnæ Dóminæ diem appéllant. Sacrum ejus corpus suavíssimo fragrans odóre, et liquóre cœlésti scatens inter multa ac vária mirácula, Románi Pontíficis jussu, nobiliórem in locum translátum est, atque honorificéntius cónditum. Ejus autem Festum <text:soft-page-break/>Innocéntius XI. Póntifex Máximus, quarto Nonas Septémbris, ob insígnem Victóriam ab exércitu Leopóldi I. Romanórum Elécti Imperatóris, et Hungáriæ Regis eádem die in Budæ expugnatióne ope divína de Turcis reportátam, celebrándum instítuit.</text:p>
            <text:p text:style-name="P155"/>
          </table:table-cell>
          <table:table-cell table:style-name="Tabulka1.A1" office:value-type="string">
            <text:p text:style-name="P94"/>
            <text:p text:style-name="P264"><text:span text:style-name="T671">Bohorodičku</text:span><text:span text:style-name="T812"> </text:span><text:span text:style-name="T813">uctíval tak vroucně, jak jen mohl, k její cti postavil převeliký chrám a ustanovil ji jako Patronku Maďarska. Tatáž Panna jej pak přijala do nebe přímo v den svého Nanebevstoupení, jejž Maďaři nazývají dnem Veliké Paní, jakož to ustanovil svatý Král. Jeho svaté tělo, které vydávalo přesladkou vůni a kromě mnoha dalších zázraků z něj vytékal nebeský mok, </text:span><text:span text:style-name="T814">bylo </text:span><text:span text:style-name="T813">pak</text:span><text:span text:style-name="T814"> </text:span><text:span text:style-name="T813">z rozkazu Římského Pontifika </text:span><text:span text:style-name="T814">přeneseno na vznešenější místo a tam s </text:span><text:span text:style-name="T815">nejvyššími </text:span><text:span text:style-name="T814">poctami uloženo. </text:span><text:span text:style-name="T815">Jeho Svátek pak </text:span><text:soft-page-break/><text:span text:style-name="T815">Svatý Otec Innocens XI. stanovil a slaviti přikázal na 2. září, neboť </text:span><text:span text:style-name="T816">právě </text:span><text:span text:style-name="T815">v tento den přišla zpráva o zázračném vítězství Leopolda I., právě zvoleného Římským Císařem, a Krále Maďarska nad Turky v Budě.</text:span></text:p>
          </table:table-cell>
        </table:table-row>
        <table:table-row table:style-name="Tabulka1.1">
          <table:table-cell table:style-name="Tabulka1.A1" office:value-type="string">
            <text:p text:style-name="P19">In III<text:span text:style-name="T553">. Nocturno</text:span></text:p>
            <text:p text:style-name="P72"><text:span text:style-name="T327">Léctio sancti Evangélii </text:span><text:span text:style-name="T328">secúndum </text:span><text:span text:style-name="T332">Lucam</text:span><text:span text:style-name="T327">.</text:span><text:span text:style-name="T43"> </text:span></text:p>
            <text:p text:style-name="P72"><text:span text:style-name="T43">Lectio ix. Cap. </text:span><text:span text:style-name="T51">1</text:span><text:span text:style-name="T52">9</text:span><text:span text:style-name="T43">.</text:span></text:p>
            <text:p text:style-name="P241">I<text:span text:style-name="T554">n</text:span> illo témpore: Dixit Jesus discípulis suis parábolam hanc : Homo quidam nóbilis ábiit in regiónem longínquam accípere sibi regnum et revérti. Et réliqua.</text:p>
            <text:p text:style-name="P81"/>
            <text:p text:style-name="P82">Homilía S. Ambrósii Epíscopi.</text:p>
            <text:p text:style-name="P45">Lib. 8. in Luc.</text:p>
            <text:p text:style-name="P243"><text:span text:style-name="T554">Bonus</text:span> ordo, ut vocatúrus Gentes et Judæos jussúrus intérfici, qui noluérunt regnáre supra se Christum, hanc praemítteret comparatiónem, ne dicerétur: Nihil déderat pópulo Judæórum, unde póterat mélior fíeri, ut quid ab eo, qui nihil recépit, exígitur? non mediócris ista est mna, quam supra múlier Evangélica: quia non ínvenit, lucérnam accéndit, lúmine quærit admóto, gratulátur invéntam.</text:p>
            <text:p text:style-name="P81"/>
          </table:table-cell>
          <table:table-cell table:style-name="Tabulka1.A1" office:value-type="string">
            <text:p text:style-name="P62"/>
            <text:p text:style-name="P203">p. 294</text:p>
            <text:p text:style-name="P62"/>
            <text:p text:style-name="P222"><text:span text:style-name="T560">Za</text:span><text:span text:style-name="T681"> onoho času </text:span><text:span text:style-name="T682">řekl Ježíš svým učedníkům </text:span><text:span text:style-name="T685">toto podobenství</text:span><text:span text:style-name="T683">: „</text:span><text:span text:style-name="T685">Jeden vznešený člověk odešel do dalekých krajů, aby tam převzal vládu a pak se vrátil</text:span><text:span text:style-name="T682">.“</text:span><text:span text:style-name="T684"> </text:span><text:span text:style-name="T680">A ostatní.</text:span></text:p>
            <text:p text:style-name="P62"/>
            <text:p text:style-name="P62"/>
            <text:p text:style-name="P297"><text:span text:style-name="T592">Je</text:span><text:span text:style-name="T257"> zcela v pořádku, ž</text:span><text:span text:style-name="T283">e</text:span><text:span text:style-name="T257"> </text:span><text:span text:style-name="T258">před</text:span><text:span text:style-name="T289"> </text:span><text:span text:style-name="T296">povol</text:span><text:span text:style-name="T297">áním</text:span><text:span text:style-name="T296"> pohansk</text:span><text:span text:style-name="T297">ých</text:span><text:span text:style-name="T296"> Národ</text:span><text:span text:style-name="T297">ů</text:span><text:span text:style-name="T296"> a př</text:span><text:span text:style-name="T297">í</text:span><text:span text:style-name="T296">ka</text:span><text:span text:style-name="T297">zem </text:span><text:span text:style-name="T305">k zabití </text:span><text:span text:style-name="T296">Žid</text:span><text:span text:style-name="T305">ů</text:span><text:span text:style-name="T296">, n</text:span><text:span text:style-name="T305">eboť </text:span><text:span text:style-name="T296">nechtěli, aby nad nimi vládl Kristus, </text:span><text:span text:style-name="T289">Pán </text:span><text:span text:style-name="T296">uvádí toto srovnání, aby se neřeklo: „Nic nedal židovskému lidu, jak by se </text:span><text:span text:style-name="T299">tedy mohl polepšit? To je jako požadovat něco od toho, </text:span><text:span text:style-name="T298">kd</text:span><text:span text:style-name="T305">o </text:span><text:span text:style-name="T299">nic nedostal.“ A tato hřivna</text:span><text:span text:style-name="T290">, kterou dostal židovský národ,</text:span><text:span text:style-name="T299"> není jen tak ledajaká. Je to právě ta, kterou </text:span><text:span text:style-name="T305">o něco </text:span><text:span text:style-name="T299">výše žena z Evangelia „neboť ji nemohla najít, zažehla lampu, ve světle ji pak našla a všichni se s ní pak </text:span><text:span text:style-name="T298">radovali</text:span><text:span text:style-name="T299">.“</text:span></text:p>
          </table:table-cell>
        </table:table-row>
        <table:table-row table:style-name="Tabulka1.1">
          <table:table-cell table:style-name="Tabulka1.A1" office:value-type="string">
            <text:p text:style-name="P28">Lectio x.</text:p>
            <text:p text:style-name="P245"><text:span text:style-name="T554">Dénique</text:span> ex una decem mnas, álius fecit quinque. Fortásse iste morália habet, quia quinque sunt córporis sensus, ille duplícia, id est mystica legis et morália probitátis. Unde et Matthaeus quinque talénta, et duo talénta pósuit. In quinque taléntis, ut sint morália, in duóbus utrúmque, mysticum atque morále, ita, quod número inférius, re ubérius.</text:p>
            <text:p text:style-name="P81"/>
          </table:table-cell>
          <table:table-cell table:style-name="Tabulka1.A1" office:value-type="string">
            <text:p text:style-name="P62"/>
            <text:p text:style-name="P292"><text:span text:style-name="T598">Takže</text:span><text:span text:style-name="T306"> jeden služebník vydělá z jedné hřivny deset, druhý pět. Možná má ten druhý dobré mravy, neboť pět je tělesných smyslů, a ten první vydělal dvojnásobek, tedy tajemství zákona i řádný život dobrých mravů. Proto u Matouše čteme o pěti a dvou hřivnách. J</text:span><text:span text:style-name="T305">ako se</text:span><text:span text:style-name="T306"> pěti hřivnách skrývají dobré mravy, ve těch dvou j</text:span><text:span text:style-name="T305">e </text:span><text:span text:style-name="T306">ob</text:span><text:span text:style-name="T305">ojí</text:span><text:span text:style-name="T306">, tajemství i dobré mravy. Č</text:span><text:span text:style-name="T305">ím </text:span><text:span text:style-name="T306">je </text:span><text:span text:style-name="T305">tedy </text:span><text:span text:style-name="T306">číslo nižší, </text:span><text:span text:style-name="T305">tím je </text:span><text:span text:style-name="T306">obsah hojnější. </text:span></text:p>
          </table:table-cell>
        </table:table-row>
        <table:table-row table:style-name="Tabulka1.1">
          <table:table-cell table:style-name="Tabulka1.A1" office:value-type="string">
            <text:p text:style-name="P28">Lectio xj.</text:p>
            <text:p text:style-name="P241"><text:span text:style-name="T554">Et</text:span> hic póssumus decem mnas, decem verba intellígere, id est legis doctrínam : quinque autem mnas magistéria disciplínæ. Sed legisperítum in ómnibus volo esse perféctum. Non enim in sermóne, sed in virtúte est regnum Dei.</text:p>
            <text:p text:style-name="P81"/>
          </table:table-cell>
          <table:table-cell table:style-name="Tabulka1.A1" office:value-type="string">
            <text:p text:style-name="P62"/>
            <text:p text:style-name="P305"><text:span text:style-name="T562">Zde</text:span><text:span text:style-name="T686"> však můžeme těch deset hřiven pochopit také jako desatero, tedy učení zákona, a pět hřiven pak jako učení kázně. Avšak chci, aby znalec zákona byl ve všem dokonalý. Království Boží totiž nespočívá ve slovech, nýbrž ve ctnostech.</text:span></text:p>
          </table:table-cell>
        </table:table-row>
        <table:table-row table:style-name="Tabulka1.1">
          <table:table-cell table:style-name="Tabulka1.A1" office:value-type="string">
            <text:p text:style-name="P28">Lectio xij.</text:p>
            <text:p text:style-name="P246"><text:span text:style-name="T554">Bene</text:span> autem, quia de Judaeis dicit : duo soli multiplicátam pecúniam déferunt, non útique aeris, sed dispensatiónis usúris. Alia est enim pecúniæ fœnebris, ália doctrínæ cœléstis usúra.</text:p>
            <text:p text:style-name="P81"/>
          </table:table-cell>
          <table:table-cell table:style-name="Tabulka1.A1" office:value-type="string">
            <text:p text:style-name="P62"/>
            <text:p text:style-name="P210"><text:span text:style-name="T563">Je</text:span> <text:span text:style-name="T690">to tak dobře, neboť o Židech </text:span><text:span text:style-name="T109">Pán </text:span><text:span text:style-name="T690">říká: „dva jednomu několikrát seberou peníze, nejen totiž ten dluh, ale také vyměřením úroku. Jiný úrok je však v penězích, který vede ke smrti, jiný pak v </text:span><text:span text:style-name="T109">božském </text:span><text:span text:style-name="T690">učení, který vede do nebe. </text:span></text:p>
          </table:table-cell>
        </table:table-row>
        <table:table-row table:style-name="Tabulka1.1">
          <table:table-cell table:style-name="Tabulka1.A1" office:value-type="string">
            <text:p text:style-name="P29">Oratio.</text:p>
            <text:p text:style-name="P298"><text:soft-page-break/><text:span text:style-name="T381">C</text:span><text:span text:style-name="T664">oncéde</text:span><text:span text:style-name="T381"> quæsumus Ecclésiæ tuæ Omnípotens Deus, </text:span><text:span text:style-name="T58">*</text:span><text:span text:style-name="T381"> ut Beátum Stéphanum Confessórem tuum, quem regnántem in terris propagatórem h</text:span><text:span text:style-name="T382">á</text:span><text:span text:style-name="T381">buit, </text:span><text:span text:style-name="T58">§</text:span><text:span text:style-name="T381"> propugnatórem habére mereátur gloriósum in cœlis. Per Dóminum nostrum Jesum Christum.</text:span></text:p>
            <text:p text:style-name="P287"/>
          </table:table-cell>
          <table:table-cell table:style-name="Tabulka1.A1" office:value-type="string">
            <text:p text:style-name="P47"/>
            <text:p text:style-name="P299"><text:soft-page-break/><text:span text:style-name="T667">Všemohoucí </text:span><text:span text:style-name="T374">Bože, dej své Církvi, prosíme, ať Svatého Štěpána, tvého Vyznavače, j</text:span><text:span text:style-name="T375">ehož</text:span><text:span text:style-name="T374"> měla jako svého šiřitele, dokud vládl na zemi, aby si zasloužila jej míti jako slavného ochranitele v nebesích. Skrze našeho Pána Ježíše Krista.</text:span></text:p>
          </table:table-cell>
        </table:table-row>
        <table:table-row table:style-name="Tabulka1.1">
          <table:table-cell table:style-name="Tabulka1.A1" table:number-columns-spanned="2" office:value-type="string">
            <text:p text:style-name="P127"><text:span text:style-name="T2">DIE </text:span><text:span text:style-name="T12">I</text:span><text:span text:style-name="T9">II</text:span><text:span text:style-name="T2">. </text:span><text:span text:style-name="T11">SEPTEMBRIS</text:span><text:span text:style-name="T10">.</text:span></text:p>
            <text:p text:style-name="P144"><text:span text:style-name="T26">I</text:span><text:span text:style-name="T60">n</text:span><text:span text:style-name="T26"> F</text:span><text:span text:style-name="T60">esto</text:span><text:span text:style-name="T26"> </text:span><text:span text:style-name="T33">S</text:span><text:span text:style-name="T26">. </text:span><text:span text:style-name="T35">P</text:span><text:span text:style-name="T362">i</text:span><text:span text:style-name="T363">i </text:span><text:span text:style-name="T35">D</text:span><text:span text:style-name="T363">ecimi</text:span><text:span text:style-name="T361">,</text:span></text:p>
            <text:p text:style-name="P22"><text:span text:style-name="T521">Papæ et Confessoris</text:span>.</text:p>
            <text:p text:style-name="P20">iij. Lect. et M.</text:p>
          </table:table-cell>
          <table:covered-table-cell/>
        </table:table-row>
        <table:table-row table:style-name="Tabulka1.1">
          <table:table-cell table:style-name="Tabulka1.A1" office:value-type="string">
            <text:p text:style-name="P119">Ad Vigilias.</text:p>
            <text:p text:style-name="P57">Invitatorium et hymnus de Communi Confessoris Pontificis.</text:p>
            <text:p text:style-name="P110">In I. Nocturno</text:p>
            <text:p text:style-name="P113">De Epístola prima beáti Pauli Apóstoli</text:p>
            <text:p text:style-name="P113">ad Timótheum.</text:p>
            <text:p text:style-name="P38">Lectio j. <text:span text:style-name="T355">Cap. 3.</text:span></text:p>
            <text:p text:style-name="P150"><text:span text:style-name="T554">Fidélis</text:span> sermo: Si quis Episcopátum desíderat, bonum opus desíderat. Opórtet ergo Epíscopum irreprehensíbilem esse, uníus uxóris virum, sóbrium, prudéntem, ornátum, pudícum, hospitálem, doctórem, non vinoléntum, non percussórem, sed modéstum: non litigiósum, non cúpidum, sed suæ dómui bene præpósitum : fílios habentem súbditos cum omni castitáte.</text:p>
            <text:p text:style-name="P101"><text:span text:style-name="T1">R/.</text:span> Euge serve bone, et fidélis, quia super pauca fuisti fidélis, supra multa te constítuam: <text:span text:style-name="T1">*</text:span> Intra in gáudium Dómini tui.</text:p>
            <text:p text:style-name="P102"><text:span text:style-name="T1">V/.</text:span> Dómine, quinque talénta tradidísti mihi, ecce ália quinque superlucrátus sum. <text:span text:style-name="T1">*</text:span> Intra. </text:p>
            <text:p text:style-name="P149"/>
          </table:table-cell>
          <table:table-cell table:style-name="Tabulka1.A1" office:value-type="string">
            <text:p text:style-name="P120"><text:s/></text:p>
            <text:p text:style-name="P58"/>
            <text:p text:style-name="P58"/>
            <text:p text:style-name="P111"><text:s/></text:p>
            <text:p text:style-name="P58"/>
            <text:p text:style-name="P58"/>
            <text:p text:style-name="P58"/>
            <text:p text:style-name="P276"><text:span text:style-name="T648">Pravdivý</text:span><text:span text:style-name="T715"> je výrok: Usiluje-li někdo o </text:span><text:span text:style-name="T721">biskupský </text:span><text:span text:style-name="T715">úřad, o vznešený úřad usiluje. </text:span><text:span text:style-name="T721">Biskup </text:span><text:span text:style-name="T715">má být bezúhonný, jen </text:span><text:span text:style-name="T746">s </text:span><text:span text:style-name="T715">jednou </text:span><text:span text:style-name="T746">ženou </text:span><text:span text:style-name="T715">ženatý, střídmý, rozvážný, řádný, </text:span><text:span text:style-name="T721">cudný, </text:span><text:span text:style-name="T715">pohostinný, schopný učit. Nemá být </text:span><text:span text:style-name="T721">pijan</text:span><text:span text:style-name="T715"> </text:span><text:span text:style-name="T746">a</text:span><text:span text:style-name="T715">n</text:span><text:span text:style-name="T746">i</text:span><text:span text:style-name="T715"> násilné povahy, nýbrž mírný, ne svárlivý ani lakomý, nýbrž má dobře spravovat svůj vlastní dům a své dítky držet v poslušnosti a ve vší počestnosti. </text:span><text:span text:style-name="T722">(</text:span><text:span text:style-name="T786">C</text:span><text:span text:style-name="T784">ol, </text:span><text:span text:style-name="T785">upraveno</text:span><text:span text:style-name="T722">)</text:span></text:p>
            <text:p text:style-name="P133"><text:span text:style-name="T484">R/.</text:span><text:span text:style-name="T480"> </text:span><text:span text:style-name="T481">Hle, služebníku dobrý a věrný, protože jsi byl věrný nad málem, ustanovím tě nad mno</text:span><text:span text:style-name="T482">hým</text:span><text:span text:style-name="T480">: </text:span><text:span text:style-name="T484">*</text:span><text:span text:style-name="T480"> </text:span><text:span text:style-name="T483">Vejdi</text:span><text:span text:style-name="T482"> do radosti svého Pána.</text:span></text:p>
            <text:p text:style-name="P132"><text:span text:style-name="T484">V/.</text:span><text:span text:style-name="T480"> </text:span><text:span text:style-name="T482">Pane</text:span><text:span text:style-name="T480">, </text:span><text:span text:style-name="T482">dal jsi mi pět hřiven</text:span><text:span text:style-name="T480">, </text:span><text:span text:style-name="T482">hle, dalších pět jsem </text:span><text:span text:style-name="T483">získal</text:span><text:span text:style-name="T480">. </text:span><text:span text:style-name="T484">*</text:span><text:span text:style-name="T480"> </text:span><text:span text:style-name="T483">Vejdi</text:span><text:span text:style-name="T480">.</text:span></text:p>
          </table:table-cell>
        </table:table-row>
        <table:table-row table:style-name="Tabulka1.1">
          <table:table-cell table:style-name="Tabulka1.A1" office:value-type="string">
            <text:p text:style-name="P37">Lectio ij.</text:p>
            <text:p text:style-name="P226"><text:span text:style-name="T554">Pius</text:span> Papa décimus, cui nomen antea Joséphus Sarto, in Venetórum pago, quem Riése vocant, natus est. Inter Seminárii Patavini alúmnos adscríptus ac sacerdótio auctus, in óppido Tómbolo primum qua vicárius cooperátor, dein Salatiáni qua párochus, et Tarvísii qua canónicus et Cúriæ Episcopális cancellárius, tanta sanctitáte excélluit, ut eum Leo décimus tértius Ecclésiæ Mantuánæ præfécerit. Boni pastóris nullam partem déserens, juventúti in sortem Dómini vocátæ rite instituéndæ máxime adlaborávit; divíni cultus decórem et piárum consociatiónum increménta promóvit; páuperum inópiæ effúsa charitáte prospéxit. Tot suffragántibus méritis, inter purpurátos Patres adléctus et Venetiárum Patriárcha creátus est.</text:p>
            <text:p text:style-name="P87"><text:span text:style-name="T1">R/.</text:span> Pósui adjutórium super poténtem, et exaltávi eléctum de plebe mea: <text:span text:style-name="T1">*</text:span> Manus enim mea auxiliábi<text:soft-page-break/>tur ei.</text:p>
            <text:p text:style-name="P86"><text:span text:style-name="T1">V/.</text:span> Invéni David servum meum, óleo sancto meo unxi eum: <text:span text:style-name="T1">*</text:span> Manus.</text:p>
            <text:p text:style-name="P99"/>
          </table:table-cell>
          <table:table-cell table:style-name="Tabulka1.A1" office:value-type="string">
            <text:p text:style-name="P65"/>
            <text:p text:style-name="P265"><text:span text:style-name="T656">Papež</text:span><text:span text:style-name="T747"> Pius X., </text:span><text:span text:style-name="T748">který se předtím jmenoval Giuseppe Sarto, se narodil v benátské vesnici, která se nazývá Riése. Zapsal se mezi alumny Semináře v Padově, byl vysvěcen na kněze a nejprve nastoupil do městečka Tombolo jako kaplan, pak do Salzana jako farář, a do Trevisa jako kanovník a kancléř Biskupské Kurie. Vynikal takovou svatostí, že jej Lev XIII. postavil do čela Diecéze Mantova. Nez</text:span><text:span text:style-name="T749">a</text:span><text:span text:style-name="T748">ne</text:span><text:span text:style-name="T749">db</text:span><text:span text:style-name="T748">al nic z údělu dobrého pastýře, vynaložil velké úsilí, aby se mladým, které Bůh povolal, dostalo řádného vzdělání a formace. Podporoval vznešenost bohoslužeb a rozšíření zbožných spolků, staral se, aby se chudým v jejich nedostatku dostalo pomoci. Získal si takovou podporu, že byl p</text:span><text:span text:style-name="T749">ovýšen</text:span><text:span text:style-name="T748"> mezi Kardinály a stal se Benátským Patriarchou.</text:span></text:p>
            <text:p text:style-name="P93"><text:span text:style-name="T1">R/.</text:span> <text:span text:style-name="T691">Pomoc jsem seslal mocnému a vyzdvihl svého vyvoleného ze svého lidu</text:span>: <text:span text:style-name="T1">*</text:span> <text:span text:style-name="T691">Ruka má mu totiž bude </text:span><text:soft-page-break/><text:span text:style-name="T691">pomáhat</text:span>.</text:p>
            <text:p text:style-name="P135"><text:span text:style-name="T59">V/.</text:span><text:span text:style-name="T345"> </text:span><text:span text:style-name="T346">Naš</text:span><text:span text:style-name="T348">el</text:span><text:span text:style-name="T346"> jsem si </text:span><text:span text:style-name="T345">David</text:span><text:span text:style-name="T346">a jako svého služebníka</text:span><text:span text:style-name="T345">, </text:span><text:span text:style-name="T347">svým svatým olejem jsem jej pomazal</text:span><text:span text:style-name="T345">: </text:span><text:span text:style-name="T59">*</text:span><text:span text:style-name="T345"> </text:span><text:span text:style-name="T346">Ruka</text:span><text:span text:style-name="T345">.</text:span></text:p>
          </table:table-cell>
        </table:table-row>
        <table:table-row table:style-name="Tabulka1.1">
          <table:table-cell table:style-name="Tabulka1.A1" office:value-type="string">
            <text:p text:style-name="P37">Lectio iij.</text:p>
            <text:p text:style-name="P229"><text:span text:style-name="T554">Post</text:span> Leónis décimi tértii óbitum, frustra relúctans, Summum Pontificátum ut crucem suscépit. In Petri cáthedra constitútus, nihil de pristína vitæ ratióne remísit. Humilitáte præsértim, simplicitáte ac paupertáte refúlsit. Ecclésiam fírmiter rexit et præclaríssimis ornávit institútis. Fídei vigilantíssimus custos, modernísmum, ómnium hæresum summam, damnávit ac protrívit; ecclesiásticæ libertátis vindex acérrimus, iis qui eam labefactáre conabántur, fórtiter óbstitit; sólidæ Cleri institutióni provídit; leges Ecclésiæ in unum corpus redégit; cultum erga Eucharístiam et crebriórem ejúsdem usum máxime provéxit. Labóribus fractus et mœróre conféctus ob bellum Europæum tunc exórtum, die vicésima mensis Augústi anni millésimi nongentésimi décimi quarti, ad cœléstem pátriam evolávit. Eum Pius duodécimus in Sanctórum númerum rétulit.</text:p>
            <text:p text:style-name="P89"><text:span text:style-name="T1">R/.</text:span> Invéni David servum meum, óleo sancto meo unxi eum: <text:span text:style-name="T1">*</text:span> Manus enim mea auxiliábitur ei.</text:p>
            <text:p text:style-name="P89"><text:span text:style-name="T1">V/.</text:span> Nihil profíciet inimícus in eo, et fílius iniquitátis non appónet nocére ei: <text:span text:style-name="T1">*</text:span> Manus.</text:p>
            <text:p text:style-name="P88">Glória Patri. <text:span text:style-name="T1">*</text:span> Manus.</text:p>
            <text:p text:style-name="P68"/>
          </table:table-cell>
          <table:table-cell table:style-name="Tabulka1.A1" office:value-type="string">
            <text:p text:style-name="P65"/>
            <text:p text:style-name="P266"><text:span text:style-name="T652">Po</text:span><text:span text:style-name="T723"> smrti Lva XIII. se marně zdráhal, </text:span><text:span text:style-name="T749">načež </text:span><text:span text:style-name="T723">přijal Papežský úřad jako kříž. Poté co se usadil na Petrově stolci, nezapomněl nic ze svého předchozího způsobu života. Zazářil především pokorou, prostotou a chudobou. Církev vedl pevně a ozdobil ji přeslavnými institucemi. Byl nanejvýš bdělým strážcem víry, </text:span><text:span text:style-name="T749">a </text:span><text:span text:style-name="T723">modernismus, souhrn všech </text:span><text:span text:style-name="T724">bludů</text:span><text:span text:style-name="T723">, zavrh</text:span><text:span text:style-name="T749">ova</text:span><text:span text:style-name="T723">l a potíral. Byl mocným ochráncem svobody Církve a těm, kteří se pokoušeli ji podrývat, se neohroženě postavil do cesty. Postaral se o řádné vzdělání Kněžstva a zákony Církve sepsal do </text:span><text:span text:style-name="T724">jediného</text:span><text:span text:style-name="T723"> kodexu. Zasadil se o úctu k Eucharistii a převelice prosazoval její časté přijímání. Zdolán útrapami a ztrápen soužením pro světovou válku, která právě vypukla, se dne 20. srpna roku 1914 vznesl do nebeské vlasti. Pius XII. jej zanesl do počtu Svatých.</text:span></text:p>
            <text:p text:style-name="P180"/>
            <text:p text:style-name="P134"><text:span text:style-name="T59">R/.</text:span><text:span text:style-name="T345"> </text:span><text:span text:style-name="T347">Naš</text:span><text:span text:style-name="T349">e</text:span><text:span text:style-name="T347">l jsem </text:span><text:span text:style-name="T349">si </text:span><text:span text:style-name="T345">David</text:span><text:span text:style-name="T347">a </text:span><text:span text:style-name="T349">jako </text:span><text:span text:style-name="T347">svého služebníka</text:span><text:span text:style-name="T345">, </text:span><text:span text:style-name="T347">svým svatým o</text:span><text:span text:style-name="T345">le</text:span><text:span text:style-name="T347">jem jsem jej pomazal</text:span><text:span text:style-name="T345">: </text:span><text:span text:style-name="T59">*</text:span><text:span text:style-name="T345"> </text:span><text:span text:style-name="T347">Ruka má mu totiž bude pomáhat</text:span><text:span text:style-name="T345">.</text:span></text:p>
            <text:p text:style-name="P92"><text:span text:style-name="T1">V/.</text:span> Ni<text:span text:style-name="T692">c proti němu protivník nezmůže</text:span>, <text:span text:style-name="T692">a syn nepravosti mu nebude moci uškodit</text:span>: <text:span text:style-name="T1">*</text:span> <text:span text:style-name="T692">Ruka</text:span>.</text:p>
            <text:p text:style-name="P91"><text:span text:style-name="T692">Sláva Otci</text:span>. <text:span text:style-name="T1">*</text:span> <text:span text:style-name="T692">Ruka</text:span>.</text:p>
          </table:table-cell>
        </table:table-row>
        <table:table-row table:style-name="Tabulka1.1">
          <table:table-cell table:style-name="Tabulka1.A1" office:value-type="string">
            <text:p text:style-name="P106">In I<text:span text:style-name="T523">I</text:span>. Nocturno</text:p>
            <text:p text:style-name="P34">Psalmi et <text:span text:style-name="T524">A</text:span><text:span text:style-name="T525">ñ</text:span><text:span text:style-name="T524">a</text:span> de <text:span text:style-name="T526">F</text:span>eria.</text:p>
            <text:p text:style-name="P27">Capitulum. Eccli. 44, 20.</text:p>
            <text:p text:style-name="P288"><text:span text:style-name="T554">Non</text:span> est invéntus símilis illi, qui conserváret legem Excélsi: * ideo jurejurándo fecit illum Dóminus créscere in plebem suam.</text:p>
            <text:p text:style-name="P6"><text:span text:style-name="T1">V/.</text:span> Elégit eum Dóminus sacerdótem sibi.</text:p>
            <text:p text:style-name="P6"><text:span text:style-name="T1">R/.</text:span> Ad sacrificándum ei hóstiam laudis.</text:p>
            <text:p text:style-name="P30">Oratio.</text:p>
            <text:p text:style-name="P289"><text:span text:style-name="T554">Deus</text:span>, qui ad tuéndam cathólicam fidem, et univérsa in Christo instauránda sanctum Pium‚ Summum Pontíficem, cœlésti sapiéntia et apostólica fortitúdine replevísti: * concéde propítius; § ut, e<text:span text:style-name="T693">j</text:span>us institúta et exémpla sectántes, præmia consequámur ætérna. * Per eúmdem Dóminum. <text:s text:c="2"/><text:span text:style-name="T1">Cetera de Communi. </text:span></text:p>
            <text:p text:style-name="P33"><text:span text:style-name="T524">A</text:span>d Magnificat, <text:span text:style-name="T524">A</text:span><text:span text:style-name="T525">ñ</text:span><text:span text:style-name="T524">a.</text:span></text:p>
            <text:p text:style-name="P35"><text:span text:style-name="T357">Dum esset Summus Póntifex, </text:span><text:span text:style-name="T367">terréna non métuit, sed ad cœléstia regna gloriósus migrávit.</text:span></text:p>
            <text:p text:style-name="P7"/>
          </table:table-cell>
          <table:table-cell table:style-name="Tabulka1.A1" office:value-type="string">
            <text:p text:style-name="P31"/>
            <text:p text:style-name="P31"/>
            <text:p text:style-name="P31"/>
            <text:p text:style-name="P293"><text:span text:style-name="T666">N</text:span><text:span text:style-name="T665">ikdo</text:span><text:span text:style-name="T371"> mu nebyl rovný </text:span><text:span text:style-name="T372">v tom, jak </text:span><text:span text:style-name="T373">z</text:span><text:span text:style-name="T371">achovával zákon Nejvyššího, </text:span><text:span text:style-name="T372">a</text:span><text:span text:style-name="T371"> </text:span><text:span text:style-name="T372">p</text:span><text:span text:style-name="T371">roto mu Bůh potvrdil přísahou, <text:s/>že ho učiní početným </text:span><text:span text:style-name="T372">v</text:span><text:span text:style-name="T371"> jeho potomstv</text:span><text:span text:style-name="T372">u</text:span><text:span text:style-name="T371">. </text:span></text:p>
            <text:p text:style-name="P15"><text:span text:style-name="T1">V/.</text:span> <text:span text:style-name="T693">Hospodin si jej vyvolil za kněze</text:span>.</text:p>
            <text:p text:style-name="P15"><text:span text:style-name="T1">R/.</text:span> A<text:span text:style-name="T693">by mu přinášel oběť chvály</text:span>.</text:p>
            <text:p text:style-name="P48"/>
            <text:p text:style-name="P286"><text:span text:style-name="T564">Bože</text:span>, <text:span text:style-name="T693">jenž jsi k ochraně katolické víry</text:span>, <text:span text:style-name="T693">a k obnovení všeho v Kristu naplnil svatého </text:span>Pi<text:span text:style-name="T693">a</text:span>‚ <text:span text:style-name="T693">Papeže, nebeskou moudrostí a apoštolskou silou</text:span>: <text:span text:style-name="T693">dej, prosíme</text:span>; <text:span text:style-name="T693">abychom následovali jeho skutky i příklady</text:span>, <text:span text:style-name="T693">a tím dosáhli věčné odměny</text:span>. <text:span text:style-name="T693">Skrze téhož Pána</text:span></text:p>
            <text:p text:style-name="P51">Zbytek ze společných textů.</text:p>
            <text:p text:style-name="P310"/>
            <text:p text:style-name="P49"><text:span text:style-name="T368">Když býval Svatým Otcem</text:span><text:span text:style-name="T357">, </text:span><text:span text:style-name="T368">ničeho na zemi se nebál, ale slavně odešel do nebeské říše</text:span><text:span text:style-name="T367">.</text:span></text:p>
            <text:p text:style-name="P8"/>
          </table:table-cell>
        </table:table-row>
        <table:table-row table:style-name="Tabulka1.1">
          <table:table-cell table:style-name="Tabulka1.A1" table:number-columns-spanned="2" office:value-type="string">
            <text:p text:style-name="P76"><text:span text:style-name="T3">D</text:span><text:span text:style-name="T4">IE</text:span><text:span text:style-name="T2"> </text:span><text:span text:style-name="T4">VII</text:span><text:span text:style-name="T2">I. S</text:span><text:span text:style-name="T4">EPTEMBRIS.</text:span></text:p>
            <text:p text:style-name="P141"><text:soft-page-break/><text:span text:style-name="T26">I</text:span><text:span text:style-name="T60">n</text:span><text:span text:style-name="T26"> </text:span><text:span text:style-name="T29">N</text:span><text:span text:style-name="T63">a</text:span><text:span text:style-name="T60">t</text:span><text:span text:style-name="T63">ivitate</text:span></text:p>
            <text:p text:style-name="P146"><text:span text:style-name="T29">B</text:span><text:span text:style-name="T359">eatæ</text:span><text:span text:style-name="T29"> M</text:span><text:span text:style-name="T63">ariæ </text:span><text:span text:style-name="T29">V</text:span><text:span text:style-name="T63">irginis</text:span><text:span text:style-name="T358">.</text:span></text:p>
            <text:p text:style-name="P146"><text:span text:style-name="T369">Serm</text:span><text:span text:style-name="T370">. </text:span><text:span text:style-name="T369">maj. cum Octava.</text:span></text:p>
            <text:p text:style-name="P14"><draw:frame draw:style-name="fr1" draw:name="Obrázek1" text:anchor-type="char" svg:x="2.8299in" svg:y="0.0744in" svg:width="1.6252in" svg:height="0.0882in" draw:z-index="1"><draw:image xlink:href="Pictures/100007680000BD7500000A4246BB7A4D3A1BE866.emf" xlink:type="simple" xlink:show="embed" xlink:actuate="onLoad" draw:mime-type="image/x-emf"/><draw:image xlink:href="Pictures/10000001000008F30000007C7B1A35E31CC61A57.png" xlink:type="simple" xlink:show="embed" xlink:actuate="onLoad" draw:mime-type="image/png"/></draw:frame></text:p>
          </table:table-cell>
          <table:covered-table-cell/>
        </table:table-row>
        <table:table-row table:style-name="Tabulka1.1">
          <table:table-cell table:style-name="Tabulka1.A1" office:value-type="string">
            <text:p text:style-name="P105">In I. Nocturno</text:p>
            <text:p text:style-name="P112">Incípiunt Cántica Canticórum.</text:p>
            <text:p text:style-name="P38">Lectio j. Cap. 1.</text:p>
            <text:p text:style-name="P149">O<text:span text:style-name="T554">sculé</text:span><text:span text:style-name="T565">t</text:span><text:span text:style-name="T554">u</text:span><text:span text:style-name="T565">r</text:span> me ósculo oris sui: quia melióra sunt úbera tua vino, fragrántia unguéntis óptimis. Oleum effúsum nomen tuum: ídeo adolescéntulæ dilexérunt te. Trahe me: post te currémus in odórem unguentórum tuórum. Introdúxit me Rex in cellária sua: exultábimus et lætábimur in te, mémores úberum tuórum super vinum: recti díligunt te.</text:p>
            <text:p text:style-name="P149"/>
            <text:p text:style-name="P149"/>
          </table:table-cell>
          <table:table-cell table:style-name="Tabulka1.A1" office:value-type="string">
            <text:p text:style-name="P121"><text:s/></text:p>
            <text:p text:style-name="P58"/>
            <text:p text:style-name="P58"/>
            <text:p text:style-name="P157"><text:span text:style-name="T603">Kéž</text:span> mne políb<text:span text:style-name="T402">í</text:span> polibkem svých úst! <text:span text:style-name="T402">Vždyť</text:span> <text:span text:style-name="T694">ňadra</text:span> tvá <text:span text:style-name="T402">jsou </text:span>lepší než víno, voní nejlepšími mastmi. Olej rozlitý je tvé jméno, pročež tě d<text:span text:style-name="T395">í</text:span>v<text:span text:style-name="T395">k</text:span>y milují. Veď mě za sebou! Poběžíme po vůni tvých mastí. Uve<text:span text:style-name="T395">dl</text:span> mě král do <text:span text:style-name="T396">s</text:span>vých pokojů, budeme z tebe se veselit, plesat, <text:span text:style-name="T403">pamatovat</text:span> <text:span text:style-name="T403">na</text:span> tvá <text:span text:style-name="T694">ňadra</text:span> <text:span text:style-name="T403">více než </text:span>n<text:span text:style-name="T403">a</text:span> víno; po zásluze milují tě.</text:p>
            <text:p text:style-name="P157"/>
          </table:table-cell>
        </table:table-row>
        <table:table-row table:style-name="Tabulka1.1">
          <table:table-cell table:style-name="Tabulka1.A1" office:value-type="string">
            <text:p text:style-name="P39">Lectio ij.</text:p>
            <text:p text:style-name="P230">N<text:span text:style-name="T554">igra</text:span> sum, sed formósa, fíliæ Jerúsalem, sicut tabernácula Cedar, sicut pelles Salomónis. Nolíte me consideráre quod fusca sim, quia decolorávit me sol: fílii matris meæ pugnavérunt contra me, posuérunt me custódem in víneis: víneam meam non custodívi. Indica mihi,quem díligit ánima mea, ubi pascas, ubi cubes in merídie, ne vagári incípiam post greges sodálium tuórum.</text:p>
            <text:p text:style-name="P230"/>
          </table:table-cell>
          <table:table-cell table:style-name="Tabulka1.A1" office:value-type="string">
            <text:p text:style-name="P66"/>
            <text:p text:style-name="P173"><text:span text:style-name="T602">Černá</text:span><text:span text:style-name="T397"> jsem, ale krásná, dcery jerusalémské, jako stánky Kedaru, jako kůže Šalamounovy. </text:span>Nehleďte na mne, že jsem snědá, slunce mne opálilo: synové mé matky proti mně broj<text:span text:style-name="T403">ili a</text:span> učinili mě strážnou svých vinic, vinice své jsem <text:span text:style-name="T800">však </text:span>dbát<text:span text:style-name="T403">i</text:span> nemohla. Pověz mi ty, jejž miluje má duše, kde pásáš, a kde v poledne <text:span text:style-name="T403">odpočíváš</text:span>, aby<text:span text:style-name="T403">ch nevyšla za stády </text:span>tvých druhů.</text:p>
          </table:table-cell>
        </table:table-row>
        <table:table-row table:style-name="Tabulka1.1">
          <table:table-cell table:style-name="Tabulka1.A1" office:value-type="string">
            <text:p text:style-name="P39">Lectio iij.</text:p>
            <text:p text:style-name="P230">S<text:span text:style-name="T554">i</text:span> ignóras te, o pulchérrima inter mulíeres, egrédere, et abi post vestígia gregum, et pasce hœdos tuos juxta tabernácula pastórum. Equitátui meo in cúrribus Pharaónis assimilávi te, amíca mea. Pulchræ sunt genæ tuæ sicut túrturis: collum tuum sicut monília. Murénulas áureas faciémus tibi, vermiculátas argénto.</text:p>
            <text:p text:style-name="P230"/>
          </table:table-cell>
          <table:table-cell table:style-name="Tabulka1.A1" office:value-type="string">
            <text:p text:style-name="P66"/>
            <text:p text:style-name="P174">N<text:span text:style-name="T554">evíš-li</text:span> <text:span text:style-name="T398">sama</text:span>, <text:span text:style-name="T403">ty </text:span>nejkrásnější <text:span text:style-name="T398">z žen</text:span>, vyjdi, kráčej po stopách stád a pas své kozičky u stanů pastýřů. K spřežení faraonových vozů přirovnal bych tě, má přítelk<text:span text:style-name="T398">yně</text:span>. <text:span text:style-name="T398">Kr</text:span>ásné jsou tvé líce <text:span text:style-name="T398">jako líce hrdličky</text:span>, hrdlo tvé ve stužkách perel. Řetízk<text:span text:style-name="T404">y</text:span> zlat<text:span text:style-name="T404">é</text:span> dáme ti <text:span text:style-name="T404">vyrobit,</text:span> stříbrem prokládan<text:span text:style-name="T404">é</text:span>.</text:p>
          </table:table-cell>
        </table:table-row>
        <table:table-row table:style-name="Tabulka1.1">
          <table:table-cell table:style-name="Tabulka1.A1" office:value-type="string">
            <text:p text:style-name="P40">Lectio i<text:span text:style-name="T399">v</text:span>.</text:p>
            <text:p text:style-name="P231">D<text:span text:style-name="T554">um</text:span> esset Rex in accúbitu suo, nardus mea dedit odórem suum. Fascículus myrrhæ diléctus meus mihi, inter úbera mea commorábitur. Botrus Cypri diléctus meus mihi, in víneis Engáddi. Ecce tu pulchra es amíca mea, ecce tu pulchra es, óculi tui columbárum. Ecce tu pulcher es dilécte mi, et decórus. Léctulus noster flóridus: tigna domórum nostrárum cédrina‚ laqueária nostra cypréssina.</text:p>
            <text:p text:style-name="P231"/>
          </table:table-cell>
          <table:table-cell table:style-name="Tabulka1.A1" office:value-type="string">
            <text:p text:style-name="P66"/>
            <text:p text:style-name="P175"><text:span text:style-name="T554">Pokud</text:span> král u stol<text:span text:style-name="T400">u</text:span> odpočívá, nard<text:span text:style-name="T400">us</text:span> můj vydává vůni svou. Milý můj je mi myrrhovou kytičkou na prsou spočívající. Milý můj je mi cyprovým hroznem vyrostlým v engaddských vinicích. <text:span text:style-name="T400">Hle, j</text:span>ak jsi krásná, přítelk<text:span text:style-name="T400">yně</text:span> má, jak jsi krásná! Oči tvé <text:span text:style-name="T400">jsou oči </text:span>holoub<text:span text:style-name="T400">ků</text:span>. Jak jsi krásný, milý můj, rozkošný! Lůžko naše je z květů. Trámy našeho paláce jsou cedry, naše stropy jsou cypřiše. <text:span text:style-name="T401">(</text:span><text:span text:style-name="T88">Hejčl, </text:span><text:span text:style-name="T89">upraveno</text:span><text:span text:style-name="T88">)</text:span></text:p>
          </table:table-cell>
        </table:table-row>
        <table:table-row table:style-name="Tabulka1.1">
          <table:table-cell table:style-name="Tabulka1.A1" office:value-type="string">
            <text:p text:style-name="P122">In II. Nocturno</text:p>
            <text:p text:style-name="P4">Sermo sancti Augustíni Epíscopi.</text:p>
            <text:p text:style-name="P32">Serm. 18. de Sanctis, qui est 2. de Annunt. Domini.</text:p>
            <text:p text:style-name="P27"><text:soft-page-break/>Lectio v.</text:p>
            <text:p text:style-name="P238">A<text:span text:style-name="T554">dest</text:span> nobis, dilectíssimi, optátus dies beátæ ac venerábilis semper Vírginis Maríæ; ídeo cum summa exultatióne gáudeat terra nostra, tantæ Vírginis illustráta natáli. Hæc est enim flos campi, de qua ortum est pretiósum lílium convállium, per cujus partum mutátur natúra protoplastórum, delétur et culpa.</text:p>
            <text:p text:style-name="P221"/>
          </table:table-cell>
          <table:table-cell table:style-name="Tabulka1.A1" office:value-type="string">
            <text:p text:style-name="P61"/>
            <text:p text:style-name="P61"/>
            <text:p text:style-name="P61"/>
            <text:p text:style-name="P61"><text:soft-page-break/></text:p>
            <text:p text:style-name="P282"><text:span text:style-name="T601">Nastal</text:span><text:span text:style-name="T405"> nám, nejmilejší, vytoužený den blahoslavené a ctihodné vždy Panny Marie. Proto se s převelikým jásotem raduj naše země, rozzářená narozením takové Panny. Ona je totiž ten polní kvítek, z nějž vzešla převzácná lilie v údolí, jejímž narozením se </text:span><text:span text:style-name="T91">navždy</text:span><text:span text:style-name="T405"> změnila přirozenost prvních lidí a smazána byla i </text:span><text:span text:style-name="T90">jejich </text:span><text:span text:style-name="T406">vina. </text:span></text:p>
          </table:table-cell>
        </table:table-row>
        <table:table-row table:style-name="Tabulka1.1">
          <table:table-cell table:style-name="Tabulka1.A1" office:value-type="string">
            <text:p text:style-name="P42">Lectio vj.</text:p>
            <text:p text:style-name="P236">P<text:span text:style-name="T554">raecísum</text:span> est in ea illud Hevæ infelicitátis elógium, quo dícitur: In dolóre páries fílios tuos; quia ista in lætítia Dóminum péperit. Heva enim luxit, ista exultávit: Heva lácrymas, María gáudium in ventre portávit: quia illa peccatórem, ista édidit innocéntem. Mater géneris nostri pœnam íntulit mundo, Génitrix Dómini nostri salútem íntulit mundo.</text:p>
            <text:p text:style-name="P100"/>
          </table:table-cell>
          <table:table-cell table:style-name="Tabulka1.A1" office:value-type="string">
            <text:p text:style-name="P61"/>
            <text:p text:style-name="P181">V ní byla prolomena ona nešťastná kletba Evy, ve které se praví: „V bolestech budeš rodit své děti,“ neboť Maria porodila Pána v radosti. Eva tedy zalkala, Maria zajásala. Eva ve svém lůně nosila slzy, Maria však radost. Z Evy vzešel hříšník, z Marie <text:span text:style-name="T695">však </text:span>nevinný. Matka našeho rodu přinesla světu trest, Rodička našeho Pána přinesla světu spásu.</text:p>
          </table:table-cell>
        </table:table-row>
        <table:table-row table:style-name="Tabulka1.1">
          <table:table-cell table:style-name="Tabulka1.A1" office:value-type="string">
            <text:p text:style-name="P42">Lectio vij.</text:p>
            <text:p text:style-name="P239">A<text:span text:style-name="T554">uctrix</text:span> peccáti Heva, auctrix mériti María. Heva occidéndo óbfuit‚ María vivificándo prófuit. Illa percússit, ista sanávit. Pro inobediéntia enim obediéntia commutátur, fides pro perfídia compensátur. Plaudat nunc órganis María, et inter velóces artículos tympana puérperæ cóncrepent. Cóncinant lætantes chori, et alternántibus módulis dulcísona cármina misceántur.</text:p>
            <text:p text:style-name="P69"/>
          </table:table-cell>
          <table:table-cell table:style-name="Tabulka1.A1" office:value-type="string">
            <text:p text:style-name="P61"/>
            <text:p text:style-name="P164"><text:span text:style-name="T574">Původkyní</text:span><text:span text:style-name="T178"> hříchu je Eva, původkyní zásluh je Maria. Eva </text:span><text:span text:style-name="T179">nám pomohla ke smrti, Maria nás však přivedla </text:span><text:span text:style-name="T184">zpět </text:span><text:span text:style-name="T179">k životu. Jedna zranila, druhá zhojila. </text:span><text:span text:style-name="T184">Místo</text:span><text:span text:style-name="T179"> neposlušnosti </text:span><text:span text:style-name="T184">přišla </text:span><text:span text:style-name="T179">poslušnost, víra </text:span><text:span text:style-name="T180">vynahradila </text:span><text:span text:style-name="T179">zrad</text:span><text:span text:style-name="T180">u</text:span><text:span text:style-name="T179">. </text:span><text:span text:style-name="T180">Nechť nyní hudba jásá v Marii, a </text:span><text:span text:style-name="T183">svými rychlými prstíky</text:span><text:span text:style-name="T180"> </text:span><text:span text:style-name="T185">ať </text:span><text:span text:style-name="T183">zahraje </text:span><text:span text:style-name="T185">naše rodička na </text:span><text:span text:style-name="T183">bubínek</text:span><text:span text:style-name="T180">. </text:span><text:span text:style-name="T181">Nechť zapějí radostné sbory </text:span><text:span text:style-name="T182">ve</text:span><text:span text:style-name="T181"> </text:span><text:span text:style-name="T182">střídavých taktech </text:span><text:span text:style-name="T185">a </text:span><text:span text:style-name="T182">společně všichni zahrají sladké písně. </text:span></text:p>
          </table:table-cell>
        </table:table-row>
        <table:table-row table:style-name="Tabulka1.1">
          <table:table-cell table:style-name="Tabulka1.A1" office:value-type="string">
            <text:p text:style-name="P42">Lectio viij.</text:p>
            <text:p text:style-name="P236">A<text:span text:style-name="T554">udíte</text:span> ígitur quemádmodum tympanístria nostra cantáverit. Ait enim: Magníficat ánima mea Dóminum: et exultávit spíritus meus in Deo salutári meo. Quia respéxit humilitátem ancíllæ suæ: ecce enim ex hoc beátam me dicent omnes generatiónes. Quia fecit mihi magna qui potens est. Causam ígitur invalescéntis erráti miráculum novi partus evícit, et Hevæ planctum Maríæ cantus exclúsit.</text:p>
            <text:p text:style-name="P100"/>
          </table:table-cell>
          <table:table-cell table:style-name="Tabulka1.A1" office:value-type="string">
            <text:p text:style-name="P61"/>
            <text:p text:style-name="P165"><text:span text:style-name="T569">Poslyšte</text:span><text:span text:style-name="T135"> tedy, jak bubínek naší Paní krásně zní. Sama totiž řekla: „Velebí duše má Hospodina. A zajásal duch můj v Bohu mém spasiteli. </text:span><text:span text:style-name="T136">Neboť shlédl na poníženost své služebnice: hle, nyní mě tedy budou </text:span><text:span text:style-name="T138">zváti </text:span><text:span text:style-name="T136">blahoslavenou všechna pokolení.</text:span><text:span text:style-name="T133"> </text:span><text:span text:style-name="T136">Veliké věci mi učinil ten, který je mocný.“ </text:span><text:span text:style-name="T137">Příčinu tohoto stále horšího pochybení přemohl zázrak no</text:span><text:span text:style-name="T169">­</text:span><text:span text:style-name="T137">vého zrození a nářek Evy </text:span><text:span text:style-name="T138">tak </text:span><text:span text:style-name="T137">nahradil zpěv Mariin. </text:span></text:p>
          </table:table-cell>
        </table:table-row>
        <table:table-row table:style-name="Tabulka1.1">
          <table:table-cell table:style-name="Tabulka1.A1" office:value-type="string">
            <text:p text:style-name="P122">In III. Nocturno</text:p>
            <text:p text:style-name="P71"><text:span text:style-name="T327">Léctio sancti Evangélii </text:span><text:span text:style-name="T328">secúndum </text:span><text:span text:style-name="T329">Matthæum</text:span><text:span text:style-name="T327">.</text:span><text:span text:style-name="T43"> </text:span></text:p>
            <text:p text:style-name="P71"><text:span text:style-name="T43">Lectio ix. Cap. </text:span><text:span text:style-name="T44">1</text:span><text:span text:style-name="T43">.</text:span></text:p>
            <text:p text:style-name="P240">L<text:span text:style-name="T554">iber</text:span> generatiónis Jesu Christi, fílii David, fílii Abraham. Abraham génuit Isaac. Isaac autem génuit Jacob. Et réliqua.</text:p>
            <text:p text:style-name="P80"/>
            <text:p text:style-name="P71"><text:span text:style-name="T350">Homil</text:span><text:span text:style-name="T351">í</text:span><text:span text:style-name="T350">a sancti </text:span><text:span text:style-name="T327">Hierónymi Presbyteri.</text:span></text:p>
            <text:p text:style-name="P44">Lib. 1. Comment. in Matthæum.</text:p>
            <text:p text:style-name="P242">I<text:span text:style-name="T554">n</text:span> Isaía légimus: Generatiónem ejus quis enarrábit? Non ergo putémus Evangelístam Prophétæ esse contrárium, ut quod il<text:soft-page-break/>le impossíbile dixit effátu, hic narráre incípiat: quia ibi de generatióne Divinitátis‚ hic de Incarnatióne est dictum. A carnálibus autem cœpit, ut per hóminem‚ Deum díscere incipiámus.</text:p>
            <text:p text:style-name="P80"/>
          </table:table-cell>
          <table:table-cell table:style-name="Tabulka1.A1" office:value-type="string">
            <text:p text:style-name="P61"/>
            <text:p text:style-name="P61"/>
            <text:p text:style-name="P61"/>
            <text:p text:style-name="P294"><text:span text:style-name="T648">Rodokmen</text:span><text:span text:style-name="T715"> Ježíše Krista, syna Davidova, syna Abrahamova. Abraham zplodil I</text:span><text:span text:style-name="T750">s</text:span><text:span text:style-name="T715">áka, I</text:span><text:span text:style-name="T750">s</text:span><text:span text:style-name="T715">ák zplodil Jakuba. A ostatní. </text:span></text:p>
            <text:p text:style-name="P61"/>
            <text:p text:style-name="P61"/>
            <text:p text:style-name="P61"/>
            <text:p text:style-name="P300"><text:span text:style-name="T284">V knize </text:span><text:span text:style-name="T293">Proroka</text:span><text:span text:style-name="T284"> Isajáše čteme: „</text:span><text:span text:style-name="T285">Kdopak </text:span><text:span text:style-name="T286">popsati může jeho zrození</text:span><text:span text:style-name="T285">?“ Nemysleme si však, že Evangelista protiřečí Prorokovi, že </text:span><text:soft-page-break/><text:span text:style-name="T285">to, o čem Prorok tvrdil, že se nedá ani vyslovit, teď Evangelista začal vyprávět. Prorok totiž mluví o zrození Božství, Evangelista zase o jeho Vtělení. Začal totiž od věcí tělesných, abychom skrze člověka začali poznávat Boha.</text:span></text:p>
          </table:table-cell>
        </table:table-row>
        <table:table-row table:style-name="Tabulka1.1">
          <table:table-cell table:style-name="Tabulka1.A1" office:value-type="string">
            <text:p text:style-name="P27">Lectio x.</text:p>
            <text:p text:style-name="P244">F<text:span text:style-name="T554">ílii</text:span> David, fílii Abraham. Ordo præpósterus, sed necessário commutátus. Si enim primum posuísset Abraham, et póstea David, rursus ei repeténdus fúerat Abraham, ut generatiónis séries texerétur. Ideo autem céteris prætermíssis, horum fílium nuncupávit, quia ad hos tantum facta est de Christo repromíssio. Ad Abraham: In sémine, inquit, tuo benedicéntur omnes Gentes, quod est Christus. Ad David: De fructu ventris tui ponam super sedem tuam.</text:p>
            <text:p text:style-name="P80"/>
          </table:table-cell>
          <table:table-cell table:style-name="Tabulka1.A1" office:value-type="string">
            <text:p text:style-name="P61"/>
            <text:p text:style-name="P291"><text:span text:style-name="T599">Synové</text:span><text:span text:style-name="T307"> Davidovi, synové Abrahámovi. </text:span><text:span text:style-name="T308">Pořadí bylo zaměněno, avšak z dobrého důvodu. Pokud by </text:span><text:span text:style-name="T309">autor </text:span><text:span text:style-name="T308">prvně zmín</text:span><text:span text:style-name="T309">il</text:span><text:span text:style-name="T308"> Abraham</text:span><text:span text:style-name="T309">a</text:span><text:span text:style-name="T308"> a až potom David</text:span><text:span text:style-name="T309">a</text:span><text:span text:style-name="T308">, </text:span><text:span text:style-name="T310">opět by musel zopakovat Abrahám</text:span><text:span text:style-name="T309">a</text:span><text:span text:style-name="T310">, aby rodokmen správně sestav</text:span><text:span text:style-name="T309">il</text:span><text:span text:style-name="T310">. Proto však někter</text:span><text:span text:style-name="T311">á jména vynechal, </text:span><text:span text:style-name="T309">t</text:span><text:span text:style-name="T312">řebaže</text:span><text:span text:style-name="T311"> zmínil jejich syna, neboť pouze jim bylo učiněno </text:span><text:span text:style-name="T309">při</text:span><text:span text:style-name="T311">slíbení Krista. Abrahámovi: „</text:span><text:span text:style-name="T313">V tvém potomstvu,“ je psáno, „budou požehnány všechny Národy,“ a </text:span><text:span text:style-name="T294">tím potomstvem </text:span><text:span text:style-name="T313">je Kristus. Davidovi: „</text:span><text:span text:style-name="T295">Muže </text:span><text:span text:style-name="T314">z tvého potomstva dosadím na tvůj trůn.“</text:span></text:p>
          </table:table-cell>
        </table:table-row>
        <table:table-row table:style-name="Tabulka1.1">
          <table:table-cell table:style-name="Tabulka1.A1" office:value-type="string">
            <text:p text:style-name="P27">Lectio xj.</text:p>
            <text:p text:style-name="P240">J<text:span text:style-name="T554">udas</text:span> autem génuit Phares et Zaram de Thamar. Notándum, in genealogía Salvatóris nullam sanctárum assúmi mulíerum, sed eas, quas Scriptúra reprehéndit: ut, qui propter peccatóres vénerat, de peccatóribus nascens, ómnium peccáta deléret. Unde et in consequéntibus Ruth Moabítis pónitur, et Bethsabée uxor Uriæ.</text:p>
            <text:p text:style-name="P80"/>
          </table:table-cell>
          <table:table-cell table:style-name="Tabulka1.A1" office:value-type="string">
            <text:p text:style-name="P61"/>
            <text:p text:style-name="P170"><text:span text:style-name="T568">Juda</text:span><text:span text:style-name="T175"> zplodil Faresa a Zaru z Tamary. </text:span><text:span text:style-name="T186">Za zmínku stojí, že v</text:span><text:span text:style-name="T189">e</text:span><text:span text:style-name="T186"> Spasitelově rodokmenu </text:span><text:span text:style-name="T187">nejsou zmíněny žádné svaté ženy, pouze takové, které Písmo kárá. </text:span><text:span text:style-name="T188">To proto, že ten, který přišel kvůli hříšníkům, se sice z hříšníků narodil, ale smazal hříchy všech. Proto je dále zmíněna Moabka Ruth a Bat-šeba, manželka Uriášova.</text:span></text:p>
          </table:table-cell>
        </table:table-row>
        <table:table-row table:style-name="Tabulka1.1">
          <table:table-cell table:style-name="Tabulka1.A1" office:value-type="string">
            <text:p text:style-name="P27">Lectio xij.</text:p>
            <text:p text:style-name="P247">Q<text:span text:style-name="T554">u</text:span><text:span text:style-name="T566">æ</text:span><text:span text:style-name="T554">rat</text:span> díligens lector et dicat: Cum Joseph non sit pater Domini Salvatóris, quid pértinet ad Dóminum generatiónis ordo dedúctus usque ad Joseph? Cui respondébimus primum, non esse consuetúdinis scripturárum, ut mulíerum in generatiónibus ordo texátur. Deínde‚ ex una tribu fuísse Joseph et Maríam: unde ex lege eam accípere cogebátur ut propínquam: et quod simul censéntur in Béthlehem, ut de una vidélicet stirpe generáti.</text:p>
            <text:p text:style-name="P80"/>
          </table:table-cell>
          <table:table-cell table:style-name="Tabulka1.A1" office:value-type="string">
            <text:p text:style-name="P61"/>
            <text:p text:style-name="P295"><text:span text:style-name="T661">Pečlivý</text:span><text:span text:style-name="T765"> čtenář se také může zeptat: Když </text:span><text:span text:style-name="T766">tedy </text:span><text:span text:style-name="T765">Josef není otec Pán</text:span><text:span text:style-name="T767">a</text:span><text:span text:style-name="T765"> a Spasitele, </text:span><text:span text:style-name="T768">proč</text:span><text:span text:style-name="T765"> </text:span><text:span text:style-name="T769">je důležité, aby byl rodokmen Páně vypracován až k Josefovi? Prvně bychom mu odpověděli, že v Písmu není zvykem uvádět rodokmen</text:span><text:span text:style-name="T767">y</text:span><text:span text:style-name="T769"> žen. Potom, Josef i Maria byli z jednoho kmene. Proto Josef podle zákona musel Marii považovat za příbuznou. A proto také přišli ke sčítání lidu do Betléma spolu, tedy jako ti, </text:span><text:span text:style-name="T767">kteří</text:span><text:span text:style-name="T769"> vskutku pocházejí z téhož pokolení.</text:span></text:p>
          </table:table-cell>
        </table:table-row>
        <table:table-row table:style-name="Tabulka1.1">
          <table:table-cell table:style-name="Tabulka1.A1" table:number-columns-spanned="2" office:value-type="string">
            <text:p text:style-name="P75"><text:span text:style-name="T3">D</text:span><text:span text:style-name="T5">IE</text:span><text:span text:style-name="T2"> </text:span><text:span text:style-name="T5">X</text:span><text:span text:style-name="T6">I</text:span><text:span text:style-name="T2">I. SEPTEMBRIS.</text:span></text:p>
            <text:p text:style-name="P142"><text:span text:style-name="T26">I</text:span><text:span text:style-name="T60">n</text:span><text:span text:style-name="T26"> F</text:span><text:span text:style-name="T60">esto </text:span></text:p>
            <text:p text:style-name="P140"><text:span text:style-name="T27">S</text:span><text:span text:style-name="T31">S</text:span><text:span text:style-name="T27">. </text:span><text:span text:style-name="T31">N</text:span><text:span text:style-name="T65">o</text:span><text:span text:style-name="T62">m</text:span><text:span text:style-name="T64">i</text:span><text:span text:style-name="T65">nis </text:span><text:span text:style-name="T31">B.M.V</text:span><text:span text:style-name="T30">.</text:span></text:p>
            <text:p text:style-name="P14"><text:span text:style-name="T73">MM</text:span>. <text:span text:style-name="T84">maj.</text:span></text:p>
          </table:table-cell>
          <table:covered-table-cell/>
        </table:table-row>
        <table:table-row table:style-name="Tabulka1.1">
          <table:table-cell table:style-name="Tabulka1.A1" office:value-type="string">
            <text:p text:style-name="P107">In I. Nocturno</text:p>
            <text:p text:style-name="P112">De Parábolis Salomónis.</text:p>
            <text:p text:style-name="P38">Lectio j. <text:span text:style-name="T355">Cap. 8. et 9.</text:span></text:p>
            <text:p text:style-name="P149">E<text:span text:style-name="T606">go</text:span> sapiéntia hábito in consílio et erudítis intérsum cogitatiónibus. Timor Dómini odit malum: arrogántiam, et supérbiam, et viam pravam, et os bilíngue detéstor. Meum est consílium et <text:span text:style-name="T421">æ</text:span>quitas, mea est prudéntia, mea est <text:soft-page-break/>fortitúdo. Per me reges regnant, et legum conditóres justa decérnunt: Per me príncipes ímperant, et poténtes decérnunt justítiam. Ego diligéntes me díligo: et qui mane vígilant ad me, invénient me.</text:p>
            <text:p text:style-name="P149"/>
          </table:table-cell>
          <table:table-cell table:style-name="Tabulka1.A1" office:value-type="string">
            <text:p text:style-name="P123"><text:s/></text:p>
            <text:p text:style-name="P58"/>
            <text:p text:style-name="P58"/>
            <text:p text:style-name="P277"><text:span text:style-name="T653">Já</text:span><text:span text:style-name="T725">, Moudrost, přebývám s dobrou radou, a nalézám se v obezřetném poznání. Bázeň před Hospodinem </text:span><text:span text:style-name="T787">znamená</text:span><text:span text:style-name="T725"> nenávidět zlo; nenávidím povýšenost, pýchu, špatnou cestu a proradná ústa. U mne je rada i pohotová pomoc, jsem </text:span><text:soft-page-break/><text:span text:style-name="T725">rozumnost, u mne je bohatýrská síla. Skrze mne králové kralují a zákonodárci zajišťují spravedlnost, skrze mne velí velitelé a všichni mocní soudí spravedlivě. Já miluji ty, </text:span><text:span text:style-name="T726">kteří</text:span><text:span text:style-name="T725"> milují mne, a kdo mě za úsvitu hledají, naleznou mne. <text:s/></text:span></text:p>
          </table:table-cell>
        </table:table-row>
        <table:table-row table:style-name="Tabulka1.1">
          <table:table-cell table:style-name="Tabulka1.A1" office:value-type="string">
            <text:p text:style-name="P37">Lectio ij.</text:p>
            <text:p text:style-name="P255"><text:span text:style-name="T412">M</text:span><text:span text:style-name="T607">ecum</text:span><text:span text:style-name="T412"> sunt divítiæ, et gl</text:span><text:span text:style-name="T413">ó</text:span><text:span text:style-name="T412">ria, opes sup</text:span><text:span text:style-name="T413">é</text:span><text:span text:style-name="T412">rbæ et justítia. Mélior est enim fructus meus auro, et lápide pretióso, et genímina mea argénto elécto. In viis justítiæ ámbulo, in médio semitárum judícii, </text:span><text:span text:style-name="T414">u</text:span><text:span text:style-name="T412">t ditem diligéntes me et thesáuros eórum répleam. Dóminus possidébit me in inítio viárum suárum, ántequam quidquam fáceret a princípio.</text:span></text:p>
            <text:p text:style-name="P99"/>
          </table:table-cell>
          <table:table-cell table:style-name="Tabulka1.A1" office:value-type="string">
            <text:p text:style-name="P65"/>
            <text:p text:style-name="P267"><text:span text:style-name="T649">Bohatství</text:span><text:span text:style-name="T716"> a čest jsou u mne, ustavičný dostatek i spravedlnost. Mé ovoce je lepší než zlato </text:span><text:span text:style-name="T727">a drahé kameny</text:span><text:span text:style-name="T716">, má úroda je nad výborné stříbro. Chodím </text:span><text:span text:style-name="T727">po </text:span><text:span text:style-name="T716">stezk</text:span><text:span text:style-name="T727">ách</text:span><text:span text:style-name="T716"> spravedlnosti a </text:span><text:span text:style-name="T728">uprostřed </text:span><text:span text:style-name="T716">pěšin práva, abych </text:span><text:span text:style-name="T729">obohatila ty</text:span><text:span text:style-name="T716">, </text:span><text:span text:style-name="T726">kteří</text:span><text:span text:style-name="T716"> mě milují. Já naplním jejich pokladnice. Hospodin mě vlastnil </text:span><text:span text:style-name="T729">na</text:span><text:span text:style-name="T716"> počátk</text:span><text:span text:style-name="T729">u</text:span><text:span text:style-name="T716"> své cesty, dříve než co konal odedávna.</text:span></text:p>
          </table:table-cell>
        </table:table-row>
        <table:table-row table:style-name="Tabulka1.1">
          <table:table-cell table:style-name="Tabulka1.A1" office:value-type="string">
            <text:p text:style-name="P37">Lectio iij.</text:p>
            <text:p text:style-name="P227">A<text:span text:style-name="T606">b</text:span> ætérno ordináta sum, et ex antíquis, ánte-quam terra fíeret. Nondum erant ab<text:span text:style-name="T422">y</text:span>ssi, et ego jam concépta eram: <text:span text:style-name="T422">n</text:span>ecdum fontes aquárum erúperant, necdum montes gravi mole constíterant; ante colles ego parturiébar. Beátus homo qui audit me, et qui vígilat ad fores meas <text:span text:style-name="T423">qu</text:span>otídie, et obsérvat ad postes óstii mei. </text:p>
            <text:p text:style-name="P68"/>
          </table:table-cell>
          <table:table-cell table:style-name="Tabulka1.A1" office:value-type="string">
            <text:p text:style-name="P65"/>
            <text:p text:style-name="P182"><text:span text:style-name="T554">Od</text:span> věků jsem ustanovena, od <text:span text:style-name="T430">pradávna, ještě před stvořením </text:span>země. Ještě nebyly <text:span text:style-name="T801">ani</text:span> propastné tůně, když jsem se zrodila, prameny ještě <text:span text:style-name="T431">neoplývaly</text:span> vodami, <text:span text:style-name="T431">ani </text:span>hory ještě <text:span text:style-name="T431">ne</text:span>byly <text:span text:style-name="T431">těžkou hmotou usazeny</text:span>, před pahorky jsem se narodila. Blaze člověku, který mě poslouchá, bdí u mých dveří <text:span text:style-name="T432">každý den</text:span> a střeží veřeje mého vchodu. </text:p>
          </table:table-cell>
        </table:table-row>
        <table:table-row table:style-name="Tabulka1.1">
          <table:table-cell table:style-name="Tabulka1.A1" office:value-type="string">
            <text:p text:style-name="P37">Lectio i<text:span text:style-name="T356">v</text:span>.</text:p>
            <text:p text:style-name="P228">Q<text:span text:style-name="T606">ui</text:span> me invénerit, invéniet vitam, et háuriet salútem a Dómino: <text:span text:style-name="T423">q</text:span>ui autem in me peccáverit, lædet ánimam suam. Omnes, qui me odérunt, díligunt mortem. Sapiéntia ædificávit sibi domum, excídit colúmnas septem. Immolávit víctimas suas, míscuit vinum et propósuit mensam suam. Misit ancíllas suas ut vocárent ad arcem, et ad mœnia civitátis: Si quis est párvulus, véniat ad me. Et insipiéntibus locúta est: Veníte, comédite panem meum, et bíbite vinum quod míscui vobis.</text:p>
            <text:p text:style-name="P68"/>
          </table:table-cell>
          <table:table-cell table:style-name="Tabulka1.A1" office:value-type="string">
            <text:p text:style-name="P65"/>
            <text:p text:style-name="P268"><text:span text:style-name="T650">Vždyť</text:span><text:span text:style-name="T718"> ten, kdo mě nalézá, nalezl život a došel u Hospodina zalíbení. Kdo proti mně hřeší, </text:span><text:span text:style-name="T730">zraňuje </text:span><text:span text:style-name="T718">sv</text:span><text:span text:style-name="T730">ou</text:span><text:span text:style-name="T718"> duši. </text:span><text:span text:style-name="T730">V</text:span><text:span text:style-name="T718">šichni, </text:span><text:span text:style-name="T726">kteří</text:span><text:span text:style-name="T718"> mě nenávidí, milují smrt. Moudrost si vystavěla dům, vytesala sedm sloupů. Porazila dobytče, smísila víno a prostřela svůj stůl. Vyslala své </text:span><text:span text:style-name="T730">služebnice</text:span><text:span text:style-name="T718">, </text:span><text:span text:style-name="T730">aby </text:span><text:span text:style-name="T718">vol</text:span><text:span text:style-name="T730">aly</text:span><text:span text:style-name="T718"> </text:span><text:span text:style-name="T730">od pevnosti po hradby města</text:span><text:span text:style-name="T718">: „Kdo je </text:span><text:span text:style-name="T730">maličký</text:span><text:span text:style-name="T718">, ať se sem uchýlí!“ Toho, kdo nemá rozum, zve: „Pojďte, jezte můj chléb a pijte víno, které jsem </text:span><text:span text:style-name="T726">vám </text:span><text:span text:style-name="T718">smísila.“</text:span></text:p>
          </table:table-cell>
        </table:table-row>
        <table:table-row table:style-name="Tabulka1.1">
          <table:table-cell table:style-name="Tabulka1.A1" office:value-type="string">
            <text:p text:style-name="P122">In II. Nocturno</text:p>
            <text:p text:style-name="P27"><text:span text:style-name="T326">Sermo sancti Bern</text:span><text:span text:style-name="T340">á</text:span><text:span text:style-name="T326">rdi Abb</text:span><text:span text:style-name="T340">á</text:span><text:span text:style-name="T326">tis.</text:span></text:p>
            <text:p text:style-name="P27">Ex Homil. 2. super Missus est, circa finem.</text:p>
            <text:p text:style-name="P27">Lectio v.</text:p>
            <text:p text:style-name="P220"><text:span text:style-name="T333">E</text:span><text:span text:style-name="T609">t</text:span><text:span text:style-name="T333"> nomen, inquit, Vírginis Mar</text:span><text:span text:style-name="T335">í</text:span><text:span text:style-name="T333">a. Loquámur pauca, et super hoc nómine, quod interpretátum maris stella dícitur, et Matri V</text:span><text:span text:style-name="T335">í</text:span><text:span text:style-name="T333">rgini valde conveniénter aptátur. Ipsa namque aptíssime s</text:span><text:span text:style-name="T335">í</text:span><text:span text:style-name="T333">deri comparátur, quia sicut sine sui corruptióne sidus suum em</text:span><text:span text:style-name="T335">í</text:span><text:span text:style-name="T333">ttit r</text:span><text:span text:style-name="T335">á</text:span><text:span text:style-name="T333">dium, sic absque sui læsióne Virgo parturívit Fílium. Nec síderi r</text:span><text:span text:style-name="T339">á</text:span><text:span text:style-name="T333">dius suam m</text:span><text:span text:style-name="T335">í</text:span><text:span text:style-name="T333">nuit claritátem, nec Virgini Fílius suam integritátem.</text:span></text:p>
            <text:p text:style-name="P221"/>
          </table:table-cell>
          <table:table-cell table:style-name="Tabulka1.A1" office:value-type="string">
            <text:p text:style-name="P61"/>
            <text:p text:style-name="P61"/>
            <text:p text:style-name="P61"/>
            <text:p text:style-name="P61"/>
            <text:p text:style-name="P301"><text:span text:style-name="T669">Je</text:span><text:span text:style-name="T378"> psáno: „A jméno té Panny bylo </text:span><text:span text:style-name="T669">Maria</text:span><text:span text:style-name="T378">.“ Povězme si několik slov i o tomto jménu, o n</text:span><text:span text:style-name="T379">ěmž</text:span><text:span text:style-name="T378"> se říká, že v překladu znamená „hvězda mořská,“ a k Panně Matce se velice hodí. Ona je velmi příhodně přirovnána ke hvězdě, neboť stejně jako hvězda bez svého porušení vyzařuje své paprsky, tak i Panna bez svého porušení zrodila Syna. Stejně jako paprsek hvězdy neztrácí svůj jas, <text:s/>tak ani Panna díky svému Synu neztratila panenství. </text:span></text:p>
          </table:table-cell>
        </table:table-row>
        <table:table-row table:style-name="Tabulka1.1">
          <table:table-cell table:style-name="Tabulka1.A1" office:value-type="string">
            <text:p text:style-name="P42">Lectio vj.</text:p>
            <text:p text:style-name="P236"><text:soft-page-break/>I<text:span text:style-name="T614">psa</text:span> est ígitur n<text:span text:style-name="T424">ó</text:span>bilis illa stella ex Jacob orta, cujus r<text:span text:style-name="T424">á</text:span>dius univérsum orbem illúminat, cujus splendor et præf<text:span text:style-name="T424">ú</text:span>lget in sup<text:span text:style-name="T424">é</text:span>rnis, et ínferos p<text:span text:style-name="T424">é</text:span>netrat; terras étiam perl<text:span text:style-name="T424">ú</text:span>strans, et calefáciens magis mentes quam c<text:span text:style-name="T424">ó</text:span>rpora, fovet virtútes, éxcoquit v<text:span text:style-name="T424">í</text:span>tia. Ipsa, inquam, est præclára et exímia stella super hoc mare magnum et spatiósum necess<text:span text:style-name="T424">á</text:span>rio sublev<text:span text:style-name="T424">á</text:span>ta, micans m<text:span text:style-name="T424">é</text:span>ritis, ill<text:span text:style-name="T424">ú</text:span>strans ex<text:span text:style-name="T424">é</text:span>mplis.</text:p>
            <text:p text:style-name="P100"/>
          </table:table-cell>
          <table:table-cell table:style-name="Tabulka1.A1" office:value-type="string">
            <text:p text:style-name="P61"/>
            <text:p text:style-name="P190"><text:soft-page-break/>Ona je tedy ta vznešená hvězda, která vzešla z Jákoba, jejíž paprsky osvěcují celý svět, jejíž záře rozjasňuje nebe a proniká až do podsvětí. Zemi také ozařuje a zahřívá spíše mysli než těla, dává vzrůst ctnostem a spaluje neřesti. Ona, <text:span text:style-name="T802">jak</text:span> bych <text:span text:style-name="T802">tak </text:span>řekl, je ta <text:span text:style-name="T697">přejasná a </text:span>výjimečná hvězda, která musí vycházet nad tímto velkým a rozsáhlým mořem, blyští se zásluhami a svítí nám příklady. </text:p>
          </table:table-cell>
        </table:table-row>
        <table:table-row table:style-name="Tabulka1.1">
          <table:table-cell table:style-name="Tabulka1.A1" office:value-type="string">
            <text:p text:style-name="P42">Lectio vij.</text:p>
            <text:p text:style-name="P239">O quisquis te int<text:span text:style-name="T425">é</text:span>lligis in hujus sæculi profl<text:span text:style-name="T425">ú</text:span>vio magis inter proc<text:span text:style-name="T425">é</text:span>llas et tempest<text:span text:style-name="T425">á</text:span>tes fluctu<text:span text:style-name="T425">á</text:span>re, quam per terram ambuláre; ne avértas óculos a fulgóre hujus s<text:span text:style-name="T425">í</text:span>deris, si non vis óbrui proc<text:span text:style-name="T425">é</text:span>llis. Si ins<text:span text:style-name="T425">ú</text:span>rgant venti tentatiónum, si inc<text:span text:style-name="T425">ú</text:span>rras scópulos tribulatiónum, réspice stellam, voca Maríam. Si jactaris supérbiæ undis, si ambitiónis, si detractiónis, si æmulatiónis, réspice stellam, voca Maríam. Si iracúndia aut avarítia aut carnis illécebra nav<text:span text:style-name="T425">í</text:span>culam conc<text:span text:style-name="T425">ú</text:span>sserit mentis, réspice ad Maríam. Si cr<text:span text:style-name="T425">í</text:span>minum immanit<text:span text:style-name="T425">á</text:span>te turbátus, consciéntiæ fœdit<text:span text:style-name="T425">á</text:span>te confúsus, judícii horr<text:span text:style-name="T425">ó</text:span>re perterr<text:span text:style-name="T425">í</text:span>tus, bárathro inc<text:span text:style-name="T425">í</text:span>pias absorb<text:span text:style-name="T425">é</text:span>ri tristítiæ, desperatiónis abysso, c<text:span text:style-name="T426">ó</text:span>gita Maríam.</text:p>
            <text:p text:style-name="P69"/>
          </table:table-cell>
          <table:table-cell table:style-name="Tabulka1.A1" office:value-type="string">
            <text:p text:style-name="P61"/>
            <text:p text:style-name="P191"><text:span text:style-name="T577">K</text:span><text:span text:style-name="T567">aždý</text:span><text:span text:style-name="T116">, kdo víš, že proud tohoto světa tě unáší spíše do </text:span><text:span text:style-name="T201">vichru</text:span><text:span text:style-name="T116"> a bouří, než že bys kráčel po pevné zemi, neodvracej své oči od záře této hvězdy, pokud nechceš </text:span><text:span text:style-name="T194">být </text:span><text:span text:style-name="T201">tou </text:span><text:span text:style-name="T194">bouří smeten. </text:span><text:span text:style-name="T201">Když</text:span><text:span text:style-name="T194"> se zvedají větry pokušení, </text:span><text:span text:style-name="T201">když</text:span><text:span text:style-name="T194"> narazíš na ostny soužení, pohleď na hvězdu, volej k Marii. </text:span><text:span text:style-name="T201">J</text:span><text:span text:style-name="T194">si-</text:span><text:span text:style-name="T201">li</text:span><text:span text:style-name="T194"> zmítán vlnami pýchy, </text:span><text:span text:style-name="T195">ctižádosti, pomlouvání či žárlivosti, pohleď na hvězdu, volej k Marii. </text:span><text:span text:style-name="T201">Když</text:span><text:span text:style-name="T195"> hněvivost, hamižnost či lákadla těla napad</text:span><text:span text:style-name="T201">nou</text:span><text:span text:style-name="T195"> loďku tvé mysli, pohleď k Marii. </text:span><text:span text:style-name="T201">J</text:span><text:span text:style-name="T196">si-</text:span><text:span text:style-name="T201">li</text:span><text:span text:style-name="T196"> </text:span><text:span text:style-name="T197">znepokojen blízkostí hříchu, zmaten nečistým svědomím, </text:span><text:span text:style-name="T198">vyděšen hrůzou </text:span><text:span text:style-name="T119">posledního </text:span><text:span text:style-name="T198">soudu, </text:span><text:span text:style-name="T201">nebo</text:span><text:span text:style-name="T198"> </text:span><text:span text:style-name="T199">tě </text:span><text:span text:style-name="T198">začíná</text:span><text:span text:style-name="T199"> pohlcovat propast smutku či jáma beznaděje, </text:span><text:span text:style-name="T200">mysli na</text:span><text:span text:style-name="T199"> Marii. </text:span></text:p>
          </table:table-cell>
        </table:table-row>
        <table:table-row table:style-name="Tabulka1.1">
          <table:table-cell table:style-name="Tabulka1.A1" office:value-type="string">
            <text:p text:style-name="P42">Lectio viij.</text:p>
            <text:p text:style-name="P237">I<text:span text:style-name="T615">n</text:span> per<text:span text:style-name="T426">í</text:span>culis, in ang<text:span text:style-name="T426">ú</text:span>stiis, in rebus d<text:span text:style-name="T426">ú</text:span>biis Maríam c<text:span text:style-name="T426">ó</text:span>gita, Maríam ínvoca. Non rec<text:span text:style-name="T426">é</text:span>dat ab ore, non rec<text:span text:style-name="T426">é</text:span>dat a corde: et, ut ímpetres ejus oratiónis suffr<text:span text:style-name="T426">á</text:span>gium, non déseras conversatiónis ex<text:span text:style-name="T426">é</text:span>mplum. Ipsam sequens, non dévias; ipsam rogans, non despéras; ipsam c<text:span text:style-name="T426">ó</text:span>gitans, non erras, ipsa ten<text:span text:style-name="T426">é</text:span>nte, non c<text:span text:style-name="T426">ó</text:span>rruis; ipsa protegénte, non m<text:span text:style-name="T426">é</text:span>tuis, ipsa duce, non fatig<text:span text:style-name="T426">á</text:span>ris, ipsa prop<text:span text:style-name="T426">í</text:span>tia, pérvenis; et sic in temetípso exper<text:span text:style-name="T426">í</text:span>ris quam mérito dictum sit: Et nomen Vírginis Mar<text:span text:style-name="T426">í</text:span>a. </text:p>
            <text:p text:style-name="P90">Quod quidem venerábile nomen, jam prídem in quibusdam <text:span text:style-name="T426">C</text:span>hristiáni orbis p<text:span text:style-name="T426">á</text:span>rtibus speci<text:span text:style-name="T426">á</text:span>li ritu cultum, Innoc<text:span text:style-name="T426">é</text:span>ntius und<text:span text:style-name="T426">é</text:span>cimus Rom<text:span text:style-name="T433">á</text:span>nus P<text:span text:style-name="T426">ó</text:span>ntifex, ob ins<text:span text:style-name="T426">í</text:span>gnem vict<text:span text:style-name="T426">ó</text:span>riam sub ej<text:span text:style-name="T426">ú</text:span>sdem Vírginis Maríæ præs<text:span text:style-name="T426">í</text:span>dio de immaníssimo Turcárum tyr<text:span text:style-name="T426">á</text:span>nno, cerv<text:span text:style-name="T426">í</text:span>cibus pópuli <text:span text:style-name="T426">C</text:span>hristiáni insult<text:span text:style-name="T426">á</text:span>nte, Vi<text:span text:style-name="T426">é</text:span>nnæ in Austria partam, et in per<text:span text:style-name="T426">é</text:span>nne tanti benef<text:span text:style-name="T426">í</text:span>cii monuméntum, in Ecclésia univers<text:span text:style-name="T426">á</text:span>li s<text:span text:style-name="T426">í</text:span>ngulis annis <text:span text:style-name="T426">Domínica infra Octávam Nativitátis beátæ Vírginis Maríæ </text:span>celebr<text:span text:style-name="T426">á</text:span>ri præc<text:span text:style-name="T426">é</text:span>pit.</text:p>
            <text:p text:style-name="P100"/>
          </table:table-cell>
          <table:table-cell table:style-name="Tabulka1.A1" office:value-type="string">
            <text:p text:style-name="P61"/>
            <text:p text:style-name="P166"><text:span text:style-name="T139">V každém nebezpečí, v každé úzkosti, </text:span><text:span text:style-name="T145">v každé</text:span><text:span text:style-name="T139"> pochyb</text:span><text:span text:style-name="T145">nosti</text:span><text:span text:style-name="T139"> mysli na Marii, vzývej Marii. </text:span><text:span text:style-name="T140">Ať nezmizí z tvých úst </text:span><text:span text:style-name="T145">ani </text:span><text:span text:style-name="T140">z tvého srdce. Abys pak </text:span><text:span text:style-name="T141">dosáhl </text:span><text:span text:style-name="T142">pomoci její přímluvy, nesmíš se odvrátit od příkladu jejího chování. Následuj ji a ne</text:span><text:span text:style-name="T143">sejdeš z cesty. Volej k ní a nebudeš zoufat. Mysli na ni a nepochybíš. Drž se jí a nedojdeš porušení. Pod její ochranou se nemusíš bát. Pod její ochranou se neunavíš. </text:span><text:span text:style-name="T145">S</text:span><text:span text:style-name="T144"> její pomocí dojdeš do cíle. A takto na vlastní kůži poznáš, že po zásluze je psáno: „A jméno té Panny bylo </text:span><text:span text:style-name="T573">Maria</text:span><text:span text:style-name="T144">.“ </text:span></text:p>
            <text:p text:style-name="P148"><text:span text:style-name="T315">Toto ctihodné jméno, již dříve v některých částech křesťanského světa zvláštním obřadem osla</text:span><text:span text:style-name="T316">­</text:span><text:span text:style-name="T315">vované, pak </text:span><text:span text:style-name="T317">Ř</text:span><text:span text:style-name="T315">ímský Papež In</text:span><text:span text:style-name="T318">n</text:span><text:span text:style-name="T315">ocens XI. </text:span><text:span text:style-name="T319">po </text:span><text:span text:style-name="T315">pře</text:span><text:span text:style-name="T316">­</text:span><text:span text:style-name="T315">slavném vítězství pod ochranou této Panny Marie nad zrůdným Tureckým tyranem, který </text:span><text:span text:style-name="T320">utlačoval křesťanský lid, </text:span><text:span text:style-name="T317">jež</text:span><text:span text:style-name="T320"> se událo ve Vídni v Rakousku, na věčnou památku takového dobra </text:span><text:span text:style-name="T321">přikázal slavit tento svátek v celé Církvi každý rok v Neděli v Oktávu Narození blahoslavené Panny </text:span><text:span text:style-name="T600">Marie</text:span><text:span text:style-name="T321">. </text:span></text:p>
          </table:table-cell>
        </table:table-row>
        <table:table-row table:style-name="Tabulka1.1">
          <table:table-cell table:style-name="Tabulka1.A1" office:value-type="string">
            <text:p text:style-name="P122">In III. Nocturno</text:p>
            <text:p text:style-name="P71"><text:span text:style-name="T327">Léctio sancti Evangélii </text:span><text:span text:style-name="T328">secúndum </text:span><text:span text:style-name="T330">Lucam</text:span><text:span text:style-name="T327">.</text:span><text:span text:style-name="T43"> </text:span></text:p>
            <text:p text:style-name="P71"><text:span text:style-name="T43">Lectio ix. Cap. </text:span><text:span text:style-name="T44">1</text:span><text:span text:style-name="T43">.</text:span></text:p>
            <text:p text:style-name="P240"><text:soft-page-break/>I<text:span text:style-name="T616">n</text:span> illo témpore: Missus est Angelus G<text:span text:style-name="T427">á</text:span>briel a Deo in civitátem G<text:span text:style-name="T427">á</text:span>lilææ, cui nomen N<text:span text:style-name="T427">á</text:span>zareth, ad Vírginem despons<text:span text:style-name="T427">á</text:span>tam viro, cui nomen erat Joseph, de domo David, et nomen Vírginis Mar<text:span text:style-name="T427">í</text:span>a. Et réliqua.</text:p>
            <text:p text:style-name="P80"/>
            <text:p text:style-name="P71"><text:span text:style-name="T331">Ex h</text:span><text:span text:style-name="T327">omilía sancti Petri Chrysólogi.</text:span></text:p>
            <text:p text:style-name="P44">Sermo 142. de Annuntiatione.</text:p>
            <text:p text:style-name="P242">A<text:span text:style-name="T617">udístis</text:span> hódie, fratres c<text:span text:style-name="T428">h</text:span>aríssimi, Angelum cum mul<text:span text:style-name="T428">í</text:span>ere de hóminis reparatióne tractántem. Audístis agi, ut homo c<text:span text:style-name="T428">ú</text:span>rsibus e<text:span text:style-name="T428">í</text:span>sdem, quibus del<text:span text:style-name="T428">á</text:span>psus f<text:span text:style-name="T428">ú</text:span>erat ad mortem, red<text:span text:style-name="T428">í</text:span>ret ad vitam. Agit, agit cum Mar<text:span text:style-name="T428">í</text:span>a Angelus de salúte, quia cum <text:span text:style-name="T428">E</text:span>va <text:span text:style-name="T428">á</text:span>ngelus <text:span text:style-name="T428">é</text:span>gerat de ruína. Audístis Angelum de carnis nostræ limo templum div<text:span text:style-name="T428">í</text:span>næ majestátis arte ineffábili constru<text:span text:style-name="T428">é</text:span>ntem. Audístis in terris Deum in cœlis hóminem sacraménto incomprehens<text:span text:style-name="T428">í</text:span>bili colloc<text:span text:style-name="T428">á</text:span>ri. Audístis inaudíta ratióne in uno corpore Deum hominémque misc<text:span text:style-name="T428">é</text:span>ri. Audístis frágilem nostræ carnis natúram ad port<text:span text:style-name="T428">á</text:span>ndam totam Deitátis glóriam ang<text:span text:style-name="T428">é</text:span>lica exhortatióne robor<text:span text:style-name="T428">á</text:span>ri.</text:p>
            <text:p text:style-name="P80"/>
          </table:table-cell>
          <table:table-cell table:style-name="Tabulka1.A1" office:value-type="string">
            <text:p text:style-name="P61"/>
            <text:p text:style-name="P61"/>
            <text:p text:style-name="P61"/>
            <text:p text:style-name="P167"><text:soft-page-break/><text:span text:style-name="T554">Za</text:span> onoho času <text:span text:style-name="T427">poslán byl Anděl Gabriel od Boha do města galilejského, jehož jméno je Nazaret, k Panně zasnoubené s mužem, jehož jméno bylo Josef, z domu Davidova, a jméno té Panny bylo </text:span><text:span text:style-name="T616">Maria</text:span>. A ostatní. </text:p>
            <text:p text:style-name="P61"/>
            <text:p text:style-name="P61"/>
            <text:p text:style-name="P302"><text:span text:style-name="T593">N</text:span><text:span text:style-name="T594">ejdražší</text:span><text:span text:style-name="T259"> bratři, </text:span><text:span text:style-name="T260">d</text:span><text:span text:style-name="T261">nes jste s</text:span><text:span text:style-name="T259">lyšeli, jak Anděl hovoř</text:span><text:span text:style-name="T261">í</text:span><text:span text:style-name="T259"> s</text:span><text:span text:style-name="T262">e</text:span><text:span text:style-name="T259"> ženou o </text:span><text:span text:style-name="T261">napravení člověka. </text:span><text:span text:style-name="T263">Slyšeli jste rozhovor o tom, jak </text:span><text:span text:style-name="T264">se </text:span><text:span text:style-name="T263">člověk, </text:span><text:span text:style-name="T291">kráčející</text:span><text:span text:style-name="T263"> </text:span><text:span text:style-name="T264">po</text:span><text:span text:style-name="T263"> stejných cestách, na </text:span><text:span text:style-name="T262">kterých </text:span><text:span text:style-name="T263">upadl do smrti, </text:span><text:span text:style-name="T264">o</text:span><text:span text:style-name="T263">pět k životu navrátil. A </text:span><text:span text:style-name="T291">opět </text:span><text:span text:style-name="T263">mluví, Anděl </text:span><text:span text:style-name="T291">nyní </text:span><text:span text:style-name="T263">mluví s Marií o spáse, neboť s Evou </text:span><text:span text:style-name="T265">mluvil </text:span><text:span text:style-name="T262">a</text:span><text:span text:style-name="T265">nděl o zkáze. Slyšeli jste, že Anděl z bláta našeho těla vystavěl svým nevýslovným uměním chrám božské vznešenosti. </text:span><text:span text:style-name="T266">Slyšeli jste, že Bůh na nebi uvedl člo</text:span><text:span text:style-name="T262">­</text:span><text:span text:style-name="T266">věka na zemi do nepochopitelného tajemství. Slyšeli jste, že neslýchaným způsobem v jednom těle přebýval Bůh i člověk. Slyšeli jste, že </text:span><text:span text:style-name="T267">Bůh andělským povzbuzením posílil křehkou přirozenost našeho těla, aby </text:span><text:span text:style-name="T268">dokázala</text:span><text:span text:style-name="T267"> </text:span><text:span text:style-name="T269">unést</text:span><text:span text:style-name="T267"> celou slávu Božství.</text:span></text:p>
          </table:table-cell>
        </table:table-row>
        <table:table-row table:style-name="Tabulka1.1">
          <table:table-cell table:style-name="Tabulka1.A1" office:value-type="string">
            <text:p text:style-name="P27">Lectio x.</text:p>
            <text:p text:style-name="P244">D<text:span text:style-name="T617">énique</text:span>, ne tanto pónderi cœléstis f<text:span text:style-name="T429">á</text:span>bricæ in Mar<text:span text:style-name="T429">í</text:span>a subt<text:span text:style-name="T429">í</text:span>lis nostri c<text:span text:style-name="T429">ó</text:span>rporis arena succ<text:span text:style-name="T429">ú</text:span>mberet, et in Vírgine tot<text:span text:style-name="T429">í</text:span>us g<text:span text:style-name="T429">é</text:span>neris hum<text:span text:style-name="T429">á</text:span>ni portatúra fructum, virga ténuis frangerétur; fugatúra metum vox Angeli mox præc<text:span text:style-name="T429">é</text:span>ssit, dicens: Ne t<text:span text:style-name="T429">í</text:span>meas, Mar<text:span text:style-name="T429">í</text:span>a.</text:p>
            <text:p text:style-name="P80"/>
          </table:table-cell>
          <table:table-cell table:style-name="Tabulka1.A1" office:value-type="string">
            <text:p text:style-name="P61"/>
            <text:p text:style-name="P209"><text:span text:style-name="T579">Proto</text:span><text:span text:style-name="T202">, aby </text:span><text:span text:style-name="T203">křehk</text:span><text:span text:style-name="T204">é nitro našeho těla v</text:span><text:span text:style-name="T203"> </text:span><text:span text:style-name="T202">Mari</text:span><text:span text:style-name="T204">i</text:span><text:span text:style-name="T202"> </text:span><text:span text:style-name="T214">nepodlehlo</text:span><text:span text:style-name="T203"> </text:span><text:span text:style-name="T202">takov</text:span><text:span text:style-name="T214">é</text:span><text:span text:style-name="T202"> </text:span><text:span text:style-name="T216">zátěži </text:span><text:span text:style-name="T202">nebeské</text:span><text:span text:style-name="T204">ho umění</text:span><text:span text:style-name="T174">, </text:span><text:span text:style-name="T204">a v Panně, která měla přinést plod celého lidského rodu, </text:span><text:span text:style-name="T205">tenký proutek se nezlomil, tedy aby</text:span><text:span text:style-name="T215"> </text:span><text:span text:style-name="T205">zahnal strach, pokračuje </text:span><text:span text:style-name="T213">hned</text:span><text:span text:style-name="T205"> hlas Andělův a říká: „Neboj se, Maria.“ </text:span></text:p>
          </table:table-cell>
        </table:table-row>
        <table:table-row table:style-name="Tabulka1.1">
          <table:table-cell table:style-name="Tabulka1.A1" office:value-type="string">
            <text:p text:style-name="P27">Lectio xj.</text:p>
            <text:p text:style-name="P240">A<text:span text:style-name="T617">nte</text:span> causam d<text:span text:style-name="T429">í</text:span>gnitas Vírginis annuntiátur ex nómine; nam Mar<text:span text:style-name="T429">í</text:span>a Hebræo sermóne, Lat<text:span text:style-name="T429">í</text:span>ne D<text:span text:style-name="T429">ó</text:span>mina nuncupátur. Vocat ergo Angelus D<text:span text:style-name="T429">ó</text:span>minam, ut Dominat<text:span text:style-name="T429">ó</text:span>ris Genitr<text:span text:style-name="T429">í</text:span>cem trepidátio déserat servit<text:span text:style-name="T429">ú</text:span>tis, quam nasci et voc<text:span text:style-name="T429">á</text:span>ri D<text:span text:style-name="T429">ó</text:span>minam ipsa sui <text:span text:style-name="T429">g</text:span>érminis fecit et impetrávit auct<text:span text:style-name="T429">ó</text:span>ritas. Ne t<text:span text:style-name="T429">í</text:span>meas, Mar<text:span text:style-name="T429">í</text:span>a, invenísti enim grátiam. Verum est, quia, qui invénit grátiam, nescit timére: Invenísti grátiam.</text:p>
            <text:p text:style-name="P80"/>
          </table:table-cell>
          <table:table-cell table:style-name="Tabulka1.A1" office:value-type="string">
            <text:p text:style-name="P61"/>
            <text:p text:style-name="P170"><text:span text:style-name="T578">Předtím</text:span><text:span text:style-name="T206"> je však důstojnost Panny</text:span><text:span text:style-name="T175"> </text:span><text:span text:style-name="T206">ukázána i v jejím jménu, neboť slovo Maria se </text:span><text:span text:style-name="T212">z</text:span><text:span text:style-name="T206"> jazy</text:span><text:span text:style-name="T212">ka</text:span><text:span text:style-name="T206"> Židů překládá jako „Paní.“ </text:span><text:span text:style-name="T207">Anděl </text:span><text:span text:style-name="T208">ji </text:span><text:span text:style-name="T207">tedy nazývá Paní, </text:span><text:span text:style-name="T208">aby jako </text:span><text:span text:style-name="T207">Rodičk</text:span><text:span text:style-name="T208">a</text:span><text:span text:style-name="T207"> Panovníka </text:span><text:span text:style-name="T208">zanechala strachu služebnice, neboť </text:span><text:span text:style-name="T120">Panovník </text:span><text:span text:style-name="T209">sám učinil, aby se </text:span><text:span text:style-name="T212">ona</text:span><text:span text:style-name="T209"> jako </text:span><text:span text:style-name="T210">jediná svého rodu </text:span><text:span text:style-name="T209">narodila </text:span><text:span text:style-name="T210">jako </text:span><text:span text:style-name="T209">Paní a byla tak i nazvána, </text:span><text:span text:style-name="T210">čímž jí zjednal autoritu. </text:span><text:span text:style-name="T211">Neboj se, Maria, neboť jsi nalezla milost. Je pravda, že ta, jež nalezla milost, nezná strach. Nalezla jsi milost.</text:span></text:p>
          </table:table-cell>
        </table:table-row>
        <table:table-row table:style-name="Tabulka1.1">
          <table:table-cell table:style-name="Tabulka1.A1" office:value-type="string">
            <text:p text:style-name="P5">Ex Epístola sancti Leónis Papæ </text:p>
            <text:p text:style-name="P5">ad Pulchériam Augústam.</text:p>
            <text:p text:style-name="P27">Epist. 13. ante med.</text:p>
            <text:p text:style-name="P27">Lectio xij.</text:p>
            <text:p text:style-name="P247">S<text:span text:style-name="T554">acraméntum</text:span> reconciliatiónis nostræ, ante témpora ætérna dispósitum, nullæ implébant figúræ, quia nondum super<text:span text:style-name="T434">vé</text:span>nerat Spíritus sanctus in Vírginem, nec virtus Altíssimi obumbráverat ei, ut et intra intemeráta víscera, ædificánte sibi sapiéntia domum Verbum caro fíeret, et forma Dei ac forma servi in unam conveniénte persónam, Creátor tém<text:soft-page-break/>porum nascerétur in témpore; et per quem facta sunt ómnia, ipse inter ómnia gignerétur. Nisi enim novus homo, factus in similitúdinem carnis peccáti, nostram suscíperet vetustátem, et consubstantiális Patri, consubstantiális esse dignarétur et Matri, naturámque sibi nostram solus a peccáto liber uníret‚ sub jugo diáboli generáliter tenerétur humána captívitas.</text:p>
            <text:p text:style-name="P80"/>
          </table:table-cell>
          <table:table-cell table:style-name="Tabulka1.A1" office:value-type="string">
            <text:p text:style-name="P61"/>
            <text:p text:style-name="P61"/>
            <text:p text:style-name="P61"/>
            <text:p text:style-name="P61"/>
            <text:p text:style-name="P211"><text:span text:style-name="T554">Tajemství</text:span> našeho smíření připravené před věčnými časy ještě nemohl nikdo naplnit, neboť Duch svatý ještě nesestoupil na Pannu ani moc Nejvyššího ji nezastínila, aby moudrost sobě v neposkvrněném lůně mohla vystavět příbytek a Slovo se <text:span text:style-name="T803">mohlo </text:span>st<text:span text:style-name="T803">át</text:span> tělem, a podoba Boha <text:span text:style-name="T803">i</text:span> podoba služebníka se mohly sejít v jedné osobě. Stvořitel všech ča<text:soft-page-break/>sů se zrodil v čase, a ten, skrze nějž <text:span text:style-name="T803">bylo </text:span>vše stvořeno, byl sám uprostřed všeho utvořen. Kdyby totiž nový člověk, učiněn podobným tělu v hříchu, nepřijal naši starou podobu, a ten, je<text:span text:style-name="T803">n</text:span>ž je stejné podstaty s Otcem, neráčil býti stejné podstaty i s Matkou, a naši přirozenost <text:span text:style-name="T803">by </text:span>jako jediný prost hříchu nesjednotil s sebou, veškeré člověčenstvo bylo by stále drženo v zajetí a pod jhem ďáblovým.</text:p>
          </table:table-cell>
        </table:table-row>
        <table:table-row table:style-name="Tabulka1.1">
          <table:table-cell table:style-name="Tabulka1.A1" table:number-columns-spanned="2" office:value-type="string">
            <text:p text:style-name="P127"><text:span text:style-name="T2">DIE </text:span><text:span text:style-name="T18">XI</text:span><text:span text:style-name="T9">II</text:span><text:span text:style-name="T2">. </text:span><text:span text:style-name="T18">SEPTEMBRIS</text:span><text:span text:style-name="T10">.</text:span></text:p>
            <text:p text:style-name="P145"><text:span text:style-name="T26">I</text:span><text:span text:style-name="T60">n</text:span><text:span text:style-name="T26"> F</text:span><text:span text:style-name="T60">esto</text:span><text:span text:style-name="T26"> </text:span><text:span text:style-name="T33">S</text:span><text:span text:style-name="T26">. </text:span><text:span text:style-name="T42">P</text:span><text:span text:style-name="T366">etr</text:span><text:span text:style-name="T365">i,</text:span></text:p>
            <text:p text:style-name="P22"><text:span text:style-name="T698">Episcopi et Confessoris</text:span>.</text:p>
            <text:p text:style-name="P20">iij. Lect. et M.</text:p>
          </table:table-cell>
          <table:covered-table-cell/>
        </table:table-row>
        <table:table-row table:style-name="Tabulka1.1">
          <table:table-cell table:style-name="Tabulka1.A1" office:value-type="string">
            <text:p text:style-name="P115">In I<text:span text:style-name="T553">. Nocturno</text:span></text:p>
            <text:p text:style-name="P114">De Epístola prima beáti Pauli Apostóli</text:p>
            <text:p text:style-name="P114">ad Timótheum.</text:p>
            <text:p text:style-name="P38">Lectio j. <text:span text:style-name="T355">Cap. 3.</text:span></text:p>
            <text:p text:style-name="P149">F<text:span text:style-name="T554">idélis</text:span> sermo: Si quis Episcopátum desíderat, bonum opus desíderat. Opórtet ergo Epíscopum irreprehensíbilem esse, uníus uxóris virum, sóbrium, prudéntem, ornátum, pudicum, hospitálem doctórem‚ non vinoléntum, non percussórem, sed modéstum: non litigiósum, non cúpidum, sed suæ dómui bene præpósitum: fílios habéntem súbditos cum omni castitáte.</text:p>
            <text:p text:style-name="P149"/>
          </table:table-cell>
          <table:table-cell table:style-name="Tabulka1.A1" office:value-type="string">
            <text:p text:style-name="P58"/>
            <text:p text:style-name="P58"/>
            <text:p text:style-name="P58"/>
            <text:p text:style-name="P58"/>
            <text:p text:style-name="P158"><text:span text:style-name="T554">Pravdivý</text:span> je výrok: Usiluje-li někdo o<text:span text:style-name="T522"> </text:span>úřad <text:span text:style-name="T699">Biskupa</text:span>, usiluje o vznešený úřad. <text:span text:style-name="T522">Biskup </text:span>má býti bezúhonný, jen jednou ženatý, střídmý, rozvážný, řádný, <text:span text:style-name="T522">cudný, </text:span>pohostinný, schopný učit. Nemá býti <text:span text:style-name="T522">pijan</text:span>, ne násilné povahy, nýbrž mírný, ne svárlivý ani lakomý, nýbrž má dobře spravovat svůj vlastní dům a své dítky držeti v poslušnosti a ve vší počestnosti. <text:span text:style-name="T515">(</text:span><text:span text:style-name="T110">C</text:span><text:span text:style-name="T97">ol, </text:span><text:span text:style-name="T98">upraveno</text:span><text:span text:style-name="T515">)</text:span></text:p>
          </table:table-cell>
        </table:table-row>
        <table:table-row table:style-name="Tabulka1.1">
          <table:table-cell table:style-name="Tabulka1.A1" office:value-type="string">
            <text:p text:style-name="P37">Lectio ij.</text:p>
            <text:p text:style-name="P225"><text:span text:style-name="T554">Beátus</text:span> Petrus in Vienn<text:span text:style-name="T700">é</text:span>nsi Dioecési, piis admodum paréntibus natus, piíssimus ipse ab ineúnte ætáte in monastério Bonævállis Ordinis Cisterciénsis sanctæ conversatiónis hábitum suscépit : ubi cum se frátribus ómnium virtútum exémplar exhibuísset, ómnium consénsu novi monastérii Stamediénsis primus Abbas eléctus est. Quo in múnere mira prorsus non tantum erga suos fratres, sed étiam erga extérnos et peregrínos charitátis exémpla perhíbuit. Póstmodum a Tarentasiénsi Clero in Pastórem expetítus, totíus Ordinis, máxime vero sancti Patris nostri Bernárdi hortátu istud Archiepiscopále munus súbiit : cum tanta tamen in victu et vestítu parcitáte, ut non minus vitæ austeritáte, quam múneris auctoritáte, fratres suos Mónachos antecéderet, tantáque erat erga páuperes liberalitáte et charitáte, ut sua sæpe cibária, etiam iter fáciens, paup<text:span text:style-name="T701">é</text:span>ribus erogáret.</text:p>
            <text:p text:style-name="P99"/>
          </table:table-cell>
          <table:table-cell table:style-name="Tabulka1.A1" office:value-type="string">
            <text:p text:style-name="P65"/>
            <text:p text:style-name="P269"><text:span text:style-name="T657">Svatý</text:span><text:span text:style-name="T751"> </text:span><text:span text:style-name="T752">Petr se narodil v Diecézi Vienne velmi zbožným rodičům, i on sám byl velmi zbožný a na prahu dospělosti přijal oděv svatého obracení života v klášteře Cisterciáckého Řádu v Bonnevaux. Když se zde bratřím p</text:span><text:span text:style-name="T753">rojevil</text:span><text:span text:style-name="T752"> jako příklad všech ctností, jednom</text:span><text:span text:style-name="T753">yslným</text:span><text:span text:style-name="T752"> souhlasem všech byl zvolen prvním Opatem kláštera v Tamié. V tomto úřadě konal podivuhodné skutky lásky nejen vůči svým bratřím, ale také vůči lidem zvenku a poutníkům. Poté si jej Kněžstvo z Tarantaise vyžádalo za svého Pastýře, na výzvu celého Řádu, především však našeho svatého Otce Bernarda tento arcibiskupský úřad přijal. Žil ovšem v takové skromnosti v pokrmu i oděvu, aby své bratry Mnichy překonal nikoliv autoritou svého úřadu, nýbrž strohou prostotou svého života. Taková byla jeho štědrost a láska k chudým, že své zásoby jídla, i když byl na cestách, často rozdal chudým.</text:span></text:p>
          </table:table-cell>
        </table:table-row>
        <table:table-row table:style-name="Tabulka1.1">
          <table:table-cell table:style-name="Tabulka1.A1" office:value-type="string">
            <text:p text:style-name="P37">Lectio iij.</text:p>
            <text:p text:style-name="P228"><text:span text:style-name="T554">Urgébat</text:span> ádmodum sanctíssimum Pastórem Christi cháritas, ita ut nullam horæ mórulam labi síneret, in qua de reformatióne suæ Diœcésis, <text:soft-page-break/>quæ prædecessóris incúria pessum íerat, non cogitáret : quo factum est, ut brevi Tarentasiénsis Ecclésia avítæ pietátis splendórem recuperáverit. Et, ut ipsíus voci vocem virtútis Dóminus ádderet, effécit, ut vitæ ipsíus sanctimóniam miraculórum grátia commitarétur. Sed mundi glóriam pertiméscens, cum ad quoddam Germániae praedicti Ordinis Cisterciénsis monastérium ignótus divertísset, ibi miraculóse detéctus est : sicque ad suam sedem cum summa pópuli devotióne et exultatióne redúctus est. Tandem summa in veneratióne a summis princípibus, imperatóre nempe Frederíco, et Rege Gálliae Ludovíco Junióre hábitus, cum annos septuagínta tres complevísset, in médio fratrum psalléntium, et orántium ánimam Deo réddidit.</text:p>
            <text:p text:style-name="P68"/>
          </table:table-cell>
          <table:table-cell table:style-name="Tabulka1.A1" office:value-type="string">
            <text:p text:style-name="P65"/>
            <text:p text:style-name="P192"><text:span text:style-name="T618">Přesvatého </text:span><text:span text:style-name="T702">Pastýře do té míry nabádala Kristova láska, že nedopustil, aby uplynula byť jen chvilka, po kterou by nepřemýšlel nad obnovou své </text:span><text:soft-page-break/><text:span text:style-name="T702">Diecéze, jež pro špatnou péči jeho předchůdce velmi upadala. Takže se stalo, že v krátké době Diecéze Tarentaise opět nabyla lesku své dávné zbožnosti. A aby Petrovu hlasu dodal Pán sílu ctnosti, učinil, aby svatost jeho života doprovázela také milost zázraků. Avšak když se v obavě ze světské slávy nepoznán odebral do jakéhosi kláštera též Cisterciáckého Řádu v Německu, zázračně tam byl objeven, takže jej opět za velké oddanosti a jásotu všeho lidu přivedli zpět na jeho stolec. Nakonec v nejvyšší úctě, kterou požíval od nejvyšších panovníků, totiž císaře Fridricha </text:span><text:span text:style-name="T111">Barbarossy </text:span><text:span text:style-name="T461">a Krále Francie Ludvíka VII. Mladšího, když dovršil svých sedmdesát tři let, uprostřed bratří zpívajících žalmy a v modlitbách svou duši Bohu navrátil.</text:span></text:p>
          </table:table-cell>
        </table:table-row>
        <table:table-row table:style-name="Tabulka1.1">
          <table:table-cell table:style-name="Tabulka1.A1" office:value-type="string">
            <text:p text:style-name="P41"><text:span text:style-name="T700">Ora</text:span>tio.</text:p>
            <text:p text:style-name="P151"><text:span text:style-name="T554">Da</text:span>, quæsumus, omnípotens Deus : <text:span text:style-name="T1">*</text:span> ut beáti Petri, Confessóris tui atque Pontíficis, veneránda sollémnitas, <text:span text:style-name="T1">§</text:span> et devotiónem nobis áugeat, et salútem. Per Dóminum.</text:p>
            <text:p text:style-name="P151"/>
          </table:table-cell>
          <table:table-cell table:style-name="Tabulka1.A1" office:value-type="string">
            <text:p text:style-name="P50"/>
            <text:p text:style-name="P154"><text:span text:style-name="T619">Všemohoucí</text:span> <text:span text:style-name="T703">Bože, dej, prosíme </text:span>: <text:span text:style-name="T703">ať slavnost svatého Petra, tvého Vyznavače a Biskupa, kterou budeme slavit</text:span>, <text:span text:style-name="T703">v nás rozmnoží zbožnou oddanost i spásu</text:span>. <text:span text:style-name="T703">Skrze Pána</text:span>.</text:p>
            <text:p text:style-name="P154"/>
          </table:table-cell>
        </table:table-row>
        <table:table-row table:style-name="Tabulka1.1">
          <table:table-cell table:style-name="Tabulka1.A1" table:number-columns-spanned="2" office:value-type="string">
            <text:p text:style-name="P74"><text:span text:style-name="T3">D</text:span><text:span text:style-name="T5">IE</text:span><text:span text:style-name="T2"> </text:span><text:span text:style-name="T5">X</text:span><text:span text:style-name="T6">I</text:span><text:span text:style-name="T7">V</text:span><text:span text:style-name="T2">. SEPTEMBRIS.</text:span></text:p>
            <text:p text:style-name="P138"><text:span text:style-name="T26">I</text:span><text:span text:style-name="T60">n</text:span><text:span text:style-name="T26"> F</text:span><text:span text:style-name="T60">esto</text:span></text:p>
            <text:p text:style-name="P138"><text:span text:style-name="T32">E</text:span><text:span text:style-name="T66">xaltatio</text:span><text:span text:style-name="T65">nis </text:span><text:span text:style-name="T32">S. C</text:span><text:span text:style-name="T66">rucis.</text:span></text:p>
            <text:p text:style-name="P11"><text:span text:style-name="T73">MM</text:span>. <text:span text:style-name="T84">min.</text:span></text:p>
          </table:table-cell>
          <table:covered-table-cell/>
        </table:table-row>
        <table:table-row table:style-name="Tabulka1.1">
          <table:table-cell table:style-name="Tabulka1.A1" office:value-type="string">
            <text:p text:style-name="P116">In I. Nocturno</text:p>
            <text:p text:style-name="P112">De <text:span text:style-name="T435">libro Númeri</text:span>.</text:p>
            <text:p text:style-name="P38">Lectio j. <text:span text:style-name="T355">Cap. 21.</text:span></text:p>
            <text:p text:style-name="P149">C<text:span text:style-name="T628">um</text:span> audísset Chananæus rex Arad, qui habitábat ad merídiem, venísse scílicet Israël per exploratórum viam, pugnávit contra illum, et victor exs<text:span text:style-name="T435">í</text:span>stens duxit ex eo prædam. At Israël, voto se Dómino óbligans, ait: Si tradíderis pópulum istum in manu mea, delébo urbes ejus.</text:p>
            <text:p text:style-name="P149"/>
          </table:table-cell>
          <table:table-cell table:style-name="Tabulka1.A1" office:value-type="string">
            <text:p text:style-name="P116"><text:s/></text:p>
            <text:p text:style-name="P58"/>
            <text:p text:style-name="P58"/>
            <text:p text:style-name="P278"><text:span text:style-name="T653">Když</text:span><text:span text:style-name="T725"> to uslyšel kanaanský král Aradu, který sídlil na jihu, že totiž Israel táhne cestou vyzvědačů, vyšel proti němu do boje, zvítězil a odnesl si z něho kořist. Israel však zavázal se Hospodinu slibem s</text:span><text:span text:style-name="T753">lovy</text:span><text:span text:style-name="T725">: „Vydáš-li opravdu tento lid do mé moci, zcela zničím jejich města.“</text:span></text:p>
          </table:table-cell>
        </table:table-row>
        <table:table-row table:style-name="Tabulka1.1">
          <table:table-cell table:style-name="Tabulka1.A1" office:value-type="string">
            <text:p text:style-name="P37">Lectio ij.</text:p>
            <text:p text:style-name="P255"><text:span text:style-name="T412">E</text:span><text:span text:style-name="T608">xaudivítque</text:span><text:span text:style-name="T412"> Dóminus preces Israël, et trádidit Chananæum, quem ille interfécit, subvérsis úrbibus ejus, et vocávit nomen loci illíus Horma, id est, anáthema. Profécti sunt autem et monte Hor per viam quæ ducit ad Mare Rubrum, ut circumírent terram Edom.</text:span></text:p>
            <text:p text:style-name="P99"/>
          </table:table-cell>
          <table:table-cell table:style-name="Tabulka1.A1" office:value-type="string">
            <text:p text:style-name="P65"/>
            <text:p text:style-name="P270"><text:span text:style-name="T649">Hospodin</text:span><text:span text:style-name="T716"> vyslyšel prosby Israelovy a vydal mu Kanaanské. Israel je pobil, z</text:span><text:span text:style-name="T753">ničil</text:span><text:span text:style-name="T716"> jejich města a nazval to místo Horma, te</text:span><text:span text:style-name="T753">dy</text:span><text:span text:style-name="T716"> „</text:span><text:span text:style-name="T754">k</text:span><text:span text:style-name="T716">latba.“ Od hory Hor táhli směrem k Rákosovému moři, aby obešli zemi Edomitů. </text:span></text:p>
          </table:table-cell>
        </table:table-row>
        <table:table-row table:style-name="Tabulka1.1">
          <table:table-cell table:style-name="Tabulka1.A1" office:value-type="string">
            <text:p text:style-name="P37">Lectio iij.</text:p>
            <text:p text:style-name="P227">E<text:span text:style-name="T627">t</text:span> tædére cœpit pópulum itíneris ac labóris: <text:span text:style-name="T436">l</text:span>ocutúsque contra Deum et Móysen, ait: Cur eduxísti nos de Ægýpto ut morerémur in solitúdine? Deest panis, non sunt aquæ, ánima nostra jam náuseat su<text:soft-page-break/>per cibo isto levíssimo. Quamobrem misit Dóminus in pópulum ignítos serpéntes.</text:p>
            <text:p text:style-name="P68"/>
          </table:table-cell>
          <table:table-cell table:style-name="Tabulka1.A1" office:value-type="string">
            <text:p text:style-name="P65"/>
            <text:p text:style-name="P270"><text:span text:style-name="T649">Tam</text:span><text:span text:style-name="T716"> lid už omrzelo být stále na cestě, i mluvil proti Bohu a Mojžíšovi: „Proč jsi nás vyvedl z Egypta, </text:span><text:span text:style-name="T732">a</text:span><text:span text:style-name="T716">bychom na poušti zemřeli? </text:span><text:span text:style-name="T755">Nemáme</text:span><text:span text:style-name="T716"> chl</text:span><text:span text:style-name="T755">é</text:span><text:span text:style-name="T716">b </text:span><text:span text:style-name="T755">ani</text:span><text:span text:style-name="T716"> vod</text:span><text:span text:style-name="T755">u</text:span><text:span text:style-name="T716">; již se nám hnusí tento n</text:span><text:span text:style-name="T753">icotný</text:span><text:span text:style-name="T716"> </text:span><text:soft-page-break/><text:span text:style-name="T716">pokrm.“ Za to poslal Hospodin na lid hady, </text:span><text:span text:style-name="T755">jejichž</text:span><text:span text:style-name="T716"> uštknutí pálilo jak oheň. </text:span></text:p>
          </table:table-cell>
        </table:table-row>
        <table:table-row table:style-name="Tabulka1.1">
          <table:table-cell table:style-name="Tabulka1.A1" office:value-type="string">
            <text:p text:style-name="P37">Lectio i<text:span text:style-name="T356">v</text:span>.</text:p>
            <text:p text:style-name="P228">A<text:span text:style-name="T626">d</text:span> quorum plagas et mortes plurimórum, <text:span text:style-name="T437">v</text:span>enérunt ad Móysen, atque dixérunt: Peccávimus, quia locúti sumus contra Dóminum et te: ora ut tollat a nobis serpéntes. Oravítque Móyses pro pópulo. Et locútus est Dóminus ad eum: Fac serpentem <text:span text:style-name="T437">æ</text:span>neum, et pone eum pro signo: qui percússus aspéxerit eum, vivet. Fecit ergo Móyses serpentem <text:span text:style-name="T438">æ</text:span>neum et pósuit eum pro signo: quem cum percússi aspícerent, sanabántur.</text:p>
            <text:p text:style-name="P68"/>
          </table:table-cell>
          <table:table-cell table:style-name="Tabulka1.A1" office:value-type="string">
            <text:p text:style-name="P65"/>
            <text:p text:style-name="P271"><text:span text:style-name="T650">Když</text:span><text:span text:style-name="T718"> hadi </text:span><text:span text:style-name="T755">uštknuli </text:span><text:span text:style-name="T718">mnoho lid</text:span><text:span text:style-name="T755">í tak, že</text:span><text:span text:style-name="T718"> </text:span><text:span text:style-name="T755">ze</text:span><text:span text:style-name="T718">mřel</text:span><text:span text:style-name="T755">i</text:span><text:span text:style-name="T718">, přišli k Mojžíšovi a řekli: „Zhřešili jsme, že jsme mluvili proti Hospodinu a proti tobě; modli se, </text:span><text:span text:style-name="T732">a</text:span><text:span text:style-name="T718">by od nás odňal hady!“ Mojžíš se tedy za lid modlil, a Hospodin mu pravil: Hospodin řekl Mojžíšovi: „Udělej si hada a vztyč ho j</text:span><text:span text:style-name="T756">ako znamení</text:span><text:span text:style-name="T718">; každý uštknutý, když se na něj podívá, zůstane na živu.“ </text:span><text:span text:style-name="T756">Mojžíš zhotovil měděného hada, vztyčil ho jako znamení, a když had někoho uštkl a ten pohlédl na měděného hada, zůstal na živu.</text:span><text:span text:style-name="T718"> </text:span><text:span text:style-name="T755">(</text:span><text:span text:style-name="T794">Hejčl, upraveno</text:span><text:span text:style-name="T755">)</text:span></text:p>
          </table:table-cell>
        </table:table-row>
        <table:table-row table:style-name="Tabulka1.1">
          <table:table-cell table:style-name="Tabulka1.A1" office:value-type="string">
            <text:p text:style-name="P122">In II. Nocturno</text:p>
            <text:p text:style-name="P27">Lectio v.</text:p>
            <text:p text:style-name="P220"><text:span text:style-name="T333">C</text:span><text:span text:style-name="T610">hósroas</text:span><text:span text:style-name="T333"> Persárum rex, extrémis Phocæ impérii tempóribus, Ægýpto et Africa occupáta ac Jerosólyma capta multísque ibi cæsis Christianórum míllibus, Christi Dómini Crucem, quam Hélena in monte Calváriæ collocárat, in Pérsidem ábstulit. Itaque Her</text:span><text:span text:style-name="T336">a</text:span><text:span text:style-name="T333">cl</text:span><text:span text:style-name="T336">í</text:span><text:span text:style-name="T333">us, qui Phocæ succ</text:span><text:span text:style-name="T336">é</text:span><text:span text:style-name="T333">sserat, multis belli inc</text:span><text:span text:style-name="T336">ó</text:span><text:span text:style-name="T333">mmodis et calamitátibus afféctus, pacem petébat, quam a Chósroa victóriis insolente ne iníquis quidem conditiónibus impetráre póterat. Quare in summo discr</text:span><text:span text:style-name="T336">í</text:span><text:span text:style-name="T333">mine se ass</text:span><text:span text:style-name="T336">í</text:span><text:span text:style-name="T333">duis jej</text:span><text:span text:style-name="T336">ú</text:span><text:span text:style-name="T333">niis et oratiónibus exércens, opem a Deo veheménter implorábat: cujus mónitu exércitu comparáto, signa cum hoste cóntulit, ac tres duces Chósroæ cum tribus exercítibus superávit.</text:span></text:p>
            <text:p text:style-name="P221"/>
          </table:table-cell>
          <table:table-cell table:style-name="Tabulka1.A1" office:value-type="string">
            <text:p text:style-name="P61"/>
            <text:p text:style-name="P61"/>
            <text:p text:style-name="P283"><text:span text:style-name="T629">Husrav</text:span><text:span text:style-name="T448"> </text:span><text:span text:style-name="T93">II.</text:span><text:span text:style-name="T448">, král Peršanů v posledních letech vlády </text:span><text:span text:style-name="T92">tyrana </text:span><text:span text:style-name="T450">Foky </text:span><text:span text:style-name="T454">poté, co</text:span><text:span text:style-name="T451"> obsadil Egypt a Afriku, dobyl Jerusalém a přitom zabil tisíce Křesťanů, odnesl do Persie Kříž Krista Pána, který Helena umístila na horu Kalvárii. Poté Herakleius, který se stal Fokovým nástupcem, stižen mnoha obtížemi a pohromami války, žádal o mír, </text:span><text:span text:style-name="T462">ten</text:span><text:span text:style-name="T451"> mu však vítězstvím opojený Husrav nechtěl dopřát dokonce ani za nevýhodných podmínek. Proto se v </text:span><text:span text:style-name="T452">nouzi nejvyšší posílen usilovnými posty a modlit-bami obrátil s pokornou prosbou k Bohu. Na jeho výzvu připravil vojsko, střetl se v </text:span><text:span text:style-name="T455">boji </text:span><text:span text:style-name="T452">s nepřítelem a tři Husravovy vojevůdce, každého s jedním vojskem, </text:span><text:span text:style-name="T455">postupně </text:span><text:span text:style-name="T452">porazil.</text:span></text:p>
          </table:table-cell>
        </table:table-row>
        <table:table-row table:style-name="Tabulka1.1">
          <table:table-cell table:style-name="Tabulka1.A1" office:value-type="string">
            <text:p text:style-name="P42">Lectio vj.</text:p>
            <text:p text:style-name="P236">Q<text:span text:style-name="T625">uibus</text:span> cl<text:span text:style-name="T439">á</text:span>dibus fractus Chósroas, in fuga, qua traícere Tigrim parábat, Medárse<text:span text:style-name="T439">m</text:span> fílium sócium regni desígnat. Sed eam contuméliam cum Síroës, Chósroæ major natu fílius, ferret atróciter, patri simul et fratri necem machinátur; quam paulo post utr<text:span text:style-name="T439">í</text:span>que ex fuga retrácto áttulit, regnumque ab Heraclío impetrávit quibúsdam accéptis conditiónibus, quarum ea prima fuit, ut Crucem Christi Dómini restitúeret. </text:p>
            <text:p text:style-name="P100"/>
          </table:table-cell>
          <table:table-cell table:style-name="Tabulka1.A1" office:value-type="string">
            <text:p text:style-name="P61"/>
            <text:p text:style-name="P190"><text:span text:style-name="T630">Těmito</text:span><text:span text:style-name="T467"> porážkami byl Husrav natolik zdrcen, že se dal na útěk, a když chtěl překročit řeku Tigris, jmenoval svého </text:span><text:span text:style-name="T114">mladšího </text:span><text:span text:style-name="T467">syna Mardánšáha jako svého spoluvládce. Tuto urážku však těžce nesl Šéroé, Husravův starší syn, takže zosnoval vraždu otce i bratra, kterou také provedl poté, co se oba vrátili domů. Od Herakleia pak získal </text:span><text:span text:style-name="T94">perské </text:span><text:span text:style-name="T453">království, když přijal jeho podmínky, z nichž první byla, aby vrátil Kříž Krista Pána.</text:span></text:p>
          </table:table-cell>
        </table:table-row>
        <table:table-row table:style-name="Tabulka1.1">
          <table:table-cell table:style-name="Tabulka1.A1" office:value-type="string">
            <text:p text:style-name="P42">Lectio vij.</text:p>
            <text:p text:style-name="P239">E<text:span text:style-name="T625">rgo</text:span> Crux, quatuórdecim annis postquam vénerat in potestátem Persárum, recépta est. Quam rédiens Jerosólymam Heraclíus solémni celebritáte suis húmeris rétulit in eum montem, quo eam Salvátor túlerat. Quod factum illústri miráculo commendátum est. Nam Heraclíus, ut erat auro et gemmis ornátus, insístere coáctus est in porta, quæ ad Calváriæ montem ducébat. Quo enim magis pró<text:soft-page-break/>gredi conabátur, eo magis retinéri videbátur. </text:p>
            <text:p text:style-name="P69"/>
          </table:table-cell>
          <table:table-cell table:style-name="Tabulka1.A1" office:value-type="string">
            <text:p text:style-name="P61"/>
            <text:p text:style-name="P191"><text:span text:style-name="T580">Takže</text:span><text:span text:style-name="T217"> Kříž, čtrnáct let poté, co přešel do područí Peršanů, byl přijat zpět. Při návratu do Jerusaléma jej </text:span><text:span text:style-name="T121">císař </text:span><text:span text:style-name="T146">Herakleius při honosné slavnosti vynášel na svých vlastních zádech zpět na horu </text:span><text:span text:style-name="T121">Kalvárii</text:span><text:span text:style-name="T146">, kam jej nesl i Spasitel. To bylo doprovázeno slavným zázrakem. Neboť Herakleius, oděn ve zlato a drahé kamení, byl donucen zastavit se u brány, která vedla na horu Kalvárii. Čím více se snažil jít </text:span><text:soft-page-break/><text:span text:style-name="T146">dál, tím více se zdálo, že jej něco zadržuje.</text:span></text:p>
          </table:table-cell>
        </table:table-row>
        <table:table-row table:style-name="Tabulka1.1">
          <table:table-cell table:style-name="Tabulka1.A1" office:value-type="string">
            <text:p text:style-name="P42">Lectio viij.</text:p>
            <text:p text:style-name="P236">C<text:span text:style-name="T624">umque</text:span> ea re et ipse Heraclíus et réliqui omnes obstupéscerent; Zacharías, Jerosolymórum antístes, Vide, inquit, imperátor, ne isto triumpháli ornátu, in Cruce ferénda parum Jesu Christi paupertátem et humilitátem imitére. Tum Heraclíus, abjécto amplíssimo vestítu detractísque cálceis ac plebéio amíctu indútus, réliquum viæ fácile confécit, et in eodem Calv<text:span text:style-name="T440">á</text:span>riæ loco Crucem státuit, unde fúerat a Persis asportáta. <text:span text:style-name="T440">Cujus rei memória</text:span> hac die quotánnis celebrátur.</text:p>
            <text:p text:style-name="P100"/>
          </table:table-cell>
          <table:table-cell table:style-name="Tabulka1.A1" office:value-type="string">
            <text:p text:style-name="P61"/>
            <text:p text:style-name="P307"><text:span text:style-name="T631">To</text:span><text:span text:style-name="T468"> překvapilo nejen Herakleia, ale i všechny ostatní. Nato Zachariáš, biskup Jerusalémský, pravil: „Pohleď, císaři, v tomto slavnostním oděvu </text:span><text:s text:c="2"/><text:span text:style-name="T468">bys mohl jen stěží napodobit chudobu a pokoru Ježíše Krista, když nesl Kříž. Tehdy Herakleius odložil honosný oděv, zul své boty a oděn v prostém plášti zbytek cesty snadno vykonal a postavil Kříž na své místo na hoře Kalvárii, odkud jej Peršané odnesli. Památka této události se pak slaví každý rok v tento den.</text:span></text:p>
          </table:table-cell>
        </table:table-row>
        <table:table-row table:style-name="Tabulka1.1">
          <table:table-cell table:style-name="Tabulka1.A1" office:value-type="string">
            <text:p text:style-name="P122">In III. Nocturno</text:p>
            <text:p text:style-name="P71"><text:span text:style-name="T327">Léctio sancti Evangélii </text:span><text:span text:style-name="T328">secúndum </text:span><text:span text:style-name="T330">Lucam</text:span><text:span text:style-name="T327">.</text:span><text:span text:style-name="T43"> </text:span></text:p>
            <text:p text:style-name="P71"><text:span text:style-name="T43">Lectio ix. Cap. </text:span><text:span text:style-name="T44">1</text:span><text:span text:style-name="T43">.</text:span></text:p>
            <text:p text:style-name="P240">I<text:span text:style-name="T616">n</text:span> illo témpore: Dixit Jesus turbis Judæórum: Nunc judícium est mundi, nunc princeps hujus mundi e<text:span text:style-name="T441">j</text:span>iciétur foras. Et réliqua.</text:p>
            <text:p text:style-name="P80"/>
            <text:p text:style-name="P83">Homilía sancti Leónis Papæ.</text:p>
            <text:p text:style-name="P44">Sermo 8. de Passióne Dómini, post medium.</text:p>
            <text:p text:style-name="P242">E<text:span text:style-name="T623">xaltáto</text:span>, dilectíssimi, per Crucem Christo, non illa tantum spécies aspéctui mentis occúrrat, quæ fuit in óculis impiórum, quibus per Móysen dictum est: Et erit p<text:span text:style-name="T442">e</text:span>ndens vita tua ante óculos tuos, et timébis die ac nocte, et non credes vitæ tuæ. Isti enim nihil in crucifíxo Dómino præter fácinus suum cogitáre potuérunt, habéntes timórem, non quo fides vera justificátur, sed quo consciéntia iníqua torquétur. </text:p>
            <text:p text:style-name="P80"/>
          </table:table-cell>
          <table:table-cell table:style-name="Tabulka1.A1" office:value-type="string">
            <text:p text:style-name="P61"/>
            <text:p text:style-name="P61"/>
            <text:p text:style-name="P61"/>
            <text:p text:style-name="P291"><text:span text:style-name="T648">Za</text:span><text:span text:style-name="T715"> onoho času </text:span><text:span text:style-name="T731">řekl Ježíš zástupům Židů: „Nyní </text:span><text:span text:style-name="T732">nastal</text:span><text:span text:style-name="T731"> soud světa, nyní kníže tohoto světa bude vyhozen ven.“</text:span><text:span text:style-name="T715"> A ostatní. </text:span></text:p>
            <text:p text:style-name="P61"/>
            <text:p text:style-name="P61"/>
            <text:p text:style-name="P302"><text:span text:style-name="T593">N</text:span><text:span text:style-name="T594">ej</text:span><text:span text:style-name="T595">milovanější</text:span><text:span text:style-name="T270">, </text:span><text:span text:style-name="T271">při pohledu na </text:span><text:span text:style-name="T270">Krist</text:span><text:span text:style-name="T271">a</text:span><text:span text:style-name="T270"> povýšen</text:span><text:span text:style-name="T271">ého</text:span><text:span text:style-name="T270"> na Kříži </text:span><text:span text:style-name="T272">se du</text:span><text:span text:style-name="T271">cho</text:span><text:span text:style-name="T272">vnímu zraku ukázal</text:span><text:span text:style-name="T271">o více než</text:span><text:span text:style-name="T272"> </text:span><text:span text:style-name="T271">ten</text:span><text:span text:style-name="T273">to</text:span><text:span text:style-name="T271"> pohled</text:span><text:span text:style-name="T272">, </text:span><text:span text:style-name="T271">který </text:span><text:span text:style-name="T273">se naskytl</text:span><text:span text:style-name="T272"> očí</text:span><text:span text:style-name="T273">m</text:span><text:span text:style-name="T272"> bezbožníků, k</text:span><text:span text:style-name="T271">dyž</text:span><text:span text:style-name="T272"> skrze Mojžíše </text:span><text:span text:style-name="T274">slyšeli</text:span><text:span text:style-name="T272">: „Tvůj život </text:span><text:span text:style-name="T274">ti </text:span><text:span text:style-name="T272">bude viset </text:span><text:span text:style-name="T275">přímo před očima</text:span><text:span text:style-name="T272">, v noci i ve dne se budeš chvět strachem a nebudeš </text:span><text:span text:style-name="T271">si </text:span><text:span text:style-name="T272">jist svým životem.“ </text:span><text:span text:style-name="T276">Oni totiž při pohledu na ukřižovaného Pána </text:span><text:span text:style-name="T277">dokázali </text:span><text:span text:style-name="T276">myslet </text:span><text:span text:style-name="T277">pouze na </text:span><text:span text:style-name="T276">sv</text:span><text:span text:style-name="T277">ůj</text:span><text:span text:style-name="T276"> </text:span><text:span text:style-name="T277">zločin</text:span><text:span text:style-name="T276"> a </text:span><text:span text:style-name="T278">měli strach, </text:span><text:span text:style-name="T279">nikoliv takový</text:span><text:span text:style-name="T278">, </text:span><text:span text:style-name="T279">jímž </text:span><text:span text:style-name="T278">pravá víra ospravedlňuje, </text:span><text:span text:style-name="T280">avšak</text:span><text:span text:style-name="T278"> </text:span><text:span text:style-name="T279">takový</text:span><text:span text:style-name="T278">, je</text:span><text:span text:style-name="T281">n</text:span><text:span text:style-name="T278">ž </text:span><text:span text:style-name="T282">trýzní</text:span><text:span text:style-name="T278"> nečistá svědomí. </text:span></text:p>
          </table:table-cell>
        </table:table-row>
        <table:table-row table:style-name="Tabulka1.1">
          <table:table-cell table:style-name="Tabulka1.A1" office:value-type="string">
            <text:p text:style-name="P27">Lectio x.</text:p>
            <text:p text:style-name="P244">N<text:span text:style-name="T622">oster</text:span> vero intelléctus, quem spíritus veritátis illúminat, glóriam Crucis, cœlo terráque radiántem, puro ac líbero corde suscípiat, et interióre ácie vídeat, quale sit quod Dóminus, cum de passiónis suæ loquerétur instántia, dixit: Nunc judícium mundi est, nunc princeps hujus mundi e<text:span text:style-name="T443">j</text:span>iciétur foras. O admirábilis poténtia Crucis, o ineffábilis glória Passiónis, in qua et tribúnal Dómini, et judícium mundi, et potéstas est Crucif<text:span text:style-name="T444">í</text:span>xi!</text:p>
            <text:p text:style-name="P80"/>
          </table:table-cell>
          <table:table-cell table:style-name="Tabulka1.A1" office:value-type="string">
            <text:p text:style-name="P61"/>
            <text:p text:style-name="P308"><text:span text:style-name="T554">Náš</text:span> intelekt, který osv<text:span text:style-name="T817">ěcuje</text:span> duch pravdy, <text:span text:style-name="T472">pak </text:span>čistým a svobodným srdcem přijímá slávu Kříže, která září na nebi i na zemi, a vnitřním zrakem nahlíží, jaké je to, co Pán řekl, když mluvil o svém nadcházejícím utrpení: „Nyní nastává soud nad tímto světem, nyní bude kníže tohoto světa <text:span text:style-name="T471">vyhozen</text:span> ven.“ <text:span text:style-name="T471">Ó obdivuhodná moci Kříže, ó nevýslovná slávo Utrpení, v níž jsou obsaženy soudní stolice Páně, soud světa i moc Ukřižovaného!</text:span></text:p>
          </table:table-cell>
        </table:table-row>
        <table:table-row table:style-name="Tabulka1.1">
          <table:table-cell table:style-name="Tabulka1.A1" office:value-type="string">
            <text:p text:style-name="P27">Lectio xj.</text:p>
            <text:p text:style-name="P240">T<text:span text:style-name="T621">raxísti</text:span> enim, Dómine, ómnia ad te, et cum expandísses tota die manus tuas ad pópulum non credéntem et contradicéntem tibi, confiténdæ <text:span text:style-name="T445">M</text:span>ajestátis tuæ sensum totus mundus accépit. Traxísti Dómine ómnia ad te, cum in exsecratiónem Jud<text:span text:style-name="T445">á</text:span>ici scéleris, unam protulérunt ómnia eleménta sentén<text:soft-page-break/>tiam, cum obscurátis lumináribus cœli et convérso in noctem die, terra quoque mótibus quaterétur insólitis, univérsaque creatúra impiórum úsui se negáret.</text:p>
            <text:p text:style-name="P80"/>
          </table:table-cell>
          <table:table-cell table:style-name="Tabulka1.A1" office:value-type="string">
            <text:p text:style-name="P61"/>
            <text:p text:style-name="P296"><text:span text:style-name="T596">Přitáhl</text:span><text:span text:style-name="T287"> jsi totiž, Pane, všechno k sobě a když jsi na celý den rozepjal své ruce k nevěřícímu lidu, který proti tobě reptal, celý svět najednou pocítil, jaký pocit je vyznávat tvou Vznešenost. Přitáhl jsi, Pane, vše k sobě, když </text:span><text:span text:style-name="T288">v odsouzení </text:span><text:span text:style-name="T287">židovskéh</text:span><text:span text:style-name="T288">o</text:span><text:span text:style-name="T287"> zločinu</text:span><text:span text:style-name="T288"> vynesly </text:span><text:span text:style-name="T287">všechny</text:span><text:span text:style-name="T288"> </text:span><text:span text:style-name="T287">přírod</text:span><text:span text:style-name="T288">ní živly</text:span><text:span text:style-name="T287"> j</text:span><text:span text:style-name="T288">ediný rozsudek </text:span><text:soft-page-break/><text:span text:style-name="T287">tím, že se zatměla nebeská světla a den v noc se obrátil, země se zatřásla nezvyklými otřesy, a veškeré stvoření odmítlo službu těmto bezbožníkům.</text:span></text:p>
          </table:table-cell>
        </table:table-row>
        <table:table-row table:style-name="Tabulka1.1">
          <table:table-cell table:style-name="Tabulka1.A1" office:value-type="string">
            <text:p text:style-name="P27">Lectio xij.</text:p>
            <text:p text:style-name="P248">T<text:span text:style-name="T620">raxísti</text:span><text:span text:style-name="T554">,</text:span> Dómine, ómnia ad te, quóniam, scisso templi velo, Sancta <text:span text:style-name="T446">S</text:span>anctórum ab indígnis <text:span text:style-name="T446">P</text:span>ontifícibus recessérunt, ut figúra in veritátem, prophetía in manifestatiónem, et lex in Evangélium verterétur. Traxísti Dómine ómnia ad te, ut quod in uno Judææ templo obumbrátis significatiónibus tegebátur, pleno apertóque sacraménto universárum ubíque natiónum devótio celebráret. Nunc étenim et ordo clárior <text:span text:style-name="T447">L</text:span>evitárum, et dígnitas ámplior seniórum, et sacrátior est únctio <text:span text:style-name="T447">S</text:span>acerdótum: quia Crux tua ómnium fons benedictiónum, ómnium est causa gratiárum: per quam credéntibus datur virtus de infirmitáte, glória de oppróbrio, vita de morte.</text:p>
            <text:p text:style-name="P80"/>
          </table:table-cell>
          <table:table-cell table:style-name="Tabulka1.A1" office:value-type="string">
            <text:p text:style-name="P61"/>
            <text:p text:style-name="P291"><text:span text:style-name="T663">Přitáhl</text:span><text:span text:style-name="T780"> jsi, Pane, všechno k sobě, neboť když se roztrhla chrámová opona, Velesvatyně ustoupila od nehodných Velekněží, aby se obraz mohl stát pravdou, proroctví se naplnilo a zákon proměnil se v Evangelium. Přitáhl jsi, Pane, všechno k sobě, aby to, co v jednom chrámě v Judsku zahaleno bylo do zastřených významů, naplno a otevřeně bylo oddaně slouženo jako svátost všech národů po celém světě. Nyní je totiž rod Levitů slavnější, důstojnost starců větší, pomazání Kněží je posvátnější, neboť tvůj Kříž je pramen</text:span><text:span text:style-name="T781">em</text:span><text:span text:style-name="T780"> všech požehnání, příčino</text:span><text:span text:style-name="T781">u</text:span><text:span text:style-name="T780"> všech milostí, skrze nějž je věřícím dána ctnost namísto slabosti, sláva namísto potupy, život namísto smrti.</text:span></text:p>
          </table:table-cell>
        </table:table-row>
        <table:table-row table:style-name="Tabulka1.1">
          <table:table-cell table:style-name="Tabulka1.A1" table:number-columns-spanned="2" office:value-type="string">
            <text:p text:style-name="P77"><text:span text:style-name="T3">D</text:span><text:span text:style-name="T5">IE</text:span><text:span text:style-name="T19"> </text:span><text:span text:style-name="T5">X</text:span><text:span text:style-name="T7">V</text:span><text:span text:style-name="T19">. SEPTEMBRIS.</text:span></text:p>
            <text:p text:style-name="P130"><text:span text:style-name="T54">F</text:span><text:span text:style-name="T80">est</text:span><text:span text:style-name="T81">um</text:span><text:span text:style-name="T54"> S</text:span><text:span text:style-name="T80">e</text:span><text:span text:style-name="T81">p</text:span><text:span text:style-name="T80">t</text:span><text:span text:style-name="T81">em</text:span><text:span text:style-name="T54"> </text:span><text:span text:style-name="T55">D</text:span><text:span text:style-name="T383">o</text:span><text:span text:style-name="T384">lorum</text:span></text:p>
            <text:p text:style-name="P130"><text:span text:style-name="T56">B</text:span><text:span text:style-name="T82">e</text:span><text:span text:style-name="T83">a</text:span><text:span text:style-name="T82">t</text:span><text:span text:style-name="T385">æ</text:span><text:span text:style-name="T386"> </text:span><text:span text:style-name="T57">M</text:span><text:span text:style-name="T386">ar</text:span><text:span text:style-name="T385">iæ </text:span><text:span text:style-name="T56">V</text:span><text:span text:style-name="T385">ir</text:span><text:span text:style-name="T386">ginis</text:span><text:span text:style-name="T385">.</text:span></text:p>
            <text:p text:style-name="P2"><text:span text:style-name="T704">MM</text:span>. <text:span text:style-name="T704">maj</text:span>.</text:p>
          </table:table-cell>
          <table:covered-table-cell/>
        </table:table-row>
        <table:table-row table:style-name="Tabulka1.1">
          <table:table-cell table:style-name="Tabulka1.A1" office:value-type="string">
            <text:p text:style-name="P117">In I. Nocturno</text:p>
            <text:p text:style-name="P112">De Isaía Prophéta.</text:p>
            <text:p text:style-name="P38">Lectio j. <text:span text:style-name="T355">Cap. 53.</text:span></text:p>
            <text:p text:style-name="P149">Q<text:span text:style-name="T554">uis</text:span> crédidit audítui nostro? et bráchium Dómini cui revelátum est? et ascéndet sicut virgúltum coram eo, et sicut radix de terra sitiénti: non est spécies ei, neque decor: et vídimus eum, et non erat aspéctus, et desiderávimus eum: despéctum, et novíssimum virórum, virum dolórum, et sciéntem infirmitátem : et quasi abscónditus vultus ejus et despéctus, unde nec reputávimus eum.</text:p>
            <text:p text:style-name="P149"/>
          </table:table-cell>
          <table:table-cell table:style-name="Tabulka1.A1" office:value-type="string">
            <text:p text:style-name="P131"><text:s/></text:p>
            <text:p text:style-name="P58"/>
            <text:p text:style-name="P58"/>
            <text:p text:style-name="P159"><text:span text:style-name="T554">Kdo</text:span> uvěřil, co jsme slyšeli? Komu se ukázala moc Hospodinov<text:span text:style-name="T818">y pravice</text:span>? Vyrašil před ním jako výhonek, jako kořen z vyprahlé země. Neměl podobu ani krásu, aby upoutal náš pohled; neměl vzhled, abychom po něm zatoužili. Opovržený, <text:span text:style-name="T818">poslední z</text:span> lidí, muž bolesti, znalý utrpení jako ten, před nímž si lidé zakrývají tvář, potupený, <text:span text:style-name="T818">a proto jsme si jej ani </text:span>neváž<text:span text:style-name="T818">ili</text:span>.</text:p>
          </table:table-cell>
        </table:table-row>
        <table:table-row table:style-name="Tabulka1.1">
          <table:table-cell table:style-name="Tabulka1.A1" office:value-type="string">
            <text:p text:style-name="P39">Lectio ij.</text:p>
            <text:p text:style-name="P230">V<text:span text:style-name="T554">ere</text:span> languóres nostros ipse tulit, et dolóres nostros ipse portávit: et nos putávimus eum quasi leprósum, et percússum a Deo et humiliátum. Ipse autem vulnerátus est propter iniquitátes nostras, attrítus est propter scélera nostra: disciplína pacis nostræ super eum, et livóre ejus sanáti sumus.</text:p>
            <text:p text:style-name="P230"/>
          </table:table-cell>
          <table:table-cell table:style-name="Tabulka1.A1" office:value-type="string">
            <text:p text:style-name="P66"/>
            <text:p text:style-name="P176">A přece on <text:span text:style-name="T818">sám </text:span>nesl naše utrpení, obtížil se našimi bolestmi, ale my jsme ho pokládali za <text:span text:style-name="T818">malomocného</text:span>, od Boha <text:span text:style-name="T818">zbitého</text:span> a <text:span text:style-name="T818">pokořeného</text:span>. On však byl <text:span text:style-name="T818">zraněn </text:span>pro naše nepravosti, rozdrcen pro naše zločiny, tížily ho tresty pro naši spásu, jeho rány nás uzdravily.</text:p>
          </table:table-cell>
        </table:table-row>
        <table:table-row table:style-name="Tabulka1.1">
          <table:table-cell table:style-name="Tabulka1.A1" office:value-type="string">
            <text:p text:style-name="P39">Lectio iij.</text:p>
            <text:p text:style-name="P232">O<text:span text:style-name="T554">mnes</text:span> nos quasi oves errávimus, unusquísque in viam suam declinávit: et pósuit Dóminus in eo iniquitátem ómnium nostrum. Oblátus est quia ipse vóluit, et non apéruit os suum: sicut ovis ad oc<text:soft-page-break/>cisiónem ducétur, et quasi agnus coram tondénte se obmutéscet, et non apériet os suum. De angústia, et de judício sublátus est: generatiónem ejus quis enarrábit? quia abscíssus est de terra vivéntium: propter scelus populi mei percússi eum. E<text:span text:style-name="T473">t</text:span> dabit ímpios pro sepultúra, et dívitem pro morte sua: eo quod iniquitátem non fécerit, neque dolus fúerit in ore ejus. </text:p>
            <text:p text:style-name="P230"/>
          </table:table-cell>
          <table:table-cell table:style-name="Tabulka1.A1" office:value-type="string">
            <text:p text:style-name="P66"/>
            <text:p text:style-name="P177"><text:span text:style-name="T672">My</text:span><text:span text:style-name="T818"> v</text:span>šichni jsme bloudili jak ovce, každý <text:span text:style-name="T818">se vydal</text:span> svou vlastní cestou. <text:span text:style-name="T818">A </text:span>Hospodin na něho uvalil vinu nás všech. <text:span text:style-name="T818">Byl obětován</text:span>, <text:span text:style-name="T818">neboť on sám to chtěl, </text:span>a neotevřel svá ústa; jako ovce vedená na po<text:soft-page-break/>rážku a jak beránek, který mlčí před střihači, <text:span text:style-name="T819">ani on </text:span>neotevřel svá ústa. Odstraněn byl soužením a nespravedlivým soudem. Kdo se stará o jeho právo? Vyrván byl ze země živých, pro zločin svého lidu byl ubit k smrti. <text:span text:style-name="T819">Ku pohřbu byl vydán bezbožným</text:span>, posmrtný domov <text:span text:style-name="T819">dostal </text:span>s boháči, ačkoli se nedopustil křivdy ani neměl v ústech podvod. </text:p>
          </table:table-cell>
        </table:table-row>
        <table:table-row table:style-name="Tabulka1.1">
          <table:table-cell table:style-name="Tabulka1.A1" office:value-type="string">
            <text:p text:style-name="P40">Lectio i<text:span text:style-name="T399">v</text:span>.</text:p>
            <text:p text:style-name="P231">E<text:span text:style-name="T632">t</text:span> Dóminus vóluit contérere eum in infirmitáte: si posúerit pro peccáto ánimam suam, vidébit semen longævum, et volúntas Dómini in manu ejus dirigétur. Pro eo quod laborávit ánima ejus, vidébit et saturábitur: in sciéntia sua justificébit ipse justus servus meus multos, et iniquitátes eórum ipse portávit. Ideo dispértiam ei plúrimos: et fórtium dívidet spólia, pro eo quod trádidit in mortem ánimam suam, et cum scelerátis reputátus est: et ipse peccáta multórum tulit, et pro transgressóribus rogávit.</text:p>
            <text:p text:style-name="P231"/>
          </table:table-cell>
          <table:table-cell table:style-name="Tabulka1.A1" office:value-type="string">
            <text:p text:style-name="P66"/>
            <text:p text:style-name="P178"><text:span text:style-name="T554">Hospodinu</text:span> se však zalíbilo zdrtit ho utrpením; jestliže dá na usmíření svůj život, uzří potomstvo, které bude žít dlouho, skrze něho se zdaří Hospodinův plán. Pro útrapy své duše uvidí světlo, nasytí se <text:span text:style-name="T819">jím. Ve </text:span>svém poznání <text:span text:style-name="T819">m</text:span>ůj spravedlivý služebník ospravedlní mnohé, neboť sám ponese jejich viny. Proto mu udělím mnohé a s reky rozdělí kořist proto, že sám sebe vydal na smrt, že se dal přičíst ke zločincům, když nesl hříchy mnohých a prosil za viníky. <text:span text:style-name="T401">(</text:span><text:span text:style-name="T88">Č</text:span><text:span text:style-name="T115">LP</text:span><text:span text:style-name="T88">, </text:span><text:span text:style-name="T89">upraveno</text:span><text:span text:style-name="T88">)</text:span></text:p>
          </table:table-cell>
        </table:table-row>
        <table:table-row table:style-name="Tabulka1.1">
          <table:table-cell table:style-name="Tabulka1.A1" office:value-type="string">
            <text:p text:style-name="P117">In I<text:span text:style-name="T705">I</text:span>. Nocturno</text:p>
            <text:p text:style-name="P103">Sermo sancti Bernárdi Abbátis.</text:p>
            <text:p text:style-name="P104"><text:span text:style-name="T474">Ex </text:span>Serm. <text:span text:style-name="T475">d</text:span>e <text:span text:style-name="T474">12. Stellis</text:span>.</text:p>
            <text:p text:style-name="P78"><text:bookmark-start text:name="__DdeLink__2400_16731447091131111111111"/><text:span text:style-name="T21">Lectio</text:span><text:bookmark-end text:name="__DdeLink__2400_16731447091131111111111"/><text:span text:style-name="T21"> v. </text:span></text:p>
            <text:p text:style-name="P256"><text:span text:style-name="T554">Martyrium</text:span> Vírginis tam in Simeónis prophetía, quam in ipsa Domínicæ passiónis história commendátur. Pósitus est hic (ait sanctus senex de púero Jesu) in signum cui contradicétur: et tuam ipsíus ánimam (ad Mariam autem dicébat) pertransíbit gládius. Vere tuam, o beáta Mater, ánimam pertransívit: <text:span text:style-name="T474">a</text:span>lióquin non nisi eam pertránsiens, carnem Fílii tui penetráret. Et quidem posteáquam emísit spíritum tuus ille Jesus, ipsíus plane non attigit ánimam crudélis láncea, quæ ipsíus apéruit latus, sed tuam útique ánimam pertransívit. Ipsíus nimírum ánima jam ibi non erat, sed tua plane inde nequíbat avélli.</text:p>
            <text:p text:style-name="P70"/>
          </table:table-cell>
          <table:table-cell table:style-name="Tabulka1.A1" office:value-type="string">
            <text:p text:style-name="P117"><text:s/></text:p>
            <text:p text:style-name="P67"/>
            <text:p text:style-name="P67"/>
            <text:p text:style-name="P67"/>
            <text:p text:style-name="P204"><text:span text:style-name="T633">Utrpení</text:span><text:span text:style-name="T475"> Panny je ukázáno jak v Simeonově proroctví, tak v samotném příběhu o utr­pení Páně. On </text:span><text:span text:style-name="T820">byl</text:span><text:span text:style-name="T475"> dán (jak pravil svatý stařec o chlapci Ježíši) na znamení, kterému se bude odporovat. A tvou vlastní duši (to řekl zase Marii) pronikne meč. Ó blažená Matko, meč opravdu pronikl tvou duši. Nemohl</text:span><text:span text:style-name="T476"> ji však </text:span><text:span text:style-name="T477">jinak </text:span><text:span text:style-name="T476">pronik</text:span><text:span text:style-name="T477">nout</text:span><text:span text:style-name="T476">,</text:span><text:span text:style-name="T475"> než tím, že probodl tělo tvého Syna. A poté, co onen tvůj Ježíš vypustil duši, nedotklo se pochopitelně kruté kopí, které otevřelo jeho bok, jeho duše, avšak právě tvou duši tak ukrutně zranilo. Jeho duše odtud již odešla, ale tvá duše se tomu zajisté vyhnouti nemohla.</text:span></text:p>
          </table:table-cell>
        </table:table-row>
        <table:table-row table:style-name="Tabulka1.1">
          <table:table-cell table:style-name="Tabulka1.A1" office:value-type="string">
            <text:p text:style-name="P43">Lectio vj.</text:p>
            <text:p text:style-name="P152"><text:span text:style-name="T554">Tuam</text:span> ergo pertransívit ánimam vis dolóris, ut plusquam Mártyrem non immérito prædicémus, in qua nimírum corpóreæ sensum passiónis excésserit compassiónis afféctus. An non tibi plusquam gládius fuit sermo ille, revéra pertránsiens ánimam, et pertíngens usque ad divisiónem ánimæ et spíritus: Múlier, ecce fílius tuus?</text:p>
            <text:p text:style-name="P99"/>
          </table:table-cell>
          <table:table-cell table:style-name="Tabulka1.A1" office:value-type="string">
            <text:p text:style-name="P67"/>
            <text:p text:style-name="P217"><text:span text:style-name="T554">Tvou</text:span> duši totiž pronikla síla bolesti, abychom tě po zásluze mohli nazývat více než mučednicí, neboť soucit s utrpením tvého Syna předčil jakékoliv tělesné utrpení. Nebyla snad <text:span text:style-name="T706">následující</text:span> slova horší než jakýkoliv meč, slova, která opravdu pronikla tvou duši a bolestně se dotkla samotného spojení tvé duše s tělem? „Ženo, to je tvůj syn.“</text:p>
          </table:table-cell>
        </table:table-row>
        <table:table-row table:style-name="Tabulka1.1">
          <table:table-cell table:style-name="Tabulka1.A1" office:value-type="string">
            <text:p text:style-name="P43">Lectio vij.</text:p>
            <text:p text:style-name="P153">O commutatiónem! Joánnes tibi pro Jesu tráditur, servus pro Dómino, discípulus pro Magís<text:soft-page-break/>tro, fílius Zebedǽi pro Fílio Dei, homo purus pro Deo vero. Quómodo non tuam affectuosís-simam ánimam pertransíret hæc audítio, quando et nostra, licet sáxea, licet férrea péctora, sola recordátio scindit?</text:p>
            <text:p text:style-name="P68"/>
          </table:table-cell>
          <table:table-cell table:style-name="Tabulka1.A1" office:value-type="string">
            <text:p text:style-name="P67"/>
            <text:p text:style-name="P205">Ó <text:span text:style-name="T478">jaká to změna! Dostala jsi Jana namísto Ježíše, služebníka namísto Pána, učedníka namísto Uči</text:span><text:soft-page-break/><text:span text:style-name="T478">tele, syna Zebedeova namísto Syna Božího, pouhého člověka za pravého Boha. Jak by se jen tato slova mohla nedotknout tvé nejláskyplnější duše, když i naše srdce, kamenná či železná, trhá již pouhá vzpomínka na ně?</text:span></text:p>
          </table:table-cell>
        </table:table-row>
        <table:table-row table:style-name="Tabulka1.1">
          <table:table-cell table:style-name="Tabulka1.A1" office:value-type="string">
            <text:p text:style-name="P43">Lectio viij.</text:p>
            <text:p text:style-name="P153"><text:span text:style-name="T554">Non</text:span> mirémini, fratres, quod María Martyr in ánima fuísse dicátur. Mirétur qui non memínerit se audivísse Paulum inter máxima Géntium crímina memorántem, quod sine affectióne fuíssent. Longe id fuit a Maríæ viscéribus, longe sit a sérvulis ejus. Sed forte quis dicat: Numquid non eum præscíerat moritúrum? Et indubitánter. Numquid non sperábat contínuo resurrectúrum? Et fidéliter. Super hæc dóluit crucifíxum? Et veheménter. Alióquin quisnam tu, frater, aut unde tibi hæc sapiéntia, ut miréris plus Maríæ Fílium patiéntem? Ille étiam mori córpore pótuit; ista cómmori corde non pótuit? Fecit illud cáritas, qua majórem nemo hábuit; fecit et hoc cáritas, cui post illam símilis áltera non fuit.</text:p>
            <text:p text:style-name="P99"/>
          </table:table-cell>
          <table:table-cell table:style-name="Tabulka1.A1" office:value-type="string">
            <text:p text:style-name="P67"/>
            <text:p text:style-name="P272"><text:span text:style-name="T659">Nebuďme</text:span><text:span text:style-name="T758"> překvapeni, bratři, že Maria </text:span><text:span text:style-name="T759">bývá </text:span><text:span text:style-name="T758">nazvána Mučednicí podle duše. Diví se pouze ten, kdo si </text:span><text:span text:style-name="T760">nevzpomíná</text:span><text:span text:style-name="T758">, že slyšel, jak Pavel mezi největšími zločiny </text:span><text:span text:style-name="T761">P</text:span><text:span text:style-name="T758">ohanů vzpomínal, že byli bezcitní. To je však </text:span><text:span text:style-name="T760">daleko</text:span><text:span text:style-name="T758"> Mariina nitra. Nechť je to </text:span><text:span text:style-name="T760">daleko</text:span><text:span text:style-name="T758"> i její</text:span><text:span text:style-name="T760">ch</text:span><text:span text:style-name="T758"> služebníků. </text:span><text:span text:style-name="T760">M</text:span><text:span text:style-name="T758">ožná někdo namítne: To jí snad nedošlo, že umře? Bezpochyby </text:span><text:span text:style-name="T760">ano</text:span><text:span text:style-name="T758">. Nevěřila neustále, že vstane z mrtvých? Ano. A věrně. Proč se tedy trápila nad jeho ukřižováním? Trápila. A krutě. Avšak kdo jsi ty, bratře, a odkud </text:span><text:span text:style-name="T760">se bere</text:span><text:span text:style-name="T758"> tvá moudrost, když se </text:span><text:span text:style-name="T760">tak</text:span><text:span text:style-name="T758"> divíš, že </text:span><text:span text:style-name="T762">Maria trpěla </text:span><text:span text:style-name="T761">spolu </text:span><text:span text:style-name="T762">se svým Synem? On tedy mohl zemřít tělesně, ale její srdce nemohlo zemřít spolu s ním? Kristovu oběť učinila <text:s/>láska, větší nikdo neměl. I Mariinu oběť učinila láska, které se žádná, kromě té Kristovy, nevyrovná.</text:span></text:p>
          </table:table-cell>
        </table:table-row>
        <table:table-row table:style-name="Tabulka1.1">
          <table:table-cell table:style-name="Tabulka1.A1" office:value-type="string">
            <text:p text:style-name="P117">In I<text:span text:style-name="T705">II</text:span>. Nocturno</text:p>
            <text:p text:style-name="P79"><text:span text:style-name="T341">Léctio sancti Evangélii secúndum </text:span><text:span text:style-name="T479">Joánnem</text:span><text:span text:style-name="T341">.</text:span><text:span text:style-name="T20"> </text:span></text:p>
            <text:p text:style-name="P36">Lectio ix. Cap. <text:span text:style-name="T474">19</text:span>.</text:p>
            <text:p text:style-name="P250"><text:span text:style-name="T554">In</text:span> illo témpore: Stabant juxta crucem Jesu Mater ejus, et soror Matris ejus Maria Cleophæ, et Maria Magdaléne. Et réliqua.</text:p>
            <text:p text:style-name="P84"/>
            <text:p text:style-name="P85">Homilía sancti Augustíni Epíscopi.</text:p>
            <text:p text:style-name="P46">Tract. 119. in Jo<text:span text:style-name="T474">a</text:span>nn.</text:p>
            <text:p text:style-name="P251"><text:span text:style-name="T554">Hæc</text:span> nimírum est illa hora, de qua Jesus, aquam convérsurus in vinum, díxerat Matri: Quid mihi et tibi est múlier? nondum venit hora mea. Hanc ítaque horam prædíxerat, quæ tunc nondum vénerat, in qua debéret agnóscere moritúrus, de qua fúerat mortáliter natus. Tunc ergo divína factúrus, non divinitátis, sed infirmitátis matrem velut incognítam repellébat. <text:span text:style-name="T487">N</text:span>unc autem humána jam pátiens, ex qua fúerat factus homo, afféctu commendábat humáno. Morális ígitur insinuátur locus. Facit quod faciéndum ádmonet, et exémplo suo suos minístros instrúxit præcéptor bonus, ut a fíliis piis impendátur cura paréntibus: tamquam lignum illud, ubi fixa erant membra moriéntis, etiam <text:span text:style-name="T487">Cá</text:span>thedra fúerit magístri docéntis.</text:p>
            <text:p text:style-name="P251"/>
          </table:table-cell>
          <table:table-cell table:style-name="Tabulka1.A1" office:value-type="string">
            <text:p text:style-name="P117"><text:s/></text:p>
            <text:p text:style-name="P67"/>
            <text:p text:style-name="P67"/>
            <text:p text:style-name="P224"><text:span text:style-name="T559">Z</text:span><text:span text:style-name="T558">a</text:span><text:span text:style-name="T495"> onoho času </text:span><text:span text:style-name="T496">stály podle kříže </text:span><text:span text:style-name="T497">Ježíš</text:span><text:span text:style-name="T496">ova jeho Matka, a sestra jeho Matky Maria Kleofášova, a Maria Magdaléna</text:span><text:span text:style-name="T498">.</text:span><text:span text:style-name="T497"> A ostatní.</text:span></text:p>
            <text:p text:style-name="P67"/>
            <text:p text:style-name="P67"/>
            <text:p text:style-name="P67"/>
            <text:p text:style-name="P206"><text:span text:style-name="T554">Toto</text:span> je nepochybně ona hodina, o které Ježíš, když proměnil vodu ve víno, řekl své Matce: „Co je mně a tobě do toho, ženo? Ještě nepřišla má hodina. Tuto hodinu, která tehdy ještě nepřišla, on předpovídal, v níž musel <text:span text:style-name="T488">té</text:span>, <text:span text:style-name="T488">z</text:span> níž se ve smrtelném těle narodil, <text:span text:style-name="T488">přiznat</text:span>, že zemře. <text:span text:style-name="T488">Když však měl tehdy činit božské dílo, svou matku, jež nezrodila jeho božství, ale jeho smrtelné tělo, takto odmítl, jako by ji ani neznal. Nyní však již trpěl bolestí lidskou, takže tu, skrze níž se stal člověkem, svěřuje lidskému citu </text:span><text:span text:style-name="T95">a péči</text:span><text:span text:style-name="T488">. Tím nám dává poučení. Udělá to, k čemu sám nabádá, a svým příkladem jako dobrý učitel vede své služebníky, aby se </text:span><text:span text:style-name="T96">i oni</text:span><text:span text:style-name="T488"> jako správné děti starali o své rodiče. Tak se tedy to dřevo, na kterém byly přibity jeho údy, stává dokonce Katedrou učitele, </text:span><text:span text:style-name="T821">jenž</text:span><text:span text:style-name="T488"> nás právě </text:span><text:span text:style-name="T821">vy</text:span><text:span text:style-name="T488">uč</text:span><text:span text:style-name="T821">uje</text:span><text:span text:style-name="T488">.</text:span></text:p>
          </table:table-cell>
        </table:table-row>
        <table:table-row table:style-name="Tabulka1.1">
          <table:table-cell table:style-name="Tabulka1.A1" office:value-type="string">
            <text:p text:style-name="P36">Lectio x.</text:p>
            <text:p text:style-name="P252"><text:span text:style-name="T554">Ex</text:span> hac <text:span text:style-name="T489">s</text:span>ana doctrína didícerat Paulus Apóstolus, quod docébat, quando dicébat: Si quis autem <text:span text:style-name="T489">s</text:span>u<text:soft-page-break/>is, <text:span text:style-name="T489">et</text:span> máxim<text:span text:style-name="T489">e</text:span> domésticis non próvidet, <text:span text:style-name="T489">fidem </text:span>negávit, <text:span text:style-name="T489">et</text:span> est infidéli detérior. Quid autem tam cuique domé<text:span text:style-name="T489">s</text:span>ticum, qu<text:span text:style-name="T489">a</text:span>m paréntes filiis, paréntibus <text:span text:style-name="T489">fí</text:span>lii? Hujus ítaqu<text:span text:style-name="T489">e</text:span> salubérrimi præcépti ipse <text:span text:style-name="T489">Magíster S</text:span>anctórum de seípso <text:span text:style-name="T489">constituébat </text:span>exémplum, quando non ut <text:span text:style-name="T489">fámulæ</text:span> Deus, quam creáverat <text:span text:style-name="T489">et </text:span>regébat, sed ut <text:span text:style-name="T489">M</text:span>atri homo, <text:span text:style-name="T489">de</text:span> qua creátus fúerat, <text:span text:style-name="T489">et</text:span> quam relinquébat, álterum pro se quodámmodo <text:span text:style-name="T489">fíl</text:span>ium providébat. </text:p>
            <text:p text:style-name="P84"/>
          </table:table-cell>
          <table:table-cell table:style-name="Tabulka1.A1" office:value-type="string">
            <text:p text:style-name="P67"/>
            <text:p text:style-name="P218">Z tohoto <text:span text:style-name="T490">zdravého</text:span> učení vycház<text:span text:style-name="T490">el</text:span> i <text:span text:style-name="T707">A</text:span>poštol Pavel, když ří<text:span text:style-name="T490">kával</text:span>: „Kdo se nestará o své blízké <text:soft-page-break/>a z<text:span text:style-name="T513">ejména </text:span>o členy rodiny, <text:span text:style-name="T513">jako by </text:span>zapřel víru, a je horší než nevěřící.“ <text:span text:style-name="T491">Kdo si je totiž navzájem bližší než rodiče dětem a děti rodičům? Učitel Svatých však sám sebe dal za příklad tohoto spásného přikázání, když n</text:span><text:span text:style-name="T821">ikoliv</text:span><text:span text:style-name="T491"> jako Bůh služebnici, kterou stvořil a byl ji nadřízen, ale jako člověk své Matce, z níž byl </text:span><text:span text:style-name="T821">u</text:span><text:span text:style-name="T491">tvořen a kterou opouštěl, pak svým způsobem dal namísto sebe jiného <text:s/>syna. </text:span></text:p>
          </table:table-cell>
        </table:table-row>
        <table:table-row table:style-name="Tabulka1.1">
          <table:table-cell table:style-name="Tabulka1.A1" office:value-type="string">
            <text:p text:style-name="P36">Lectio xj.</text:p>
            <text:p text:style-name="P253"><text:span text:style-name="T554">Nam</text:span> cur hoc fécerit, <text:span text:style-name="T489">quod </text:span>séquitur, índicat. Ait <text:span text:style-name="T489">enim</text:span> Evang<text:span text:style-name="T489">e</text:span>lísta: Ex illa hora <text:span text:style-name="T489">accépit </text:span>eam discípulus in sua; <text:span text:style-name="T489">de s</text:span>eípso dicens: sic quippe <text:span text:style-name="T489">commemoráre </text:span>solet, qu<text:span text:style-name="T489">o</text:span>d <text:span text:style-name="T489">eum diligébat </text:span>Jesus, qui útique <text:span text:style-name="T489">omnes, </text:span>sed ipsum prae <text:span text:style-name="T489">céteris </text:span>et familiári<text:span text:style-name="T489">u</text:span>s diligébat, <text:span text:style-name="T489">ita </text:span>ut in convívio eum supra suum <text:span text:style-name="T489">pectus </text:span>discúmbere <text:span text:style-name="T489">fáceret; credo, ut istíus Evangélii, quod per eum fúerat praedicatúrus, divínam excelléntiam hoc modo commendáret. </text:span></text:p>
            <text:p text:style-name="P84"/>
          </table:table-cell>
          <table:table-cell table:style-name="Tabulka1.A1" office:value-type="string">
            <text:p text:style-name="P207"/>
            <text:p text:style-name="P208"><text:span text:style-name="T554">Neboť</text:span> následují<text:span text:style-name="T490">cí část </text:span>nám ukazuje, proč tak učinil. Praví totiž Evangelista: „Od té hodiny ji učedník přijal za svou.“ O sobě samém pak říká: <text:span text:style-name="T492">takto měl totiž ve zvyku připomínat, že jej Ježíš miloval. On totiž miloval všechny, avšak jej více a nade všechny ostatní, takže když jedli, on si jej přivinul na svou hruď. Věřím, že věci z jeho Evangelia, které pak skrze něj předpověděl, Janovi takto svěřila božská dokonalost. </text:span></text:p>
          </table:table-cell>
        </table:table-row>
        <table:table-row table:style-name="Tabulka1.1">
          <table:table-cell table:style-name="Tabulka1.A1" office:value-type="string">
            <text:p text:style-name="P36">Lectio xij.</text:p>
            <text:p text:style-name="P254"><text:span text:style-name="T554">Sed</text:span> in quæ sua Joánnes Matrem Dómini accépit? Neque enim non ex eis erat, qui <text:span text:style-name="T493">dixérunt </text:span>ei: Ecce nos dimísimus ómnia et secúti sumus te. Sed ibi quoque audíerat: <text:span text:style-name="T493">Q</text:span>uicúmque ista dimíserit propter me, accípiet in hoc sæculo <text:span text:style-name="T493">cénties</text:span> tantum. Habébat ergo discípulus centuplíciter pl<text:span text:style-name="T493">u</text:span>ra qu<text:span text:style-name="T493">a</text:span>m dimíserat, in quæ suscíperet ejus Matrem, qui hæc illi donáverat? Sed in ea societáte beátus Joánnes recéperat céntuplum, ubi nemo dicébat áliquid suum, sed erant illis ómnia commúnia: sicut in Apostolórum <text:span text:style-name="T493">A</text:span>ctibus scriptum est. Sic enim Apóstoli er<text:span text:style-name="T493">a</text:span>nt quasi nihil habéntes, et ómnia possidéntes.</text:p>
            <text:p text:style-name="P84"/>
          </table:table-cell>
          <table:table-cell table:style-name="Tabulka1.A1" office:value-type="string">
            <text:p text:style-name="P67"/>
            <text:p text:style-name="P219"><text:span text:style-name="T554">Avšak</text:span> <text:span text:style-name="T514">co bylo to „své“, </text:span>do čeho Jan Matku Páně vlastně přijal? <text:span text:style-name="T494">B</text:span>yl totiž jedním z těch, kteří Pánovi řekli: „Hle, opustili jsme vše a následovali tě.“ <text:span text:style-name="T494">Avšak na to jim odpověděl: „Kdokoliv tyto věci opustil kvůli mně, dostane za ně na tomto světě stonásob. Měl tedy učedník stokrát více, než opustil, když přijal Jeho Matku, kterou mu Pán daroval? Avšak svatý Jan opravdu přijal stonásob v oné společnosti, kde si nikdo nečinil nárok na žádný majetek, ale všechno bylo společné. Neboť ve Skutcích Apoštolů je psáno: „Tak totiž Apoštolové žili, jako by nic neměli, ale přece jim patřilo vše.“ </text:span></text:p>
          </table:table-cell>
        </table:table-row>
        <table:table-row table:style-name="Tabulka1.1">
          <table:table-cell table:style-name="Tabulka1.A1" table:number-columns-spanned="2" office:value-type="string">
            <text:p text:style-name="P74"><text:span text:style-name="T3">D</text:span><text:span text:style-name="T5">IE</text:span><text:span text:style-name="T2"> </text:span><text:span text:style-name="T5">XV</text:span><text:span text:style-name="T2">I. SEPTEMBRIS</text:span></text:p>
            <text:p text:style-name="P136"><text:span text:style-name="T26">I</text:span><text:span text:style-name="T60">n</text:span><text:span text:style-name="T26"> F</text:span><text:span text:style-name="T60">esto </text:span><text:span text:style-name="T27">S. </text:span><text:span text:style-name="T30">L</text:span><text:span text:style-name="T62">u</text:span><text:span text:style-name="T64">d</text:span><text:span text:style-name="T62">m</text:span><text:span text:style-name="T64">illæ,</text:span></text:p>
            <text:p text:style-name="P52"><text:span text:style-name="T408">Viduæ</text:span><text:span text:style-name="T407"> et Martyris.</text:span></text:p>
            <text:p text:style-name="P56">Patronæ Regni Bohemiæ.</text:p>
            <text:p text:style-name="P11"><text:span text:style-name="T72">in </text:span><text:span text:style-name="T53">B</text:span><text:span text:style-name="T72">ohemia</text:span><text:span text:style-name="T71">: </text:span><text:span text:style-name="T73">MM</text:span>. <text:span text:style-name="T84">min.</text:span></text:p>
          </table:table-cell>
          <table:covered-table-cell/>
        </table:table-row>
        <table:table-row table:style-name="Tabulka1.1">
          <table:table-cell table:style-name="Tabulka1.A1" office:value-type="string">
            <text:p text:style-name="P118">In I. Nocturno</text:p>
            <text:p text:style-name="P112">De Parábolis Salomónis.</text:p>
            <text:p text:style-name="P38">Lectio j. <text:span text:style-name="T355">Cap. 31.</text:span></text:p>
            <text:p text:style-name="P149">M<text:span text:style-name="T554">ulíerem</text:span> fortem quis invéniet? procul, et de últimis fínibus prétium ejus. Confídit in ea cor viri sui, et spóliis non indigébit. Reddet ei bonum, et non malum, ómnibus diébus vitæ suæ. Quæsívit lanam et linum, et operáta est consílio mánuum suárum. Facta est quasi navis institóris, de longe portans panem suum. Et de nocte surréxit, <text:soft-page-break/><text:span text:style-name="T804">d</text:span>edítque prædam domésticis suis, et cibária ancíllis suis.</text:p>
            <text:p text:style-name="P149"/>
          </table:table-cell>
          <table:table-cell table:style-name="Tabulka1.A1" office:value-type="string">
            <text:p text:style-name="P118"><text:s/></text:p>
            <text:p text:style-name="P58"/>
            <text:p text:style-name="P58"/>
            <text:p text:style-name="P279"><text:span text:style-name="T653">Zdatnou</text:span><text:span text:style-name="T725"> ž</text:span><text:span text:style-name="T715">enu kdo nalezne? Je daleko cennější než </text:span><text:span text:style-name="T725">cokoliv na světě</text:span><text:span text:style-name="T715">. Srdce jejího muže na ni spoléhá a nepostrádá </text:span><text:span text:style-name="T725">zisk</text:span><text:span text:style-name="T715">. Prokazuje mu </text:span><text:span text:style-name="T783">jen</text:span><text:span text:style-name="T715"> dobro a žádné zlo po celý svůj život. Stará se o vlnu </text:span><text:span text:style-name="T733">i</text:span><text:span text:style-name="T715"> o len, pracuje s chutí vlastníma rukama. Podobna obchodním lodím zdaleka při</text:span><text:span text:style-name="T734">n</text:span><text:span text:style-name="T715">á</text:span><text:span text:style-name="T734">š</text:span><text:span text:style-name="T715">í svůj chléb. Ještě za noci vstává dát potravu své</text:span><text:soft-page-break/><text:span text:style-name="T715">mu domu a příkazy služkám. </text:span></text:p>
          </table:table-cell>
        </table:table-row>
        <table:table-row table:style-name="Tabulka1.1">
          <table:table-cell table:style-name="Tabulka1.A1" office:value-type="string">
            <text:p text:style-name="P37">Lectio ij.</text:p>
            <text:p text:style-name="P225">C<text:span text:style-name="T554">onsiderávit</text:span> agrum, et emit eum: de fructu mánuum suárum plantávit víneam. Accínxit fortitúdine lumbos suos, et roborávit bráchium suum. Gustávit, et vidit quia bona est negotiátio ejus: non extinguétur in nocte lucérna ejus. Manum suam misit ad fórtia, et dígiti ejus apprehendérunt fusum. Manum suam apéruit ínopi, et palmas suas exténdit ad páuperem.</text:p>
            <text:p text:style-name="P99"/>
          </table:table-cell>
          <table:table-cell table:style-name="Tabulka1.A1" office:value-type="string">
            <text:p text:style-name="P65"/>
            <text:p text:style-name="P183"><text:span text:style-name="T554">Vyhlédne</text:span> si pole a získá je, z <text:span text:style-name="T417">plodů</text:span> svých rukou vysází vinici. Bedra si opáše silou a <text:span text:style-name="T420">upevní</text:span> své paže. Okusí <text:span text:style-name="T804">a vidí</text:span>, jak je dobré její podnikání. Její svítilna nehasne ani v noci. Vztahuje ruce po přeslenu, svými prsty se chápe vřetena. Dlaň má otevřenou pro <text:span text:style-name="T418">ubožáka</text:span> a ruce vztahuje k <text:span text:style-name="T418">chudákovi</text:span>. </text:p>
          </table:table-cell>
        </table:table-row>
        <table:table-row table:style-name="Tabulka1.1">
          <table:table-cell table:style-name="Tabulka1.A1" office:value-type="string">
            <text:p text:style-name="P37">Lectio iij.</text:p>
            <text:p text:style-name="P227">N<text:span text:style-name="T554">on</text:span> timébit dómui suæ a frigóribus nivis: omnes enim doméstici ejus vestíti sunt duplícibus. Stragulátam vestem fecit sibi: byssus, et púrpura induméntum ejus. Nóbilis in portis vir ejus, quando séderit cum senatóribus terræ. Síndonem fecit, et véndidit, et cíngulum trádidit Chananæo. Fortitúdo et decor induméntum ejus, et ridébit in die novíssimo. Os suum apéruit sapiéntiæ, et lex cleméntiæ in lingua ejus.</text:p>
            <text:p text:style-name="P68"/>
          </table:table-cell>
          <table:table-cell table:style-name="Tabulka1.A1" office:value-type="string">
            <text:p text:style-name="P65"/>
            <text:p text:style-name="P184"><text:span text:style-name="T554">Nebojí</text:span> se o svůj dům, když sněží, <text:span text:style-name="T418">všichni v </text:span>její<text:span text:style-name="T418">m</text:span> d<text:span text:style-name="T418">omě </text:span>j<text:span text:style-name="T418">sou</text:span> oblečen<text:span text:style-name="T418">i</text:span> do dvojího šatu. Zhotovuje si přikrývky, <text:span text:style-name="T418">z</text:span> jemného plátna a šarlatu je její oděv. Uznáván je v branách její manžel, když zasedá se staršími země. Zhotovuje plátno na prodej a pásy dodává kupci. Síla a důstojnost je jejím šatem, s úsměvem hledí vstříc příštím dnům. Její ústa promlouvají moudře, na jazyku mívá vlídné naučení.</text:p>
          </table:table-cell>
        </table:table-row>
        <table:table-row table:style-name="Tabulka1.1">
          <table:table-cell table:style-name="Tabulka1.A1" office:value-type="string">
            <text:p text:style-name="P37">Lectio i<text:span text:style-name="T356">v</text:span>.</text:p>
            <text:p text:style-name="P228">C<text:span text:style-name="T554">onsiderávit</text:span> semitas domus suæ, et panem otiósa non comédit. Surrexérunt fílii ejus, et beatíssimam prædicavérunt: vir ejus. et laudávit eam. Multæ fíliæ congregavérunt divítias: tu supergréssa es univérsas. Fallax grátia, et vana est pulchritúdo: múlier timens Dóminum ipsa laudábitur. Date ei de fructu mánuum suárum: et laudent eam in portis ópera ejus.</text:p>
            <text:p text:style-name="P68"/>
          </table:table-cell>
          <table:table-cell table:style-name="Tabulka1.A1" office:value-type="string">
            <text:p text:style-name="P65"/>
            <text:p text:style-name="P193"><text:span text:style-name="T554">Pozorně</text:span> sleduje chod svého domu a chleba nejí, <text:span text:style-name="T419">aniž by se dotkla práce</text:span>. Její synové povstávají a blahořečí jí, též její manžel ji chválí: „Statečně si vedly mnohé dcery, ale ty je všechny předčíš.“ Klamavá je líbeznost, pomíjivá krása; <text:span text:style-name="T822">avšak </text:span>žena, jež se bojí Hospodina, dojde chvály. Dejte jí z <text:span text:style-name="T419">plodů </text:span>jejích rukou, ať ji v branách chválí její činy! </text:p>
          </table:table-cell>
        </table:table-row>
        <table:table-row table:style-name="Tabulka1.1">
          <table:table-cell table:style-name="Tabulka1.A1" office:value-type="string">
            <text:p text:style-name="P122">In II. Nocturno</text:p>
            <text:p text:style-name="P27">Lectio v.</text:p>
            <text:p text:style-name="P238">L<text:span text:style-name="T554">udmílla</text:span> Slaviboris Cómitis Pagáni fília Borzivójo, Bohemórum Príncipi gentíli nupta, ingénti Dei benefício Methúdium S. Cyrílli collégum sanctíssimum sortíta est magístrum f<text:span text:style-name="T805">í</text:span>dei Christiánae. Hujus ópera una cum cónjuge et pópulo sibi subjécto sacro Baptísmate suscépto continuis lácrymis pristínæ idololatríæ véniam obsecrábat, et cum Viro suo magnam diéi partem in templo devóte transigébat.</text:p>
            <text:p text:style-name="P221"/>
          </table:table-cell>
          <table:table-cell table:style-name="Tabulka1.A1" office:value-type="string">
            <text:p text:style-name="P61"/>
            <text:p text:style-name="P61"/>
            <text:p text:style-name="P284"><text:span text:style-name="T554">Ludmila</text:span>, dcera Pohanského Knížete Slavibora, <text:span text:style-name="T470">byla pro</text:span>vd<text:span text:style-name="T470">á</text:span>n<text:span text:style-name="T470">a</text:span> za Bořivoje, Knížete <text:span text:style-name="T708">českého </text:span>národa. <text:span text:style-name="T708">Z n</text:span>esmírn<text:span text:style-name="T708">é</text:span> Boží dobrotivostí <text:span text:style-name="T470">získala</text:span> Metoděje, přesvatého společníka svatého Cyrila, <text:span text:style-name="T822">za</text:span> <text:span text:style-name="T470">svého </text:span>učitele Křesťanské víry. Jeho dílem <text:span text:style-name="T470">pak </text:span>spolu se svým manželem a lidem sobě svěřeným přijali svatý Křest a svými slzami, které neustále prolévali, prosili za odpuštění pradávné modloslužby, a <text:span text:style-name="T708">spolu </text:span>se svým Mužem oddaně trávila velkou část dne v chrámu.</text:p>
          </table:table-cell>
        </table:table-row>
        <table:table-row table:style-name="Tabulka1.1">
          <table:table-cell table:style-name="Tabulka1.A1" office:value-type="string">
            <text:p text:style-name="P42">Lectio vj.</text:p>
            <text:p text:style-name="P236">M<text:span text:style-name="T554">ultis</text:span> deínde cœpit florére virtútibus, máxime erga egénos charitáta‚ ut Mater páuperum, pes claudórum, óculus coecórum, orphanórum, ac <text:soft-page-break/>viduárum pia consolátrix appellarétur. Tres fílios totidémque fílias eníxa marítum pérdidit, eum ille magis magísque post suscéptum Baptísmum in regno profíceret. Succéssit fílius Spitígneus natu major, qui sine líberis decéssit.</text:p>
            <text:p text:style-name="P100"/>
          </table:table-cell>
          <table:table-cell table:style-name="Tabulka1.A1" office:value-type="string">
            <text:p text:style-name="P61"/>
            <text:p text:style-name="P196"><text:span text:style-name="T554">Poté</text:span> počala rozkvétati mnoha ctnostmi, přemnohými skutky milosrdenství oblaž<text:span text:style-name="T822">ova</text:span>la potřebné, takže byla nazývána Matkou chudých, <text:soft-page-break/>oporou chromých, zrakem slepých <text:span text:style-name="T822">a</text:span> laskavou utěšitelkou sirotků a vdov. Svému manželovi dala tři dcery a tři syny, <text:span text:style-name="T708">když</text:span> <text:span text:style-name="T822">pak </text:span>zemřel, avšak po přij<text:span text:style-name="T708">etí</text:span> Křt<text:span text:style-name="T708">u</text:span> mu čím dál více pomáhala v jeho vladařských povinnostech. Po něm nastoupil na trůn Spytihněv, nejstarší syn, který však zemřel bez potomků.</text:p>
          </table:table-cell>
        </table:table-row>
        <table:table-row table:style-name="Tabulka1.1">
          <table:table-cell table:style-name="Tabulka1.A1" office:value-type="string">
            <text:p text:style-name="P42">Lectio vij.</text:p>
            <text:p text:style-name="P239">P<text:span text:style-name="T554">ost</text:span> hunc secúndo génitus Wratisláus regnum administrávit; qui ducta uxóre Drahomíra idolólatra suscépit ex ea Wencesláum et Bolesláum: immatúra tandem morte præoccupátus Wratisláus, óptimæ índolis púerum Wencesláum Ludmíllæ Aviæ educándum commendávit; cui étiam omnem regni administratiónem commísit. Drahomíra hæc iníque ferens, máxime vero longe lætéque Ludmíllæ stúdio propagári fídem Christiánam, Socrum decrévit interfícere.</text:p>
            <text:p text:style-name="P69"/>
          </table:table-cell>
          <table:table-cell table:style-name="Tabulka1.A1" office:value-type="string">
            <text:p text:style-name="P61"/>
            <text:p text:style-name="P306"><text:span text:style-name="T554">Po</text:span> něm se ujal vlády druhý syn Vratislav, který si vzal za ženu modloslužebnici Drahomíru a měl s ní dva syny, Václava a Boleslava. Předčasnou pak smrtí když Vratislav <text:span text:style-name="T469">umíral</text:span>, <text:span text:style-name="T469">svěřil chlapce Václava k výchově jeho Babičce Ludmile, ženě mnoha ctností, jíž i správu celého království poručil. Drahomíra pak všechno toto nelibě nesla, nejvíce však Ludmilinu snahu co nejvíce rozšířit křesťanskou víru, takže svou Tchyni nechala zavraždit.</text:span></text:p>
          </table:table-cell>
        </table:table-row>
        <table:table-row table:style-name="Tabulka1.1">
          <table:table-cell table:style-name="Tabulka1.A1" office:value-type="string">
            <text:p text:style-name="P42">Lectio viij.</text:p>
            <text:p text:style-name="P236">I<text:span text:style-name="T554">nstánte</text:span> exítii die, quem divinítus prænóverat Ludmílla, vocátis cliéntulis mercédem persólvit‚ et quod supérerat in páuperes sua manu distríbuit. Remótis deínde árbitris, audíto sacro, acceptóque Eucharistíæ viático, vitæ suæ finem impénse Deo comméndat: eum ecce duo a Drahomíra missi et a Ludmílla convivio excépti, nocte intempésta, in cubíle irrúmpunt, et orántem elísis fáucibus, velo cápitis súffocant. Corpus post áliquot annos incorrúptum Wencesláus nepos Pragam tránstulit, et in Ecclésia Divi Geórgii Sanctimoniálium honorífice sepelívit.</text:p>
            <text:p text:style-name="P100"/>
          </table:table-cell>
          <table:table-cell table:style-name="Tabulka1.A1" office:value-type="string">
            <text:p text:style-name="P61"/>
            <text:p text:style-name="P309"><text:span text:style-name="T554">Když</text:span> nastal den smrti, který Ludmila božskou mocí předzvěděla, svolala své věrné a rozdala jim svůj majetek, co pak zbylo, vlastní rukou rozdělila mezi chudé. Beze všech svědků pak šla na mši svatou, přijala Eucharistii jako pokrm na cestu a blízký konec svého života poručila Bohu. A hle, dva muži, které Drahomíra poslala a Ludmila je přijala na hostinu, jedné neklidné noci vtrhli do její ložnice, a zatímco ona se modlila, vrhli se na její hrdlo a uškrtili ji závojem. Po několika letech dal Václav, její vnuk, její neporušené tělo přenést do Prahy a u Sester v Kostele Svatého Jiří <text:span text:style-name="T708">s poctami</text:span> pohřbít.</text:p>
          </table:table-cell>
        </table:table-row>
        <table:table-row table:style-name="Tabulka1.1">
          <table:table-cell table:style-name="Tabulka1.A1" office:value-type="string">
            <text:p text:style-name="P122">In III. Nocturno</text:p>
            <text:p text:style-name="P71"><text:span text:style-name="T327">Léctio sancti Evangélii </text:span><text:span text:style-name="T328">secúndum </text:span><text:span text:style-name="T329">Matthæum</text:span><text:span text:style-name="T327">.</text:span><text:span text:style-name="T43"> </text:span></text:p>
            <text:p text:style-name="P71"><text:span text:style-name="T43">Lectio ix. Cap. </text:span><text:span text:style-name="T44">1</text:span><text:span text:style-name="T46">3</text:span><text:span text:style-name="T43">.</text:span></text:p>
            <text:p text:style-name="P240">I<text:span text:style-name="T554">n</text:span> illo témpore: Dixit Jesus discípulis suis parábolam hanc: Símile est regnum cœlórum thesáuro abscóndito in agro. Et réliqua.</text:p>
            <text:p text:style-name="P80"/>
            <text:p text:style-name="P71"><text:span text:style-name="T350">Homil</text:span><text:span text:style-name="T351">í</text:span><text:span text:style-name="T350">a sancti </text:span><text:span text:style-name="T327">Gregórii Papæ.</text:span></text:p>
            <text:p text:style-name="P44">Homilia 11. in Evangelia.</text:p>
            <text:p text:style-name="P242">C<text:span text:style-name="T554">œlórum</text:span> regnum, fratres charíssimi, idcírco terrénis rebus símile dícitur, ut ex his, quæ ánimus novit, surgat ad incógnita, quæ non novit: quátenus exémplo visibílium se ad invisibília rápiat‚ et per ea, quæ usu dídicit quasi confricátus incaléscat: ut per hoc, quod scit notum dilígere, discat et incógnita amáre. Ecce enim cœlórum regnum thesáuro abscóndito in agro comparátur: quem qui invénit homo, abscóndit, et præ gáudio illíus vadit, et vendit univérsa quæ habet, et <text:soft-page-break/>emit agrum illum.</text:p>
            <text:p text:style-name="P80"/>
          </table:table-cell>
          <table:table-cell table:style-name="Tabulka1.A1" office:value-type="string">
            <text:p text:style-name="P61"/>
            <text:p text:style-name="P61"/>
            <text:p text:style-name="P61"/>
            <text:p text:style-name="P167"><text:span text:style-name="T554">Za</text:span> onoho času řekl Ježíš svým učedníkům toto podobenství: podobné jest království nebeské pokladu skrytému v poli. A ostatní. </text:p>
            <text:p text:style-name="P61"/>
            <text:p text:style-name="P61"/>
            <text:p text:style-name="P61"/>
            <text:p text:style-name="P168"><text:span text:style-name="T576">Nebeské</text:span><text:span text:style-name="T172"> království, nejdražší bratři, se proto </text:span><text:span text:style-name="T190">proto přirovnává k věcem pozemským</text:span><text:span text:style-name="T172">, </text:span><text:span text:style-name="T190">neboť náš duch</text:span><text:span text:style-name="T172"> </text:span><text:span text:style-name="T324">skrze</text:span><text:span text:style-name="T172"> to, co již zná, stoupá k věcem neznámým, které ještě nepoznal. Takže příkladem věcí viditelných se unáší k těm neviditelným a skrze to, co se používáním naučí, jako by oheň postupně vykřesal. A </text:span><text:span text:style-name="T324">pomocí</text:span><text:span text:style-name="T172"> to</text:span><text:span text:style-name="T324">ho</text:span><text:span text:style-name="T172">, co zná a má rád, si i neznámé zamiluje. Hle, zde je nebeské království přirovnáváno k pokladu skrytému v poli. Když jej člověk najde, opět jej ukryje, a s velikou ra</text:span><text:soft-page-break/><text:span text:style-name="T172">dostí jde, prodá vše, co má, a koupí to pole. <text:s/></text:span></text:p>
          </table:table-cell>
        </table:table-row>
        <table:table-row table:style-name="Tabulka1.1">
          <table:table-cell table:style-name="Tabulka1.A1" office:value-type="string">
            <text:p text:style-name="P27">Lectio x.</text:p>
            <text:p text:style-name="P244">Q<text:span text:style-name="T554">ua</text:span> in re hoc quoque notándum est, quod invéntus thesáurus abscónditur, ut servétur: quia stúdium cœléstis desidérii a malígnis spirítibus custodíre non súfficit, qui hoc ab humánis láudibus non abscóndit. In præsénti étenim vita, quasi in via sumus, qua ad pátriam pérgimus. Malígni autem spíritus iter nostrum quasi quidam latrúnculi óbsident. Deprædári ergo desíderat, qui thesáurum públice portat in via.</text:p>
            <text:p text:style-name="P80"/>
          </table:table-cell>
          <table:table-cell table:style-name="Tabulka1.A1" office:value-type="string">
            <text:p text:style-name="P61"/>
            <text:p text:style-name="P209"><text:span text:style-name="T575">V této</text:span><text:span text:style-name="T174"> záležitosti stojí také za zmínku, že nalezený poklad je opět ukryt, aby byl v bezpečí. Neboť svou snahu o dosažení nebeské touhy nestačí od zlých duchů strážit ten, kdo se neskr</text:span><text:span text:style-name="T192">ývá</text:span><text:span text:style-name="T174"> lidské chvále. </text:span><text:span text:style-name="T252">V</text:span><text:span text:style-name="T174"> tomto životě jsme </text:span><text:span text:style-name="T252">t</text:span><text:span text:style-name="T174">otiž jako na cestě, po které jdeme do nebeské vlasti. </text:span><text:span text:style-name="T252">N</text:span><text:span text:style-name="T174">a této cestě však číhají </text:span><text:span text:style-name="T252">z</text:span><text:span text:style-name="T174">lí duchové jako nějací lupiči. </text:span><text:span text:style-name="T191">A t</text:span><text:span text:style-name="T174">en, kdo na cestě nosí své poklady </text:span><text:span text:style-name="T252">zjevně a </text:span><text:span text:style-name="T174">otevřeně, </text:span><text:span text:style-name="T191">se vlastně chce nechat oloupit</text:span><text:span text:style-name="T174">. <text:s/></text:span></text:p>
          </table:table-cell>
        </table:table-row>
        <table:table-row table:style-name="Tabulka1.1">
          <table:table-cell table:style-name="Tabulka1.A1" office:value-type="string">
            <text:p text:style-name="P27">Lectio xj.</text:p>
            <text:p text:style-name="P240">H<text:span text:style-name="T554">oc</text:span> autem dico, non ut próximi ópera nostra bona non vídeant, cum scriptum sit : Vídeant ópera vestra bona, et gloríficent Patrem vestrum, qui in cœlis est: sed ut per hoc, quod ágimus, laudes extérius non quærámus. Sic autem sit opus in público, quátenus inténtio máneat in occúlto: ut et de bono ópere próximis præbeámus exémplum, et tamen per intentiónem, qua Deo soli placére quærimus, semper optémus secrétum.</text:p>
            <text:p text:style-name="P80"/>
          </table:table-cell>
          <table:table-cell table:style-name="Tabulka1.A1" office:value-type="string">
            <text:p text:style-name="P61"/>
            <text:p text:style-name="P170"><text:span text:style-name="T568">To</text:span><text:span text:style-name="T175"> však neříkám proto, aby naši bližní neviděli naše dobrá díla, neboť je psáno: Ať vidí vaše dobrá díla a oslavují vašeho Otce, který je </text:span><text:span text:style-name="T252">v </text:span><text:span text:style-name="T175">nebesích. Avšak tím, co děláme, nesmíme hledat vnější chválu. Takové tedy bu</text:span><text:span text:style-name="T193">diž</text:span><text:span text:style-name="T175"> vaše dílo před lidmi, aby jeho úmysl zůstal skryt. Abychom tedy o dobrých skutcích mohli vydávat příklad svým bližním, je</text:span><text:span text:style-name="T193">jich</text:span><text:span text:style-name="T175"> úmysl, kterým se chceme líbit samotnému Bohu, vždy uchovejme v tajnosti. <text:s/></text:span></text:p>
          </table:table-cell>
        </table:table-row>
        <table:table-row table:style-name="Tabulka1.1">
          <table:table-cell table:style-name="Tabulka1.A1" office:value-type="string">
            <text:p text:style-name="P27">Lectio xij.</text:p>
            <text:p text:style-name="P247">T<text:span text:style-name="T554">hesáurus</text:span> autem cœléste est desidérium: ager vero, in quo thesáurus abscónditur, disciplína stúdii cœléstis. Quem profécto agrum vénditis ómnibus cómparat‚ qui voluptátibus carnis renúntians, cuncta sua terréna desidéria per disciplínæ cœléstis custódiam calcat: ut nihil jam, quod caro blandítur, líbeat; nihil, quod carnálem vitam trucídat, spíritus perhorréscat.</text:p>
            <text:p text:style-name="P80"/>
          </table:table-cell>
          <table:table-cell table:style-name="Tabulka1.A1" office:value-type="string">
            <text:p text:style-name="P61"/>
            <text:p text:style-name="P212"><text:span text:style-name="T554">Poklad</text:span> je totiž touha <text:span text:style-name="T822">po nebi</text:span>. Pole pak, ve kterém je poklad ukryt, <text:span text:style-name="T415">je </text:span>ukázněnost snahy o nebe. Ten, kdo prodá vše, co má, a koupí to pole, je takový člověk, který zavrhne tužby těla a všechny své pozemské touhy pošlape dodržováním nebeské ukázněnosti, aby se mu již nelíbilo nic, čím ho tělo utěšuje a jeho duch se <text:span text:style-name="T416">již </text:span>neděsil toho, co zabíjí i tělesný život. </text:p>
          </table:table-cell>
        </table:table-row>
        <table:table-row table:style-name="Tabulka1.1">
          <table:table-cell table:style-name="Tabulka1.A1" table:number-columns-spanned="2" office:value-type="string">
            <text:p text:style-name="P127"><text:span text:style-name="T2">DIE </text:span><text:span text:style-name="T11">X</text:span><text:span text:style-name="T8">V</text:span><text:span text:style-name="T9">II</text:span><text:span text:style-name="T2">. </text:span><text:span text:style-name="T11">SEPTEMBRIS</text:span><text:span text:style-name="T10">.</text:span></text:p>
            <text:p text:style-name="P144"><text:span text:style-name="T26">I</text:span><text:span text:style-name="T60">n</text:span><text:span text:style-name="T26"> F</text:span><text:span text:style-name="T60">esto</text:span><text:span text:style-name="T26"> </text:span><text:span text:style-name="T33">S</text:span><text:span text:style-name="T26">. </text:span><text:span text:style-name="T34">L</text:span><text:span text:style-name="T360">a</text:span><text:span text:style-name="T362">mberti</text:span><text:span text:style-name="T361">,</text:span></text:p>
            <text:p text:style-name="P22"><text:span text:style-name="T516">Episcopi et Martyris</text:span>.</text:p>
            <text:p text:style-name="P20">iij. Lect. et M.</text:p>
          </table:table-cell>
          <table:covered-table-cell/>
        </table:table-row>
        <table:table-row table:style-name="Tabulka1.1">
          <table:table-cell table:style-name="Tabulka1.A1" office:value-type="string">
            <text:p text:style-name="P108">In I. Nocturno</text:p>
            <text:p text:style-name="P112">De Actibus Apostolórum.</text:p>
            <text:p text:style-name="P38">Lectio j. <text:span text:style-name="T355">Cap. 20.</text:span></text:p>
            <text:p text:style-name="P149">A Miléto Paulus mittens Ephesum, vocávit majóres natu Ecclésiæ. Qui cum veníssent ad eum, et simul essent, dixit eis: Vos scitis a prima die, qua ingréssus sum in Asiam, quáliter vobíscum per omne tempus fúerim, sérviens Dómino cum omni humilitáte, et lácrymis, et tentatiónibus, quæ mihi accidérunt ex insídiis Judæórum: quómodo nihil subtráxerim utílium, quo minus an<text:soft-page-break/>nuntiárem vobis, et docérem vos públice, et per domos, testíficans Judæis, atque Gentílibus in Deum pœniténtiam, et fidem in Dóminum nostrum Jesum Christum.</text:p>
            <text:p text:style-name="P149"/>
          </table:table-cell>
          <table:table-cell table:style-name="Tabulka1.A1" office:value-type="string">
            <text:p text:style-name="P124"><text:s/></text:p>
            <text:p text:style-name="P58"/>
            <text:p text:style-name="P58"/>
            <text:p text:style-name="P160">Z Milétu poslal Pavel vzkaz do Efe<text:span text:style-name="T518">s</text:span>u a zavolal si starší <text:span text:style-name="T518">C</text:span>írkve. <text:span text:style-name="T518">K</text:span>dyž k němu přišli <text:span text:style-name="T519">a byli spolu</text:span>, řekl jim: „Vy víte, jak jsem si u vás počínal celou dobu od prvního dne, kdy jsem přišel do Asie. Sloužil jsem Pánu s velkou pokorou, v slzách a zkouškách, které mě potkaly pro úklady Židů. Víte, že jsem vám nezamlčel nic, co by vám bylo k<text:span text:style-name="T805">u</text:span> prospěchu; všechno jsem vám řekl, když <text:soft-page-break/>jsem vás učil ve shromáždění i v rodinách. Naléhal jsem na Židy i <text:span text:style-name="T519">Pohany</text:span> a vyzýval je, aby se obrátili k Bohu a uvěřili v našeho Pána, Ježíše Krista. </text:p>
            <text:p text:style-name="P60"><text:span text:style-name="T515">(</text:span><text:span text:style-name="T97">ČEP, </text:span><text:span text:style-name="T98">upraveno</text:span><text:span text:style-name="T515">)</text:span></text:p>
          </table:table-cell>
        </table:table-row>
        <table:table-row table:style-name="Tabulka1.1">
          <table:table-cell table:style-name="Tabulka1.A1" office:value-type="string">
            <text:p text:style-name="P37">Lectio ij.</text:p>
            <text:p text:style-name="P225">L<text:span text:style-name="T554">ambértus</text:span> sub Landoáldo Archipresbytero, et Theodárdo Tungrénsi Epíscopo erudítus, ádeo profécit, ut apud Clodovæum secúndum vir Apostólicus audirétur. Annis natus uno et vigínti Theodárdo Mártyri sufféctus, sólium ádeo illustrávit‚ ut pios in sui pertráxerit admiratiónem, nefários vero in se concitárit. Ex quibus tyránnus Ebroínus, públicæ libert<text:span text:style-name="T709">á</text:span>tis defensórem Episcopátu dépulit, intrusúmque Faramúndum túitus est.</text:p>
            <text:p text:style-name="P99"/>
          </table:table-cell>
          <table:table-cell table:style-name="Tabulka1.A1" office:value-type="string">
            <text:p text:style-name="P65"/>
            <text:p text:style-name="P179"><text:span text:style-name="T634">Lambert</text:span><text:span text:style-name="T520"> obdržel vzdělání pod vedením Arcikněze Landoalda a Theodarda, Biskupa v Tongres, a vedl si tak dobře, že se o něm doslechl i </text:span><text:span text:style-name="T99">císař </text:span><text:span text:style-name="T520">Chlodvík II. jako o </text:span><text:span text:style-name="T99">dobrém </text:span><text:span text:style-name="T456">Apoštolovi. Když mu bylo dvacet jedna let, stal se </text:span><text:span text:style-name="T100">biskupským </text:span><text:span text:style-name="T456">nástupcem Mučedníka Theodarda </text:span><text:span text:style-name="T457">a svůj stolec natolik proslavil, že zbožné podněcoval k velkému obdivu, </text:span><text:span text:style-name="T466">a</text:span><text:span text:style-name="T457">však bezbožníky proti sobě popudil. Mezi nimi byl i tyran </text:span><text:span text:style-name="T458">Ebroin, který </text:span><text:span text:style-name="T101">Lamberta </text:span><text:span text:style-name="T458">jako obránce práv lid</text:span><text:span text:style-name="T460">u</text:span><text:span text:style-name="T458"> zbavil Biskupského úřadu a </text:span><text:span text:style-name="T459">dohlédl na to, aby jej </text:span><text:span text:style-name="T458">nahradil </text:span><text:span text:style-name="T459">Faramundus. </text:span></text:p>
          </table:table-cell>
        </table:table-row>
        <table:table-row table:style-name="Tabulka1.1">
          <table:table-cell table:style-name="Tabulka1.A1" office:value-type="string">
            <text:p text:style-name="P37">Lectio iij.</text:p>
            <text:p text:style-name="P228">C<text:span text:style-name="T554">essit</text:span> ígitur túrbini Lambértus, secessítque Stabulétum, Angélicam vitam ducens, unde occíso Ebroíno, reversus est ad Episcopátum sanctæ conversatiónis insígnia propágans. Demum zelo divíno incensus, Pipinúmque ob superindúctam Alpáidem sæpius árguens, a Dodóne ipsíus Alpáidis fratre, in villa Légia impetítus, et letháli hasta transfíxus est. Corpus ejus Trajécti ad Mosam sepúltum, ad villam Légiam, quæ nunc Leódium dícitur, transl<text:span text:style-name="T517">á</text:span>tum est.</text:p>
            <text:p text:style-name="P68"/>
          </table:table-cell>
          <table:table-cell table:style-name="Tabulka1.A1" office:value-type="string">
            <text:p text:style-name="P65"/>
            <text:p text:style-name="P273"><text:span text:style-name="T654">Lambert</text:span><text:span text:style-name="T735"> se tedy podvolil této bouři a uchýlil se do </text:span><text:span text:style-name="T788">kláštera </text:span><text:span text:style-name="T770">Stavelot, kde žil životem Andělů. Když byl Ebroin zabit, navrátil se </text:span><text:span text:style-name="T789">Lambert </text:span><text:span text:style-name="T770">na svůj Biskupský stolec a zvěsti o jeho svatém životě </text:span><text:span text:style-name="T771">i </text:span><text:span text:style-name="T770">skutcích se velmi rozšířily. </text:span><text:span text:style-name="T772">V horlivosti pro božské věci vytýkal často Pipinovi jeho </text:span><text:span text:style-name="T773">nelegitimní vztah s Alpaidou, až jej Dodo, bratr Alpaidy, vylákal do Lutychu a </text:span><text:span text:style-name="T774">tam jej probodl kopím a zabil. Jeho tělo bylo pohřbeno v Maastrichtu a </text:span><text:span text:style-name="T775">později </text:span><text:span text:style-name="T774">přeneseno do města, které se dnes jmenuje Lutych.</text:span></text:p>
          </table:table-cell>
        </table:table-row>
        <table:table-row table:style-name="Tabulka1.1">
          <table:table-cell table:style-name="Tabulka1.A1" table:number-columns-spanned="2" office:value-type="string">
            <text:p text:style-name="P74"><text:span text:style-name="T3">D</text:span><text:span text:style-name="T5">IE</text:span><text:span text:style-name="T2"> </text:span><text:span text:style-name="T5">X</text:span><text:span text:style-name="T13">X</text:span><text:span text:style-name="T2">I. SEPTEMBRIS</text:span></text:p>
            <text:p text:style-name="P136"><text:span text:style-name="T26">I</text:span><text:span text:style-name="T60">n</text:span><text:span text:style-name="T26"> F</text:span><text:span text:style-name="T60">esto </text:span><text:span text:style-name="T27">S. </text:span><text:span text:style-name="T36">M</text:span><text:span text:style-name="T67">atth</text:span><text:span text:style-name="T64">æ</text:span><text:span text:style-name="T67">i</text:span><text:span text:style-name="T64">,</text:span></text:p>
            <text:p text:style-name="P52"><text:span text:style-name="T409">Apostoli et Evangelistæ</text:span><text:span text:style-name="T407">.</text:span></text:p>
            <text:p text:style-name="P11"><text:span text:style-name="T73">MM</text:span>. <text:span text:style-name="T84">maj.</text:span></text:p>
          </table:table-cell>
          <table:covered-table-cell/>
        </table:table-row>
        <table:table-row table:style-name="Tabulka1.1">
          <table:table-cell table:style-name="Tabulka1.A1" office:value-type="string">
            <text:p text:style-name="P108">In I. Nocturno</text:p>
            <text:p text:style-name="P112">Incipit liber Ezechiélis Prophétæ.</text:p>
            <text:p text:style-name="P38">Lectio j. <text:span text:style-name="T355">Cap. 1.</text:span></text:p>
            <text:p text:style-name="P149">E<text:span text:style-name="T635">t</text:span> factum est in trigésimo anno, in quarto, in quinta mensis, cum essem in médio captivórum juxta flúvium Chobar, apérti sunt cœli, et vidi visiónes Dei. In quinta mensis, ipse est annus quintus transmigratiónis regis Jóachi<text:span text:style-name="T527">n</text:span>, <text:span text:style-name="T527">f</text:span>actum est verbum Dómini ad Ezechiélem fílium Buzi sacerdótem, in terra Chaldæórum, secus flumen Chobar: et facta est super eum ibi manus Dómini.</text:p>
            <text:p text:style-name="P149"/>
          </table:table-cell>
          <table:table-cell table:style-name="Tabulka1.A1" office:value-type="string">
            <text:p text:style-name="P124"><text:s/></text:p>
            <text:p text:style-name="P58"/>
            <text:p text:style-name="P58"/>
            <text:p text:style-name="P197"><text:span text:style-name="T554">Třicátého</text:span>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530">ch</text:span>aldejské zemi u průplavu Kebaru. Tam na něm spočinula Hospodinova ruka. </text:p>
          </table:table-cell>
        </table:table-row>
        <table:table-row table:style-name="Tabulka1.1">
          <table:table-cell table:style-name="Tabulka1.A1" office:value-type="string">
            <text:p text:style-name="P37">Lectio ij.</text:p>
            <text:p text:style-name="P225">E<text:span text:style-name="T635">t</text:span> vidi, et ecce ventus túrbinis veniébat ab Aquilóne, et nubes magna, et ignis invólvens, et splendor in circúitu ejus: et de medio ejus, quasi spécies eléctri, id est, de médio ignis: Et in médio <text:soft-page-break/>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99"/>
          </table:table-cell>
          <table:table-cell table:style-name="Tabulka1.A1" office:value-type="string">
            <text:p text:style-name="P65"/>
            <text:p text:style-name="P185"><text:span text:style-name="T554">Viděl</text:span> jsem, jak se přihnal bouřlivý vítr od severu, veliké mračno a šlehající oheň; okolo něho byla zář a uprostřed ohně jakýsi třpyt oslnivého vzácného kovu. Uprostřed něho bylo cosi podobné<text:soft-page-break/>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37">Lectio iij.</text:p>
            <text:p text:style-name="P233">E<text:span text:style-name="T636">t</text:span> manus hóminis sub pennis eórum, in quátuor pártibus: et fácies et pennas per quátuor partes habébant, <text:span text:style-name="T530">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68"/>
          </table:table-cell>
          <table:table-cell table:style-name="Tabulka1.A1" office:value-type="string">
            <text:p text:style-name="P65"/>
            <text:p text:style-name="P185"><text:span text:style-name="T554">Ruce</text:span>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37">Lectio i<text:span text:style-name="T356">v</text:span>.</text:p>
            <text:p text:style-name="P228">F<text:span text:style-name="T554">á</text:span><text:span text:style-name="T636">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528">Et similitúdo animálium, aspéctus eórum quasi carbónum ignis ardéntium, et quasi aspéctus lampadárum.</text:span></text:p>
            <text:p text:style-name="P68"/>
          </table:table-cell>
          <table:table-cell table:style-name="Tabulka1.A1" office:value-type="string">
            <text:p text:style-name="P65"/>
            <text:p text:style-name="P194"><text:span text:style-name="T554">Takové</text:span> byly jejich tváře; jejich křídla byla roz<text:span text:style-name="T709">e</text:span>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530">a v</text:span>ypadaly jako pochodně.</text:p>
          </table:table-cell>
        </table:table-row>
        <table:table-row table:style-name="Tabulka1.1">
          <table:table-cell table:style-name="Tabulka1.A1" office:value-type="string">
            <text:p text:style-name="P122">In II. Nocturno</text:p>
            <text:p text:style-name="P27">Lectio v.</text:p>
            <text:p text:style-name="P238">M<text:span text:style-name="T554">atthæus</text:span>, qui et Levi, Apóstolus et Evangelísta, Caphárnai cum ad telónium sedéret, a Christo vocátus, statim secútus est ipsum; quem étiam cum réliquis discípulis convívio excépit. Post Christi resurrectiónem, ántequam in provínciam proficiscerétur, quæ ei ad prædicándum obtígerat, primus in Judǽa, propter eos qui ex circumcisióne credíderant, Evangélium Jesu Christi Hebráice scripsit. Mox in Æthiópiam proféctus, Evangélium prædicávit, ac prædicatiónem multis miráculis confirmávit.</text:p>
            <text:p text:style-name="P221"/>
          </table:table-cell>
          <table:table-cell table:style-name="Tabulka1.A1" office:value-type="string">
            <text:p text:style-name="P61"/>
            <text:p text:style-name="P61"/>
            <text:p text:style-name="P285"><text:span text:style-name="T554">Matouš</text:span> <text:span text:style-name="T710">nazývaný také</text:span> Levita, <text:span text:style-name="T710">byl </text:span>Apoštol a Evangelista. Když seděl v Kafarnaum na celnici, povolal jej Kristus a on jej ihned následoval. Také jej spolu s ostatními učedníky přijal na hostinu. Po vzkříšení Kristově, ještě než odešel do první provincie, která jej obdržela jako kazatele, totiž do Judeje, napsal pro ty z obřezaných, kteří měli uvěřit, Evangelium Ježíše Krista v Hebrejském jazyce. Pak odešel do Et<text:span text:style-name="T710">h</text:span>iopie, kde zvěstoval Evangelium a své zvěstování potvrdil mnoha zázraky. </text:p>
          </table:table-cell>
        </table:table-row>
        <table:table-row table:style-name="Tabulka1.1">
          <table:table-cell table:style-name="Tabulka1.A1" office:value-type="string">
            <text:p text:style-name="P42">Lectio vj.</text:p>
            <text:p text:style-name="P236">I<text:span text:style-name="T636">llo</text:span> ígitur in primis miráculo, quo regis fíliam a mórtuis excitávit, regem patrem et uxórem ejus cum univérsa província ad Christi fidem convértit. Rege mortuo, Hírtacus, ejus succéssor, cum Iphigeníam, régiam fíliam, vellet sibi dari in matrimónium; Matthæum, cujus ópera illa virginitátem Deo vóverat et in sancto propósito perseverábat, ad <text:span text:style-name="T528">A</text:span>ltáre mystérium celebrántem jussit occídi. Qui undécimo caléndas <text:span text:style-name="T528">O</text:span>ctóbris munus <text:span text:style-name="T528">A</text:span>postólicum martý<text:soft-page-break/>rii glória cumulávit.</text:p>
            <text:p text:style-name="P100"/>
          </table:table-cell>
          <table:table-cell table:style-name="Tabulka1.A1" office:value-type="string">
            <text:p text:style-name="P61"/>
            <text:p text:style-name="P198"><text:span text:style-name="T554">Jedním</text:span> z prvních zázraků, když královu dceru vzkřísil z mrtvých, totiž obrátil jejího otce, krále i jeho manželku spolu s celou provincií k víře v Krista. Když král zemřel, jeho nástupce Hirtacus si chtěl vzít za manželku Ifigenii, královskou dceru, která však dílem Matoušovým zaslíbila své panenství Bohu a v tomto svém svatém údělu vytrvala, takže nechal Matouše zabít, zrovna když sloužil Nejsvětější Oběť. Dne 21. října tedy Matouš k úřadu Apoštola <text:soft-page-break/>připojil i slávu mučednictví.</text:p>
          </table:table-cell>
        </table:table-row>
        <table:table-row table:style-name="Tabulka1.1">
          <table:table-cell table:style-name="Tabulka1.A1" office:value-type="string">
            <text:p text:style-name="P10">De Expositióne sancti Gregórii Papæ </text:p>
            <text:p text:style-name="P10">super Ezechiélem Prophétam.</text:p>
            <text:p text:style-name="P42">Homil. 3. <text:span text:style-name="T528">l</text:span>ibr<text:span text:style-name="T528">o</text:span> 1.</text:p>
            <text:p text:style-name="P42">Lectio vij.</text:p>
            <text:p text:style-name="P239">S<text:span text:style-name="T637">ancta</text:span> quátuor animália, quæ prophetíæ spíritu futura prævidéntur, subtíli narratióne describúntur, cum dícitur: Quátuor fácies uni, et quátuor pennæ uni. Quid per fáciem, nisi notítia; et quid per pennas, nisi volátus exprímitur? Per fáciem quippe unusquísque cognóscitur; per pennas vero in altum ávium sublevántur.</text:p>
            <text:p text:style-name="P69"/>
          </table:table-cell>
          <table:table-cell table:style-name="Tabulka1.A1" office:value-type="string">
            <text:p text:style-name="P61"/>
            <text:p text:style-name="P61"/>
            <text:p text:style-name="P61"/>
            <text:p text:style-name="P61"/>
            <text:p text:style-name="P306"><text:span text:style-name="T554">Čtyři</text:span> posvátná zvířata, o kterých mluví <text:span text:style-name="T823">P</text:span>rorok ve své vizi věcí budoucích, jsou velmi přesně popsána, když říká: „Každé má čtyři tváře, každé má čtyři křídla.“ Co však znamená tvář, ne-li podobu, a co znamenají křídla, ne-li let? Díky tváři se mezi sebou poznáváme, pomocí křídel <text:span text:style-name="T710">se</text:span> pak těla ptáků <text:span text:style-name="T710">vznášejí</text:span> do výšin. </text:p>
          </table:table-cell>
        </table:table-row>
        <table:table-row table:style-name="Tabulka1.1">
          <table:table-cell table:style-name="Tabulka1.A1" office:value-type="string">
            <text:p text:style-name="P42">Lectio viij.</text:p>
            <text:p text:style-name="P236">F<text:span text:style-name="T554">á</text:span><text:span text:style-name="T637">cies</text:span>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100"/>
          </table:table-cell>
          <table:table-cell table:style-name="Tabulka1.A1" office:value-type="string">
            <text:p text:style-name="P61"/>
            <text:p text:style-name="P309"><text:span text:style-name="T554">Tvář</text:span> tedy ukazuje na víru, křídla na kontemplaci. Skrze víru nás poznává všemohoucí Bůh, tak jak sám říká o svých ovcích: „Já jsem dobrý pastýř <text:span text:style-name="T710">a</text:span> znám své ovce, a mé ovce znají mne.“ A jinde praví: „Vím, které jsem si vyvolil.“ A právě díky kontem<text:span text:style-name="T806">­</text:span>placi, ve které se povznášíme nad sebe <text:span text:style-name="T710">samotné</text:span>, jako bychom <text:span text:style-name="T710">se vznášeli </text:span>do <text:span text:style-name="T710">výšin</text:span>. <text:s/></text:p>
          </table:table-cell>
        </table:table-row>
        <table:table-row table:style-name="Tabulka1.1">
          <table:table-cell table:style-name="Tabulka1.A1" office:value-type="string">
            <text:p text:style-name="P122">In III. Nocturno</text:p>
            <text:p text:style-name="P71"><text:span text:style-name="T327">Léctio sancti Evangélii </text:span><text:span text:style-name="T328">secúndum </text:span><text:span text:style-name="T329">Matthæum</text:span><text:span text:style-name="T327">.</text:span><text:span text:style-name="T43"> </text:span></text:p>
            <text:p text:style-name="P71"><text:span text:style-name="T43">Lectio ix. Cap. </text:span><text:span text:style-name="T47">9</text:span><text:span text:style-name="T43">.</text:span></text:p>
            <text:p text:style-name="P240">I<text:span text:style-name="T554">n</text:span> illo témpore: Vidit Jesus hóminem sedéntem in telónio, Matthǽum nómine, et ait illi: Séquere me. Et réliqua.</text:p>
            <text:p text:style-name="P80"/>
            <text:p text:style-name="P83">Homilía sancti Hierónymi Presbýteri.</text:p>
            <text:p text:style-name="P44">Liber 1. Comment<text:span text:style-name="T529">ar</text:span>. in Matth. <text:span text:style-name="T529">C</text:span>ap. 9.</text:p>
            <text:p text:style-name="P242">C<text:span text:style-name="T554">é</text:span><text:span text:style-name="T638">teri</text:span> Evangelístæ, propter verecúndiam et honórem Matth<text:span text:style-name="T529">ae</text:span>i, noluérunt eum nómine appelláre vulgáto, sed dixérunt, Levi; dúplici quippe vocábulo fuit. Ipse autem Matth<text:span text:style-name="T529">ae</text:span>us (secúndum illud quod dícitur a Salomóne: Justus accusátor est sui in princípio sermónis; et in alio loco: Dic tu peccáta tua, ut justificéris) Matthæum se et publicánum nóminat, ut osténdat legéntibus nullum debére salútem desperáre, si ad melióra convérsus sit, cum ipse de publicáno in Apóstolum sit repénte mutátus.</text:p>
            <text:p text:style-name="P80"/>
          </table:table-cell>
          <table:table-cell table:style-name="Tabulka1.A1" office:value-type="string">
            <text:p text:style-name="P61"/>
            <text:p text:style-name="P61"/>
            <text:p text:style-name="P61"/>
            <text:p text:style-name="P167"><text:span text:style-name="T554">Za</text:span> onoho času <text:span text:style-name="T529">uviděl</text:span> Ježíš č<text:span text:style-name="T529">lověka, který seděl v celnici, jmenoval se Matouš, a řekl jemu: „Následuj mne.“</text:span> A ostatní. </text:p>
            <text:p text:style-name="P61"/>
            <text:p text:style-name="P61"/>
            <text:p text:style-name="P61"/>
            <text:p text:style-name="P168"><text:span text:style-name="T582">Ostatní</text:span><text:span text:style-name="T218"> Evangelisté </text:span><text:span text:style-name="T223">však</text:span><text:span text:style-name="T218">, </text:span><text:span text:style-name="T223">pro</text:span><text:span text:style-name="T218"> pravdivost </text:span><text:span text:style-name="T122">toho označení </text:span><text:span text:style-name="T218">a úctě k Matoušovi, jej nechtěli nazývat jeho jménem, říkali mu tedy Levita. </text:span><text:span text:style-name="T253">Měl tedy </text:span><text:span text:style-name="T132">v Písmu </text:span><text:span text:style-name="T253">dvě různá jména</text:span><text:span text:style-name="T218">. Sám Matouš se pak nazýval také celníkem (podle toho, co pravil Šalamoun: „</text:span><text:span text:style-name="T253">Spravedlivý je ten, kdo vyzná své hříchy hned na začátku </text:span><text:span text:style-name="T132">své</text:span><text:span text:style-name="T253"> řeči</text:span><text:span text:style-name="T223">;</text:span><text:span text:style-name="T219">“ a na jiném místě: „Vyznej své hříchy, abys byl ospravedlněn“), aby ukázal svým čtenářům, že </text:span><text:span text:style-name="T325">se </text:span><text:span text:style-name="T219">nemusejí </text:span><text:span text:style-name="T325">obávat o</text:span><text:span text:style-name="T219"> </text:span><text:span text:style-name="T222">svou </text:span><text:span text:style-name="T219">spásu, pokud se obrátí k lepšímu, když </text:span><text:span text:style-name="T222">i </text:span><text:span text:style-name="T219">on sám se náhle z celníka </text:span><text:span text:style-name="T253">pro</text:span><text:span text:style-name="T219">měnil v Apoštola. </text:span></text:p>
          </table:table-cell>
        </table:table-row>
        <table:table-row table:style-name="Tabulka1.1">
          <table:table-cell table:style-name="Tabulka1.A1" office:value-type="string">
            <text:p text:style-name="P27">Lectio x.</text:p>
            <text:p text:style-name="P244">A<text:span text:style-name="T638">rguit</text:span> in hoc loco Porphyrius, et Juliánus Augústus, vel imperítiam histórici mentiéntis, vel stultítiam eórum qui statim secúti sint Salvatórem, quasi irrationabíliter quémlibet vocántem hóminem sint secúti; cum tantæ virtútes tántaque signa præcésserint, quæ Apóstolos, ántequam créderent, vi<text:soft-page-break/>dísse non dúbium est.</text:p>
            <text:p text:style-name="P80"/>
          </table:table-cell>
          <table:table-cell table:style-name="Tabulka1.A1" office:value-type="string">
            <text:p text:style-name="P61"/>
            <text:p text:style-name="P213"><text:span text:style-name="T575">N</text:span><text:span text:style-name="T567">a</text:span><text:span text:style-name="T116"> tomto místě obvinil Porfyrius </text:span><text:span text:style-name="T223">i</text:span><text:span text:style-name="T116"> Julián </text:span><text:span text:style-name="T132">Odpadlík</text:span><text:span text:style-name="T116"> </text:span><text:span text:style-name="T253">buď nezkušeného </text:span><text:span text:style-name="T116">dějepravce ze lži, nebo dokonce ty, kteří ihned následovali Spasitele, z hlouposti, </text:span><text:span text:style-name="T223">jako by</text:span><text:span text:style-name="T116"> nerozvážně následovali kohokoliv, kdo </text:span><text:span text:style-name="T253">by </text:span><text:span text:style-name="T116">je zavolal. Avšak předcházela jej tak </text:span><text:span text:style-name="T223">velik</text:span><text:span text:style-name="T116">á znamení </text:span><text:span text:style-name="T325">tak veliké moci, </text:span><text:span text:style-name="T223">a </text:span><text:span text:style-name="T116">není pochyb o tom, </text:span><text:soft-page-break/><text:span text:style-name="T116">že </text:span><text:span text:style-name="T223">je</text:span><text:span text:style-name="T116"> Apoštolové uviděli předtím, než uvěřili. </text:span></text:p>
          </table:table-cell>
        </table:table-row>
        <table:table-row table:style-name="Tabulka1.1">
          <table:table-cell table:style-name="Tabulka1.A1" office:value-type="string">
            <text:p text:style-name="P27">Lectio xj.</text:p>
            <text:p text:style-name="P240">C<text:span text:style-name="T638">erte</text:span> fulgor ipse et <text:span text:style-name="T529">M</text:span>ajéstas <text:span text:style-name="T529">d</text:span>ivinitátis occúltæ, quæ étiam in humána fácie relucébat, ex primo ad se vidéntes tráhere póterat aspéctu. Si enim in magnéte lápide et súccinis hæc esse vis dícitur, ut ánulos et stípulam et festúcas sibi cópulent; quanto magis Dóminus ómnium creaturárum ad se tráhere póterat, quos vocábat?</text:p>
            <text:p text:style-name="P80"/>
          </table:table-cell>
          <table:table-cell table:style-name="Tabulka1.A1" office:value-type="string">
            <text:p text:style-name="P61"/>
            <text:p text:style-name="P170"><text:span text:style-name="T581">Zajisté</text:span><text:span text:style-name="T220"> samotná záře a Vznešenost skrytého božství, jej</text:span><text:span text:style-name="T223">ich</text:span><text:span text:style-name="T220">ž odlesk se zračil i v lidských tvářích, k sobě již od prvního pohledu přitahovala ty, kteří na </text:span><text:span text:style-name="T223">Pána</text:span><text:span text:style-name="T220"> pohlédli. </text:span><text:span text:style-name="T175"><text:s/></text:span><text:span text:style-name="T221">Pokud se tedy říká, že v magnetovci a jantaru se nachází taková síla, </text:span><text:span text:style-name="T223">která</text:span><text:span text:style-name="T221"> k sobě dokáže přitáhnout </text:span><text:span text:style-name="T123">kovové</text:span><text:span text:style-name="T221"> prsteny, trubičky a pruty, oč více </text:span><text:span text:style-name="T223">pak </text:span><text:span text:style-name="T221">Pán všeho tvorstva dokáže k sobě přitáhnout ty, které povol</text:span><text:span text:style-name="T223">al</text:span><text:span text:style-name="T221">? </text:span></text:p>
          </table:table-cell>
        </table:table-row>
        <table:table-row table:style-name="Tabulka1.1">
          <table:table-cell table:style-name="Tabulka1.A1" office:value-type="string">
            <text:p text:style-name="P27">Lectio xij.</text:p>
            <text:p text:style-name="P249">E<text:span text:style-name="T554">t</text:span> factum est, discumbénte eo in domo, ecce multi publicáni et peccatóres veniéntes discumbébant cum Jesu. Vidébant publicánum a peccátis ad melióra convérsum, locum invenísse pœniténtiae, et ob id étiam ipsi non despérant salútem. Neque vero in pristínis vítiis permanéntes véniunt ad Jesum, ut Pharisæi et Scribæ múrmurant, sed pœniténtiam agéntes.</text:p>
            <text:p text:style-name="P80"/>
          </table:table-cell>
          <table:table-cell table:style-name="Tabulka1.A1" office:value-type="string">
            <text:p text:style-name="P61"/>
            <text:p text:style-name="P291"><text:span text:style-name="T776">A stalo se, že když s ním večeřel ve </text:span><text:span text:style-name="T790">svém </text:span><text:span text:style-name="T776">domě, hle, mnozí celníci a hříšníci přišli a povečeřeli s Ježíšem. Viděli celníka, který se z hříchu obrátil k lepšímu životu, nalezl místo pokání a proto ani oni nepochybovali o své š</text:span><text:span text:style-name="T777">anci na </text:span><text:span text:style-name="T776">spás</text:span><text:span text:style-name="T777">u</text:span><text:span text:style-name="T776">. Ani oni tedy nezůstávali ve svém starém hříchu a nepřišli k Ježíšovi, aby Farizeové a Zákoníci mohli reptat, ale aby konali pokání. </text:span></text:p>
          </table:table-cell>
        </table:table-row>
        <table:table-row table:style-name="Tabulka1.1">
          <table:table-cell table:style-name="Tabulka1.A1" table:number-columns-spanned="2" office:value-type="string">
            <text:p text:style-name="P129"><text:span text:style-name="T2">DIE </text:span><text:span text:style-name="T11">X</text:span><text:span text:style-name="T14">X</text:span><text:span text:style-name="T9">II</text:span><text:span text:style-name="T2">. </text:span><text:span text:style-name="T11">SEPTEMBRIS</text:span><text:span text:style-name="T10">.</text:span></text:p>
            <text:p text:style-name="P143"><text:span text:style-name="T26">I</text:span><text:span text:style-name="T60">n</text:span><text:span text:style-name="T26"> F</text:span><text:span text:style-name="T60">esto</text:span><text:span text:style-name="T26"> </text:span></text:p>
            <text:p text:style-name="P143"><text:span text:style-name="T33">S</text:span><text:span text:style-name="T37">S</text:span><text:span text:style-name="T26">. </text:span><text:span text:style-name="T37">M</text:span><text:span text:style-name="T360">a</text:span><text:span text:style-name="T364">uriti</text:span><text:span text:style-name="T362">i </text:span><text:span text:style-name="T364">et </text:span><text:span text:style-name="T37">S</text:span><text:span text:style-name="T364">ociorum</text:span><text:span text:style-name="T361">,</text:span></text:p>
            <text:p text:style-name="P23"><text:span text:style-name="T516">Martyrum</text:span>.</text:p>
            <text:p text:style-name="P21">iij. Lect. et M.</text:p>
          </table:table-cell>
          <table:covered-table-cell/>
        </table:table-row>
        <table:table-row table:style-name="Tabulka1.1">
          <table:table-cell table:style-name="Tabulka1.A1" office:value-type="string">
            <text:p text:style-name="P109">In I. Nocturno</text:p>
            <text:p text:style-name="P112">De libro Sapiéntiæ.</text:p>
            <text:p text:style-name="P38">Lectio j. <text:span text:style-name="T355">Cap. 20.</text:span></text:p>
            <text:p text:style-name="P149">S<text:span text:style-name="T554">tabunt</text:span> justi in magna constántia advérsus eos, qui se angustiavérunt, et qui abstulérunt labóres eórum. Vidéntes turbabúntur timóre horríbili, et mirabúntur in subitatióne insperátæ salútis, dicéntes intra se, pœniténtiam agéntes, et præ angústia spíritus geméntes: Hi sunt, quos habúimus aliquándo in derísum, et in similitúdinem impropérii. Nos insensáti vitam illórum æstimabámus insániam, et finem illórum sine honóre.</text:p>
            <text:p text:style-name="P149"/>
          </table:table-cell>
          <table:table-cell table:style-name="Tabulka1.A1" office:value-type="string">
            <text:p text:style-name="P125"><text:s/></text:p>
            <text:p text:style-name="P58"/>
            <text:p text:style-name="P58"/>
            <text:p text:style-name="P161"><text:span text:style-name="T554">Spravedliví</text:span> <text:span text:style-name="T85">tehdy</text:span> s velkou neohrožeností předstoupí před ty, k<text:span text:style-name="T551">teří</text:span> <text:span text:style-name="T551">je</text:span> sužovali a pohrdali je<text:span text:style-name="T551">jich</text:span> úsilím. Při pohledu na ně budou zachváceni hrozným strachem a užasnou nad je<text:span text:style-name="T551">jich</text:span> nečekanou spásou. S úzkostným povzdechem si pro sebe kajícně řeknou: „To j<text:span text:style-name="T551">sou</text:span> t<text:span text:style-name="T551">i</text:span>, k<text:span text:style-name="T551">teří</text:span> nám byl<text:span text:style-name="T551">i</text:span> kdysi k smíchu jako příklad potupy! <text:span text:style-name="T531">My pošetilci jsme j</text:span>e<text:span text:style-name="T551">jich</text:span> život považovali za nesmyslný a je<text:span text:style-name="T551">jich</text:span> konec za bezectný. <text:s/><text:span text:style-name="T515">(</text:span><text:span text:style-name="T97">ČEP, </text:span><text:span text:style-name="T102">lehce </text:span><text:span text:style-name="T98">upraveno</text:span><text:span text:style-name="T515">)</text:span></text:p>
          </table:table-cell>
        </table:table-row>
        <table:table-row table:style-name="Tabulka1.1">
          <table:table-cell table:style-name="Tabulka1.A1" office:value-type="string">
            <text:p text:style-name="P37">Lectio ij.</text:p>
            <text:p text:style-name="P225">C<text:span text:style-name="T554">um</text:span> Maximiánus imperátor, ducto in Gálliam exércitu, in fínibus Sedunórum sacrifícii causa constitísset, Thebæórum légio, ne se impiórum sacrórum societáte contamináret, a réliquis cópiis discéssit. Quare Imperátor misit ad eos mílites, qui suo nómine nuntiárent, ut si salvi esse vellent, in castra ad sacrifícia redírent. Qui se Christiána religióne impedíri‚ respondérunt.</text:p>
            <text:p text:style-name="P99"/>
          </table:table-cell>
          <table:table-cell table:style-name="Tabulka1.A1" office:value-type="string">
            <text:p text:style-name="P65"/>
            <text:p text:style-name="P199"><text:span text:style-name="T639">Když</text:span><text:span text:style-name="T711"> se císař Maximián poté, co přivedl vojsko do Galie, utábořil v končinách sedunských, aby obětoval bohům, Thébská legie se vzdálila od ostatních vojsk, aby se neposkvrnila účastí na bezbož­ných obřadech. Načež k nim Císař vyslal vojáky, kteří jim jeho jmén</text:span><text:span text:style-name="T823">em</text:span><text:span text:style-name="T711"> oznámili, že pokud chtějí zůstat naživu, ať se vrátí do tábora k obětem. Oni mu odpověděli, že jim v tom brání křesťanské náboženství. </text:span></text:p>
          </table:table-cell>
        </table:table-row>
        <text:soft-page-break/>
        <table:table-row table:style-name="Tabulka1.1">
          <table:table-cell table:style-name="Tabulka1.A1" office:value-type="string">
            <text:p text:style-name="P37">Lectio iij.</text:p>
            <text:p text:style-name="P228">Q<text:span text:style-name="T554">uorum</text:span> respónsum ille indigníssime ferens, majóri iracúndia, quam ántea exársit. Itaque immíssa parte exércitus in Thebæos‚ décimum quemque eórum primum occídi jussit; quod martyrium sua sponte, maximéque hortatóre Maurítio, ferre maluérunt, quam imperáta fácere nefárii Imperatóris: ac de<text:span text:style-name="T712">í</text:span>nde réliquos omnes, constantíssime Christum confiténtes décimo Kaléndas Octóbr<text:span text:style-name="T807">i</text:span>s ab univérso exércitu trucidári ímperat.</text:p>
            <text:p text:style-name="P68"/>
          </table:table-cell>
          <table:table-cell table:style-name="Tabulka1.A1" office:value-type="string">
            <text:p text:style-name="P65"/>
            <text:p text:style-name="P200"><text:span text:style-name="T639">Jejich</text:span><text:span text:style-name="T711"> odpověď přijal </text:span><text:span text:style-name="T112">Císař </text:span><text:span text:style-name="T463">velmi pobouřeně a zaplál hněvem ještě větším než předtím. Vyslal tedy část vojska k Thébské legii </text:span><text:span text:style-name="T464">a nejprve nařídil, aby byl zabit každý desátý z nich. Takové mučednictví, </text:span><text:span text:style-name="T465">v němž je</text:span><text:span text:style-name="T464"> nejvíce podporoval Mořic, snesli raději, než </text:span><text:span text:style-name="T465">a</text:span><text:span text:style-name="T464">by splnili rozkaz nestoudného Císaře. Ten pak přikázal celému vojsku zabít také všechny ostatní, kteří neohroženě vyznávali Krista, dne 22. záři. </text:span></text:p>
          </table:table-cell>
        </table:table-row>
        <table:table-row table:style-name="Tabulka1.1">
          <table:table-cell table:style-name="Tabulka1.A1" table:number-columns-spanned="2" office:value-type="string">
            <text:p text:style-name="P128"><text:span text:style-name="T2">DIE </text:span><text:span text:style-name="T11">X</text:span><text:span text:style-name="T14">X</text:span><text:span text:style-name="T15">VI</text:span><text:span text:style-name="T9">II</text:span><text:span text:style-name="T2">. </text:span><text:span text:style-name="T11">SEPTEMBRIS</text:span><text:span text:style-name="T10">.</text:span></text:p>
            <text:p text:style-name="P137"><text:span text:style-name="T26">I</text:span><text:span text:style-name="T60">n</text:span><text:span text:style-name="T26"> F</text:span><text:span text:style-name="T60">esto </text:span><text:span text:style-name="T27">S. </text:span><text:span text:style-name="T38">W</text:span><text:span text:style-name="T62">e</text:span><text:span text:style-name="T68">nces</text:span><text:span text:style-name="T62">l</text:span><text:span text:style-name="T68">ai</text:span><text:span text:style-name="T358">.</text:span></text:p>
            <text:p text:style-name="P24">Martyris.</text:p>
            <text:p text:style-name="P26"><text:span text:style-name="T532">P</text:span>atroni Bohemiæ.</text:p>
            <text:p text:style-name="P11"><text:span text:style-name="T72">in </text:span><text:span text:style-name="T53">B</text:span><text:span text:style-name="T72">ohemia</text:span><text:span text:style-name="T71">: </text:span><text:span text:style-name="T75">Serm</text:span>. <text:span text:style-name="T84">maj.</text:span></text:p>
          </table:table-cell>
          <table:covered-table-cell/>
        </table:table-row>
        <table:table-row table:style-name="Tabulka1.1">
          <table:table-cell table:style-name="Tabulka1.A1" office:value-type="string">
            <text:p text:style-name="P109">In I. Nocturno</text:p>
            <text:p text:style-name="P112">De Epístola beáti Pauli Apóstoli ad Romános.</text:p>
            <text:p text:style-name="P38">Lectio j. <text:span text:style-name="T355">Cap. 8.</text:span></text:p>
            <text:p text:style-name="P149">F<text:span text:style-name="T554">ratres</text:span>, debitóres sumus non carni, ut secúndum carnem vivámus. Si enim secúndum carnem vixéritis, moriémini: si autem spíritu facta carnis mortificavéritis, vivétis. Quicúmque enim spíritu Dei agúntur, ii sunt fílii Dei. Non enim accepístis spíritum servitútis íterum in timóre, sed accepístis spíritum adoptiónis filiórum, in quo clamámus: Abba (Pater). Ipse enim Spíritus testimónium reddit spirítui nostro quod sumus fílii Dei. Si autem fílii, et hærédes: hærédes quidem Dei, cohærédes autem Christi: si tamen compátimur, ut et conglorificémur.</text:p>
            <text:p text:style-name="P149"/>
          </table:table-cell>
          <table:table-cell table:style-name="Tabulka1.A1" office:value-type="string">
            <text:p text:style-name="P109"><text:s/></text:p>
            <text:p text:style-name="P58"/>
            <text:p text:style-name="P58"/>
            <text:p text:style-name="P280"><text:span text:style-name="T655">B</text:span><text:span text:style-name="T648">ratř</text:span><text:span text:style-name="T655">i</text:span><text:span text:style-name="T715">, nejsme povinni tělu, abychom podle těla žili. Neboť žijete-li podle těla, zemřete; umrtvujete-li však duchem tělesné pudy, budete žíti. Vždyť všichni ti, </text:span><text:span text:style-name="T736">kteří</text:span><text:span text:style-name="T715"> se dávají vést Duchem Božím, jsou synové Boží. Nepřijali jste </text:span><text:span text:style-name="T736">tedy</text:span><text:span text:style-name="T715"> ducha </text:span><text:span text:style-name="T737">otroctví</text:span><text:span text:style-name="T715">, abyste zase ž</text:span><text:span text:style-name="T737">ili v obavách</text:span><text:span text:style-name="T715">, ale přijali jste ducha synovství, v němž voláme: „Abba, Otče!“ </text:span><text:span text:style-name="T737">Tento</text:span><text:span text:style-name="T715"> Duch </text:span><text:span text:style-name="T737">totiž </text:span><text:span text:style-name="T715">vydává svědectví naš</text:span><text:span text:style-name="T737">e</text:span><text:span text:style-name="T715">m</text:span><text:span text:style-name="T737">u</text:span><text:span text:style-name="T715"> duch</text:span><text:span text:style-name="T737">u</text:span><text:span text:style-name="T715">, že jsme dě</text:span><text:span text:style-name="T737">ti</text:span><text:span text:style-name="T715"> Boží. Jsme-li však dě</text:span><text:span text:style-name="T737">ti</text:span><text:span text:style-name="T715">, jsme i dědici: dědici Boží a spoludědici Kristovi, jestliže </text:span><text:span text:style-name="T737">tedy</text:span><text:span text:style-name="T715"> spolu s ním trpíme, </text:span><text:span text:style-name="T791">trpíme proto, </text:span><text:span text:style-name="T715">abychom </text:span><text:span text:style-name="T736">spolu</text:span><text:span text:style-name="T715"> s ním byli také oslaveni. </text:span></text:p>
          </table:table-cell>
        </table:table-row>
        <table:table-row table:style-name="Tabulka1.1">
          <table:table-cell table:style-name="Tabulka1.A1" office:value-type="string">
            <text:p text:style-name="P37">Lectio ij. </text:p>
            <text:p text:style-name="P225">E<text:span text:style-name="T554">xístimo</text:span> enim quod non sunt condígnæ passiónes hujus témporis ad futúram glóriam, quæ revelábitur in nobis. Nam expectátio creatúræ, revelatiónem filiórum Dei expéctat. Scimus autem quóniam diligéntibus Deum ómnia cooperántur in bonum, iis, qui secúndum propósitum vocáti sunt sancti. Nam quos præscívit, et prædestinávit confórmes fíeri imáginis Fílii sui, ut sit ipse primogénitus in multis frátribus. Quos autem prædestinávit, hos et vocávit: et quos vocávit, hos et justificávit: quos autem justificávit, illos et glorificávit.</text:p>
            <text:p text:style-name="P99"/>
          </table:table-cell>
          <table:table-cell table:style-name="Tabulka1.A1" office:value-type="string">
            <text:p text:style-name="P65"/>
            <text:p text:style-name="P274"><text:span text:style-name="T649">Myslím</text:span><text:span text:style-name="T716"> totiž, že utrpení tohoto času nejsou nic ve srovnání se </text:span><text:span text:style-name="T736">budoucí </text:span><text:span text:style-name="T716">slávou, která se </text:span><text:span text:style-name="T738">v </text:span><text:span text:style-name="T716">nás zjeví. Vždyť i tvorstvo </text:span><text:span text:style-name="T792">toužebně </text:span><text:span text:style-name="T716">očekává zjevení synů Božích. Víme však, že těm, </text:span><text:span text:style-name="T736">kteří</text:span><text:span text:style-name="T716"> milují Boha, všechno napomáhá k dobrému, </text:span><text:span text:style-name="T738">totiž</text:span><text:span text:style-name="T716"> těm, kteří jsou podle jeho úradku povoláni za svaté. Neboť ty, o nichž to předzvěděl, ty také předurčil, aby byli připodobněni obrazu jeho Syna, aby On byl prvorozený mezi mnohými bratřími. Ty pak, jež předurčil, ty také povolal; a </text:span><text:span text:style-name="T738">ty, </text:span><text:span text:style-name="T716">které povolal, t</text:span><text:span text:style-name="T738">aké</text:span><text:span text:style-name="T716"> ospravedlnil, a </text:span><text:span text:style-name="T738">ty, </text:span><text:span text:style-name="T716">které ospravedlnil, také oslavil. </text:span></text:p>
          </table:table-cell>
        </table:table-row>
        <table:table-row table:style-name="Tabulka1.1">
          <table:table-cell table:style-name="Tabulka1.A1" office:value-type="string">
            <text:p text:style-name="P37">Lectio iij.</text:p>
            <text:p text:style-name="P227">Q<text:span text:style-name="T554">uid</text:span> ergo dicémus ad hæc? si Deus pro nobis, quis contra nos? Qui étiam próprio Filio suo non pepércit‚ sed pro nobis ómnibus trádidit illum: <text:soft-page-break/>quómodo non étiam cum illo ómnia nobis donávit? Quis accusábit advérsus eléctos Dei? Deus qui justíficat‚ quis est qui condémnet? Christus Jesus‚ qui mórtuus est, immo qui et resurréxit, qui est ad déxteram Dei, qui étiam interpéllat pro nobis.</text:p>
            <text:p text:style-name="P68"/>
          </table:table-cell>
          <table:table-cell table:style-name="Tabulka1.A1" office:value-type="string">
            <text:p text:style-name="P65"/>
            <text:p text:style-name="P274"><text:span text:style-name="T647">Co</text:span><text:span text:style-name="T714"> tedy máme k tomu říci? Je-li Bůh </text:span><text:span text:style-name="T795">s námi</text:span><text:span text:style-name="T714">, kdo proti nám? Když ani vlastního Syna neušetřil, ale za nás za všechny ho vydal na smrt, jak </text:span><text:span text:style-name="T795">by nám</text:span><text:span text:style-name="T714"> </text:span><text:soft-page-break/><text:span text:style-name="T797">spolu </text:span><text:span text:style-name="T714">s ním ned</text:span><text:span text:style-name="T795">al</text:span><text:span text:style-name="T714"> všec</text:span><text:span text:style-name="T795">hn</text:span><text:span text:style-name="T714">o </text:span><text:span text:style-name="T795">ostatní</text:span><text:span text:style-name="T714">? Kdo </text:span><text:span text:style-name="T795">vznese</text:span><text:span text:style-name="T714"> žalo</text:span><text:span text:style-name="T795">bu</text:span><text:span text:style-name="T714"> na vyvolené Boží? </text:span><text:span text:style-name="T796">Když </text:span><text:span text:style-name="T714">Bůh ospravedlňuje, </text:span><text:span text:style-name="T796">k</text:span><text:span text:style-name="T714">do je </text:span><text:span text:style-name="T796">takový</text:span><text:span text:style-name="T714">, </text:span><text:span text:style-name="T796">že</text:span><text:span text:style-name="T714"> by je </text:span><text:span text:style-name="T796">mohl </text:span><text:span text:style-name="T714">odsoudi</text:span><text:span text:style-name="T796">t</text:span><text:span text:style-name="T714">? Kristus Ježíš, který za nás umřel, ano i z mrtvých vstal, který je na pravici Boží, který se též přimlouvá za nás? </text:span></text:p>
          </table:table-cell>
        </table:table-row>
        <table:table-row table:style-name="Tabulka1.1">
          <table:table-cell table:style-name="Tabulka1.A1" office:value-type="string">
            <text:p text:style-name="P37">Lectio i<text:span text:style-name="T356">v</text:span>. </text:p>
            <text:p text:style-name="P228">Q<text:span text:style-name="T554">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que instántia‚ neque futúra, neque fortitúdo, neque altitúdo, neque profúndum, neque creatúra ália póterit nos separáre a charitáte Dei, quæ est in Christo Jesu Dómino nostro.</text:p>
            <text:p text:style-name="P68"/>
          </table:table-cell>
          <table:table-cell table:style-name="Tabulka1.A1" office:value-type="string">
            <text:p text:style-name="P65"/>
            <text:p text:style-name="P274"><text:span text:style-name="T650">Kdo</text:span><text:span text:style-name="T718"> nás tedy odloučí od lásky Kristovy? Snad soužení nebo úzkost nebo hlad nebo nahota nebo nebezpečenství nebo pronásledování nebo meč? </text:span><text:span text:style-name="T738">(</text:span><text:span text:style-name="T718">Tak, </text:span><text:span text:style-name="T736">jak</text:span><text:span text:style-name="T718"> je psáno: „Neboť kvůli tobě jsme po celý den na smrt vydáváni; jsme pokládáni za ovce na zabití.“</text:span><text:span text:style-name="T738">)</text:span><text:span text:style-name="T718"> Ale v tom všem dokonale vítězíme skrze Toho, jenž si nás zamiloval. Neboť jsem přesvědčen, že ani smrt ani život, ani </text:span><text:span text:style-name="T736">A</text:span><text:span text:style-name="T718">ndělé ani knížata ani mocnosti, ani věci přítomné ani budoucí, ani síla, ani výška ani hloubka, ani žádné jiné stvoření nás nebude moci odloučit od lásky Boží, která je v Kristu Ježíši, našem Pánu. </text:span></text:p>
          </table:table-cell>
        </table:table-row>
        <table:table-row table:style-name="Tabulka1.1">
          <table:table-cell table:style-name="Tabulka1.A1" office:value-type="string">
            <text:p text:style-name="P122">In II. Nocturno</text:p>
            <text:p text:style-name="P27">Lectio v.</text:p>
            <text:p text:style-name="P220"><text:span text:style-name="T333">W</text:span><text:span text:style-name="T611">encesláus</text:span><text:span text:style-name="T333"> Bohémiæ Dux, Wratisláo Patre Christiáno‚ Drahomíra Matre gentíli natus ab Avia Ludmílla fœmina sanctissima pie educátus, omni virtútum génere insígnis summo stúdio Virginitátem per omnem vitam servávit illibátam. Mater per nefáriam Ludmíllæ necem Regni administratiónem assecúta, impie </text:span><text:span text:style-name="T337">c</text:span><text:span text:style-name="T333">um junióre fílio Bolesláo vivens, concitávit in se Prócerum indignatiónem.</text:span></text:p>
            <text:p text:style-name="P221"/>
          </table:table-cell>
          <table:table-cell table:style-name="Tabulka1.A1" office:value-type="string">
            <text:p text:style-name="P61"/>
            <text:p text:style-name="P61"/>
            <text:p text:style-name="P282"><text:span text:style-name="T640">Václav</text:span><text:span text:style-name="T534">, český kníže, se narodil Křesťans-kému Otci Vratislavovi a Pohanské Matce Drahomíře, a jeho Babička</text:span> <text:span text:style-name="T534">Ludmila, pře­svatá žena, jej zbožně vychovala. Vynikal ve všech ctnostech a s nejvyšší péčí zachoval své Panictví po celý život neporušené. Po ohavné vraždě Ludmily získala jeho Matka vládu nad Královstvím, spolu se svým mladším synem Boleslavem žili bezbožně a podnítili proti sobě nevoli Velmožů. </text:span></text:p>
          </table:table-cell>
        </table:table-row>
        <table:table-row table:style-name="Tabulka1.1">
          <table:table-cell table:style-name="Tabulka1.A1" office:value-type="string">
            <text:p text:style-name="P42">Lectio vj.</text:p>
            <text:p text:style-name="P236">Q<text:span text:style-name="T554">uare</text:span> Tyránnici et ímpii regíminis pertæsi, utriúsque excússo jugo Wencesláum in Urbe Pragénsi Regem salutárunt. Ille regnum pietáte magis, quam império regens, órphanis, viduis, egénis tanta charitáte subvénit, ut própriis húmeris aliquándo ligna indigéntibus noctu comportárit, paupéribus humándis frequénter adfúerit, captívos liberávit, carcéribus deténtos nocte intempésta visitárit, pecúniis et consílio sæpíssime consolátus.</text:p>
            <text:p text:style-name="P100"/>
          </table:table-cell>
          <table:table-cell table:style-name="Tabulka1.A1" office:value-type="string">
            <text:p text:style-name="P61"/>
            <text:p text:style-name="P291"><text:span text:style-name="T658">Ti </text:span><text:span text:style-name="T485">b</text:span><text:span text:style-name="T486">yli </text:span><text:span text:style-name="T739">totiž </text:span><text:span text:style-name="T740">tak </text:span><text:span text:style-name="T739">vyčerpáni tyranskou a bezbož</text:span><text:span text:style-name="T757">­</text:span><text:span text:style-name="T739">nou vládou, že setřásli jho těch</text:span><text:span text:style-name="T740">to</text:span><text:span text:style-name="T739"> dvou a na pražském Městě přivítali Václava jako Krále. Svému <text:s/>království vládl spíše zbožností než mocí, sirotky, vdovy a potřebné podporoval s takovou láskou, že v noci často na vlastních bedrech přinášel dřevo těm, kteří jej potřebovali, pomáhal pohřbívat chudé, osvobozoval zajatce, vězněné v žalářích navštěvoval </text:span><text:span text:style-name="T736">i v noci za bouře,</text:span><text:span text:style-name="T739"> a penězi či radou často utěšoval.</text:span></text:p>
          </table:table-cell>
        </table:table-row>
        <table:table-row table:style-name="Tabulka1.1">
          <table:table-cell table:style-name="Tabulka1.A1" office:value-type="string">
            <text:p text:style-name="P42">Lectio vij.</text:p>
            <text:p text:style-name="P239">M<text:span text:style-name="T554">iti</text:span> ánimo Princeps veheménter dolébat, quémpiam etsi reum morti adjudicátum. Summa religióne Sacerdótes venerátus, suis mánibus tríticum serébat, et vinum exprimébat, quibus in Sacrifício Missæ uteréntur. Nocte nudis pédibus super nivem et gláciem circuíbat Ecclésias, sanguínea et terram calefaciéntia post se relínquens vestí<text:soft-page-break/>gia. Angelos hábuit sui córporis custódes. Cum enim ad singuláre certámen adversus Radisláum Ducem Curiménsem eo fine accéderet, ut suórum salúti prospíceret, visi sunt Angeli arma ministrásse et dixísse Adversário‚ ne férias: Pertérritus hostis venerabúndus prócidens, veniam exorávit.</text:p>
            <text:p text:style-name="P69"/>
          </table:table-cell>
          <table:table-cell table:style-name="Tabulka1.A1" office:value-type="string">
            <text:p text:style-name="P61"/>
            <text:p text:style-name="P164"><text:span text:style-name="T586">Tento</text:span><text:span text:style-name="T224"> </text:span><text:span text:style-name="T230">Vládce</text:span><text:span text:style-name="T224"> mírného ducha se vždy převelice trápil, pokud musel kohokoliv, </text:span><text:span text:style-name="T254">třebaže</text:span><text:span text:style-name="T224"> byl opravdu vinen, k smrti odsoudit. S nejvyšší zbožností měl v úctě </text:span><text:span text:style-name="T254">K</text:span><text:span text:style-name="T224">něze, svýma rukama zaséval pšenici a lisoval </text:span><text:span text:style-name="T230">hrozny</text:span><text:span text:style-name="T224">, které se pak používal</text:span><text:span text:style-name="T254">y</text:span><text:span text:style-name="T224"> při Mešní Oběti. V noci chodíval bosýma nohama kolem Kostelů po sněhu a ledu, a zanechával po sobě </text:span><text:soft-page-break/><text:span text:style-name="T224">krvavé stopy, </text:span><text:span text:style-name="T254">v nichž</text:span><text:span text:style-name="T224"> led roztál až na zem. Anděl</text:span><text:span text:style-name="T225">y</text:span><text:span text:style-name="T224"> </text:span><text:span text:style-name="T225">měl jako své tělesné strážce</text:span><text:span text:style-name="T224">. </text:span><text:span text:style-name="T225">Když totiž Václav přistoupil k souboji muže proti muži s Radislavem, vévodou Kouřimským, </text:span><text:span text:style-name="T230">a to </text:span><text:span text:style-name="T226">z toho důvodu, aby </text:span><text:span text:style-name="T227">ušetřil své vojsko, jeho Protivník spatřil Anděly ve zbroji, kteří jej varovali, aby nedošel újmy. Vyděšený nepřítel se v úctě vrhl na zem a prosil o smilování. <text:s/></text:span></text:p>
          </table:table-cell>
        </table:table-row>
        <table:table-row table:style-name="Tabulka1.1">
          <table:table-cell table:style-name="Tabulka1.A1" office:value-type="string">
            <text:p text:style-name="P42">Lectio viij.</text:p>
            <text:p text:style-name="P236">C<text:span text:style-name="T554">um</text:span> in Germániam profectus esset, Imperátor conspéctis duóbus Angelis‚ áurea cruce ad se accedéntem ornántibus‚ e sólio prosíliens‚ bráchiis excépit, Régiis Insígnibus decorávit‚ eíque sancti Viti bráchium donávit. Nihilóminus ímpius frater, matre hortánte, convívio excéptum, et póstea in Ecclésia orántem, parítæ sibi mortis præscium, adhíbitis scéleris comítibus interfécit. Sanguis per paríetes aspérsus adhuc conspícitur, et Deo víndice matrem inhumánam terra absórbuit. Interfectóres váriis modis mísere periérunt.</text:p>
            <text:p text:style-name="P100"/>
          </table:table-cell>
          <table:table-cell table:style-name="Tabulka1.A1" office:value-type="string">
            <text:p text:style-name="P61"/>
            <text:p text:style-name="P165"><text:span text:style-name="T571">Když</text:span><text:span text:style-name="T147"> přišel do Německa, Císař uviděl dva Anděly </text:span><text:span text:style-name="T124">a Václava</text:span><text:span text:style-name="T147">, jak k němu přistupuj</text:span><text:span text:style-name="T148">e</text:span><text:span text:style-name="T147"> ozdoben zlatým křížem</text:span><text:span text:style-name="T133">, </text:span><text:span text:style-name="T147">takže rychle vstal z trůnu, </text:span><text:span text:style-name="T148">objal jej</text:span><text:span text:style-name="T147">, </text:span><text:span text:style-name="T148">ozdobil Královskými </text:span><text:span text:style-name="T151">Klenoty</text:span><text:span text:style-name="T148">, a daroval mu </text:span><text:span text:style-name="T151">paži</text:span><text:span text:style-name="T148"> svatého Víta. Nicméně bezbožný bratr za </text:span><text:span text:style-name="T151">matčiny </text:span><text:span text:style-name="T148">podpory jej pozval na hostinu a poté, </text:span><text:span text:style-name="T166">co</text:span><text:span text:style-name="T148"> se </text:span><text:span text:style-name="T124">Václav </text:span><text:span text:style-name="T148">v předzvěsti blízké smrti modlil v Kostele, jej za pomoci zločinných společníků zavraždil. Krev, která se rozstříkla na zeď, lze spatřit dodnes, a Bůh sám smrtí pomstil nelidskost jeho matky. Jeho vrazi různými způsoby </text:span><text:span text:style-name="T149">bídně</text:span><text:span text:style-name="T148"> zhynuli.</text:span></text:p>
          </table:table-cell>
        </table:table-row>
        <table:table-row table:style-name="Tabulka1.1">
          <table:table-cell table:style-name="Tabulka1.A1" office:value-type="string">
            <text:p text:style-name="P122">In III. Nocturno</text:p>
            <text:p text:style-name="P71"><text:span text:style-name="T327">Léctio sancti Evangélii </text:span><text:span text:style-name="T328">secúndum </text:span><text:span text:style-name="T329">Matthæum</text:span><text:span text:style-name="T327">.</text:span><text:span text:style-name="T43"> </text:span></text:p>
            <text:p text:style-name="P71"><text:span text:style-name="T43">Lectio ix. Cap. </text:span><text:span text:style-name="T44">1</text:span><text:span text:style-name="T48">6</text:span><text:span text:style-name="T43">.</text:span></text:p>
            <text:p text:style-name="P240">I<text:span text:style-name="T554">n</text:span> illo témpore: Dixit Jesus discípulis suis: Si quis vult veníre post me, abneget semetípsum, et tollat crucem suam et sequátur me. Et réliqua.</text:p>
            <text:p text:style-name="P80"/>
            <text:p text:style-name="P71"><text:span text:style-name="T350">Homil</text:span><text:span text:style-name="T351">í</text:span><text:span text:style-name="T350">a </text:span><text:span text:style-name="T327">Beáti Gregórii Papæ.</text:span></text:p>
            <text:p text:style-name="P242">D<text:span text:style-name="T554">uóbus</text:span> modis crux tóllitur, aut cum per abstinéntiam afflígitur corpus aut per compassiónem próximi afflígitur ánimus. Pensémus quáliter utróque modo Paulus crucem suam túlerat, qui dicébat: Castígo corpus meum, et in servitútem rédigo, ne forte prædicans áliis, ipse réprobus effíciar.</text:p>
            <text:p text:style-name="P80"/>
          </table:table-cell>
          <table:table-cell table:style-name="Tabulka1.A1" office:value-type="string">
            <text:p text:style-name="P61"/>
            <text:p text:style-name="P61"/>
            <text:p text:style-name="P61"/>
            <text:p text:style-name="P167"><text:span text:style-name="T554">Za</text:span> onoho času ř<text:span text:style-name="T533">ekl</text:span> Ježíš <text:span text:style-name="T533">svým učedníkům: „</text:span><text:span text:style-name="T824">Pokud něk</text:span><text:span text:style-name="T533">do chce jít za mnou, ať zapře sám sebe, vezme svůj kříž a následuje mne.“</text:span> A ostatní. </text:p>
            <text:p text:style-name="P61"/>
            <text:p text:style-name="P61"/>
            <text:p text:style-name="P168"><text:span text:style-name="T585">Kříž</text:span><text:span text:style-name="T228"> se dá nést</text:span><text:span text:style-name="T230">i</text:span><text:span text:style-name="T228"> dvěma způsoby, buď zdrženlivostí sužujeme své tělo, nebo soucitem s bližním sužujeme svého ducha. Pomysleme na to, jak Pavel oběma způsoby nesl svůj kříž, neboť pravil: „Trestám své tělo a podrobuji si je, abych snad přesto, že jsem jiným kázal, sám nebyl zavržen.“</text:span></text:p>
          </table:table-cell>
        </table:table-row>
        <table:table-row table:style-name="Tabulka1.1">
          <table:table-cell table:style-name="Tabulka1.A1" office:value-type="string">
            <text:p text:style-name="P27">Lectio x.</text:p>
            <text:p text:style-name="P244">E<text:span text:style-name="T554">cce</text:span>, in afflictióne córporis audívimus crucem carnis, audiámus nunc in compassióne próximi crucem mentis; Ait enim: Quis infirmátur, et ego non infírmor? quis scandalizátur, et ego non uror? perféctus quippe Prædicátor, ut exémplum daret abstinéntiæ, crucem portábat in córpore: et quia trahébat in se damna infirmitátis aliénæ, crucem portábat in corde.</text:p>
            <text:p text:style-name="P80"/>
          </table:table-cell>
          <table:table-cell table:style-name="Tabulka1.A1" office:value-type="string">
            <text:p text:style-name="P61"/>
            <text:p text:style-name="P291"><text:span text:style-name="T597">Hle</text:span><text:span text:style-name="T300">, slyšeli jsme, že tělesný kříž slouží k sužování těla, poslyšme nyní, jak soucitem s bližním neseme kříž ve své mysli. </text:span><text:span text:style-name="T292">Apoštol </text:span><text:span text:style-name="T300">totiž praví: „Kdo je slabý, abych </text:span><text:span text:style-name="T301">já </text:span><text:span text:style-name="T300">nebyl slabý </text:span><text:span text:style-name="T302">spolu </text:span><text:span text:style-name="T300">s ním? Propadá </text:span><text:span text:style-name="T302">snad </text:span><text:span text:style-name="T300">kdo pokušení, abych já se tím </text:span><text:span text:style-name="T301">také </text:span><text:span text:style-name="T300">netrápil?“</text:span><text:span text:style-name="T302"> </text:span><text:span text:style-name="T303">J</text:span><text:span text:style-name="T302">e totiž </text:span><text:span text:style-name="T303">d</text:span><text:span text:style-name="T302">okonalý</text:span><text:span text:style-name="T303">m</text:span><text:span text:style-name="T302"> Kazatel</text:span><text:span text:style-name="T303">em</text:span><text:span text:style-name="T302">, a aby nám dal příklad zdrženlivosti, na svém </text:span><text:span text:style-name="T304">vlastním </text:span><text:span text:style-name="T302">těle nesl kříž. Protože na sobě nesl tresty za slabost jiných, svůj kříž nesl v srdci.</text:span></text:p>
          </table:table-cell>
        </table:table-row>
        <table:table-row table:style-name="Tabulka1.1">
          <table:table-cell table:style-name="Tabulka1.A1" office:value-type="string">
            <text:p text:style-name="P27">Lectio xj.</text:p>
            <text:p text:style-name="P240">S<text:span text:style-name="T554">ed</text:span> quia ipsis virtútibus quædam vítia juxta sunt, dicéndum nobis est: quod vítium abstinéntiam carnis et quod obsídeat compassiónem mentis, e vicíno namque abstinéntiam carnis nonnúnquam va<text:soft-page-break/>na glória óbsidet: quia dum tenúitas in córpore, dum palos in vultu respícitur, virtus patefácta laudátur, et tanto se celérius foras fundit, quanto ad humános óculos per osténsum palórem exit.</text:p>
            <text:p text:style-name="P80"/>
          </table:table-cell>
          <table:table-cell table:style-name="Tabulka1.A1" office:value-type="string">
            <text:p text:style-name="P61"/>
            <text:p text:style-name="P170"><text:span text:style-name="T583">A</text:span><text:span text:style-name="T584">však</text:span><text:span text:style-name="T229"> </text:span><text:span text:style-name="T231">proto, že </text:span><text:span text:style-name="T229">těmto ctnostem jsou blízké i některé neřesti</text:span><text:span text:style-name="T175">, </text:span><text:span text:style-name="T229">měli bychom si říct: jaká neřest doprovází zdrženlivost těla a jaká soucit duše? Zdrženlivosti těla je totiž často blízká marnivá sláva, </text:span><text:soft-page-break/><text:span text:style-name="T229">která ji doprovází. Neboť když vidíme tělesnou slabost a pohl</text:span><text:span text:style-name="T322">é</text:span><text:span text:style-name="T229">d</text:span><text:span text:style-name="T322">ne</text:span><text:span text:style-name="T229">me na bledou tvář, chceme hned pochválit zjevnou ctnost, a tím </text:span><text:span text:style-name="T231">dříve</text:span><text:span text:style-name="T229"> zazní chvá</text:span><text:span text:style-name="T231">la</text:span><text:span text:style-name="T229">, čím </text:span><text:span text:style-name="T231">dříve</text:span><text:span text:style-name="T229"> se lidským očím ukáže </text:span><text:span text:style-name="T125">půst </text:span><text:span text:style-name="T150">díky bledému zjevu. </text:span></text:p>
          </table:table-cell>
        </table:table-row>
        <table:table-row table:style-name="Tabulka1.1">
          <table:table-cell table:style-name="Tabulka1.A1" office:value-type="string">
            <text:p text:style-name="P27">Lectio xij.</text:p>
            <text:p text:style-name="P247">C<text:span text:style-name="T554">ompassiónem</text:span> vero ánimi plerúmque óbsidet píetas falsa: ut hanc nonnúnquam ad condescéndendum vítiis pértrahat: cum ad culpas quisque non débeat compassiónem exercére, sed zelum: Compássio quippe hómini, et rectitúdo vítiis debétur, ut in uno eodémque hómine diligámus bonum, quod factum est, persequámur mala, quæ fecit: ne dum culpas incáute remíttimus, non jam per charitátem cómpati‚ sed per negligéntiam condescéndere videámur.</text:p>
            <text:p text:style-name="P80"/>
          </table:table-cell>
          <table:table-cell table:style-name="Tabulka1.A1" office:value-type="string">
            <text:p text:style-name="P61"/>
            <text:p text:style-name="P291"><text:span text:style-name="T662">Soucit</text:span><text:span text:style-name="T778"> duše pak často provází falešná zbožnost, kterou různé neřesti často dovedou až k pohrdání. Vůči vinám nesmí nikdo cvičit svůj soucit, nýbrž zápal. Soucit sice náleží člověku, </text:span><text:span text:style-name="T779">avšak</text:span><text:span text:style-name="T778"> neřesti </text:span><text:span text:style-name="T782">je nutné</text:span><text:span text:style-name="T778"> n</text:span><text:span text:style-name="T782">a</text:span><text:span text:style-name="T778">prav</text:span><text:span text:style-name="T782">ovat</text:span><text:span text:style-name="T778">. Abychom totiž v jednom a tomtéž člověku milovali dobro, které se stalo, musíme pronásledovat zlé skutky, které učinil. </text:span><text:span text:style-name="T793">To proto</text:span><text:span text:style-name="T778">, abychom, zatímco lehkomyslně odpouštíme viny, nebyli jati pouze láskou, ale také aby se nezdálo, že z nedbalosti někým pohrdáme. </text:span></text:p>
          </table:table-cell>
        </table:table-row>
        <table:table-row table:style-name="Tabulka1.1">
          <table:table-cell table:style-name="Tabulka1.A1" table:number-columns-spanned="2" office:value-type="string">
            <text:p text:style-name="P128"><text:span text:style-name="T2">DIE </text:span><text:span text:style-name="T11">X</text:span><text:span text:style-name="T14">X</text:span><text:span text:style-name="T9">I</text:span><text:span text:style-name="T16">X</text:span><text:span text:style-name="T2">. </text:span><text:span text:style-name="T11">SEPTEMBRIS</text:span><text:span text:style-name="T10">.</text:span></text:p>
            <text:p text:style-name="P139"><text:span text:style-name="T26">I</text:span><text:span text:style-name="T60">n</text:span><text:span text:style-name="T26"> </text:span><text:span text:style-name="T39">D</text:span><text:span text:style-name="T60">e</text:span><text:span text:style-name="T69">dica</text:span><text:span text:style-name="T60">t</text:span><text:span text:style-name="T69">i</text:span><text:span text:style-name="T60">o</text:span><text:span text:style-name="T69">ne</text:span><text:span text:style-name="T60"> </text:span></text:p>
            <text:p text:style-name="P139"><text:span text:style-name="T27">S. </text:span><text:span text:style-name="T39">M</text:span><text:span text:style-name="T68">i</text:span><text:span text:style-name="T69">chaelis </text:span><text:span text:style-name="T39">A</text:span><text:span text:style-name="T69">rchangeli</text:span><text:span text:style-name="T358">.</text:span></text:p>
            <text:p text:style-name="P13"><text:span text:style-name="T74">MM</text:span>. <text:span text:style-name="T84">maj.</text:span></text:p>
          </table:table-cell>
          <table:covered-table-cell/>
        </table:table-row>
        <table:table-row table:style-name="Tabulka1.1">
          <table:table-cell table:style-name="Tabulka1.A1" office:value-type="string">
            <text:p text:style-name="P109">In I. Nocturno</text:p>
            <text:p text:style-name="P112">Ex Daniéle Prophéta.</text:p>
            <text:p text:style-name="P38">Lectio j. <text:span text:style-name="T355">Cap. 7.</text:span></text:p>
            <text:p text:style-name="P149">A<text:span text:style-name="T554">spiciébam</text:span> donec throni pósiti sunt, et antíquus diérum sedit: vestiméntum ejus cándidum quasi nix, et capílli cápitis ejus quasi lana munda: thronus ejus flammæ ignis: rotæ ejus ignis accénsus. Flúvius ígneus, rapidúsque egrediebátur a fácie ejus. Míllia míllium ministrábant ei, et décies míllies centéna míllia assistébant ei: judicium sedit, et libri apérti sunt.</text:p>
            <text:p text:style-name="P149"/>
          </table:table-cell>
          <table:table-cell table:style-name="Tabulka1.A1" office:value-type="string">
            <text:p text:style-name="P109"><text:s/></text:p>
            <text:p text:style-name="P58"/>
            <text:p text:style-name="P58"/>
            <text:p text:style-name="P281"><text:span text:style-name="T648">Viděl</text:span><text:span text:style-name="T715"> jsem, že byly postaveny </text:span><text:span text:style-name="T741">trůny</text:span><text:span text:style-name="T715"> a že usedl </text:span><text:span text:style-name="T741">stařec velikého věku</text:span><text:span text:style-name="T715">. Jeho oblek byl bílý jako sníh, vlasy jeho hlavy jako čistá vlna, jeho stolec </text:span><text:span text:style-name="T742">byly</text:span><text:span text:style-name="T715"> plameny ohně, </text:span><text:span text:style-name="T742">a </text:span><text:span text:style-name="T715">jeho kola hořící oheň. </text:span><text:span text:style-name="T742">O</text:span><text:span text:style-name="T715">hnivá </text:span><text:span text:style-name="T742">ř</text:span><text:span text:style-name="T715">eka proudila a vycházela </text:span><text:span text:style-name="T742">z jeho</text:span><text:span text:style-name="T715"> </text:span><text:span text:style-name="T741">tváře.</text:span><text:span text:style-name="T715"> </text:span><text:span text:style-name="T741">T</text:span><text:span text:style-name="T715">isíce tisíců </text:span><text:span text:style-name="T742">mu </text:span><text:span text:style-name="T715">sloužily a desetitisíce desetitisíců před ním stály. Zasedl soud a byly otevřeny knihy. <text:s/></text:span></text:p>
          </table:table-cell>
        </table:table-row>
        <table:table-row table:style-name="Tabulka1.1">
          <table:table-cell table:style-name="Tabulka1.A1" office:value-type="string">
            <text:p text:style-name="P37">Lectio ij. <text:span text:style-name="T538">Cap. 10.</text:span></text:p>
            <text:p text:style-name="P225">D<text:span text:style-name="T554">ie</text:span> autem vigésima et quarta mensis primi eram juxta flúvium magnum, qui est Tigris. Et levávi óculos meos, et vidi: et ecce vir unus vestítus lineís, et renes ejus accíncti auro obrízo: et corpus ejus quasi chrysólythus, et fácies ejus velut spécies fúlguris, et óculi ejus ut lampas ardens: et brachia ejus, et quæ deórsum sunt usque ad pedes, quasi spécies æris candéntis, et vox sermónum ejus ut vox multitúdinis.</text:p>
            <text:p text:style-name="P99"/>
          </table:table-cell>
          <table:table-cell table:style-name="Tabulka1.A1" office:value-type="string">
            <text:p text:style-name="P65"/>
            <text:p text:style-name="P186"><text:span text:style-name="T554">Dvacátého</text:span> čtvrtého dne prvního měsíce jsem byl na břehu veliké řeky, <text:span text:style-name="T538">která se nazývá</text:span> Tigris. Pozvedl jsem své oči<text:span text:style-name="T538"> </text:span>a spatřil jsem, hle, jakýsi muž oblečený ve lněném oděvu. Na bedrech měl pás z třpytivého zlata z Úfazu. Tělo měl jako chrysolit, tvář jako blesk, oči jako hořící pochodně, paže a <text:span text:style-name="T538">vše, co měl dolů až k </text:span>nohá<text:span text:style-name="T538">m</text:span> jako lesknoucí se bronz a zvuk jeho slov byl jako hrozný hluk <text:span text:style-name="T538">velikého zástupu</text:span>. </text:p>
          </table:table-cell>
        </table:table-row>
        <table:table-row table:style-name="Tabulka1.1">
          <table:table-cell table:style-name="Tabulka1.A1" office:value-type="string">
            <text:p text:style-name="P37">Lectio iij.</text:p>
            <text:p text:style-name="P227">E<text:span text:style-name="T554">t</text:span> audívi vocem sermónum ejus: et áudiens jacébam consternátus super fáciem meam, et vultus meus hærébat terræ. Et ecce manus tétigit me, et <text:soft-page-break/>eréxit me super génua mea, et super artículos mánuum meárum. Et dixit ad me: Dániel vir desideriórum, intéllige verba, quæ ego loquor ad te, et sta in gradu tuo: nunc enim sum missus ad te.</text:p>
            <text:p text:style-name="P68"/>
          </table:table-cell>
          <table:table-cell table:style-name="Tabulka1.A1" office:value-type="string">
            <text:p text:style-name="P65"/>
            <text:p text:style-name="P187"><text:span text:style-name="T554">Slyšel</text:span> jsem zvuk jeho slov, a jak<text:span text:style-name="T808">mile</text:span> jsem uslyšel zvuk jeho slov, přišly na mě mrákoty a padl jsem na tvář, totiž tváří na zem. A hle, dotkla se mě ruka <text:soft-page-break/>a zatřásla mnou, takže jsem se pozvedl na kolena a dlaně rukou. <text:span text:style-name="T539">On </text:span>mi řekl: „Danieli, muži vzácný, pochop slova, která k tobě budu mluvit. Stůj na svém místě. <text:span text:style-name="T539">Nyní j</text:span>sem <text:span text:style-name="T539">totiž </text:span>poslán k tobě.“ </text:p>
          </table:table-cell>
        </table:table-row>
        <table:table-row table:style-name="Tabulka1.1">
          <table:table-cell table:style-name="Tabulka1.A1" office:value-type="string">
            <text:p text:style-name="P37">Lectio i<text:span text:style-name="T356">v</text:span>. </text:p>
            <text:p text:style-name="P234">C<text:span text:style-name="T554">umque</text:span> dixísset mihi sermónem istum, steti tremens. Et ait ad me: Noli metúere Dániel: quia ex die primo, quo posuísti cor tuum ad intelligéndum ut te afflígeres in conspéctu Dei tui, exaudíta sunt verba tua: et ego veni propter sermónes tuos. Princeps autem regni Persárum réstitit mihi vigínti et uno diébus: et ecce Míchaël unus de princípibus primis venit in adjutórium meum, et ego remánsi ibi juxta regem Persárum. Veni autem ut docérem te, quæ ventúra sunt pópulo tuo in novíssimis diébus, quóniam adhuc vísio in dies.</text:p>
            <text:p text:style-name="P68"/>
          </table:table-cell>
          <table:table-cell table:style-name="Tabulka1.A1" office:value-type="string">
            <text:p text:style-name="P65"/>
            <text:p text:style-name="P195"><text:span text:style-name="T554">Když</text:span> se mnou mluvil to slovo, stál jsem a chvěl jsem se. Řekl mi: „Neboj se, Danieli, neboť od prvního dne, kdy ses rozhodl porozumět a pokořit se před svým Bohem, byla tvá slova vyslyšena, a já jsem proto přišel. Avšak ochrán<text:span text:style-name="T540">ce</text:span> perského království stál proti mně po jednadvacet dní. <text:span text:style-name="T540">A hle,</text:span> M<text:span text:style-name="T808">ich</text:span>ael, jeden z předních ochránců, přišel <text:span text:style-name="T540">mi </text:span>na pomoc, <text:span text:style-name="T540">a já jsem</text:span> zůstal tam u perských králů. <text:span text:style-name="T808">P</text:span>řišel jsem <text:span text:style-name="T540">však</text:span>, abych tě poučil o tom, co potká tvůj lid v posledních dnech, neboť vidění se týká těchto dnů.“ </text:p>
          </table:table-cell>
        </table:table-row>
        <table:table-row table:style-name="Tabulka1.1">
          <table:table-cell table:style-name="Tabulka1.A1" office:value-type="string">
            <text:p text:style-name="P122">In II. Nocturno</text:p>
            <text:p text:style-name="P3">Sermo sancti Gregórii Papæ.</text:p>
            <text:p text:style-name="P27"><text:span text:style-name="T535">Ex </text:span>Homil. 34. in Evang.</text:p>
            <text:p text:style-name="P27">Lectio v.</text:p>
            <text:p text:style-name="P220"><text:span text:style-name="T333">N</text:span><text:span text:style-name="T611">ovem</text:span><text:span text:style-name="T333"> Angelórum órdines dícimus, quia vidélicet esse, testánte sacro elóquio, scimus: Angelos, Archángelos, Virtútes, Potestátes, Principátus, Dominatiónes, Thronos, Chérubim atque Séraphim. Sciéndum vero quod Angelórum vocábulum nomen est offícii, non natúræ. Nam sancti illi cœléstis pátriæ </text:span><text:span text:style-name="T338">s</text:span><text:span text:style-name="T333">píritus, semper quidem sunt </text:span><text:span text:style-name="T338">s</text:span><text:span text:style-name="T333">píritus, sed semper vocári Angeli nequáquam possunt; quia tunc solum sunt Angeli, cum per eos áliqua nuntiántur.</text:span></text:p>
            <text:p text:style-name="P221"/>
          </table:table-cell>
          <table:table-cell table:style-name="Tabulka1.A1" office:value-type="string">
            <text:p text:style-name="P126"><text:s/></text:p>
            <text:p text:style-name="P61"/>
            <text:p text:style-name="P61"/>
            <text:p text:style-name="P61"/>
            <text:p text:style-name="P301"><text:span text:style-name="T668">Máme</text:span><text:span text:style-name="T376"> za to, že </text:span><text:span text:style-name="T377">existuje</text:span><text:span text:style-name="T376"> devět Řádů Andělů, a víme, že podle svědectví svatého písma to jsou </text:span><text:span text:style-name="T380">tyto</text:span><text:span text:style-name="T376">: Andělé, Archandělé, Síly, Moc</text:span><text:span text:style-name="T377">­</text:span><text:span text:style-name="T376">nosti, Panstva, Vlády, Trůny, Cherubové a Serafové. Měli bychom však vědět, že slovo Anděl označuje pouze jejich úkol, nikoliv přirozenost. Neboť tito svatí duchové z nebeské vlasti jsou sice vždy duchové, avšak nemůžeme je vždy nazývat Anděly, neboť Andělé jsou pouze tehdy, když přinášejí nějakou zvěst. </text:span></text:p>
          </table:table-cell>
        </table:table-row>
        <table:table-row table:style-name="Tabulka1.1">
          <table:table-cell table:style-name="Tabulka1.A1" office:value-type="string">
            <text:p text:style-name="P42">Lectio vj.</text:p>
            <text:p text:style-name="P236"><text:span text:style-name="T554">h</text:span><text:span text:style-name="T641">i</text:span> autem qui mínima núntiant, Angeli; qui vero summa annúntiant, Archángeli vocántur. Hinc est enim quod ad Maríam Vírginem non quílibet Angelus <text:span text:style-name="T535">sed Gábriel </text:span>míttitur. <text:span text:style-name="T535">A</text:span>d hoc quippe ministérium, summum Angelum veníre dignum fúerat, qui summum ómnium nuntiábat. Qui idcírco étiam privátis nomínibus censéntur, ut signétur per vocábula, étiam in operatióne quid váleant. Míchaël namque, Quis ut Deus? Gábriel autem, Fortitúdo Dei; Ráphaël vero dícitur Medicína Dei.</text:p>
            <text:p text:style-name="P100"/>
          </table:table-cell>
          <table:table-cell table:style-name="Tabulka1.A1" office:value-type="string">
            <text:p text:style-name="P61"/>
            <text:p text:style-name="P201"><text:span text:style-name="T554">Totiž</text:span> ty, kteří zvěstují běžné věci, nazýváme Anděl<text:span text:style-name="T543">y</text:span>, avšak ty, kteří zvěstují věci velikého významu, nazýváme Archanděl<text:span text:style-name="T543">y</text:span>. Proto také k Panně Marii nebyl poslán ledajaký Anděl, ale <text:span text:style-name="T103">Archanděl </text:span>Gabriel. Na <text:span text:style-name="T543">ten</text:span> <text:span text:style-name="T543">pře</text:span>veliký úkol se <text:span text:style-name="T541">totiž </text:span>slušelo, aby to byl Anděl nejvyššího významu, <text:span text:style-name="T541">když</text:span> bude zvěstovat to nejdůležitější. I podle významu jejich jmen pak můžeme usuzovat, v čem spočívá síla jejich skutků. <text:span text:style-name="T85">Jméno </text:span><text:span text:style-name="T449">Michael totiž znamená „Kdo je jako Bůh,“ Gabriel zase „Síla Boží,“ Rafael pak „Lék Boží.“</text:span></text:p>
          </table:table-cell>
        </table:table-row>
        <table:table-row table:style-name="Tabulka1.1">
          <table:table-cell table:style-name="Tabulka1.A1" office:value-type="string">
            <text:p text:style-name="P42">Lectio vij.</text:p>
            <text:p text:style-name="P239">E<text:span text:style-name="T641">t</text:span> quóties miræ virtútis áliquid ágitur, Míchaël mitti perhibétur; ut ex ipso actu et nómine detur intéllegi quia nullus potest fácere, quod fácere prævalet Deus. Unde et ille antíquus hostis, qui Deo esse per supérbiam símilis concupívit, dicens: In cœ<text:soft-page-break/>lum conscéndam, super astra cœli exaltábo sólium meum, símilis ero Altíssimo: dum in fine mundi in sua virtúte relinquétur extrémo supplício periméndus, cum Michaéle Archángelo præliatúrus esse perhibétur, sicut per Joánnem dícitur: Factum est prælium cum Michaéle Archángelo.</text:p>
            <text:p text:style-name="P69"/>
          </table:table-cell>
          <table:table-cell table:style-name="Tabulka1.A1" office:value-type="string">
            <text:p text:style-name="P61"/>
            <text:p text:style-name="P164"><text:span text:style-name="T589">Kdykoliv</text:span><text:span text:style-name="T232"> se jedná o úkol, na který je potřeba </text:span><text:span text:style-name="T242">neobyčejná</text:span><text:span text:style-name="T232"> síla, </text:span><text:span text:style-name="T233">na prvním místě bývá poslán Michael. Ze samotné této skut</text:span><text:span text:style-name="T234">ečnosti</text:span><text:span text:style-name="T233"> i jeho jména je </text:span><text:span text:style-name="T234">všem </text:span><text:span text:style-name="T233">dáno na srozuměnou, že nikdo nedokáže učinit to, co </text:span><text:span text:style-name="T236">umí</text:span><text:span text:style-name="T234"> jen Bůh. Proto i onen odvěký nepřítel, </text:span><text:soft-page-break/><text:span text:style-name="T234">který ve své pýše toužil býti podobný Bohu a řekl: „Vystoupím do nebe, nad hvězdy nebeské vyzdvihnu svůj trůn a podoben budu Nejvyššímu,“ </text:span><text:span text:style-name="T243">a</text:span><text:span text:style-name="T236"> d</text:span><text:span text:style-name="T234">okud na konci světa nebude zanechán pouze své </text:span><text:span text:style-name="T235">vlastní </text:span><text:span text:style-name="T234">síle a odsouzen, aby zahynul v posledním trestu, </text:span><text:span text:style-name="T235">pokusí se</text:span><text:span text:style-name="T234"> bojovat s Archandělem Michaelem, jak praví svatý Jan: „A bude bitva s Archandělem Michaelem.“</text:span></text:p>
          </table:table-cell>
        </table:table-row>
        <table:table-row table:style-name="Tabulka1.1">
          <table:table-cell table:style-name="Tabulka1.A1" office:value-type="string">
            <text:p text:style-name="P42">Lectio viij.</text:p>
            <text:p text:style-name="P236">A<text:span text:style-name="T641">d</text:span> Maríam quoque Gábriel míttitur, qui Dei Fortitúdo nominátur. <text:span text:style-name="T535">I</text:span>llum quippe nuntiáre veniébat, qui ad debellándas aéreas potestátes húmilis apparére dignátus est. Ráphaël quoque interpretátur, ut díximus, Medicína Dei; quia vidélicet, dum Tobíæ óculos quasi per offícium curatiónis tétigit, cæcitátis ejus ténebras tersit.</text:p>
            <text:p text:style-name="P100"/>
          </table:table-cell>
          <table:table-cell table:style-name="Tabulka1.A1" office:value-type="string">
            <text:p text:style-name="P61"/>
            <text:p text:style-name="P165"><text:span text:style-name="T152">K Marii byl </text:span><text:span text:style-name="T154">však </text:span><text:span text:style-name="T152">poslán Gabriel, jehož jméno znamená „Síla Boží.“ Přišel totiž zvěstovat </text:span><text:span text:style-name="T126">příchod</text:span><text:span text:style-name="T152"> toho, který se ráčil v pokoře zjeviti, aby porazil nepozemské mocnosti. Rafaelovo jméno se překládá, jak jsme již zmínili, </text:span><text:span text:style-name="T153">jako </text:span><text:span text:style-name="T152">„Lék Boží.“ Když </text:span><text:span text:style-name="T153">se </text:span><text:span text:style-name="T152">totiž </text:span><text:span text:style-name="T153">dotk</text:span><text:span text:style-name="T167">nu</text:span><text:span text:style-name="T153">l očí Tobiášových jakoby v</text:span><text:span text:style-name="T154">e</text:span><text:span text:style-name="T153"> službě uzdravení, </text:span><text:span text:style-name="T154">rozehnal</text:span><text:span text:style-name="T153"> temnot</text:span><text:span text:style-name="T154">u</text:span><text:span text:style-name="T153"> jeho slepoty. </text:span></text:p>
          </table:table-cell>
        </table:table-row>
        <table:table-row table:style-name="Tabulka1.1">
          <table:table-cell table:style-name="Tabulka1.A1" office:value-type="string">
            <text:p text:style-name="P122">In III. Nocturno</text:p>
            <text:p text:style-name="P71"><text:span text:style-name="T327">Léctio sancti Evangélii </text:span><text:span text:style-name="T328">secúndum </text:span><text:span text:style-name="T329">Matthæum</text:span><text:span text:style-name="T327">.</text:span><text:span text:style-name="T43"> </text:span></text:p>
            <text:p text:style-name="P71"><text:span text:style-name="T43">Lectio ix. Cap. </text:span><text:span text:style-name="T44">1</text:span><text:span text:style-name="T49">8</text:span><text:span text:style-name="T43">.</text:span></text:p>
            <text:p text:style-name="P240">I<text:span text:style-name="T554">n</text:span> illo témpore: Accessérunt discípuli ad Jesum, dicéntes: Quis, putas, major est in regno cœlórum? Et réliqua.</text:p>
            <text:p text:style-name="P80"/>
            <text:p text:style-name="P83">Homilía sancti Hierónymi Presbýteri.</text:p>
            <text:p text:style-name="P73"><text:span text:style-name="T43">Lib. 3. Comm. in </text:span><text:span text:style-name="T49">C</text:span><text:span text:style-name="T43">ap. 18. Matthæi</text:span><text:span text:style-name="T49">.</text:span></text:p>
            <text:p text:style-name="P242">P<text:span text:style-name="T554">ost</text:span> invéntum statérem, post tribúta réddita, quid sibi vult Apostolórum repentína interrogátio: Quis, putas, major est in regno cœlórum? Quia vidérant pro Petro et Dómino idem tribútum rédditum, ex æqualitáte prétii arbitráti sunt Petrum ómnibus Apóstolis esse prælátum, qui in redditióne tribúti Dómino fúerat comparátus; ideo intérrogant quis major sit in regno cœlórum. </text:p>
            <text:p text:style-name="P80"/>
          </table:table-cell>
          <table:table-cell table:style-name="Tabulka1.A1" office:value-type="string">
            <text:p text:style-name="P61"/>
            <text:p text:style-name="P61"/>
            <text:p text:style-name="P61"/>
            <text:p text:style-name="P167"><text:span text:style-name="T554">Za</text:span> onoho času <text:span text:style-name="T536">přistoupili učedníci k</text:span> Ježíš<text:span text:style-name="T536">ovi a zeptali se jej: „Kdo myslíš, že je v království nebeském největší?“</text:span> A ostatní. </text:p>
            <text:p text:style-name="P61"/>
            <text:p text:style-name="P61"/>
            <text:p text:style-name="P61"/>
            <text:p text:style-name="P168"><text:span text:style-name="T588">Poté</text:span><text:span text:style-name="T237">, co </text:span><text:span text:style-name="T127">Š</text:span><text:span text:style-name="T128">imon </text:span><text:span text:style-name="T130">Petr</text:span><text:span text:style-name="T128"> </text:span><text:span text:style-name="T237">nalezl peníz </text:span><text:span text:style-name="T127">v ústech ryby </text:span><text:span text:style-name="T155">a zaplati</text:span><text:span text:style-name="T159">l</text:span><text:span text:style-name="T155"> daně, </text:span><text:span text:style-name="T156">co </text:span><text:span text:style-name="T159">vlastně </text:span><text:span text:style-name="T156">znamená tato náhlá otázka Apoštolů: „Kdo je vlastně největší v království nebeském?“ </text:span><text:span text:style-name="T159">V</text:span><text:span text:style-name="T157">iděli </text:span><text:span text:style-name="T159">totiž</text:span><text:span text:style-name="T157">, že za Petra i za Pána byla zaplacena stejně </text:span><text:span text:style-name="T159">vysoká</text:span><text:span text:style-name="T157"> daň, a protože částka byla stejná, usoudili Apoštolové, že Petr je jim všem nadřazen, neboť při placení daně byl postaven na roveň Pánu. A proto se tedy ptali, kdo je největší v království nebeském.</text:span></text:p>
          </table:table-cell>
        </table:table-row>
        <table:table-row table:style-name="Tabulka1.1">
          <table:table-cell table:style-name="Tabulka1.A1" office:value-type="string">
            <text:p text:style-name="P27">Lectio x.</text:p>
            <text:p text:style-name="P244">S<text:span text:style-name="T642">i</text:span> autem manus tua vel pes tuus scandalízat te, abscínde eum et pró<text:span text:style-name="T536">j</text:span>ice abs te. Si, inquit, ita est quis tibi conjúnctus, ut manus, pes, óculus, et est útilis atque sollícitus, et acútus ad perspiciéndum, scándalum autem tibi facit, et propter dissonántiam morum te pértrahit in gehénnam: mélius est, ut et propinquitáte ejus, et emoluméntis carnálibus cáreas, ne, dum vis lucrifácere cognátos et necessários, causam hábeas ruinárum.</text:p>
            <text:p text:style-name="P80"/>
          </table:table-cell>
          <table:table-cell table:style-name="Tabulka1.A1" office:value-type="string">
            <text:p text:style-name="P61"/>
            <text:p text:style-name="P214"><text:span text:style-name="T228">S</text:span><text:span text:style-name="T567">vádí-li</text:span><text:span text:style-name="T116"> tě tvá ruka nebo noha ke hříchu, odřízni ji a odhoď od sebe.“ </text:span><text:span text:style-name="T117">Pán</text:span><text:span text:style-name="T116"> tedy praví: pokud je tobě někdo blízký jako </text:span><text:span text:style-name="T242">tvá</text:span><text:span text:style-name="T116"> ruka, noha či oko, a je užitečný </text:span><text:span text:style-name="T242">i všímavý</text:span><text:span text:style-name="T116">, a </text:span><text:span text:style-name="T242">také </text:span><text:span text:style-name="T116">bystrý v pozorování, avšak svádí tě ke hříchu, a kvůli neshodám v </text:span><text:span text:style-name="T238">mravech tě stahuje do pekla, je lepší, když se vyhneš jeho blízkosti i tělesným výhodám, abys neměl důvod k pádu, </text:span><text:span text:style-name="T255">zatímco</text:span><text:span text:style-name="T238"> </text:span><text:span text:style-name="T242">si </text:span><text:span text:style-name="T238">budeš chtít získat známé a důležité lidi. </text:span></text:p>
          </table:table-cell>
        </table:table-row>
        <table:table-row table:style-name="Tabulka1.1">
          <table:table-cell table:style-name="Tabulka1.A1" office:value-type="string">
            <text:p text:style-name="P27">Lectio xj.</text:p>
            <text:p text:style-name="P240">D<text:span text:style-name="T554">ico</text:span> vobis, quia Angeli eórum in cœlis semper vident fáciem Patris mei. Supra díxerat, per manum et pedem et óculum, omnes propinquitátes et necessitúdines, quæ scándalum fácere póterant, <text:soft-page-break/>amputándas: austeritátem, ítaque senténtiæ subjécto præcépto témperat, dicens: Vidéte ne contemnátis unum ex pusíllis istis.</text:p>
            <text:p text:style-name="P80"/>
          </table:table-cell>
          <table:table-cell table:style-name="Tabulka1.A1" office:value-type="string">
            <text:p text:style-name="P61"/>
            <text:p text:style-name="P170"><text:span text:style-name="T584">Ří</text:span><text:span text:style-name="T587">kám</text:span><text:span text:style-name="T239"> vám, že jejich Andělé v nebi </text:span><text:span text:style-name="T241">neustále</text:span><text:span text:style-name="T239"> patří na tvář mého Otce. Již dříve </text:span><text:span text:style-name="T129">Pán </text:span><text:span text:style-name="T158">vybízel k přísnosti tím</text:span><text:span text:style-name="T239">, že stejně jako ruku či nohu či oko máme odříznout všechny své známé a osobní vazby, </text:span><text:soft-page-break/><text:span text:style-name="T239">které by nás mohly svádět ke hříchu, také však mírní výrok výše zmíněného příkazu slovy: „</text:span><text:span text:style-name="T240">Hleďte</text:span><text:span text:style-name="T239">, abyste nepohrdali ani jedním z těchto maličkých.“</text:span></text:p>
          </table:table-cell>
        </table:table-row>
        <table:table-row table:style-name="Tabulka1.1">
          <table:table-cell table:style-name="Tabulka1.A1" office:value-type="string">
            <text:p text:style-name="P27">Lectio xij.</text:p>
            <text:p text:style-name="P247">S<text:span text:style-name="T554">ic</text:span>, inquit, præcípio severitátem, ut commiscéri cleméntiam dóceam: <text:span text:style-name="T536">q</text:span>uia Angeli eórum in cœlis vident semper fáciem Patris. Magna dígnitas animárum, ut unaquæque hábeat ab ortu nativitátis in custódiam sui Angelum delegátum. Unde légimus in Apocalýpsi Joánnis: Angelo Ephesi, et reliquárum <text:span text:style-name="T537">E</text:span>cclesiárum, scribe hæc. Apóstolus quoque præcipit velári cápita, in <text:span text:style-name="T537">E</text:span>cclésiis, fœminárum propter Angelos.</text:p>
            <text:p text:style-name="P80"/>
          </table:table-cell>
          <table:table-cell table:style-name="Tabulka1.A1" office:value-type="string">
            <text:p text:style-name="P61"/>
            <text:p text:style-name="P215"><text:span text:style-name="T554">Pán</text:span> praví: tak tedy přikazuji, abyste zachovali vážnost a učím, abyste ji spojovali s laskavostí: „neboť jejich Andělé v nebesích neustále patří na tvář Otcovu.“ Duše mají tak velikou důstojnost, že každé z nich je při jejím zrození poslán Anděl, aby ji chránil. Proto čteme v Janově Zjevení: „Andělu Efesu a ostatních církevních obcí napiš toto.“ Apoštol dokonce přikazuje, aby si kvůli Andělům ženy v Kostelích zakrývaly hlavy.</text:p>
          </table:table-cell>
        </table:table-row>
        <table:table-row table:style-name="Tabulka1.1">
          <table:table-cell table:style-name="Tabulka1.A1" table:number-columns-spanned="2" office:value-type="string">
            <text:p text:style-name="P128"><text:span text:style-name="T2">DIE </text:span><text:span text:style-name="T11">X</text:span><text:span text:style-name="T14">X</text:span><text:span text:style-name="T16">X</text:span><text:span text:style-name="T2">. </text:span><text:span text:style-name="T11">SEPTEMBRIS</text:span><text:span text:style-name="T10">.</text:span></text:p>
            <text:p text:style-name="P139"><text:span text:style-name="T26">I</text:span><text:span text:style-name="T60">n</text:span><text:span text:style-name="T26"> </text:span><text:span text:style-name="T40">F</text:span><text:span text:style-name="T60">e</text:span><text:span text:style-name="T70">sto </text:span><text:span text:style-name="T27">S. </text:span><text:span text:style-name="T40">H</text:span><text:span text:style-name="T68">i</text:span><text:span text:style-name="T70">eronymi</text:span><text:span text:style-name="T358">,</text:span></text:p>
            <text:p text:style-name="P25"><text:span text:style-name="T410">Confessoris et Ecclesiæ Doctoris</text:span><text:span text:style-name="T411">.</text:span></text:p>
            <text:p text:style-name="P12"><text:span text:style-name="T74">MM</text:span>. <text:span text:style-name="T84">min.</text:span></text:p>
          </table:table-cell>
          <table:covered-table-cell/>
        </table:table-row>
        <table:table-row table:style-name="Tabulka1.1">
          <table:table-cell table:style-name="Tabulka1.A1" office:value-type="string">
            <text:p text:style-name="P109">In I. Nocturno</text:p>
            <text:p text:style-name="P112">De libro Ecclesiástici.</text:p>
            <text:p text:style-name="P38">Lectio j. <text:span text:style-name="T355">Cap. 39.</text:span></text:p>
            <text:p text:style-name="P149">S<text:span text:style-name="T554">apiéntiam</text:span> ómnium antiquórum exquíret sápiens, et in <text:span text:style-name="T544">P</text:span>rophétis vacábit. <text:s/>Narrati-ónem virórum nominatórum conservábit, et in versútias parabolárum simul introíbit. Occúlta proverbiórum exquíret, et in abscónditis parabolárum conversábitur. In médio magnatórum ministrábit, et in conspéctu præsidis apparébit.</text:p>
            <text:p text:style-name="P149"/>
          </table:table-cell>
          <table:table-cell table:style-name="Tabulka1.A1" office:value-type="string">
            <text:p text:style-name="P109"><text:s/></text:p>
            <text:p text:style-name="P58"/>
            <text:p text:style-name="P58"/>
            <text:p text:style-name="P162"><text:span text:style-name="T646">Mo</text:span><text:span text:style-name="T554">ud</text:span><text:span text:style-name="T646">rý</text:span><text:span text:style-name="T548"> muž </text:span>hledá moudrost všech starých <text:span text:style-name="T548">mudrců </text:span>a proroctvími se obírá. Vypravová-ní slovutných mužů si pamatuje, a v důvtip přísloví <text:span text:style-name="T548">přitom </text:span>proniká. Tajnosti podobenství zkoumá, a záhadami přísloví se zabývá. Mezi velmoži koná službu, a před <text:span text:style-name="T548">tváří </text:span>vladařov<text:span text:style-name="T548">ou</text:span> se ukazuje. </text:p>
          </table:table-cell>
        </table:table-row>
        <table:table-row table:style-name="Tabulka1.1">
          <table:table-cell table:style-name="Tabulka1.A1" office:value-type="string">
            <text:p text:style-name="P37">Lectio ij.</text:p>
            <text:p text:style-name="P225">I<text:span text:style-name="T643">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99"/>
          </table:table-cell>
          <table:table-cell table:style-name="Tabulka1.A1" office:value-type="string">
            <text:p text:style-name="P65"/>
            <text:p text:style-name="P188"><text:span text:style-name="T554">Do</text:span> zemí cizích národů chodí, neboť zkouší dobro i zlo mezi lidmi. Srdce své <text:span text:style-name="T548">z</text:span>a úsvit<text:span text:style-name="T548">u věnuje</text:span> s oddaností Pán<text:span text:style-name="T548">u</text:span>, který ho učinil, před <text:span text:style-name="T548">tváří </text:span>Nejvyšší<text:span text:style-name="T548">ho</text:span> se modlí. Otvírá svá ústa <text:span text:style-name="T548">v</text:span> modlitbě, a za své hříchy vyprošuje si odpuštění. </text:p>
          </table:table-cell>
        </table:table-row>
        <table:table-row table:style-name="Tabulka1.1">
          <table:table-cell table:style-name="Tabulka1.A1" office:value-type="string">
            <text:p text:style-name="P37">Lectio iij.</text:p>
            <text:p text:style-name="P227">S<text:span text:style-name="T643">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68"/>
          </table:table-cell>
          <table:table-cell table:style-name="Tabulka1.A1" office:value-type="string">
            <text:p text:style-name="P65"/>
            <text:p text:style-name="P189">C<text:span text:style-name="T554">hce-li</text:span> <text:span text:style-name="T549">totiž </text:span>veliký Hospodin, naplňuje ho duchem rozumnosti. On pak <text:span text:style-name="T549">jako déšť</text:span> chrlí řeči své moudrosti, a na modlitbě chválí Pána. <text:span text:style-name="T549">On pak směřuje </text:span>jeho snahy i myšlenky, o záhadách <text:span text:style-name="T549">Páně</text:span> pak uvaž<text:span text:style-name="T549">uje</text:span>. </text:p>
          </table:table-cell>
        </table:table-row>
        <table:table-row table:style-name="Tabulka1.1">
          <table:table-cell table:style-name="Tabulka1.A1" office:value-type="string">
            <text:p text:style-name="P37">Lectio i<text:span text:style-name="T356">v</text:span>. </text:p>
            <text:p text:style-name="P235">I<text:span text:style-name="T554">pse</text:span> palam fáciet disciplínam doctrínæ suæ, et in lege testaménti Dómini gloriábitur. Collaudá-bunt multi sapiéntiam ejus, et usque in sæculum <text:soft-page-break/>non delébitur. Non recedet memória ejus, et nomen ejus requirétur a generatióne in generatiónem. Sapiéntiam ejus enarrábunt <text:span text:style-name="T544">G</text:span>entes, et laudem ejus enuntiábit <text:span text:style-name="T544">e</text:span>cclésia.</text:p>
            <text:p text:style-name="P68"/>
          </table:table-cell>
          <table:table-cell table:style-name="Tabulka1.A1" office:value-type="string">
            <text:p text:style-name="P65"/>
            <text:p text:style-name="P275"><text:span text:style-name="T650">On</text:span><text:span text:style-name="T718"> oznamuje kázeň své nauky, zákonem pak smlouvy Páně se honosí. </text:span><text:span text:style-name="T743">M</text:span><text:span text:style-name="T718">nozí </text:span><text:span text:style-name="T743">v</text:span><text:span text:style-name="T718">ychvalují jeho moudrost, ani na věky nebude vyhlazena. Nezahyne </text:span><text:soft-page-break/><text:span text:style-name="T718">nikdy jeho památka, jeho jméno bude žít </text:span><text:span text:style-name="T744">až k</text:span><text:span text:style-name="T718"> posledním </text:span><text:span text:style-name="T744">po</text:span><text:span text:style-name="T718">kolením. Moudrost jeho hlásat budou pohané, a chválu jeho zvěstovat bude obec. </text:span></text:p>
            <text:p text:style-name="P64">(<text:span text:style-name="T85">Hejčl, upraveno</text:span><text:span text:style-name="T449">)</text:span></text:p>
          </table:table-cell>
        </table:table-row>
        <table:table-row table:style-name="Tabulka1.1">
          <table:table-cell table:style-name="Tabulka1.A1" office:value-type="string">
            <text:p text:style-name="P122">In II. Nocturno</text:p>
            <text:p text:style-name="P27">Lectio v.</text:p>
            <text:p text:style-name="P238">H<text:span text:style-name="T554">ierónymus</text:span>, Eusébii fílius, Stridóne in Dalmátia, Constántio imperatóre natus, Romæ adoléscens est baptizátus, et in liberálibus disciplínis erudítus. Tum discéndi stúdio Gálliam peragrávit: ubi pios áliquot et in divínis lítteris erudítos viros cóluit, multósque sacros libros sua manu descrípsit. Mox se in Græciam cónferens, philosophía et eloquéntia instrúctus, summórum theologórum consuetúdine flóruit.</text:p>
            <text:p text:style-name="P221"/>
          </table:table-cell>
          <table:table-cell table:style-name="Tabulka1.A1" office:value-type="string">
            <text:p text:style-name="P61"/>
            <text:p text:style-name="P61"/>
            <text:p text:style-name="P282"><text:span text:style-name="T645">Jeroným</text:span><text:span text:style-name="T549">, syn Eusebiův, se narodil ve </text:span><text:span text:style-name="T104">městě</text:span><text:span text:style-name="T549"> Stridonu v Dalmácii za císaře Konstancia. Jako mladík byl v Římě pokřtěn a vzdělán ve svobodných uměních. Pak v touze pokračovat ve svém vzdělání odešel do Galie, kde se setkával s několika zbožnými muži vzdělanými v posvátných písmech a svou vlastní rukou </text:span><text:span text:style-name="T825">o</text:span><text:span text:style-name="T549">psal mnoho svatých knih. Pak se vydal do Řecka, kde obdržel vzdělání ve filosofii a rhétorice a vzkvétal ve zvyklostech nejlepších theologů. </text:span></text:p>
          </table:table-cell>
        </table:table-row>
        <table:table-row table:style-name="Tabulka1.1">
          <table:table-cell table:style-name="Tabulka1.A1" office:value-type="string">
            <text:p text:style-name="P42">Lectio vj.</text:p>
            <text:p text:style-name="P236">T<text:span text:style-name="T554">um</text:span> religiónis causa visit Christi Dómini incunábula, totámque lustrávit Palæstínam: quam peregrinatiónem, adhíbitis Hebræórum eruditíssimis, ad sacræ Scripturæ intelligéntiam sibi multum profuísse testátur. Deínde secéssit in vastam Syriæ solitúdinem: ubi quadriénnium in lectióne divinórum librórum cœlestísque beatitúdinis contemplatióne consúmpsit, assídua se abstinéntia, vi lacrimárum, et corporis afflictatióne discrúcians. </text:p>
            <text:p text:style-name="P100"/>
          </table:table-cell>
          <table:table-cell table:style-name="Tabulka1.A1" office:value-type="string">
            <text:p text:style-name="P61"/>
            <text:p text:style-name="P202"><text:span text:style-name="T554">Pak</text:span> ze zbožnosti navštívil místo narození Krista Pána, prošel celou Palestinu, a o tomto putování, při kterém potkal nejvzdělanější z Židů, tvrdí, že mu velmi pomohlo v pochopení svatých Písem. Pak odešel do ústraní rozsáhlé pustiny v Sýrii, kde strávil čtyři roky četbou posvátných knih a kontemplací nebeské blaženosti, a trýznil se usilovným odříkáním, silou slz a častým trápením svého těla.</text:p>
          </table:table-cell>
        </table:table-row>
        <table:table-row table:style-name="Tabulka1.1">
          <table:table-cell table:style-name="Tabulka1.A1" office:value-type="string">
            <text:p text:style-name="P42">Lectio vij.</text:p>
            <text:p text:style-name="P239">P<text:span text:style-name="T554">résbyter</text:span> a Paulíno <text:span text:style-name="T545">E</text:span>píscopo Antiochíæ factus, Romam de controvérsiis quorúmdam <text:span text:style-name="T545">E</text:span>piscopórum cum Paulíno et Epiphánio ad Dámasum Pontíficem proféctus, ejus <text:span text:style-name="T545">E</text:span>cclesiásticis epístolis scribéndis adjútor fuit. Verum, cum prístinæ solitúdinis desidério tenerétur, in Palæstínam revérsus, Béthlehem ad Christi Dómini <text:span text:style-name="T545">P</text:span>ræsépe, in <text:span text:style-name="T545">M</text:span>onastério quod a Paula Romána exstrúctum erat, cœléstem quamdam vitæ ratiónem instítuit: et quamquam várie morbis doloribúsque tentarétur, tamen córporis incómmoda piis labóribus et perpétua lectióne ac scriptióne superábat.</text:p>
            <text:p text:style-name="P69"/>
          </table:table-cell>
          <table:table-cell table:style-name="Tabulka1.A1" office:value-type="string">
            <text:p text:style-name="P61"/>
            <text:p text:style-name="P164"><text:span text:style-name="T244">V Antiochii jej Biskup Paulinus vysvětil na Kněze, poté se kvůli neshodám některých Biskupů s Paulinem a Epifaniem</text:span><text:span text:style-name="T232"> </text:span><text:span text:style-name="T244">vydal do Říma za Papežem Damasem a pomáhal mu psát jeho Církevní dopisy. Když však byl jat touhou po </text:span><text:span text:style-name="T245">někdejší</text:span><text:span text:style-name="T244"> samotě, navrátil se do Palestiny a v Betlémě u Jeslí Krista Pána v Klášteře, který nechala vystavět Římanka Paula, položil základy téměř nebeského způsobu života. Přestože byl všemožně </text:span><text:span text:style-name="T246">z</text:span><text:span text:style-name="T244">koušen nemocemi a bolestmi, tyto tělesné nesnáze vždy zbožnou prací a neustálou četbou </text:span><text:span text:style-name="T246">i</text:span><text:span text:style-name="T244"> psaním překonal.</text:span></text:p>
          </table:table-cell>
        </table:table-row>
        <table:table-row table:style-name="Tabulka1.1">
          <table:table-cell table:style-name="Tabulka1.A1" office:value-type="string">
            <text:p text:style-name="P42">Lectio viij.</text:p>
            <text:p text:style-name="P236">T<text:span text:style-name="T554">amquam</text:span> ad oráculum, ex ómnibus orbis terræ pártibus, ad ipsum divínæ Scriptúræ quæstiónes explicándæ referebántur. Illum Dámasus Póntifex, illum sanctus Augustínus de locis Scriptúræ difficíllimis sæpe consúluit, propter ejus singulárem doctrínam. Qui ad summam senectútem pervéniens, sanctitáte et doctrína illústris, Honório imperatóre, migrávit in cœlum. </text:p>
            <text:p text:style-name="P100"><text:soft-page-break/></text:p>
          </table:table-cell>
          <table:table-cell table:style-name="Tabulka1.A1" office:value-type="string">
            <text:p text:style-name="P61"/>
            <text:p text:style-name="P165"><text:span text:style-name="T572">Lidé</text:span><text:span text:style-name="T161"> </text:span><text:span text:style-name="T160">ze všech částí světa se </text:span><text:span text:style-name="T161">na</text:span><text:span text:style-name="T160"> ně</text:span><text:span text:style-name="T161">j</text:span><text:span text:style-name="T160"> obraceli </text:span><text:span text:style-name="T161">j</text:span><text:span text:style-name="T160">ako na proroka a kladli mu otázky, ve kterých hledali vysvětlení svatého Písma. Papež Damasus i svatý Augustin často </text:span><text:span text:style-name="T161">vy</text:span><text:span text:style-name="T160">hledá</text:span><text:span text:style-name="T170">v</text:span><text:span text:style-name="T160">ali jeho radu, když potřebovali vysvětlit obtížná místa v Písmu, neboť </text:span><text:span text:style-name="T161">měl zcela jedinečné vzdělání</text:span><text:span text:style-name="T160">. Dožil se vysokého věku, proslavil se svatostí života i učeností, a za </text:span><text:span text:style-name="T161">vlády </text:span><text:span text:style-name="T160">císaře Honoria odešel do nebe. </text:span></text:p>
          </table:table-cell>
        </table:table-row>
        <table:table-row table:style-name="Tabulka1.1">
          <table:table-cell table:style-name="Tabulka1.A1" office:value-type="string">
            <text:p text:style-name="P122">In III. Nocturno</text:p>
            <text:p text:style-name="P71"><text:span text:style-name="T327">Léctio sancti Evangélii </text:span><text:span text:style-name="T328">secúndum </text:span><text:span text:style-name="T329">Matthæum</text:span><text:span text:style-name="T327">.</text:span><text:span text:style-name="T43"> </text:span></text:p>
            <text:p text:style-name="P71"><text:span text:style-name="T43">Lectio ix. Cap. </text:span><text:span text:style-name="T50">5</text:span><text:span text:style-name="T43">.</text:span></text:p>
            <text:p text:style-name="P240">I<text:span text:style-name="T554">n</text:span> illo témpore: Dixit Jesus discípulis suis: Vos estis sal terræ. Quod si sal evanúerit, in quo saliétur? Et réliqua.</text:p>
            <text:p text:style-name="P80"/>
            <text:p text:style-name="P83">Homilía sancti Hierónymi Presbýteri.</text:p>
            <text:p text:style-name="P73"><text:span text:style-name="T43">Lib. </text:span><text:span text:style-name="T50">1</text:span><text:span text:style-name="T43">. Comm</text:span><text:span text:style-name="T50">entar</text:span><text:span text:style-name="T43">. in </text:span><text:span text:style-name="T49">C</text:span><text:span text:style-name="T43">ap. </text:span><text:span text:style-name="T50">5</text:span><text:span text:style-name="T43">. Matthæi</text:span><text:span text:style-name="T49">.</text:span></text:p>
            <text:p text:style-name="P242">S<text:span text:style-name="T554">al</text:span> appellántur Apóstoli et Doctóres: quia per illos univérsum hóminum condítur genus. Quod si sal evanúerit, in quo saliétur? Si doctor erráverit, a quo álio doctóre emendábitur? Ad níhilum valet ultra, nisi ut mittátur foras, et conculcétur ab homínibus. Exémplum de agricultúra sumptum est. Sal étenim, sicut in cibórum condiméntum et ad siccándas carnes necessárium est, ita álium usum non habet. </text:p>
            <text:p text:style-name="P80"/>
          </table:table-cell>
          <table:table-cell table:style-name="Tabulka1.A1" office:value-type="string">
            <text:p text:style-name="P61"/>
            <text:p text:style-name="P61"/>
            <text:p text:style-name="P61"/>
            <text:p text:style-name="P167"><text:span text:style-name="T554">Za</text:span> onoho času ř<text:span text:style-name="T546">ekl</text:span> Ježíš <text:span text:style-name="T546">svým učedníkům: „Vy jste sůl země. Pokud ztratí svou chuť, čím pak bude osolena?“</text:span> A ostatní. </text:p>
            <text:p text:style-name="P61"/>
            <text:p text:style-name="P61"/>
            <text:p text:style-name="P61"/>
            <text:p text:style-name="P169"><text:span text:style-name="T591">Solí</text:span><text:span text:style-name="T247"> jsou nazýváni Apoštolové a Učitelé, neboť právě skrze ně je </text:span><text:span text:style-name="T250">u</text:span><text:span text:style-name="T247">chován celý lidský rod. Co když sůl ztratí chuť, čím </text:span><text:span text:style-name="T256">pak</text:span><text:span text:style-name="T247"> bude </text:span><text:span text:style-name="T256">o</text:span><text:span text:style-name="T247">sol</text:span><text:span text:style-name="T256">ena</text:span><text:span text:style-name="T247">? Pokud učitel udělá chybu, najde se jiný učitel, který ji opraví? Nehodí se k ničemu jinému, pouze aby byla vyhozena ven a lidé po ní šlapali. Je zde použit příklad ze zemědělství. Totiž sůl, ačkoliv je nezbytná k ochuc</text:span><text:span text:style-name="T250">ová</text:span><text:span text:style-name="T247">ní pokrmů a sušení masa, žádné jiné použití nemá. </text:span></text:p>
          </table:table-cell>
        </table:table-row>
        <table:table-row table:style-name="Tabulka1.1">
          <table:table-cell table:style-name="Tabulka1.A1" office:value-type="string">
            <text:p text:style-name="P27">Lectio x.</text:p>
            <text:p text:style-name="P244">C<text:span text:style-name="T554">erte</text:span> légimus in Scriptúris urbes quasdam, ira victórum, sale seminátas, ut nullum in ipsis germen orirétur. Cáveant ergo <text:span text:style-name="T546">D</text:span>octóres et <text:span text:style-name="T546">E</text:span>píscopi, et vídeant Poténtes poténter torménta sustinére, nihílque esse remédii, sed majórum ruínam ad tártarum dúcere.</text:p>
            <text:p text:style-name="P80"/>
          </table:table-cell>
          <table:table-cell table:style-name="Tabulka1.A1" office:value-type="string">
            <text:p text:style-name="P61"/>
            <text:p text:style-name="P216"><text:span text:style-name="T567">Zajisté</text:span><text:span text:style-name="T116"> jsme </text:span><text:span text:style-name="T250">však </text:span><text:span text:style-name="T116">v Písmu četli o některých městech, která v</text:span><text:span text:style-name="T250">e</text:span><text:span text:style-name="T116"> zlosti svých přemožitelů byla zasypána solí, aby v nich nevyklíčilo </text:span><text:span text:style-name="T250">u</text:span><text:span text:style-name="T116">ž vůbec nic. Mějte se tedy na pozoru, Učitelé a Biskupové, a vizte, ž</text:span><text:span text:style-name="T248">e </text:span><text:span text:style-name="T116">Mocní mocně </text:span><text:span text:style-name="T248">zakoušeti budou </text:span><text:span text:style-name="T116">útrapy, prot</text:span><text:span text:style-name="T250">i</text:span><text:span text:style-name="T116"> nimž není léku, </text:span><text:span text:style-name="T248">a</text:span><text:span text:style-name="T116"> pád </text:span><text:span text:style-name="T248">představených vede do pekla.</text:span></text:p>
          </table:table-cell>
        </table:table-row>
        <table:table-row table:style-name="Tabulka1.1">
          <table:table-cell table:style-name="Tabulka1.A1" office:value-type="string">
            <text:p text:style-name="P27">Lectio xj.</text:p>
            <text:p text:style-name="P240">V<text:span text:style-name="T554">os</text:span> estis lux mundi. Non potest cívitas abscóndi supra montem pósita: neque accéndunt lucérnam, et ponunt eam sub módio, sed super candelábrum, ut lúceat ómnibus qui in domo sunt. Docet fidúciam prædicándi, ne Apóstoli abscondántur ob metum, et sint símiles lucérnæ sub módio; sed tota libertáte se prodant, ut, quod audiérunt in cubículis, prædicent in tectis.</text:p>
            <text:p text:style-name="P80"/>
          </table:table-cell>
          <table:table-cell table:style-name="Tabulka1.A1" office:value-type="string">
            <text:p text:style-name="P61"/>
            <text:p text:style-name="P170"><text:span text:style-name="T590">Vy</text:span><text:span text:style-name="T249"> jste světlo světa. Není možné skrýt město, které je postaveno na hoře. Ani nezapalujeme lampu, abychom ji skryli pod vědro, ale dáme ji na svícen, aby svítila všem, kteří jsou v domě. </text:span><text:span text:style-name="T131">Pán </text:span><text:span text:style-name="T162">nás učí věrnosti ve zvěstování </text:span><text:span text:style-name="T131">Evangelia</text:span><text:span text:style-name="T162">, aby se Apoštolové ze strach</text:span><text:span text:style-name="T164">u</text:span><text:span text:style-name="T162"> neschovávali </text:span><text:span text:style-name="T164">jako </text:span><text:span text:style-name="T162">lamp</text:span><text:span text:style-name="T164">a</text:span><text:span text:style-name="T162"> pod vědrem, ale </text:span><text:span text:style-name="T165">beze všech obav</text:span><text:span text:style-name="T163"> se uká</text:span><text:span text:style-name="T164">zali všem</text:span><text:span text:style-name="T163">, aby to, co slyšeli v komůr</text:span><text:span text:style-name="T165">kách</text:span><text:span text:style-name="T163">, </text:span><text:span text:style-name="T165">rozhlašovali</text:span><text:span text:style-name="T163"> ze střech.</text:span></text:p>
          </table:table-cell>
        </table:table-row>
        <table:table-row table:style-name="Tabulka1.1">
          <table:table-cell table:style-name="Tabulka1.A1" office:value-type="string">
            <text:p text:style-name="P27">Lectio xij.</text:p>
            <text:p text:style-name="P247">N<text:span text:style-name="T554">olíte</text:span> putáre quóniam veni sólvere legem, aut <text:span text:style-name="T547">P</text:span>rophétas: non veni sólvere, sed adimplére. Sive quod de se per álios prophetáta compléverit, sive quod ea, quæ ante propter infirmitátem audiéntium rúdia et imperfécta fúerant, sua prædicatióne compléverit, iram tollens et vicem talliónis exclú<text:span text:style-name="T547">d</text:span>ens, et occúltam in mente concupiscéntiam damnans.</text:p>
            <text:p text:style-name="P80"/>
          </table:table-cell>
          <table:table-cell table:style-name="Tabulka1.A1" office:value-type="string">
            <text:p text:style-name="P61"/>
            <text:p text:style-name="P212"><text:span text:style-name="T644">Nemyslete</text:span><text:span text:style-name="T542"> si, že jsem přišel zrušit Zákon nebo Proroky: nepřišel jsem </text:span><text:span text:style-name="T105">je </text:span><text:span text:style-name="T542">zrušit, nýbrž naplnit. Ať již </text:span><text:span text:style-name="T105">Pán </text:span><text:span text:style-name="T542">naplnil to, co o něm jiní prorokovali, nebo svými promluvami doplnil to, co pro slabost posluchačů bylo dříve neúplné či nedokonalé, </text:span><text:span text:style-name="T105">v každém případě </text:span><text:span text:style-name="T542">zapudil hněv, zrušil neřest pomsty oko za oko a zub za zub, a zavrhl žádostivost skrytou v srdci.</text:span></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pitch="variable"/>
    <style:font-face style:name="Bookman BT S.O.Cist.1"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family-generic="roman" style:font-pitch="variable"/>
    <style:font-face style:name="Linux Libertine S.O.Cist.:liga=0" svg:font-family="'Linux Libertine S.O.Cist.:liga=0'" style:font-family-generic="modern" style:font-pitch="variable"/>
    <style:font-face style:name="Tahoma" svg:font-family="Tahoma" style:font-family-generic="system" style:font-pitch="variable"/>
    <style:font-face style:name="Uncialis Gothica CZ" svg:font-family="'Uncialis Gothica CZ'" style:font-adornments="Běžné"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8-31T14:27:28.502428024</meta:creation-date>
    <dc:date>2023-05-29T15:17:40.978000000</dc:date>
    <meta:editing-duration>P6DT17H33M14S</meta:editing-duration>
    <meta:editing-cycles>214</meta:editing-cycles>
    <meta:generator>LibreOffice/7.5.2.2$Windows_x86 LibreOffice_project/53bb9681a964705cf672590721dbc85eb4d0c3a2</meta:generator>
    <meta:document-statistic meta:table-count="1" meta:image-count="2" meta:object-count="0" meta:page-count="38" meta:paragraph-count="682" meta:word-count="21119" meta:character-count="136315" meta:non-whitespace-character-count="115698"/>
  </office:meta>
</office:document-meta>
</file>